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46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y_complet" table:style-name="ta1">
        <table:table-column table:style-name="co1" table:default-cell-style-name="Default"/>
        <table:table-row table:style-name="ro1">
          <table:table-cell office:value-type="string" calcext:value-type="string">
            <text:p>1 2 1 5 4 2 0 2 4 2 3 2 5 5 2 2 3 0 3 5 3 0 2 3 3 3 1 0 2 3 4 3 5 2 5 4 0 3 4 3 1 4 3 3 2 0 4 2 5 2 3 4 2 3 1 1 1 0 2 3 1 3 4 3 3 3 3 3 4 2 0 2 4 0 4 5 3 4 0 4 4 2 4 1 1 3 1 2 1 4 1 1 5 4 2 4 3 5 2 2 1 3 0 3 4 5 4 3 1 3 0 5 4 3 3 3 0 2 4 5 1 1 4 2 1 1 3 5 4 4 4 4 2 3 2 4 2 2 3 0 5 0 4 3 5 4 0 2 4 1 3 0 2 4 4 3 0 0 3 4 3 1 1 0 3 4 3 5 1 2 4 5 3 1 4 1 4 1 5 5 4 5 2 4 5 4 1 2 0 5 3 5 4 2 3 2 3 1 1 2 5 3 2 2 4 2 3 4 4 0 4 1 0 4 4 3 3 0 4 3 2 1 4 1 2 3 0 1 0 4 3 1 2 4 3 2 2 2 5 0 5 4 0 5 1 4 5 4 0 1 5 3 1 3 1 1 0 1 3 3 3 4 5 2 2 0 3 0 3 5 0 4 2 3 0 1 1 3 3 1 4 3 2 4 1 5 3 5 3 1 1 0 2 2 0 2 1 5 2 3 4 3 2 5 2 2 5 4 3 2 3 1 3 2 3 0 4 4 1 5 4 0 2 4 3 5 5 3 4 4 0 0 2 0 4 1 1 1 4 3 4 3 2 3 3 2 3 0 3 2 3 1 5 4 2 3 1 0 0 3 2 3 2 2 3 2 1 2 3 4 3 2 3 0 2 4 2 1 1 1 3 3 1 2 2 1 2 2 0 0 3 1 5 3 3 2 3 2 3 1 4 3 3 1 4 3 3 3 5 2 4 1 3 3 3 3 3 1 2 0 0 1 5 1 3 1 1 2 3 2 1 4 2 2 3 3 1 5 1 1 5 5 4 3 3 1 2 5 1 2 5 4 4 4 1 5 2 1 3 2 5 3 5 3 2 2 4 1 0 5 1 3 2 3 2 3 5 4 1 2 2 3 1 2 4 4 4 5 4 0 5 4 5 5 1 3 0 0 0 1 2 4 2 1 4 1 4 1 4 2 3 1 3 1 0 1 3 4 1 1 4 1 0 5 1 5 0 3 4 1 0 1 0 0 3 5 5 3 4 4 4 2 5 2 2 1 2 1 1 0 0 0 1 0 2 4 1 1 5 1 1 3 3 4 2 5 0 3 2 2 1 0 2 2 0 3 2 0 0 5 5 3 1 0 2 1 1 3 3 1 5 3 2 2 0 2 5 1 0 5 1 0 4 3 4 2 1 4 5 4 2 2 4 3 3 1 3 0 3 2 3 4 0 3 5 2 3 3 1 4 5 2 3 1 0 0 2 1 2 3 4 4 2 0 4 1 1 2 1 0 4 1 0 2 4 4 1 0 1 4 2 2 3 3 5 3 4 5 5 5 5 5 0 4 4 5 1 0 2 3 2 3 5 2 5 4 4 1 1 3 1 1 5 5 2 4 5 3 0 2 1 3 0 4 1 2 4 4 3 1 4 4 4 5 2 3 2 3 3 4 1 3 1 5 2 1 5 5 0 4 5 3 3 5 2 1 4 4 3 4 4 2 1 1 4 1 2 2 1 4 2 2 0 0 4 5 0 1 5 3 3 2 2 2 3 2 3 1 5 2 1 0 3 2 0 0 4 4 4 1 3 5 3 2 1 2 2 0 4 4 5 1 3 3 2 1 2 3 0 4 1 1 3 2 1 2 3 2 4 3 0 2 2 3 3 0 2 4 3 3 4 3 3 4 5 0 2 4 2 3 1 0 1 5 3 0 4 1 1 5 2 1 5 2 4 1 0 5 2 0 2 1 3 5 4 5 4 0 1 1 4 1 2 2 1 4 4 3 2 4 2 1 0 2 4 3 3 1 3 2 4 4 4 4 3 4 1 4 0 5 0 5 4 1 2 2 1 1 2 2 2 3 2 5 1 3 0 0 3 4 1 3 3 4 3 1 4 1 2 1 4 2 0 2 3 4 4 1 4 2 1 2 1 4 3 5 1 0 2 5 0 4 0 1 0 4 1 1 3 2 1 4 0 0 1 1 2 3 4 2 4 4 3 0 2 3 3 4 2 2 1 5 1 1 4 1 4 0 4 5 1 1 1 4 0 0 1 0 4 3 3 0 4 4 3 0 1 1 4 4</text:p>
          </table:table-cell>
        </table:table-row>
        <table:table-row table:style-name="ro1">
          <table:table-cell office:value-type="string" calcext:value-type="string">
            <text:p>3 2 2 3 0 2 4 4 4 1 2 1 1 5 3 0 5 4 0 1 1 0 4 3 4 3 4 1 3 2 1 2 2 0 1 0 3 2 0 5 5 4 2 2 2 2 3 5 4 1 2 1 1 5 1 1 1 5 2 3 1 4 1 2 2 4 1 1 3 4 4 2 3 0 0 4 0 3 4 4 1 3 2 0 3 0 4 1 3 2 4 3 0 1 2 4 2 2 5 3 4 4 1 0 2 0 0 3 4 2 4 1 2 2 3 4 5 3 1 3 4 0 3 2 2 1 2 4 4 1 3 2 0 2 1 3 3 4 5 0 4 3 4 0 2 2 4 2 1 5 5 4 1 2 0 2 3 0 4 4 4 4 1 4 0 4 1 0 4 5 4 3 4 1 2 1 1 0 4 3 0 0 4 2 3 3 3 2 1 4 3 3 3 2 4 4 5 3 4 1 0 4 0 2 0 0 1 3 3 4 2 3 0 1 4 0 2 4 3 3 2 5 3 3 2 3 4 3 4 5 2 4 2 1 3 1 3 5 3 1 4 0 2 4 5 0 5 1 4 2 5 3 4 2 4 2 4 1 4 1 3 4 2 5 2 3 5 0 4 2 4 2 5 1 3 0 3 4 3 2 3 1 0 0 5 2 2 1 2 2 1 2 2 5 4 0 2 4 1 1 0 1 1 0 3 1 1 3 2 3 5 1 0 3 2 2 1 5 0 4 1 2 4 0 2 2 3 2 5 3 3 3 5 4 3 0 0 3 2 1 4 0 4 5 5 4 3 2 2 1 1 3 4 3 4 2 5 3 2 5 2 4 2 4 0 1 5 3 1 4 1 1 5 2 3 1 0 2 1 1 2 3 1 5 4 5 4 1 1 5 1 2 2 2 3 5 3 3 3 5 3 0 4 1 0 2 1 1 0 5 1 2 3 2 3 2 4 2 3 2 2 2 1 3 1 3 5 3 1 5 1 1 2 5 1 2 5 3 4 3 2 1 4 2 5 5 4 5 2 3 4 4 2 0 5 4 2 1 3 4 1 2 0 2 4 2 3 3 1 1 2 5 1 4 2 3 3 3 3 4 4 1 4 0 3 3 2 4 2 2 2 2 1 1 3 1 3 5 1 0 2 4 2 3 4 2 1 4 0 4 3 0 0 1 1 2 4 2 1 1 0 4 5 4 2 1 5 2 5 0 2 2 0 2 4 3 3 2 2 1 1 2 4 1 2 3 0 2 2 3 4 5 1 3 2 1 2 2 4 5 4 5 2 1 5 3 4 4 2 3 4 0 1 4 5 4 5 3 5 1 3 1 3 2 2 3 2 4 3 0 4 3 3 1 2 3 2 2 5 1 3 1 1 3 5 2 1 4 3 3 5 2 5 1 1 5 2 1 5 3 4 2 2 2 5 3 2 2 4 2 4 1 3 2 3 4 1 4 1 2 3 2 4 1 0 1 5 3 5 3 4 4 4 1 1 4 5 4 5 3 4 5 3 5 3 5 3 1 1 4 3 2 4 3 5 4 2 1 4 1 0 0 2 1 3 3 2 2 1 4 5 1 3 2 4 4 4 2 5 5 4 1 5 4 0 4 4 2 4 3 3 4 3 3 3 3 1 1 3 0 2 3 2 2 5 5 5 2 5 2 5 4 2 0 4 4 4 4 4 3 5 1 3 2 4 5 4 4 1 4 5 2 2 2 0 1 1 1 3 1 2 1 4 3 1 3 4 1 3 2 0 2 5 3 2 4 1 1 2 0 0 4 5 3 3 3 0 5 2 1 3 1 3 5 4 2 3 1 1 2 3 1 1 5 4 1 4 3 3 4 2 2 2 4 3 5 4 3 2 2 3 1 0 3 2 3 1 0 1 3 4 5 3 5 2 1 4 5 1 4 4 1 4 2 0 0 2 5 1 4 3 2 5 4 2 2 3 4 1 4 5 4 4 5 4 1 1 4 1 1 1 5 5 4 0 0 1 5 3 0 3 4 4 3 4 2 4 1 4 5 4 4 4 3 3 0 1 5 5 5 3 5 4 4 1 4 1 3 1 3 5 4 3 1 2 3 3 1 2 4 5 0 2 2 3 5 2 4 1 4 5 4 3 5 3 1 3 1 0 0 4 3 0 1 4 4 2 2 5 0 1 5 1 1 3 3 5 4 1 1 4 3 1 3 1 5 1 4 1 1 2 5 4 5 4 4 2 0 2 4 2 3 3 1 1 0 4 1 2 3 1 4 3 1 2 3 0 2 4 1</text:p>
          </table:table-cell>
        </table:table-row>
        <table:table-row table:style-name="ro1">
          <table:table-cell office:value-type="string" calcext:value-type="string">
            <text:p>0 4 2 1 4 0 2 1 4 3 3 2 4 1 3 1 2 0 4 1 4 4 4 0 3 3 4 4 1 5 3 1 2 1 4 4 1 0 3 2 3 4 3 4 2 1 1 5 2 2 2 4 4 0 3 0 4 4 2 4 1 0 1 1 2 1 0 2 1 3 2 1 1 5 0 5 4 2 0 3 4 1 0 2 1 3 2 3 3 1 0 3 3 5 1 0 2 2 3 2 1 1 2 4 4 0 1 3 3 1 1 3 1 5 2 2 2 4 4 1 0 5 3 1 3 3 1 1 1 5 4 3 1 4 2 3 2 2 5 3 4 2 2 5 1 0 4 0 3 4 2 2 2 0 2 2 0 1 5 4 0 1 3 3 4 2 3 3 1 2 5 1 3 4 3 3 0 3 0 3 4 1 1 5 1 1 3 2 5 5 2 3 3 1 3 4 2 2 0 1 3 4 2 3 3 4 3 0 2 1 3 4 5 4 2 4 5 4 4 5 4 1 3 3 3 0 1 5 0 2 2 4 5 1 2 0 0 3 4 1 1 3 2 1 0 4 1 2 4 3 1 4 5 2 2 1 3 5 2 3 1 3 2 2 1 1 2 1 4 4 0 3 4 4 4 1 2 2 1 4 1 1 1 2 1 5 0 4 1 3 0 5 1 2 4 2 2 4 2 1 5 1 1 1 0 4 2 1 2 4 2 1 2 5 3 1 0 3 4 2 1 4 5 1 1 1 3 3 3 5 5 5 4 5 1 0 1 4 2 3 0 2 2 4 4 3 1 1 2 1 2 2 2 3 3 4 3 3 3 5 3 3 3 5 3 4 2 2 1 2 5 3 3 1 0 2 2 4 0 5 1 3 2 2 2 3 5 1 3 0 4 3 2 2 5 4 2 3 1 2 1 0 1 1 4 1 3 4 2 5 1 4 2 3 1 5 5 3 2 3 5 3 1 5 2 2 2 1 2 1 5 4 2 5 0 2 0 4 5 5 1 0 3 1 3 2 1 2 5 2 2 4 4 5 3 3 2 4 1 1 2 4 4 2 4 0 5 1 3 5 3 4 2 0 4 2 4 4 5 2 2 3 3 2 3 4 0 2 3 4 4 1 3 2 0 2 5 4 0 4 5 1 0 2 1 3 0 2 5 5 3 1 2 3 0 0 4 2 1 2 3 3 5 5 0 3 4 4 4 3 5 4 2 3 2 4 2 2 3 4 2 4 2 3 4 5 1 4 0 3 5 0 4 3 4 3 0 2 2 4 3 3 3 3 2 3 0 2 3 0 2 5 3 0 2 5 2 2 4 4 3 0 4 4 2 5 2 1 2 4 3 1 4 2 1 1 0 2 2 4 1 2 5 1 3 2 4 4 2 1 4 2 3 1 5 4 1 1 1 4 2 1 5 5 2 2 3 5 0 4 4 1 0 3 4 3 5 3 2 1 0 4 2 2 0 2 4 5 4 3 5 4 5 5 4 1 2 2 2 4 4 1 5 1 4 3 3 4 1 0 5 4 3 4 5 0 4 4 3 3 4 1 3 4 4 1 2 0 2 2 4 4 5 2 2 4 2 5 0 3 2 0 1 3 2 1 1 4 4 2 1 2 5 0 5 5 1 3 1 4 4 3 3 4 2 3 4 2 3 0 0 2 4 4 2 0 3 5 3 3 5 1 0 3 0 4 1 0 4 4 5 4 1 2 1 4 2 1 5 0 4 1 4 3 5 3 3 5 4 1 5 2 3 2 1 2 3 0 2 1 1 1 4 4 2 3 0 2 2 1 0 4 2 1 1 3 4 1 3 1 3 0 1 2 4 4 0 3 3 0 5 3 0 5 2 1 5 3 2 5 2 3 3 2 3 2 1 2 2 0 5 1 1 2 3 3 1 3 3 1 1 3 3 2 5 5 5 2 1 5 5 2 4 3 3 2 3 0 0 2 1 1 2 3 4 3 4 4 2 4 2 2 4 3 1 5 3 5 3 3 5 1 5 1 4 2 2 1 5 2 0 1 3 2 4 3 1 4 4 2 1 4 3 2 0 4 3 3 5 2 3 2 0 1 3 1 0 5 1 1 2 0 1 4 1 1 3 4 4 1 3 4 3 4 2 4 0 2 0 5 3 4 3 3 3 1 4 3 5 0 5 1 3 1 5 2 3 1 2 0 1 1 1 5 2 4 0 4 5 3 3 5 2 2 2 0 2 3 3 1 5 3 2 2 4 3 3 3 2 3 1 0 2 2 3 3 5 1 5 0</text:p>
          </table:table-cell>
        </table:table-row>
        <table:table-row table:style-name="ro1">
          <table:table-cell office:value-type="string" calcext:value-type="string">
            <text:p>0 4 2 0 3 0 2 1 4 3 3 1 5 1 3 3 1 1 3 2 5 5 5 1 3 3 3 4 1 4 3 0 2 1 2 4 3 0 2 3 3 3 3 5 2 2 1 4 2 4 2 5 3 1 2 1 5 4 2 3 1 1 1 1 3 1 1 2 1 2 3 1 0 4 0 5 4 2 0 2 4 2 0 1 1 5 3 1 3 1 1 4 3 5 1 1 1 2 2 2 2 1 2 3 5 1 1 3 4 0 2 5 1 5 1 1 1 3 4 1 0 5 4 2 3 3 2 0 0 5 4 3 3 2 2 3 2 2 4 3 4 2 1 5 1 1 3 0 4 3 1 2 1 2 2 2 1 1 4 3 0 2 2 2 4 2 4 2 2 2 5 1 2 4 3 2 2 3 0 3 4 1 1 5 0 1 3 2 5 5 2 3 4 2 2 4 3 2 0 0 3 4 2 4 2 4 3 1 2 2 2 4 5 2 3 4 5 3 4 4 3 1 3 2 3 0 0 4 0 3 1 4 5 0 2 1 0 2 5 0 1 4 3 2 1 5 1 3 3 2 1 5 5 1 2 1 2 5 2 3 2 2 2 1 2 0 3 1 3 5 2 3 4 5 5 2 2 2 0 3 1 1 0 3 1 5 0 4 1 3 0 4 1 2 4 1 1 3 2 1 4 2 0 0 1 5 2 1 2 5 1 0 3 5 3 2 0 4 5 3 0 3 5 0 0 1 3 3 3 4 4 5 4 5 0 0 3 4 3 2 1 2 3 4 3 5 0 2 1 2 2 3 2 3 3 3 2 3 3 5 3 4 4 4 4 4 1 1 1 1 5 3 4 0 0 3 0 4 0 4 1 1 2 2 2 3 5 2 4 1 4 3 3 1 5 5 1 3 0 2 2 0 1 2 3 2 3 4 3 4 1 4 3 3 1 4 5 2 2 2 4 2 0 5 3 2 3 0 1 1 4 5 2 4 0 1 1 5 5 4 2 0 4 1 3 3 2 2 5 3 3 4 4 4 4 1 1 4 0 2 2 3 4 3 5 0 4 1 3 4 4 4 3 0 3 1 5 4 5 1 2 2 4 2 4 3 0 2 2 4 3 1 3 2 0 1 4 4 1 5 5 1 2 2 1 2 1 1 4 4 3 2 2 3 1 1 3 1 1 4 4 3 5 4 0 2 2 4 4 3 4 5 1 3 1 5 1 3 3 5 2 5 2 3 5 5 1 5 1 3 5 0 4 4 3 3 0 3 2 4 3 4 4 4 1 4 1 3 4 0 2 4 3 1 1 5 1 3 5 4 3 1 4 4 3 5 2 1 1 4 4 1 3 2 1 0 0 2 1 5 0 1 5 2 3 2 3 4 2 1 5 0 4 2 5 4 2 1 1 4 1 1 4 5 3 1 3 5 1 3 5 0 0 4 4 2 5 3 3 1 0 4 2 3 0 3 5 4 3 4 5 3 4 3 4 1 3 2 3 4 4 1 5 0 5 3 3 5 0 2 5 4 2 4 3 0 3 3 3 2 3 1 4 4 5 2 3 0 3 2 4 4 5 2 3 3 2 5 1 2 1 1 2 4 3 2 1 4 4 1 1 2 5 0 4 4 2 2 1 4 2 2 4 5 3 2 4 2 3 1 1 1 4 4 2 0 3 5 3 3 5 0 1 4 0 5 1 1 5 4 4 2 1 2 0 5 2 2 5 0 4 0 4 4 4 3 2 5 4 3 5 3 3 2 0 3 3 1 2 1 1 2 4 5 1 4 1 2 3 0 0 3 1 0 2 3 3 0 2 0 3 1 1 1 5 5 1 3 3 0 3 2 0 5 2 2 5 2 0 5 2 2 3 2 4 2 1 2 3 0 5 0 1 2 3 3 0 3 4 2 1 3 4 2 4 4 3 2 2 5 5 2 4 3 3 1 2 0 1 3 0 0 2 3 4 2 4 4 2 5 2 1 5 2 1 4 4 5 4 3 4 1 5 0 4 2 2 0 4 1 0 1 4 3 4 4 1 5 4 1 3 4 3 1 1 2 3 3 5 1 2 2 1 3 3 1 0 5 1 0 2 2 1 4 1 0 3 4 3 1 2 5 2 3 2 3 1 1 0 4 3 3 3 4 3 2 4 3 5 0 4 1 2 1 4 2 4 1 3 0 1 1 2 5 3 4 0 4 5 2 5 4 2 2 3 1 3 3 4 3 5 2 2 3 3 2 2 3 2 3 1 1 1 1 4 2 5 2 4 0</text:p>
          </table:table-cell>
        </table:table-row>
        <table:table-row table:style-name="ro1">
          <table:table-cell office:value-type="string" calcext:value-type="string">
            <text:p>0 5 2 1 2 0 2 1 4 4 2 1 5 2 3 3 2 1 4 1 5 5 4 0 3 4 4 4 1 4 3 0 2 1 2 5 2 1 2 3 3 3 3 5 1 1 1 4 3 4 2 5 3 1 2 1 5 5 1 4 0 1 1 1 2 1 1 2 2 2 2 0 0 4 0 5 4 3 0 3 4 2 0 1 0 4 2 2 3 0 0 2 2 5 0 0 2 3 2 2 1 1 1 2 5 1 1 4 4 0 1 3 2 5 2 0 2 3 4 0 0 4 2 2 2 2 1 1 1 4 4 3 2 4 3 2 3 3 4 2 3 3 1 5 1 2 4 0 3 3 1 2 0 0 3 2 1 2 4 3 1 2 2 1 5 3 3 3 2 2 4 1 2 5 3 3 0 2 0 3 4 2 1 5 0 0 4 2 5 5 1 4 4 2 3 4 3 3 1 0 2 4 2 4 2 3 4 1 2 1 3 4 5 2 3 4 4 2 4 4 4 1 3 2 5 0 1 5 0 2 1 5 4 1 2 0 0 4 4 1 2 4 3 2 0 3 2 3 4 3 2 5 5 1 3 0 3 5 2 4 1 2 1 3 1 1 4 1 5 4 2 3 3 4 5 1 4 4 1 3 2 2 0 3 1 5 1 4 1 2 1 5 2 3 4 1 1 4 2 2 5 2 1 0 0 5 1 1 1 4 1 1 3 5 2 1 0 3 4 3 1 4 5 1 1 0 3 1 3 4 5 5 4 5 1 1 2 4 2 3 0 2 3 2 3 5 1 1 2 2 2 3 1 3 3 5 1 3 2 4 3 5 3 4 3 4 2 1 0 2 5 3 3 1 1 2 0 3 1 4 2 2 1 3 3 3 4 2 3 0 4 4 2 2 5 4 2 2 1 2 0 0 1 1 4 2 4 4 3 3 0 4 4 3 2 3 5 2 2 2 4 3 0 5 3 2 2 0 2 0 5 3 1 4 0 1 2 4 5 4 2 0 4 2 4 3 2 1 5 3 2 5 4 3 4 3 0 4 1 1 1 3 4 2 5 0 5 1 2 5 4 3 4 0 3 1 5 4 5 1 1 3 3 2 3 3 0 2 2 4 3 1 3 3 0 0 4 3 2 5 5 1 0 2 0 2 0 1 5 5 3 1 2 4 0 0 2 2 1 2 5 3 5 4 1 2 3 4 4 3 5 3 1 3 1 5 3 2 3 4 2 5 2 2 4 5 0 5 1 4 5 0 5 3 4 2 1 3 2 4 4 4 4 4 1 4 0 2 4 0 2 5 3 2 1 5 1 2 4 5 4 1 4 4 3 4 2 1 1 5 4 0 3 2 2 1 1 2 2 4 0 1 5 2 1 2 4 3 1 2 5 2 4 2 4 4 2 2 1 3 2 1 5 5 2 1 3 5 1 4 4 1 0 3 5 3 5 3 4 1 1 3 2 3 1 3 3 5 4 4 5 5 4 5 4 0 3 2 2 5 4 1 5 1 5 3 4 4 1 1 3 4 3 4 3 0 3 5 3 2 4 1 5 5 3 1 1 1 2 2 3 4 4 1 2 3 1 5 0 2 1 1 2 3 3 2 1 3 5 1 0 1 5 0 5 5 2 2 0 5 3 3 3 5 3 3 4 2 3 1 0 1 5 4 2 1 2 5 3 2 4 1 2 4 1 5 2 0 3 4 4 4 2 2 0 4 2 2 5 1 3 1 5 4 4 4 2 5 5 1 5 3 4 3 1 1 3 1 2 1 2 2 5 4 1 4 0 2 4 0 0 3 2 1 1 3 4 0 2 1 3 0 1 2 4 4 0 5 3 0 3 3 0 4 0 1 5 2 1 5 1 2 2 3 3 2 1 2 3 0 4 1 1 1 2 3 1 3 3 2 2 2 4 3 4 5 5 2 1 4 4 1 4 4 3 1 2 1 1 2 1 0 3 3 3 3 4 3 2 5 2 0 5 3 1 4 4 4 4 1 4 1 4 1 4 2 3 0 4 2 0 2 4 2 3 3 2 3 4 1 3 5 3 1 1 3 2 2 4 2 3 2 1 2 4 2 1 5 0 1 3 0 1 5 0 1 3 4 3 2 2 5 3 4 2 4 0 2 0 4 4 3 3 5 4 2 4 3 4 0 5 1 1 0 3 1 3 1 3 0 1 0 2 5 2 4 0 5 5 4 4 5 2 2 3 1 1 3 3 2 5 3 1 2 5 3 3 3 2 3 1 1 1 1 3 3 4 3 3 1</text:p>
          </table:table-cell>
        </table:table-row>
        <table:table-row table:style-name="ro1">
          <table:table-cell office:value-type="string" calcext:value-type="string">
            <text:p>3 2 1 5 4 2 2 2 2 4 3 3 5 4 2 3 2 1 3 5 5 0 3 2 2 4 2 0 2 3 4 3 5 3 5 4 0 4 4 3 2 4 3 4 2 0 4 2 5 2 2 5 3 3 1 1 2 0 2 3 1 2 3 3 2 5 2 2 3 2 0 3 4 0 4 4 3 5 1 4 3 1 4 0 1 2 0 2 1 4 1 0 5 3 2 4 4 4 2 1 1 3 0 3 5 3 3 2 2 3 0 5 5 2 3 3 0 2 4 4 1 0 5 3 1 2 1 5 4 5 5 5 3 3 2 4 2 2 4 0 5 1 5 3 4 5 1 1 3 0 3 0 3 4 4 4 0 0 4 3 2 1 2 0 3 3 2 4 1 2 4 5 4 1 4 0 4 1 4 4 4 5 2 4 5 4 1 3 0 4 3 5 4 1 2 2 3 1 2 3 5 1 1 3 3 2 3 4 3 1 3 1 1 4 4 3 3 0 5 3 2 0 4 1 1 2 0 1 0 3 4 1 2 5 3 2 1 1 4 0 5 4 0 5 0 5 3 5 1 2 5 3 2 4 2 0 0 0 2 3 2 5 5 2 3 0 3 2 4 4 0 4 2 3 1 1 1 3 4 1 4 3 2 4 1 4 2 5 2 1 2 1 2 1 0 3 1 5 3 3 5 4 3 3 3 3 4 5 4 2 4 2 4 2 2 0 3 3 1 4 5 0 2 5 4 5 4 4 3 4 0 1 1 1 3 0 2 1 4 3 3 2 2 4 3 3 3 0 2 2 3 1 4 4 3 3 2 0 0 3 1 3 2 1 3 1 2 2 3 2 4 2 4 1 5 5 2 1 1 0 3 2 2 3 1 0 3 3 1 1 3 2 3 3 4 1 4 2 2 1 4 3 1 1 4 4 3 2 5 2 4 2 2 3 4 3 3 1 2 0 0 2 5 0 2 1 0 3 4 3 1 3 2 2 2 4 0 5 1 1 5 4 4 4 3 0 3 4 2 1 4 4 3 3 1 5 2 2 2 1 5 4 5 3 3 2 4 0 1 4 1 3 0 3 2 4 5 4 2 2 3 3 2 2 4 3 3 3 3 0 5 4 5 4 0 4 1 2 0 0 2 3 1 1 3 0 5 2 4 2 2 2 3 0 0 2 3 3 0 1 4 1 0 5 2 4 0 3 3 2 2 1 1 0 4 5 4 3 5 3 4 3 4 2 2 2 3 2 1 1 0 0 1 1 1 3 1 1 5 1 2 2 2 4 3 5 0 2 2 4 2 0 3 1 1 2 1 0 0 5 4 3 1 0 1 2 0 3 2 1 4 4 1 3 1 2 5 2 0 5 3 2 4 3 4 2 0 4 4 3 3 2 5 3 4 2 3 0 2 1 4 4 0 3 4 2 4 3 1 4 5 2 3 1 1 1 2 0 2 4 4 4 2 1 3 1 1 2 1 1 5 3 0 1 5 3 2 0 1 4 3 1 3 3 4 1 4 5 5 3 5 5 1 5 5 5 2 0 2 2 3 4 4 0 5 4 4 0 1 4 2 1 4 5 1 4 5 2 0 1 1 3 1 5 2 0 4 3 3 0 5 4 5 5 1 3 2 3 2 4 2 4 1 4 2 1 5 4 0 3 3 3 2 5 2 0 5 4 2 5 4 3 2 2 4 2 3 1 1 4 1 2 1 0 4 5 0 1 4 3 2 2 2 2 3 3 3 0 5 2 1 0 4 2 0 0 5 5 4 2 3 5 3 3 0 3 3 1 5 4 4 1 3 3 2 2 2 3 0 4 2 2 3 2 0 3 4 2 5 4 0 4 2 3 2 0 2 4 4 2 3 2 3 4 4 1 1 4 3 2 2 1 0 4 3 0 4 2 1 4 3 1 4 2 4 1 1 4 1 0 3 1 2 5 3 4 4 0 1 1 4 2 3 1 0 4 4 2 3 4 1 2 0 1 4 3 3 0 3 2 5 3 3 5 3 4 1 3 0 5 2 5 5 3 3 3 0 2 3 2 1 3 2 4 1 2 0 1 3 4 1 3 3 5 4 1 4 2 3 0 4 2 1 3 4 3 4 2 4 2 2 2 2 5 3 5 0 0 2 5 2 3 0 2 0 2 2 1 3 2 1 4 0 0 0 1 3 3 4 2 4 5 3 1 2 3 4 4 3 1 0 5 1 1 3 1 4 0 4 4 1 1 1 5 0 0 2 0 5 3 2 0 5 5 3 0 1 2 5 5</text:p>
          </table:table-cell>
        </table:table-row>
        <table:table-row table:style-name="ro1">
          <table:table-cell office:value-type="string" calcext:value-type="string">
            <text:p>0 5 1 2 3 0 1 2 4 3 3 1 5 1 3 3 1 1 3 0 4 5 5 0 2 3 4 3 1 5 4 0 2 2 2 5 3 1 3 2 4 3 2 4 2 2 2 4 3 3 3 5 4 1 3 1 5 4 1 4 0 1 0 0 4 0 1 3 2 2 2 1 0 5 0 4 4 2 0 3 5 2 1 0 0 4 2 3 2 0 0 4 3 5 0 0 1 3 3 3 1 2 2 3 5 1 0 2 5 0 0 4 2 4 1 2 1 3 3 0 0 4 3 2 3 3 1 1 1 5 5 4 1 4 2 3 2 3 5 2 4 2 2 4 0 1 4 1 4 4 3 2 1 1 4 1 1 0 4 3 1 1 3 1 5 3 3 2 1 2 4 1 3 4 3 3 0 2 0 3 4 1 0 4 1 0 3 2 5 5 3 3 4 1 3 4 3 2 0 0 2 4 3 5 1 3 2 1 3 1 3 4 5 2 3 4 5 2 4 4 4 0 4 3 4 0 1 5 0 2 1 4 5 1 3 1 0 3 4 1 1 3 3 2 0 4 0 3 4 3 3 4 4 2 3 0 3 4 2 3 2 2 2 3 1 1 4 1 4 4 2 2 4 5 4 2 3 2 1 3 1 1 0 3 1 5 1 3 1 3 1 5 2 3 4 1 1 4 1 0 5 1 0 0 1 5 1 2 2 4 3 0 3 4 3 1 1 4 4 2 0 5 4 0 1 0 3 2 2 4 4 4 3 4 1 0 3 4 3 3 0 1 2 3 3 4 1 1 2 1 2 3 2 3 4 4 1 3 2 5 2 5 3 4 4 4 2 1 0 1 5 3 3 1 0 2 1 4 0 4 2 1 2 2 2 3 5 1 3 1 3 2 2 2 4 5 1 2 0 3 1 1 1 2 2 2 2 3 3 5 1 4 2 2 2 4 5 2 1 3 5 3 0 5 2 1 2 0 1 0 5 4 0 4 0 1 1 5 4 5 2 0 3 2 4 2 1 1 5 1 2 4 4 4 4 2 1 4 1 2 2 4 4 2 4 1 4 0 3 5 3 3 3 0 3 0 4 5 5 2 3 2 3 2 3 3 1 3 2 4 3 1 4 2 0 1 5 4 0 5 5 1 1 1 0 2 0 1 5 5 4 2 2 3 1 0 3 2 2 3 4 3 3 3 1 2 2 3 4 3 5 3 0 2 1 5 1 3 3 5 2 4 2 2 5 5 0 5 1 3 5 0 5 3 3 3 0 3 3 4 4 4 3 4 1 4 0 2 4 0 1 3 4 2 3 5 1 2 5 4 3 1 4 4 4 3 2 1 1 5 4 0 4 2 1 1 1 1 2 4 0 1 5 1 3 1 4 4 2 2 5 1 4 1 5 4 1 2 1 4 2 0 3 5 3 1 4 5 0 4 4 1 1 3 5 3 5 3 4 0 1 4 2 3 0 3 3 4 4 3 5 5 5 4 3 1 3 2 3 5 4 2 5 1 5 3 3 4 0 0 4 3 4 5 4 0 4 5 4 3 4 0 3 5 5 1 3 0 3 2 4 4 5 2 2 3 1 5 0 1 2 1 0 3 3 1 1 3 4 3 1 1 4 1 5 5 2 2 1 3 3 4 3 5 3 3 4 2 3 0 0 0 4 4 2 1 3 5 3 2 5 1 0 4 0 5 2 1 3 4 4 3 1 2 0 4 2 2 5 0 4 1 4 4 3 3 3 5 3 1 5 3 3 1 1 2 3 0 2 1 1 2 5 4 1 5 1 1 3 0 0 3 2 2 1 4 2 0 2 1 2 0 1 1 4 5 1 3 3 0 4 3 0 5 1 1 5 2 1 5 1 3 2 3 4 2 2 2 3 0 4 0 2 2 2 3 1 3 3 2 1 3 3 2 5 4 5 2 1 4 5 2 5 3 3 1 3 0 1 3 1 0 3 4 4 2 4 3 2 5 1 1 5 3 1 5 4 5 4 2 5 1 5 0 5 1 2 1 5 2 0 2 4 3 3 3 1 4 4 1 2 5 4 2 1 3 2 3 5 2 3 2 2 1 3 1 0 5 0 1 1 1 0 5 1 1 3 5 3 1 2 4 2 4 1 5 1 1 1 5 2 2 2 3 3 1 4 5 5 0 4 3 2 0 3 1 2 1 4 0 0 0 2 5 2 4 0 4 5 3 4 4 2 2 3 0 1 3 2 2 5 2 2 2 4 2 3 2 2 3 1 1 1 2 3 3 5 2 4 1</text:p>
          </table:table-cell>
        </table:table-row>
        <table:table-row table:style-name="ro1">
          <table:table-cell office:value-type="string" calcext:value-type="string">
            <text:p>5 5 1 3 3 3 3 2 0 2 5 5 3 3 3 4 2 5 5 5 3 3 4 3 3 2 1 3 4 5 3 0 1 5 4 4 2 0 0 3 5 5 2 3 5 4 1 3 4 5 2 4 4 3 1 2 3 5 4 2 1 2 3 4 5 1 1 1 5 5 2 1 0 2 4 1 3 0 0 5 0 2 4 1 4 2 3 2 5 4 2 1 4 5 3 1 2 1 2 3 3 2 1 3 3 0 4 5 0 5 2 2 4 1 4 4 0 0 5 4 0 1 0 2 4 2 3 1 5 3 1 3 4 0 1 2 2 2 3 3 0 3 3 2 4 3 5 2 4 2 3 2 1 2 4 4 0 0 0 4 5 3 1 0 4 1 5 3 4 4 5 1 2 1 4 0 2 0 4 4 2 2 1 0 5 2 5 4 2 2 3 4 4 1 2 3 0 2 1 3 0 2 4 0 4 4 3 3 2 1 4 1 2 5 0 3 4 1 1 5 0 2 2 1 3 3 1 2 0 4 3 2 0 4 5 4 3 2 2 0 3 5 1 4 0 1 1 1 2 3 4 0 0 0 2 3 2 4 4 4 0 4 4 1 1 5 2 4 4 4 1 0 5 4 0 3 3 3 4 1 4 4 0 3 0 1 2 1 5 3 3 2 0 2 2 4 3 2 2 3 4 2 2 3 3 5 3 5 4 5 5 2 4 4 2 0 1 5 5 3 4 1 2 3 5 3 0 2 4 4 5 3 3 1 3 4 5 0 0 1 2 3 2 4 4 3 5 1 1 3 2 1 3 2 3 4 2 1 2 3 0 3 0 3 4 2 0 2 4 3 5 3 2 1 4 2 3 2 1 3 4 0 2 4 4 0 1 2 5 2 2 0 1 5 3 4 3 1 2 1 4 1 0 1 1 0 3 4 3 2 1 3 5 1 2 4 4 3 1 4 2 1 0 3 1 1 1 3 1 2 1 4 1 0 5 3 2 0 0 2 0 1 2 3 4 0 3 4 2 2 2 4 3 2 3 1 0 3 2 2 2 3 5 1 1 5 1 1 1 0 3 1 1 2 4 2 1 3 3 3 3 1 2 1 2 0 2 3 3 3 0 3 5 0 1 2 3 3 1 3 3 4 3 4 4 2 0 3 2 0 4 2 1 1 3 1 0 2 3 3 2 2 2 3 1 0 1 5 5 1 1 5 4 1 4 4 4 3 3 3 1 1 3 0 4 0 2 3 4 3 4 1 1 1 0 2 2 4 1 4 2 1 4 3 2 2 3 4 2 3 0 3 3 2 4 4 0 3 1 3 2 1 3 3 3 5 2 3 4 3 2 2 2 4 5 4 1 0 5 4 3 2 1 3 0 1 3 2 2 0 4 0 5 5 0 0 0 2 3 2 2 0 3 3 5 3 2 1 3 2 4 4 1 2 2 3 2 1 1 3 4 3 4 5 3 3 0 3 3 4 2 4 2 1 5 3 1 1 3 1 0 2 0 2 2 2 3 5 4 1 2 1 1 4 1 2 4 4 1 5 1 2 5 5 4 2 4 3 2 1 3 4 5 4 5 5 0 3 1 0 2 5 4 5 1 0 3 4 5 5 2 4 1 2 0 3 1 5 5 2 3 1 0 1 2 5 4 2 3 4 4 1 5 5 0 0 1 4 4 1 4 1 5 4 3 4 1 2 1 1 2 3 3 5 4 0 1 1 3 5 3 2 5 2 3 4 2 1 3 2 2 4 5 4 1 3 4 1 1 2 3 0 2 2 3 1 0 1 3 4 1 2 1 3 3 2 2 3 2 5 1 0 2 4 2 3 4 5 1 1 4 5 2 4 0 5 3 4 3 2 2 4 1 1 1 2 0 3 5 3 2 1 1 4 2 3 0 1 3 1 3 0 1 5 2 4 4 2 3 4 2 2 3 2 0 1 2 2 1 1 1 5 2 4 5 3 2 0 4 2 4 0 2 1 3 1 1 2 2 2 3 3 1 2 4 0 3 0 4 2 1 0 4 0 1 3 4 1 4 5 4 2 5 1 5 3 1 0 2 4 2 5 3 2 2 5 1 5 0 1 1 4 2 4 3 1 3 2 1 3 5 3 1 5 2 3 4 3 5 4 1 0 4 0 1 1 0 3 4 1 2 4 4 2 1 1 5 0 1 3 5 3 0 3 0 2 4 0 4 0 1 3 4 2 3 2 2 2 5 0 3 4 1 4 0 4 0 5 2 0 3 1 3 4 2 5 4 2 3 3</text:p>
          </table:table-cell>
        </table:table-row>
        <table:table-row table:style-name="ro1">
          <table:table-cell office:value-type="string" calcext:value-type="string">
            <text:p>4 1 0 4 1 2 3 4 4 1 1 0 2 5 4 1 4 4 0 0 0 0 4 3 4 3 3 1 3 2 2 1 2 0 0 1 3 2 0 4 5 3 2 2 1 2 2 5 4 0 1 1 1 5 1 2 1 4 2 1 1 4 0 2 2 4 1 0 3 5 3 3 3 1 0 4 1 3 2 5 1 2 3 1 3 1 5 1 2 2 3 2 1 1 3 4 2 2 5 3 5 4 1 0 2 1 0 2 4 3 3 1 2 2 4 4 4 3 1 5 4 0 4 3 2 0 4 5 4 2 1 2 0 2 1 3 3 4 5 0 5 3 5 1 2 1 3 2 1 5 5 3 3 2 1 2 4 0 4 4 3 3 2 4 2 4 1 0 3 5 4 3 4 1 2 1 2 1 4 2 0 1 4 0 3 4 3 1 1 4 3 3 3 2 5 4 4 4 4 2 0 4 1 0 0 1 1 3 2 4 4 4 0 1 4 1 3 5 4 3 1 5 3 2 1 3 4 3 3 4 3 4 2 1 2 2 5 4 4 0 3 1 3 2 4 1 5 1 4 1 5 2 4 2 3 1 3 0 5 2 4 4 2 5 4 3 5 1 4 2 4 2 5 0 3 0 3 5 2 2 2 0 1 0 5 3 3 1 2 2 1 1 3 5 4 0 1 4 1 3 1 1 1 1 3 1 0 3 2 2 5 1 2 4 3 2 1 5 1 4 1 3 5 1 2 2 4 3 5 4 4 2 5 5 3 1 0 3 1 1 5 0 5 5 4 4 3 1 1 0 1 3 3 4 4 2 4 3 2 5 1 5 2 3 1 1 4 2 1 5 2 0 4 3 3 1 0 2 0 2 1 3 1 5 5 5 3 2 2 5 0 2 3 2 3 4 3 3 2 4 3 1 4 2 1 2 1 0 0 5 1 3 2 2 3 0 5 2 3 1 2 1 0 4 1 4 4 3 1 4 2 1 3 5 1 2 5 3 4 4 1 1 4 2 4 4 5 4 3 2 4 5 2 0 4 4 3 2 2 4 2 2 0 1 4 0 4 3 2 2 2 5 0 5 1 3 4 4 1 3 5 0 5 0 3 4 1 3 3 1 2 2 1 0 2 1 3 4 1 1 1 3 2 3 3 2 2 4 0 4 3 1 0 1 1 1 4 3 2 2 1 4 4 4 2 0 5 3 4 1 3 3 1 1 4 3 3 1 3 1 1 2 4 1 1 2 1 1 3 4 3 5 0 3 2 1 2 3 4 4 3 5 1 2 4 2 4 5 1 5 5 0 0 4 4 3 5 3 5 2 3 1 5 2 2 4 3 4 3 0 4 3 2 0 3 4 2 1 5 2 2 3 1 3 4 1 0 4 3 3 5 2 5 1 2 5 3 2 4 3 4 2 1 1 4 4 1 2 4 2 3 1 2 0 1 4 1 3 1 1 3 2 3 1 1 1 5 2 4 4 5 4 4 0 1 4 5 4 4 3 4 4 4 5 3 5 2 1 2 3 4 1 3 3 5 4 3 0 2 1 0 1 2 0 4 2 2 3 1 4 5 1 3 3 3 4 3 2 5 5 4 2 5 3 0 5 4 2 3 3 5 5 4 3 2 3 0 2 4 0 2 2 2 2 5 5 4 2 5 3 5 4 2 0 4 5 2 4 3 2 4 2 4 4 3 5 5 4 1 2 5 2 2 2 0 1 1 1 3 1 1 0 4 4 1 3 4 1 3 2 1 3 4 3 1 4 2 2 1 0 1 3 4 4 3 4 1 4 2 1 3 1 3 4 4 1 2 0 1 1 3 1 2 5 3 0 5 4 4 4 4 2 4 4 4 5 4 3 1 2 2 1 0 3 2 1 1 0 0 4 4 5 2 5 1 2 4 5 2 5 4 2 4 2 1 0 2 4 0 5 3 2 5 5 3 0 3 3 2 4 5 4 4 4 4 1 3 4 0 1 1 5 5 5 0 0 2 5 3 1 3 4 5 3 3 0 4 2 4 4 4 4 4 3 3 0 0 4 4 4 2 4 5 3 1 3 1 4 1 3 5 5 3 1 1 3 3 0 2 4 4 1 3 2 3 5 2 4 2 3 5 5 3 5 3 1 3 1 2 0 3 4 0 1 3 4 3 2 5 0 1 5 0 1 4 3 5 4 0 1 2 4 0 3 1 5 1 3 2 2 2 5 4 5 3 3 4 1 2 3 2 3 4 2 0 0 3 0 1 4 1 5 4 2 3 3 1 2 4 1</text:p>
          </table:table-cell>
        </table:table-row>
        <table:table-row table:style-name="ro1">
          <table:table-cell office:value-type="string" calcext:value-type="string">
            <text:p>0 5 1 1 4 0 1 1 4 4 4 1 4 1 2 3 1 0 3 0 5 4 5 0 2 4 4 5 1 5 3 0 1 1 3 4 2 1 3 3 3 5 2 5 2 3 1 3 2 4 3 5 2 0 3 1 5 3 1 5 1 1 0 0 2 1 2 2 2 3 2 0 0 4 0 5 4 2 0 2 5 1 0 1 0 4 2 2 2 1 0 4 3 4 1 1 2 3 2 2 1 1 2 3 4 1 1 3 3 1 1 4 2 4 1 1 2 4 4 0 1 4 3 2 2 2 2 1 1 5 5 3 3 5 3 2 1 3 5 2 4 2 1 4 1 1 3 0 2 3 1 3 1 1 3 3 0 0 4 3 0 1 4 2 5 3 3 3 1 1 5 0 2 3 3 4 1 2 1 3 5 1 0 4 1 1 4 2 5 5 1 4 3 2 2 4 3 3 0 1 3 5 3 4 2 4 3 1 3 0 4 4 4 3 4 4 4 2 4 4 4 1 4 3 2 0 2 5 0 2 1 5 4 1 3 1 0 3 5 0 2 5 2 2 0 4 1 3 4 3 2 4 4 1 2 1 3 5 2 3 1 3 2 2 1 1 4 2 3 5 1 3 4 3 4 1 4 3 1 4 1 2 1 2 2 5 0 4 1 3 1 5 0 2 4 1 1 4 1 1 5 2 0 1 1 5 1 0 2 4 2 1 3 4 3 2 1 4 5 3 0 3 5 1 1 0 3 3 3 4 4 5 3 5 2 0 2 4 3 3 0 1 3 5 3 5 0 1 1 1 2 3 2 3 4 4 3 3 2 4 3 4 3 5 3 4 1 2 1 2 5 3 4 1 1 3 1 4 1 3 1 2 2 3 3 2 5 2 3 0 4 4 2 2 5 4 1 2 1 2 1 0 1 1 2 2 2 4 3 4 1 4 2 3 1 4 5 3 2 2 4 3 1 5 2 2 2 1 1 1 5 4 1 4 1 1 1 5 5 4 2 0 4 2 4 2 0 1 5 3 3 4 4 5 4 3 1 4 1 2 1 4 4 2 5 0 5 1 3 4 2 3 3 0 3 0 4 5 5 1 1 3 4 1 3 3 0 2 3 4 2 2 3 2 0 1 3 3 1 5 5 0 1 2 0 3 0 2 4 5 3 1 2 5 2 1 3 2 1 3 4 3 5 4 1 2 2 4 4 3 5 4 1 3 2 5 2 2 2 5 2 5 1 3 5 5 0 4 1 2 4 1 4 4 3 4 1 3 2 4 3 4 3 4 1 4 0 2 3 0 2 4 4 1 1 5 1 3 4 4 4 2 3 4 3 4 3 2 1 5 3 0 4 3 0 1 1 1 2 4 1 3 5 2 2 1 4 4 2 1 5 0 3 1 5 5 2 1 2 3 2 1 5 5 3 1 4 5 0 3 5 0 0 3 4 3 5 3 3 1 0 3 2 3 0 3 5 5 4 4 5 4 4 5 3 0 2 2 3 4 4 1 5 1 5 3 3 4 1 1 4 4 4 4 3 0 5 3 4 4 4 0 4 4 5 2 2 1 3 2 2 4 4 2 2 3 2 5 1 2 1 1 2 3 3 1 1 3 4 2 2 1 5 0 5 5 2 3 0 4 4 3 2 5 3 3 4 0 3 1 0 1 3 3 1 0 3 5 3 3 5 1 1 4 1 5 2 1 3 4 5 3 1 1 1 4 3 2 4 0 4 0 4 4 4 2 2 5 5 2 4 3 3 2 1 2 3 1 1 0 1 2 4 4 1 5 1 1 3 1 0 2 2 0 1 4 3 1 2 1 3 1 1 2 4 4 1 3 3 0 4 3 1 5 2 1 5 2 1 5 1 3 3 3 3 2 0 2 2 0 5 0 1 3 2 2 0 3 4 1 1 2 4 3 3 5 5 2 2 5 5 2 4 4 4 2 1 1 0 3 1 1 2 3 3 3 4 4 3 5 2 1 4 3 1 4 4 5 3 2 4 1 5 1 4 2 2 1 4 2 1 1 3 2 3 2 1 5 4 1 2 4 3 1 1 2 2 3 4 2 3 3 0 2 3 1 0 4 0 1 2 1 0 5 0 1 3 4 3 1 1 5 3 3 2 3 0 2 0 5 3 3 3 3 3 1 5 4 4 0 5 1 1 0 4 1 4 1 4 0 0 1 2 5 2 4 0 5 4 4 5 5 2 1 3 2 1 2 4 2 5 2 2 3 5 4 2 4 1 3 2 1 1 2 3 2 4 3 5 0</text:p>
          </table:table-cell>
        </table:table-row>
        <table:table-row table:style-name="ro1">
          <table:table-cell office:value-type="string" calcext:value-type="string">
            <text:p>0 4 0 1 3 0 2 1 3 4 3 2 4 2 3 3 1 1 4 1 5 4 5 1 3 5 4 5 0 5 3 0 1 0 2 4 3 0 3 3 3 4 3 5 1 1 2 5 3 4 3 5 3 1 3 1 5 5 2 4 1 0 0 1 2 1 1 3 3 4 2 0 1 4 0 5 3 3 1 2 4 0 1 1 1 4 1 2 3 1 0 4 3 4 2 0 2 2 2 2 2 2 2 2 5 0 1 2 3 0 1 4 2 5 2 0 2 3 4 1 0 3 2 2 3 2 1 2 0 5 4 4 2 5 2 3 2 3 5 3 3 2 2 5 1 1 4 0 2 3 2 3 2 2 3 2 1 0 4 3 0 1 2 2 5 3 3 3 1 3 4 2 2 3 3 2 0 3 0 3 4 1 1 4 0 1 3 1 4 5 2 3 2 1 2 4 3 2 0 0 2 3 3 4 2 4 3 1 3 3 4 5 5 2 4 5 5 2 3 4 4 1 3 2 4 0 1 5 0 3 0 4 5 1 2 1 0 2 4 1 1 4 3 2 1 5 2 2 4 4 1 5 4 1 3 0 3 4 3 4 2 3 2 2 1 1 3 2 3 5 1 3 4 4 4 2 3 3 0 4 0 2 0 3 1 5 1 4 0 3 1 5 1 2 4 1 1 4 2 2 5 2 0 0 1 5 1 1 2 5 2 0 3 4 2 1 0 3 4 2 0 4 4 1 1 1 2 2 3 4 5 4 4 4 0 1 2 4 4 3 1 2 3 3 3 4 1 1 2 2 1 4 1 3 4 4 2 3 2 5 2 4 3 4 4 4 1 2 1 2 5 1 3 0 0 2 0 2 0 4 1 2 1 3 2 2 5 2 3 0 3 3 2 2 5 5 1 2 0 3 1 0 0 2 3 1 2 3 3 4 2 5 2 4 1 3 5 3 2 2 4 3 0 4 3 1 2 2 1 1 4 4 1 4 0 2 0 4 4 4 2 0 4 2 4 2 2 2 5 3 2 4 4 5 4 3 1 5 1 2 2 4 3 2 4 1 5 1 3 5 3 5 2 0 3 1 3 4 5 2 2 2 3 3 3 3 1 1 2 3 3 1 4 1 0 0 4 4 0 5 5 1 1 1 0 3 0 1 4 5 3 2 2 5 1 1 2 1 1 3 3 3 5 4 1 2 2 5 5 4 4 4 1 3 1 4 3 2 2 5 1 5 1 3 5 4 1 5 1 3 5 0 4 3 3 3 0 2 3 4 4 5 4 4 1 2 0 2 3 0 1 5 3 1 2 5 1 2 5 3 4 1 4 4 3 4 2 1 1 5 4 0 3 2 2 0 1 2 1 4 0 2 4 2 3 2 4 3 2 2 5 1 4 1 5 3 1 2 0 4 3 1 4 5 2 1 3 5 0 2 5 0 0 3 5 2 5 4 3 1 0 2 2 3 0 2 4 4 5 4 5 5 5 5 4 0 4 1 2 4 4 1 5 1 4 3 4 5 0 1 5 5 4 4 4 0 3 3 3 4 3 0 4 5 4 0 3 0 2 3 3 5 5 2 2 3 1 5 0 2 1 1 1 3 4 2 2 3 5 2 1 2 4 0 5 5 1 2 1 5 3 3 3 5 3 2 4 2 4 1 0 1 4 3 1 1 2 5 3 2 5 0 0 4 1 4 1 0 3 4 5 3 1 2 1 5 2 3 4 0 4 1 5 3 4 3 3 5 4 2 4 3 3 2 0 1 4 1 1 1 2 2 5 5 1 4 1 2 3 1 1 2 2 1 1 4 3 0 3 1 3 0 1 2 5 5 0 4 4 0 3 2 0 5 2 2 3 2 0 4 2 3 2 2 2 1 1 2 2 1 4 1 2 2 3 3 0 3 3 1 2 2 3 2 5 4 3 2 2 4 4 3 5 3 3 1 3 0 2 3 1 0 3 3 4 2 4 4 3 4 2 2 4 4 2 5 4 5 2 3 5 0 5 0 3 2 2 1 5 2 0 2 5 3 3 3 1 4 5 1 0 4 3 2 1 2 2 3 5 1 4 2 1 3 3 1 0 5 0 1 2 0 1 4 1 0 4 5 3 2 2 5 2 4 2 4 1 2 0 5 2 3 3 4 3 1 4 4 4 1 5 1 3 0 4 1 2 0 3 0 0 0 1 5 2 3 0 4 5 4 5 5 2 1 3 0 1 3 3 2 5 2 2 3 4 3 3 3 2 2 2 0 1 2 3 3 4 2 5 2</text:p>
          </table:table-cell>
        </table:table-row>
        <table:table-row table:style-name="ro1">
          <table:table-cell office:value-type="string" calcext:value-type="string">
            <text:p>1 5 2 0 3 0 2 1 4 4 2 0 5 1 2 2 1 0 4 1 5 4 5 0 2 3 5 3 1 4 4 0 2 1 2 5 2 1 3 3 2 4 3 5 2 1 1 3 3 4 2 5 3 1 3 1 5 4 2 5 0 0 0 0 2 0 0 3 2 2 2 0 0 4 0 4 4 1 1 3 5 1 0 1 1 4 1 2 3 1 0 4 2 4 1 0 1 2 2 3 2 2 2 2 5 0 1 3 3 0 1 3 1 5 1 0 1 2 3 1 0 4 3 2 3 2 1 1 1 5 3 3 2 4 3 3 2 2 5 2 3 3 1 4 1 0 4 0 2 4 2 2 0 0 2 3 0 0 3 3 0 1 2 1 5 4 3 3 1 2 5 0 3 4 3 2 0 2 0 3 4 1 0 5 0 0 3 2 4 5 2 2 4 2 3 5 3 2 0 0 4 4 2 4 2 4 3 1 3 2 3 4 4 3 3 4 5 2 4 4 4 0 4 2 3 1 1 5 1 3 1 5 5 1 2 1 0 2 3 0 1 4 3 1 1 5 2 3 4 4 2 5 4 2 1 0 4 4 3 3 2 2 1 3 1 1 3 1 4 5 2 2 4 4 4 1 3 3 1 3 1 1 0 2 1 5 0 4 1 4 1 5 1 2 4 1 1 4 2 0 4 3 0 0 0 4 2 1 1 4 2 0 3 4 2 0 1 4 5 3 0 4 5 1 1 2 3 2 3 4 4 5 4 4 0 1 1 4 2 3 0 2 3 3 3 4 0 1 2 2 2 3 1 4 3 4 2 3 2 4 2 4 3 4 3 4 1 1 1 0 5 3 3 1 1 2 1 4 1 4 1 1 2 2 3 1 5 1 3 0 4 3 2 2 5 5 0 2 0 3 0 2 0 1 4 1 4 3 2 4 1 4 3 3 1 4 5 2 2 2 5 3 1 5 2 2 2 1 2 1 4 3 0 4 1 2 1 5 5 4 2 0 4 1 4 2 1 1 4 3 2 5 4 5 4 3 2 4 0 1 1 3 4 1 4 1 5 2 3 5 4 4 2 0 3 1 5 4 5 1 1 3 3 2 3 3 0 2 2 3 3 2 3 2 0 1 4 4 2 4 5 2 1 3 1 3 0 2 5 4 3 1 2 4 1 0 3 2 1 2 4 3 5 4 0 2 3 4 3 3 5 3 1 3 1 5 2 3 2 4 2 5 2 2 5 5 2 5 0 1 4 0 5 3 3 2 0 2 1 4 4 5 4 4 1 4 0 2 4 0 2 3 4 1 2 5 1 2 4 4 3 1 4 5 3 4 3 2 2 4 3 1 4 2 1 0 1 1 1 5 1 2 4 2 2 2 4 4 1 1 5 0 4 1 5 4 1 2 0 3 2 2 4 5 3 1 4 5 0 3 5 0 0 3 4 3 5 3 3 1 0 4 2 4 0 3 4 5 4 4 5 4 5 5 4 0 2 2 3 4 4 2 5 2 5 4 2 4 0 2 4 5 2 4 3 0 3 4 2 3 4 0 4 4 4 1 2 1 3 2 3 3 5 2 2 3 2 5 1 2 2 1 1 2 3 1 1 4 5 2 0 2 4 0 5 4 2 2 1 4 4 3 3 4 3 1 3 2 3 0 0 1 4 3 2 0 2 5 3 2 5 0 1 4 2 5 2 0 4 5 5 3 2 2 2 4 2 2 5 2 5 1 3 4 4 2 2 5 4 1 5 2 5 3 0 2 3 0 1 1 2 1 4 5 3 5 0 2 3 0 0 3 1 1 1 3 4 0 3 1 3 1 2 1 4 4 0 4 3 1 4 2 0 5 1 0 4 3 1 5 2 3 2 3 3 1 2 2 3 1 5 1 1 1 2 4 1 4 3 0 1 2 5 1 5 3 5 3 2 5 5 3 5 3 3 2 2 0 1 3 0 0 2 4 4 2 5 3 3 5 2 0 5 4 0 5 4 5 4 2 5 2 5 0 5 2 2 2 4 1 0 1 4 2 3 3 1 5 5 1 1 5 2 2 1 2 2 2 4 2 2 2 1 2 3 0 0 5 1 1 1 1 0 4 1 1 3 5 4 2 2 5 3 4 2 4 0 1 1 4 3 3 3 4 2 0 4 4 5 0 5 1 3 1 3 1 3 0 4 0 0 1 1 4 2 4 0 4 5 4 4 5 1 2 3 1 1 1 3 2 5 2 2 3 4 2 3 3 3 3 2 0 2 2 3 4 5 2 4 0</text:p>
          </table:table-cell>
        </table:table-row>
        <table:table-row table:style-name="ro1">
          <table:table-cell office:value-type="string" calcext:value-type="string">
            <text:p>1 5 1 0 4 0 2 0 4 3 3 2 5 1 2 1 0 1 3 1 4 5 5 0 2 4 4 4 0 5 3 0 1 2 2 4 3 1 3 3 4 4 3 5 2 2 1 4 3 4 2 5 3 1 3 1 4 3 2 4 1 0 0 1 3 1 0 1 2 2 2 0 0 4 0 5 5 2 1 3 5 0 0 1 1 5 1 4 3 1 2 3 2 4 2 1 1 3 2 3 1 2 1 2 4 1 0 3 4 1 1 3 2 4 2 1 1 2 4 1 2 4 3 2 2 3 3 1 0 5 4 3 2 4 2 2 2 1 5 2 4 2 2 5 1 1 4 0 3 4 1 3 1 1 3 3 0 0 4 2 0 2 3 1 5 2 2 2 2 3 5 0 3 3 3 3 0 2 0 4 4 2 0 5 1 0 3 2 5 5 2 3 3 2 3 4 3 2 0 0 2 3 3 4 3 4 3 1 3 1 3 4 5 2 3 4 5 2 4 3 4 0 4 3 3 1 0 4 0 2 1 4 5 1 2 0 0 3 4 2 2 4 3 3 1 4 1 1 2 4 2 5 5 1 3 0 4 4 3 3 2 2 1 1 1 1 4 1 4 3 2 3 4 5 4 1 3 3 0 3 1 1 0 2 2 4 1 3 1 2 1 3 0 2 4 1 2 4 2 0 5 2 0 0 1 5 1 1 1 4 2 0 2 4 3 1 0 4 5 3 0 4 5 0 1 1 3 2 3 4 5 4 4 4 1 1 2 4 3 3 1 1 3 2 3 4 1 1 2 2 2 3 1 3 4 4 2 3 2 4 3 5 3 5 5 4 1 2 2 1 4 2 3 0 1 2 0 4 0 4 1 1 2 3 3 2 5 1 3 0 5 3 3 2 4 4 2 2 1 3 0 0 1 2 3 3 3 3 2 4 1 5 3 3 1 5 5 3 3 3 5 3 1 5 2 2 2 1 2 1 5 4 2 4 0 1 1 5 5 4 2 0 4 1 3 2 1 1 4 3 2 4 5 5 4 3 1 3 1 3 1 4 5 3 4 0 5 1 3 5 3 4 2 0 2 0 4 5 5 1 1 3 4 1 3 3 0 2 2 4 2 1 3 2 0 1 4 4 1 4 4 1 1 1 0 2 0 1 5 5 3 2 2 4 1 0 3 2 2 4 4 2 4 4 2 2 2 4 4 3 4 4 1 2 2 5 2 3 4 4 2 5 2 2 5 4 0 4 0 3 5 0 4 3 3 2 0 3 2 5 3 5 3 4 2 3 0 1 4 0 2 4 3 2 1 5 1 3 4 4 5 1 4 5 3 4 1 2 1 5 2 1 4 2 0 0 1 1 2 5 0 2 4 0 2 2 4 4 2 1 5 0 3 1 5 5 1 2 1 3 2 1 4 5 3 1 3 5 0 3 4 0 1 4 4 2 5 3 3 0 1 4 3 3 0 4 4 4 4 4 5 5 4 5 4 0 3 2 3 3 3 1 5 1 4 3 4 3 1 1 4 4 3 4 4 0 3 4 2 4 5 0 4 5 4 1 2 1 2 1 2 4 5 2 2 3 2 5 1 2 2 1 1 3 4 2 1 4 4 2 0 2 5 0 5 5 1 3 1 5 3 3 3 5 3 4 4 2 4 1 0 1 4 5 2 1 2 5 3 2 5 0 0 3 1 5 1 1 4 5 4 4 1 2 1 4 2 3 5 1 4 0 4 4 3 3 2 5 5 1 5 2 4 2 0 3 3 2 2 2 1 2 4 5 2 4 2 2 3 0 1 2 2 1 2 3 3 0 3 1 3 1 1 1 3 5 1 3 3 0 3 2 0 5 1 2 5 2 1 5 2 3 2 3 2 1 2 3 2 1 3 1 2 1 3 4 1 4 3 1 1 2 3 2 5 5 5 3 2 4 5 3 5 2 3 1 2 1 1 3 1 1 2 4 4 2 5 4 3 5 1 0 5 3 2 5 4 5 4 2 4 1 5 1 4 2 2 0 4 2 0 0 4 4 4 3 1 4 3 1 1 4 3 1 1 4 3 3 5 2 2 2 0 2 3 1 1 4 1 1 2 1 0 4 1 0 3 4 4 1 3 4 2 4 2 3 0 1 0 4 2 2 3 4 3 2 5 3 4 1 5 3 2 1 4 0 2 0 4 1 1 0 1 4 3 4 0 4 5 4 4 4 2 2 3 1 2 3 3 2 5 3 2 3 5 3 3 3 1 3 1 1 1 2 3 2 4 3 5 1</text:p>
          </table:table-cell>
        </table:table-row>
        <table:table-row table:style-name="ro1">
          <table:table-cell office:value-type="string" calcext:value-type="string">
            <text:p>2 3 2 4 3 2 1 2 3 4 3 2 4 4 2 2 2 0 2 5 5 0 1 2 1 3 2 0 1 2 4 3 4 3 5 5 0 4 4 3 1 4 3 3 3 0 5 3 5 2 3 5 2 3 0 1 1 0 1 3 0 2 3 4 2 4 2 2 4 3 0 3 4 0 3 5 2 5 0 5 4 2 3 1 0 2 0 2 1 3 2 0 4 3 0 4 4 5 2 2 1 3 1 2 4 4 3 3 1 3 0 4 4 2 3 3 1 2 4 5 1 0 5 3 1 2 1 5 4 5 5 5 2 2 1 5 3 2 2 1 5 0 5 3 5 5 0 2 4 1 4 2 3 4 3 3 0 1 3 4 3 0 1 1 2 5 3 5 1 2 3 5 4 1 5 2 4 0 4 5 4 5 4 4 5 5 1 3 0 5 3 5 5 0 3 3 2 2 2 2 5 3 1 2 4 2 2 4 5 2 4 0 0 4 4 4 2 0 5 4 3 0 4 2 2 2 0 0 0 4 4 0 2 4 4 1 1 1 5 2 4 4 0 5 2 4 4 4 1 2 4 4 1 4 2 1 0 1 2 3 2 4 5 2 3 1 3 1 3 5 0 3 1 3 0 1 1 3 4 1 4 2 2 4 1 5 3 5 2 0 1 1 1 1 0 2 1 5 2 4 4 3 4 4 2 3 5 5 4 2 2 2 3 2 2 0 3 3 1 5 5 0 2 4 3 4 4 2 3 4 0 0 1 1 4 1 1 2 3 2 3 4 1 3 4 2 2 0 2 2 2 0 5 5 3 3 1 0 1 3 2 3 2 1 3 1 1 2 2 3 5 2 3 1 4 5 1 2 0 0 4 3 2 2 2 1 2 2 0 0 2 2 5 3 2 2 4 2 2 1 3 3 2 1 3 5 3 2 5 3 5 1 3 4 4 2 3 1 2 1 0 2 5 1 2 2 1 2 4 3 3 3 2 3 3 5 1 5 1 2 5 4 4 3 3 0 4 5 1 1 4 3 5 4 1 3 1 2 2 1 4 5 5 3 2 2 4 1 1 4 1 3 1 3 2 4 4 4 1 2 3 3 2 3 3 3 4 4 4 1 4 4 5 5 1 4 0 1 1 1 3 4 2 0 3 0 4 3 4 3 1 1 3 1 0 1 3 4 0 1 4 1 1 5 0 5 0 2 3 1 2 0 2 0 3 5 4 3 5 2 3 2 3 0 1 1 4 2 1 0 1 1 1 0 1 4 1 0 5 2 1 3 3 5 3 5 0 3 1 3 2 0 3 1 2 2 1 1 1 4 3 3 2 0 2 1 1 3 3 1 4 4 3 2 0 2 4 0 0 4 2 1 3 3 3 3 0 5 5 3 3 3 4 4 3 2 3 1 2 2 3 4 1 3 4 2 3 3 1 4 5 2 3 2 0 0 1 0 3 3 4 3 2 0 3 0 1 3 2 0 4 2 1 1 4 4 1 0 0 4 2 2 3 3 5 2 4 5 4 4 5 5 0 4 4 3 2 0 3 3 2 2 5 0 4 3 4 1 2 3 1 1 4 4 2 4 5 2 0 1 1 4 0 5 1 0 4 3 3 0 4 3 5 4 2 3 1 3 3 5 0 2 2 5 3 2 5 4 0 3 4 2 3 4 2 0 5 3 2 5 5 3 1 1 4 2 2 1 1 5 2 3 1 1 4 4 1 1 5 4 4 1 3 2 3 2 3 0 4 2 1 1 3 2 1 1 4 5 4 1 3 5 3 3 1 4 2 1 4 5 4 1 2 2 2 2 4 3 1 2 2 2 2 3 1 2 3 2 5 3 0 3 1 3 2 0 2 5 3 3 4 3 3 4 3 1 2 4 3 3 2 0 1 4 3 0 4 1 0 4 3 1 3 2 4 2 0 4 0 1 3 1 2 5 3 4 3 1 1 1 4 1 3 1 1 3 5 4 3 4 2 2 0 1 4 3 2 1 2 2 4 4 4 4 4 4 1 3 1 5 2 5 4 2 3 2 0 1 4 3 1 3 3 4 1 2 0 1 4 4 1 3 2 4 3 1 4 1 3 1 3 1 0 3 3 3 4 1 4 3 2 2 2 5 3 4 0 0 2 5 0 4 1 2 0 2 2 0 2 1 2 4 0 0 1 1 4 3 5 1 4 5 3 0 1 3 3 4 3 1 1 5 2 2 4 1 4 0 4 5 1 1 1 4 0 0 1 1 5 2 2 0 5 4 3 0 1 1 4 4</text:p>
          </table:table-cell>
        </table:table-row>
        <table:table-row table:style-name="ro1">
          <table:table-cell office:value-type="string" calcext:value-type="string">
            <text:p>1 3 3 0 2 1 3 1 3 2 3 2 1 3 5 0 5 0 4 2 2 1 1 4 3 4 0 5 5 5 3 4 2 2 3 5 3 5 0 2 3 1 4 5 4 5 3 3 2 3 0 2 2 5 3 3 4 2 1 2 4 2 0 0 5 1 2 4 1 1 4 1 1 0 2 2 1 3 4 3 1 5 4 0 1 0 4 0 2 4 4 3 4 4 1 1 4 4 3 3 3 0 5 4 0 2 3 2 5 1 3 4 1 4 3 2 3 3 2 2 3 2 2 1 5 2 2 1 1 5 0 2 0 4 1 0 3 1 5 5 2 5 2 4 3 4 5 0 4 4 0 1 3 2 4 5 3 3 4 2 2 4 4 3 5 3 2 0 3 1 0 1 2 2 5 1 3 1 5 4 3 3 5 2 3 3 1 4 4 0 3 2 0 3 3 4 1 1 3 0 5 5 3 2 1 1 0 1 3 3 4 2 1 3 3 3 2 2 5 2 2 5 5 4 2 1 4 4 4 0 3 2 4 2 1 4 4 4 2 3 2 4 2 1 2 4 2 0 1 4 4 0 2 5 0 5 1 5 0 1 2 3 0 4 0 0 3 5 3 0 1 1 4 4 1 0 3 3 0 2 1 2 2 2 0 3 4 0 4 1 1 3 3 3 2 4 5 5 3 2 3 0 0 5 2 0 0 5 2 3 2 3 4 3 3 3 2 3 3 4 5 3 4 0 3 2 5 1 2 1 2 4 2 5 0 3 5 0 2 1 2 3 1 4 2 2 1 0 3 2 5 3 1 3 4 5 3 4 5 3 0 1 1 5 1 2 2 1 5 3 3 2 4 3 2 5 3 4 3 2 3 2 0 3 3 1 4 3 4 1 3 2 3 3 1 0 3 3 1 5 2 3 5 2 3 1 3 0 2 2 4 4 2 5 5 4 3 1 4 2 3 1 0 3 1 4 1 4 3 3 2 4 1 2 4 3 0 2 4 0 1 4 2 4 1 2 2 2 5 3 5 5 0 4 3 1 4 3 1 1 3 3 2 2 1 3 1 4 3 5 3 4 0 3 3 0 1 1 2 0 0 3 4 0 5 5 3 3 3 2 1 1 1 1 3 1 0 3 3 2 2 2 4 0 0 2 2 4 1 0 1 1 3 2 3 3 1 4 2 1 3 3 5 0 2 2 2 0 3 3 2 0 2 5 4 1 0 2 1 2 2 3 1 3 1 2 1 4 3 2 2 0 5 5 3 3 3 0 1 1 4 1 4 5 0 0 5 4 2 5 4 1 1 0 4 5 3 5 2 1 0 1 1 4 3 1 1 3 0 3 3 1 3 2 4 1 2 4 3 2 4 4 2 2 5 1 2 5 0 1 4 1 1 2 4 3 4 0 2 2 1 4 3 2 0 2 5 3 0 4 3 3 2 4 0 4 3 5 4 5 3 1 4 1 2 5 3 4 1 5 5 4 3 2 1 1 2 0 3 1 3 1 5 2 4 1 4 1 2 1 2 4 2 5 1 1 2 0 3 3 4 4 4 2 1 1 5 3 1 3 5 3 4 4 3 3 1 2 2 1 4 1 1 2 1 3 0 5 3 2 4 2 4 2 2 2 1 3 4 3 2 4 2 5 3 2 4 2 2 3 4 2 5 2 3 3 3 0 4 4 1 3 1 2 5 2 2 1 3 3 4 2 4 4 4 4 5 2 3 2 1 2 4 1 2 3 4 1 3 5 3 0 1 3 3 2 1 1 5 5 5 2 3 2 3 1 0 5 3 4 2 3 4 3 1 0 1 2 0 0 1 1 1 3 5 4 1 0 1 2 1 4 0 2 0 3 5 3 1 4 3 5 1 2 2 4 1 1 5 5 3 1 2 3 1 2 1 2 0 2 2 1 1 2 1 3 1 4 5 4 3 4 3 1 1 5 5 4 4 4 3 3 1 4 4 2 1 4 2 1 5 4 5 2 0 3 0 1 2 2 4 2 2 2 0 0 0 3 5 3 1 3 3 2 4 0 4 0 5 3 3 2 2 1 1 1 3 4 5 0 2 3 2 2 0 4 0 3 2 3 0 5 0 5 4 2 1 5 3 5 3 4 3 2 3 5 1 2 0 5 3 0 3 3 1 2 5 1 3 2 2 2 5 2 2 4 1 3 3 2 3 4 2 3 4 5 2 1 3 5 4 4 0 4 1 4 4 4 3 1 3 0 5 4 4 4 2 2 2 4 1 4 4 4 4 0 3 3 0 3</text:p>
          </table:table-cell>
        </table:table-row>
        <table:table-row table:style-name="ro1">
          <table:table-cell office:value-type="string" calcext:value-type="string">
            <text:p>5 4 0 3 2 4 4 2 1 3 5 5 3 3 4 3 1 4 5 5 3 3 3 3 1 0 2 4 3 5 4 0 1 5 3 5 2 0 1 2 4 5 1 3 5 4 0 2 4 5 3 3 5 2 0 2 4 5 5 3 1 2 3 5 5 1 0 2 4 5 3 2 0 2 5 0 5 0 0 5 1 0 4 0 4 1 2 2 5 4 3 0 4 4 3 0 1 2 1 3 3 2 2 4 3 1 3 5 0 5 2 3 3 0 4 5 0 0 4 5 1 1 0 1 4 3 4 2 5 5 2 2 2 0 1 4 2 1 3 4 0 2 3 3 5 5 4 2 4 1 3 3 0 2 5 3 1 0 0 5 4 2 1 1 5 3 5 3 3 3 5 3 2 2 4 0 2 0 4 3 3 3 2 0 5 2 4 4 1 2 3 5 4 1 1 2 1 3 1 2 1 2 5 0 5 5 4 4 2 1 4 1 2 5 1 4 3 1 0 3 0 1 1 2 3 4 2 2 1 4 4 2 1 5 4 5 2 1 2 0 3 5 1 3 1 2 1 1 3 3 2 0 0 1 2 4 1 4 3 5 0 3 3 1 0 5 1 3 4 4 0 0 5 3 0 3 4 3 5 1 4 5 0 3 1 1 1 3 4 4 2 2 1 3 2 3 2 2 1 4 4 2 2 2 4 4 3 4 3 4 5 3 4 5 2 0 1 4 4 4 3 2 3 1 5 3 0 2 2 4 4 4 2 1 3 4 4 0 0 2 2 2 2 5 4 3 4 1 0 5 4 1 3 2 2 4 2 1 1 3 0 4 0 4 4 2 1 2 4 2 5 3 2 1 5 2 3 2 3 3 4 0 1 5 5 1 1 1 5 1 3 0 1 5 3 5 2 1 2 1 5 1 0 2 1 0 5 3 2 3 2 3 4 0 2 4 4 3 2 4 0 0 2 3 2 1 2 3 1 3 1 5 2 0 5 4 2 0 0 2 2 1 1 3 3 0 2 4 3 1 1 3 3 2 5 1 1 2 1 1 2 3 5 1 2 5 0 1 0 1 2 0 1 2 2 3 1 3 2 3 2 1 2 1 2 0 3 3 3 3 1 3 4 0 2 1 1 3 0 3 2 4 2 5 4 1 1 2 1 0 3 2 0 2 2 1 0 3 2 3 2 2 2 3 1 1 2 5 5 1 1 4 5 2 4 4 3 2 2 5 2 1 4 0 3 1 2 3 4 4 4 0 1 1 1 1 1 4 0 4 2 1 4 3 1 2 2 4 2 2 0 3 4 3 4 4 0 2 1 3 1 3 4 4 2 4 3 5 4 3 2 1 2 4 5 5 0 1 5 4 4 3 2 3 1 0 2 2 5 1 4 1 4 5 0 0 2 2 3 2 2 0 3 3 5 3 3 1 3 2 4 5 1 2 1 2 2 0 1 3 3 3 4 5 3 2 0 3 3 3 2 3 2 1 4 3 1 2 3 1 1 3 0 1 2 1 3 4 4 1 2 2 1 2 1 2 4 4 2 5 2 4 4 4 3 3 4 2 1 1 3 3 5 4 3 4 0 3 2 1 2 5 5 4 2 1 3 4 5 4 3 2 1 1 1 4 2 4 4 1 3 1 2 2 2 5 4 3 3 4 4 1 5 4 1 0 1 4 4 1 3 1 4 5 3 4 1 4 2 2 1 3 4 5 5 1 2 0 2 5 3 2 4 3 3 5 3 1 3 3 3 3 4 4 2 4 5 1 2 3 3 1 2 2 3 2 0 1 3 3 1 2 1 3 4 2 2 5 4 5 0 1 4 4 2 2 5 5 0 1 4 5 1 4 0 5 3 4 2 2 3 2 1 1 1 2 0 3 5 3 3 0 2 5 1 2 0 1 2 2 3 1 0 5 1 4 4 2 3 4 2 0 3 2 1 2 1 3 3 0 1 5 3 3 5 3 3 1 4 2 5 1 2 1 4 1 1 3 2 2 2 4 1 3 3 0 3 0 4 2 1 1 4 0 0 3 2 1 3 4 4 2 4 1 5 3 1 0 2 4 2 5 4 0 3 4 1 5 1 1 2 4 2 5 3 0 4 2 1 4 4 2 0 5 2 3 4 3 5 5 0 1 4 0 1 1 0 3 3 1 2 3 3 3 1 1 4 0 0 2 4 3 0 3 0 2 4 0 5 1 0 2 4 3 2 3 2 2 4 0 3 4 1 3 1 4 0 4 2 1 3 0 3 2 0 5 3 2 3 1</text:p>
          </table:table-cell>
        </table:table-row>
        <table:table-row table:style-name="ro1">
          <table:table-cell office:value-type="string" calcext:value-type="string">
            <text:p>1 2 2 3 4 3 1 3 2 2 4 2 5 3 3 3 3 1 3 5 5 1 2 2 2 3 1 0 1 2 4 2 5 2 5 5 0 4 4 3 1 4 2 4 2 1 3 2 5 1 3 4 3 4 0 1 1 0 2 3 1 4 3 3 1 3 3 2 4 2 1 3 3 0 4 3 2 4 0 4 4 2 4 2 1 2 0 2 2 3 2 0 4 3 1 5 4 5 2 2 1 3 0 3 4 3 4 2 1 3 0 4 5 2 2 3 0 1 5 5 2 0 5 2 0 2 2 5 5 4 5 3 3 3 1 5 2 3 3 0 5 1 5 3 5 4 2 2 4 0 2 0 2 4 4 3 1 1 3 4 3 0 2 0 2 4 3 5 1 1 4 4 3 0 3 0 4 0 5 5 5 5 4 3 5 4 1 3 1 5 2 5 4 2 2 3 3 1 2 2 5 2 2 2 4 2 3 4 5 1 5 1 0 3 4 3 2 0 5 2 4 2 4 2 2 1 0 1 1 4 4 0 2 4 3 1 2 1 5 1 4 3 0 5 1 4 3 5 1 1 5 3 2 4 1 1 0 1 3 4 2 5 5 2 3 0 3 1 3 3 1 4 2 3 0 0 1 3 4 1 5 4 2 4 2 4 2 5 3 1 1 1 1 1 0 2 0 4 3 3 4 3 2 4 3 3 4 4 4 3 3 1 3 3 3 0 3 3 1 5 4 0 2 3 3 5 5 4 4 4 1 1 1 1 4 0 2 2 3 3 4 3 1 3 4 3 3 0 2 2 3 0 5 5 2 2 1 0 0 2 2 3 1 1 4 1 1 3 2 3 4 2 4 1 3 5 2 2 0 0 3 4 2 2 1 1 3 2 0 1 3 2 4 4 4 2 4 1 3 1 4 3 0 1 3 4 3 2 5 3 4 1 3 3 4 3 2 0 3 0 1 1 5 1 2 1 0 2 4 2 1 3 1 2 3 3 0 5 0 1 5 5 4 3 2 0 2 4 1 1 4 3 4 3 0 4 2 2 2 1 5 4 5 2 3 2 4 1 0 4 2 3 1 4 2 3 5 4 1 2 2 2 1 3 3 4 4 4 4 0 4 4 5 5 1 4 1 1 0 1 2 4 1 0 4 1 5 1 5 2 2 1 3 0 0 1 3 3 0 1 4 1 0 5 1 4 1 2 3 1 2 1 1 0 3 5 4 2 5 3 3 2 5 0 2 2 3 2 2 0 0 0 1 0 2 4 1 1 4 1 1 2 2 4 2 5 0 1 1 2 1 0 2 2 1 3 1 0 1 5 3 3 1 2 2 2 1 2 3 1 4 3 1 2 1 2 5 1 0 4 2 2 4 2 3 3 0 5 5 3 3 3 5 4 3 2 3 0 2 2 4 3 1 4 4 2 3 4 1 4 4 2 3 0 1 0 2 1 5 3 5 4 2 0 4 1 0 2 3 0 4 2 0 1 4 4 2 0 0 5 2 2 3 2 5 2 5 3 5 4 5 5 0 5 4 4 1 0 2 3 2 2 4 1 4 3 4 0 1 4 1 1 4 4 1 4 4 2 1 2 2 4 0 4 1 0 5 4 3 0 4 3 5 4 2 4 2 3 3 5 1 3 1 5 3 2 5 5 0 3 5 2 3 5 2 0 4 3 2 5 4 2 1 1 5 1 2 3 0 4 1 2 1 0 4 5 0 1 4 5 3 2 3 3 5 3 3 1 4 2 0 0 4 3 0 1 4 5 4 1 3 4 2 2 1 3 2 0 5 3 4 1 2 2 2 1 3 3 0 3 1 2 3 1 1 1 2 2 5 2 0 4 2 3 3 0 2 5 3 4 3 3 4 5 3 1 2 4 3 2 2 0 0 5 4 0 4 2 1 4 2 0 4 2 3 1 0 4 1 1 3 1 2 4 4 4 4 0 0 1 4 1 2 1 2 3 4 3 3 4 2 1 0 2 4 3 3 1 4 2 5 3 4 5 4 4 2 4 0 4 1 5 4 2 3 2 0 2 3 3 0 3 2 4 2 3 0 1 5 4 0 3 1 4 3 1 4 1 2 1 4 3 1 3 4 3 3 1 3 3 1 2 2 4 4 4 1 0 2 5 1 4 1 1 1 3 2 0 3 2 2 4 0 0 1 1 3 2 5 3 4 4 3 0 2 2 3 4 3 1 1 4 2 0 4 1 4 0 3 4 1 0 1 5 0 1 1 0 5 2 2 0 5 3 3 0 1 2 4 4</text:p>
          </table:table-cell>
        </table:table-row>
        <table:table-row table:style-name="ro1">
          <table:table-cell office:value-type="string" calcext:value-type="string">
            <text:p>4 2 1 2 1 2 3 3 5 1 2 1 3 5 4 2 5 4 0 1 0 2 3 3 4 2 4 1 2 3 2 2 2 0 1 1 3 2 1 5 4 4 2 2 2 3 3 4 5 0 2 1 0 4 1 1 1 4 2 1 1 5 2 2 2 5 1 1 4 3 5 2 3 1 0 4 1 3 3 5 0 3 3 1 3 1 3 2 3 2 4 3 0 0 3 5 1 2 4 4 4 4 3 1 2 0 1 4 4 3 3 0 1 2 4 4 5 3 1 4 4 1 4 3 2 2 3 3 5 1 2 3 0 3 1 3 3 5 4 1 5 3 4 0 2 2 3 2 1 5 4 3 3 1 1 1 3 0 4 4 4 4 2 3 1 3 1 0 3 4 3 2 3 2 3 2 2 0 4 3 0 0 4 1 3 3 3 3 0 4 4 4 2 1 5 4 5 4 4 1 1 5 1 1 0 1 1 2 2 5 4 3 0 1 4 1 2 4 4 3 1 5 3 2 2 3 4 3 3 4 2 4 1 0 2 2 5 4 3 3 2 1 2 3 5 1 4 1 5 1 5 2 4 1 3 1 3 0 4 2 4 4 3 4 4 3 5 1 3 2 4 2 4 0 4 1 2 4 4 2 2 0 0 0 5 3 3 1 3 2 1 1 3 5 5 0 2 5 1 2 1 1 1 0 3 2 0 4 2 3 5 1 2 3 3 2 2 5 1 3 2 3 5 0 2 3 3 2 4 3 3 2 5 5 2 0 1 3 2 0 5 1 5 4 5 3 4 1 2 0 0 4 5 4 5 2 4 3 2 5 2 5 2 3 0 1 5 2 1 4 2 0 5 2 3 1 1 2 1 2 3 3 1 4 5 4 3 1 1 5 1 2 4 2 3 4 3 3 3 5 3 1 5 1 1 2 0 0 0 3 1 3 2 3 4 1 4 2 3 2 2 1 1 4 2 3 4 3 0 5 1 0 3 5 0 2 4 2 4 3 2 2 5 2 4 5 3 4 2 2 4 5 1 0 4 5 3 1 3 4 2 1 1 0 4 1 3 2 1 1 3 5 0 4 1 2 4 4 2 5 5 2 5 0 2 3 1 4 2 1 1 2 2 0 3 0 3 4 2 1 2 4 4 4 4 3 2 3 0 5 2 1 1 1 0 3 4 3 2 1 1 5 5 4 2 1 5 2 4 0 1 3 1 1 4 3 3 1 3 1 2 1 4 0 2 2 0 2 3 5 3 4 1 4 1 2 1 2 4 5 4 5 2 1 4 3 4 5 1 4 5 1 0 4 5 3 5 2 5 2 3 1 3 1 2 4 4 4 3 0 4 3 4 0 2 2 2 1 5 2 2 1 2 2 5 2 1 3 3 4 5 2 5 1 1 5 3 1 4 4 5 2 2 1 4 3 3 2 3 2 2 1 1 2 3 4 2 2 1 1 3 2 4 0 0 2 5 4 5 3 5 5 3 1 1 4 4 3 5 3 4 5 4 5 4 5 3 1 1 4 3 1 4 3 4 4 2 0 3 0 0 2 3 1 4 1 3 3 1 2 4 2 3 2 3 4 4 2 4 5 4 2 4 2 1 5 3 1 4 3 5 4 3 4 2 3 0 2 4 0 2 1 2 2 5 5 5 2 4 2 5 4 3 1 5 4 4 3 3 2 3 1 4 2 4 5 4 4 1 3 4 2 2 2 1 1 1 0 3 1 2 1 5 3 0 2 3 1 3 2 0 3 4 3 2 3 1 1 2 0 2 3 4 3 3 3 1 4 2 1 4 0 3 5 4 2 3 1 1 2 4 0 2 4 2 1 3 4 5 4 3 2 2 4 4 5 4 3 2 2 3 1 0 3 1 3 2 1 0 3 4 4 2 5 2 2 4 5 1 4 4 2 5 3 0 0 1 4 0 5 4 2 4 5 3 1 4 3 2 4 4 3 4 4 4 0 1 4 0 1 2 5 5 5 0 1 1 5 3 1 1 4 4 3 3 0 4 2 4 5 4 4 4 4 3 1 1 4 4 4 2 3 4 3 1 3 0 3 2 3 4 5 2 1 1 4 3 1 2 4 5 1 3 2 3 5 3 5 3 3 5 4 2 5 3 1 3 1 1 1 3 3 1 1 4 3 2 2 4 0 1 3 1 1 4 3 5 4 0 1 3 2 1 3 2 4 1 4 1 1 1 4 4 5 4 3 4 1 1 3 3 3 4 2 0 0 3 0 2 4 1 4 4 2 3 3 0 3 4 1</text:p>
          </table:table-cell>
        </table:table-row>
        <table:table-row table:style-name="ro1">
          <table:table-cell office:value-type="string" calcext:value-type="string">
            <text:p>1 5 2 1 3 0 2 1 4 4 4 1 5 2 3 2 1 0 4 1 5 5 5 1 2 4 4 4 2 4 3 1 2 1 2 4 2 1 2 2 3 4 3 5 1 2 2 4 3 4 2 5 4 1 2 2 5 3 2 5 0 1 0 2 3 0 1 2 2 2 2 0 0 4 1 5 4 2 1 2 5 0 0 1 1 4 2 3 3 0 0 4 2 5 0 0 2 2 3 2 2 2 2 3 4 1 1 4 4 0 1 4 2 5 3 1 1 4 3 0 1 3 3 1 3 2 2 1 1 4 4 2 3 4 3 2 2 3 4 3 3 2 1 4 1 1 3 0 3 4 1 3 1 1 3 3 0 0 4 3 0 2 3 2 4 3 3 3 2 2 5 1 4 4 3 3 0 1 1 4 5 0 0 5 0 1 3 2 5 5 2 2 4 1 4 4 2 2 0 0 3 4 4 4 2 3 3 1 3 2 2 4 5 2 3 4 4 3 5 3 3 0 3 2 4 0 2 5 0 2 1 5 5 0 2 1 1 3 5 0 1 4 2 3 0 4 0 2 3 3 2 4 5 1 3 2 3 4 3 3 2 2 2 2 1 0 4 1 4 4 2 3 4 5 5 1 3 2 1 4 2 1 0 3 1 4 1 4 1 3 1 5 1 3 4 1 1 5 2 1 4 1 0 1 1 4 2 0 2 5 1 0 3 4 2 2 0 4 4 3 1 4 5 0 0 1 3 1 3 3 5 5 3 5 1 0 3 4 3 2 1 1 2 5 4 5 1 1 2 3 2 3 1 2 4 4 1 3 3 4 3 5 3 4 3 3 1 2 1 1 5 3 3 0 0 2 1 3 1 3 2 1 2 3 3 2 5 3 3 1 3 4 2 2 5 5 2 2 1 3 1 0 1 1 4 1 3 4 2 4 0 4 2 2 1 4 4 1 3 2 4 3 1 5 2 2 2 1 2 1 5 5 0 5 1 1 2 5 4 4 3 0 4 1 4 2 1 1 5 2 2 3 3 5 4 2 1 3 1 1 2 4 4 2 4 0 5 1 3 5 3 3 3 1 3 0 5 5 4 2 2 3 3 1 3 3 0 2 3 4 3 1 4 2 0 0 4 4 1 5 5 2 1 2 0 2 0 1 4 4 4 2 2 5 0 0 2 2 1 3 3 3 5 4 2 1 3 4 5 3 4 3 1 2 3 5 2 2 3 5 1 5 3 2 5 5 1 5 0 3 5 0 5 3 3 2 1 2 3 5 3 4 3 3 1 5 1 1 4 0 2 4 4 1 1 5 1 3 4 5 3 2 4 5 3 5 2 1 1 4 2 0 3 3 1 0 1 2 1 4 0 2 5 2 3 2 3 4 1 1 5 1 5 1 5 3 1 2 2 3 3 1 4 4 3 2 3 4 0 3 4 0 1 3 5 2 5 2 3 1 1 4 3 4 1 3 4 4 4 4 5 5 3 5 4 1 3 2 3 4 4 2 5 1 5 2 3 5 1 1 4 4 3 4 4 0 4 4 3 2 4 0 4 5 5 1 2 1 3 3 3 5 5 2 2 4 1 5 0 1 2 0 0 3 2 2 1 4 4 2 1 1 4 0 4 5 3 2 1 4 3 3 3 5 3 3 4 2 3 0 1 1 4 4 1 1 3 4 4 2 5 1 1 4 1 5 1 1 5 5 4 3 1 1 1 4 2 2 5 0 4 1 5 4 4 2 2 4 5 2 5 3 4 1 1 1 3 0 1 1 2 2 5 5 2 5 1 2 3 0 1 3 1 1 2 3 3 0 2 2 3 1 1 1 5 4 1 3 3 0 3 3 0 5 1 1 5 2 1 5 1 4 1 3 3 2 1 3 3 1 5 0 2 2 2 4 1 3 3 1 2 1 3 1 4 4 5 2 1 5 5 2 4 3 3 2 2 0 1 3 0 0 3 3 4 2 4 2 2 4 2 0 5 3 1 4 4 5 3 1 5 1 5 1 4 2 2 1 4 2 1 1 4 3 3 3 1 4 5 1 3 4 3 1 0 3 3 3 4 2 3 2 0 2 2 1 0 5 0 1 3 1 0 5 1 1 3 4 3 1 1 4 3 5 2 3 1 2 1 5 3 4 2 5 2 2 4 3 5 0 5 1 2 1 4 1 2 0 3 0 0 1 1 5 3 4 1 4 5 3 5 4 1 1 3 1 1 3 4 3 5 3 2 3 5 3 2 4 2 3 1 0 1 1 3 3 5 2 5 0</text:p>
          </table:table-cell>
        </table:table-row>
        <table:table-row table:style-name="ro1">
          <table:table-cell office:value-type="string" calcext:value-type="string">
            <text:p>5 5 2 3 2 4 3 2 1 2 5 5 3 4 3 5 2 4 5 4 3 2 3 3 2 2 2 3 3 5 3 1 2 5 4 5 3 1 1 3 5 5 1 4 5 4 1 3 4 4 3 3 5 3 0 3 3 5 4 3 1 3 3 4 5 0 2 2 3 4 2 1 1 3 4 0 4 0 1 4 1 0 3 2 5 3 2 3 4 4 3 2 4 5 4 0 1 1 2 2 4 2 0 5 3 1 3 5 2 5 2 2 4 2 4 4 1 0 4 5 1 1 1 2 4 3 3 1 5 5 0 2 3 0 1 3 2 1 2 5 0 3 3 4 4 3 5 1 4 0 3 1 0 1 3 1 1 0 1 4 5 3 0 1 4 1 5 3 3 3 5 2 3 2 3 0 3 1 3 4 2 2 2 0 5 2 5 3 1 2 3 5 5 1 2 3 1 3 1 2 0 2 4 0 5 4 4 3 3 2 5 1 1 4 1 2 3 1 0 4 1 3 2 2 2 4 2 2 0 3 5 2 1 4 5 4 2 1 2 0 4 4 1 3 1 2 1 1 2 4 3 0 0 1 4 3 3 4 2 5 0 5 4 0 0 4 1 4 4 4 1 0 4 4 2 3 4 2 5 0 4 5 0 3 2 1 1 0 4 4 2 2 0 2 3 3 3 2 1 3 5 1 2 2 4 3 4 5 3 5 4 2 4 4 1 0 1 4 5 4 3 1 1 2 3 3 0 3 2 3 4 4 4 2 4 3 4 0 0 1 2 3 2 5 4 1 5 1 1 4 2 0 3 3 2 4 2 0 1 3 1 3 0 4 4 3 1 2 3 3 4 3 2 1 5 2 3 3 1 3 3 0 0 4 5 0 1 2 5 1 2 0 1 5 3 5 1 1 2 2 4 1 1 2 1 1 4 5 3 1 1 4 4 2 1 5 4 3 3 4 1 1 1 4 2 3 2 3 1 2 1 5 2 0 4 4 2 0 0 3 0 2 1 3 4 0 3 3 3 0 1 4 3 2 4 1 0 2 1 2 3 3 5 1 2 4 1 0 2 1 4 1 0 2 3 3 1 4 3 4 3 0 1 1 2 0 3 2 2 3 0 2 4 0 2 3 1 3 0 3 2 5 2 4 3 2 0 3 1 0 4 3 0 1 3 1 0 2 2 3 3 2 2 2 1 0 1 5 5 1 2 5 4 2 4 5 3 2 2 3 2 1 5 1 4 1 2 3 5 3 5 0 0 1 1 1 1 4 0 4 3 2 4 4 2 1 3 3 2 2 1 2 3 3 4 3 0 2 0 3 1 1 3 4 3 5 3 5 4 2 2 2 2 3 5 4 2 0 5 4 4 2 1 3 1 0 2 1 4 1 2 1 4 4 1 1 2 2 3 2 2 1 3 2 5 3 2 1 2 3 4 5 0 2 1 2 1 1 1 4 3 3 5 5 3 2 0 3 3 3 1 3 2 1 5 4 2 0 3 0 1 3 0 1 2 2 3 5 3 2 1 2 0 5 1 2 4 3 2 5 1 3 4 5 3 3 4 2 1 1 2 3 5 5 4 4 1 1 1 0 2 4 4 4 2 1 2 5 5 4 2 3 1 2 1 3 2 5 5 2 2 1 0 2 1 5 4 3 3 4 4 1 5 4 0 0 1 2 4 2 3 2 4 4 3 5 1 3 1 2 1 3 3 5 4 1 2 0 3 5 2 3 5 2 3 5 3 1 2 3 2 3 5 4 1 4 5 1 2 3 3 0 2 1 2 1 0 1 4 5 1 1 1 2 5 1 3 4 3 5 0 1 3 3 3 2 5 5 1 2 4 5 1 4 0 5 3 5 2 2 2 3 1 2 1 2 0 4 5 5 3 1 2 4 3 2 0 1 2 1 3 1 0 5 2 4 5 2 3 4 2 1 3 3 1 0 1 3 2 0 1 4 2 3 4 3 4 1 4 2 4 0 1 1 3 2 0 2 1 2 3 3 1 3 4 1 3 0 4 1 0 0 4 1 1 3 3 1 3 5 4 2 4 2 4 3 1 1 2 4 2 5 3 1 2 4 2 5 1 1 0 4 2 5 3 0 3 3 1 3 5 3 1 4 0 4 3 2 4 4 0 0 5 0 1 1 1 4 4 0 2 5 4 2 1 0 5 0 0 2 5 3 0 4 0 1 5 1 5 0 2 2 4 2 2 3 1 1 4 0 4 4 1 4 2 5 0 4 1 1 4 0 3 4 1 5 3 1 2 2</text:p>
          </table:table-cell>
        </table:table-row>
        <table:table-row table:style-name="ro1">
          <table:table-cell office:value-type="string" calcext:value-type="string">
            <text:p>3 4 3 0 2 1 4 1 3 3 3 2 2 3 3 1 5 0 4 3 3 2 0 3 3 4 0 4 4 5 2 5 1 2 3 4 1 4 0 3 2 2 4 5 4 5 3 3 2 3 2 2 2 4 4 2 5 2 0 2 5 3 0 1 4 0 2 3 3 2 4 1 2 1 3 1 1 3 4 3 0 4 3 0 2 2 4 0 2 3 3 2 2 5 1 1 4 4 2 3 3 1 5 5 1 2 3 2 5 1 3 3 1 4 3 2 4 3 2 2 3 2 2 0 4 2 1 1 1 5 0 2 1 5 2 2 4 2 5 4 1 5 3 4 3 5 5 1 5 3 0 0 3 1 3 5 3 2 4 0 2 4 4 4 3 4 1 0 4 1 1 1 1 2 5 1 3 1 5 5 4 3 5 2 2 3 1 3 4 1 3 3 0 3 3 4 2 2 3 0 5 4 3 1 1 1 2 2 4 4 4 3 1 3 2 4 2 3 5 3 2 5 5 4 2 2 4 4 5 1 4 3 5 3 2 4 4 5 1 4 1 5 2 1 2 4 1 0 2 4 2 1 2 4 1 5 1 5 1 1 3 4 1 5 0 1 4 5 4 2 1 1 5 4 1 1 2 3 0 2 2 1 2 1 1 3 3 1 4 1 2 4 3 4 2 4 5 5 4 2 3 1 0 5 3 0 1 5 3 3 2 4 5 3 3 4 3 3 3 4 5 5 4 1 3 3 4 1 2 2 1 4 1 4 1 2 3 1 2 2 3 3 0 5 3 2 1 0 1 2 5 4 2 3 4 4 2 3 5 3 0 0 0 4 1 3 2 2 5 3 2 1 3 3 1 5 4 4 4 3 2 2 1 4 4 0 3 5 4 0 3 1 2 3 2 0 2 2 2 4 2 4 5 0 3 1 3 1 1 1 4 4 2 4 4 3 5 2 4 2 3 1 0 4 1 4 1 5 3 3 3 4 1 2 5 4 1 2 5 0 1 4 2 3 1 1 2 2 5 1 4 5 0 5 2 1 4 3 1 2 1 2 1 2 1 3 0 4 2 5 2 4 0 3 3 0 1 2 2 0 0 3 4 0 4 4 4 2 3 3 0 1 1 0 4 0 0 3 3 1 2 3 5 0 1 1 3 5 1 0 1 1 3 2 2 3 1 4 2 1 2 3 5 1 3 1 3 0 3 4 2 0 1 5 4 2 0 2 1 1 1 4 1 2 1 3 2 4 3 3 1 1 4 4 5 4 2 0 1 2 5 0 4 5 0 0 5 4 2 5 4 1 1 0 3 4 3 5 2 3 0 2 1 5 3 1 2 3 1 3 3 0 2 3 3 0 3 3 2 1 3 4 3 2 4 0 2 4 1 3 5 0 2 1 4 2 4 0 1 3 1 4 4 1 0 2 5 3 1 4 3 3 2 3 0 4 3 5 5 4 4 1 3 1 2 4 3 4 1 3 5 2 3 1 1 2 3 1 2 1 3 2 5 2 5 1 4 0 1 1 2 5 0 5 0 0 2 0 3 3 3 4 4 3 0 1 5 3 2 3 4 3 3 4 2 3 0 3 3 1 4 1 2 3 1 4 0 5 3 3 3 3 3 3 2 2 1 3 5 3 2 5 2 4 5 2 4 3 4 3 4 1 4 2 3 3 3 0 5 3 1 3 1 2 5 3 2 1 3 3 4 3 4 5 5 4 5 2 2 3 1 2 4 1 2 3 4 1 3 4 4 1 1 2 3 2 2 1 5 4 5 1 4 1 3 0 1 4 2 5 2 2 4 4 1 0 0 2 0 1 2 2 0 4 5 4 1 0 1 1 0 4 0 1 0 3 5 3 1 5 4 4 1 2 2 5 0 0 5 4 2 2 1 3 2 3 1 1 1 2 2 1 3 3 2 3 1 4 5 5 4 3 1 1 0 4 5 3 4 4 2 4 1 3 4 2 1 3 2 1 4 4 5 2 0 3 0 0 0 1 3 2 2 4 2 1 0 4 4 3 0 3 3 2 4 0 4 1 5 3 2 2 4 0 0 1 4 5 5 0 2 3 3 2 2 5 1 3 1 3 0 5 1 5 5 2 2 5 3 4 3 3 2 1 3 4 1 2 1 5 2 0 2 3 1 2 5 1 3 4 2 0 5 1 3 5 1 4 3 1 2 5 1 3 4 5 2 1 2 3 5 4 0 3 1 4 4 5 3 2 3 0 5 5 4 2 1 2 3 3 1 4 3 3 4 2 4 3 0 3</text:p>
          </table:table-cell>
        </table:table-row>
        <table:table-row table:style-name="ro1">
          <table:table-cell office:value-type="string" calcext:value-type="string">
            <text:p>2 2 2 5 3 3 1 2 3 3 3 2 5 5 2 3 2 1 2 5 5 0 2 2 3 4 1 0 2 2 4 3 4 3 5 5 0 4 5 2 2 4 3 4 2 0 3 2 5 2 3 5 4 2 0 1 1 0 1 3 0 3 4 4 2 4 3 2 3 2 1 4 5 0 3 4 3 5 1 4 4 2 3 0 1 2 0 2 1 3 2 1 5 3 1 5 4 4 2 1 0 3 0 3 4 4 3 3 2 2 0 4 4 2 3 1 0 2 4 4 0 0 4 2 1 2 1 5 5 5 5 5 3 2 2 5 1 2 3 0 5 0 4 3 5 4 1 1 4 0 3 0 3 3 4 3 1 1 3 4 3 0 2 0 2 4 2 5 1 1 4 5 3 2 5 1 4 0 5 5 5 4 2 3 5 4 2 3 1 5 2 5 5 2 2 3 3 1 2 2 4 2 2 3 4 3 2 4 5 1 4 1 0 4 3 3 3 0 5 3 3 1 5 2 2 2 0 0 1 4 4 0 1 4 4 2 2 1 4 1 5 3 1 5 0 4 4 5 0 2 4 2 1 4 2 2 0 1 2 3 2 5 4 2 3 1 3 0 4 5 1 5 0 2 1 1 1 3 5 2 4 3 3 4 1 4 2 4 3 1 2 1 1 1 0 2 1 5 4 4 4 4 3 5 3 2 5 5 4 2 3 1 4 1 3 1 5 3 2 4 4 0 2 4 3 5 4 4 4 3 0 1 1 0 5 0 2 1 3 3 4 3 1 3 3 1 2 1 2 3 4 0 5 3 1 2 1 0 1 2 1 1 2 1 2 1 1 1 3 3 3 2 4 0 4 5 2 1 0 0 3 2 2 2 1 0 2 1 0 0 3 2 3 3 3 1 4 3 2 1 4 3 2 1 3 5 3 2 5 3 4 0 3 4 3 2 3 1 1 0 0 1 5 1 3 2 0 2 4 2 2 4 2 3 4 5 1 5 0 1 5 4 3 3 4 0 2 4 1 2 4 3 4 4 1 4 2 2 2 2 4 4 5 2 3 1 4 0 2 3 1 4 1 3 2 3 5 4 2 2 3 3 2 3 4 3 4 4 4 1 5 5 5 4 2 3 0 1 1 1 2 4 3 1 3 0 4 2 4 2 2 0 3 0 0 1 3 3 0 1 3 0 0 4 2 5 0 3 4 1 1 1 1 0 3 4 4 3 4 2 4 2 4 1 3 1 2 2 1 0 0 0 1 0 2 5 1 0 5 1 2 4 3 5 3 5 0 3 2 2 2 1 2 2 1 2 1 0 1 5 3 2 0 0 2 1 1 2 3 0 5 4 2 2 0 2 4 2 0 4 2 0 4 3 4 2 1 4 5 4 3 2 4 3 3 2 3 1 3 1 4 4 1 3 4 3 3 3 1 5 4 3 2 1 0 0 3 1 3 2 3 3 2 0 4 1 0 3 2 0 4 3 0 1 4 3 2 1 0 4 3 2 3 3 5 1 5 4 5 4 5 4 0 5 4 4 2 0 2 2 2 3 4 1 5 4 4 1 1 4 1 1 5 4 1 4 5 2 1 2 1 4 1 5 2 1 4 3 2 1 5 3 5 4 1 4 2 3 2 4 2 3 1 5 2 0 5 5 1 4 5 1 3 5 3 0 4 3 2 4 5 3 1 2 4 2 3 2 1 5 1 3 2 0 4 4 1 2 4 4 3 2 4 2 4 3 2 0 5 1 1 0 3 2 0 1 4 5 4 2 4 4 2 3 2 3 1 0 5 4 5 1 3 2 2 1 2 3 0 3 1 1 3 2 2 2 3 1 5 4 0 4 2 4 3 1 1 5 4 4 4 3 3 4 4 0 2 3 3 2 1 0 1 5 2 0 4 1 1 4 2 1 4 3 4 1 0 4 0 1 2 1 2 5 4 5 4 0 0 1 4 0 3 2 0 4 3 2 3 4 2 2 0 3 4 3 3 1 2 2 4 4 3 5 4 3 2 3 0 5 1 5 4 2 3 2 0 2 3 3 1 4 2 4 1 3 0 0 4 5 1 4 1 4 3 1 4 1 3 1 5 2 1 3 4 2 4 1 4 3 1 2 2 4 3 4 1 0 1 5 0 3 0 1 0 3 1 1 2 3 2 5 1 1 0 2 3 3 5 1 3 5 2 0 2 3 4 3 2 1 0 4 1 1 3 1 4 0 3 4 1 0 2 5 0 1 0 0 5 4 2 0 5 5 4 0 1 1 4 5</text:p>
          </table:table-cell>
        </table:table-row>
        <table:table-row table:style-name="ro1">
          <table:table-cell office:value-type="string" calcext:value-type="string">
            <text:p>2 3 2 5 4 2 1 2 2 3 3 2 4 5 3 2 3 1 2 5 5 1 2 4 3 4 2 0 1 2 4 3 4 3 5 4 1 3 4 3 2 5 3 3 2 0 3 2 4 1 3 4 3 3 1 1 1 1 1 4 1 2 4 3 2 4 3 2 4 2 1 2 4 0 4 4 3 4 0 5 4 1 4 1 0 1 0 3 3 3 2 0 4 3 0 5 4 4 2 2 1 4 0 3 4 4 4 3 1 3 0 5 4 3 4 2 0 3 4 5 1 1 5 2 1 2 1 4 4 4 4 5 2 2 1 5 2 3 3 0 5 1 4 3 5 4 0 1 4 1 3 0 3 3 4 3 0 0 3 4 3 1 2 0 2 4 2 5 1 2 4 5 3 2 5 1 4 1 4 4 5 5 4 5 5 4 2 2 1 4 3 5 4 1 2 2 3 1 1 3 5 3 1 1 4 2 3 5 4 0 4 2 0 4 3 3 2 0 5 4 3 1 4 1 2 1 0 1 1 4 4 1 1 4 4 2 2 1 4 0 4 4 0 5 1 3 4 5 0 2 4 3 2 5 2 0 1 2 2 3 2 5 5 2 2 1 4 2 4 5 1 3 1 3 0 0 0 3 4 0 5 3 3 4 2 4 3 5 3 2 1 0 1 1 0 2 0 5 2 3 4 3 2 4 2 3 4 5 3 2 3 1 4 3 2 1 4 3 2 5 4 0 2 4 4 5 5 3 4 4 1 1 2 1 3 1 0 2 4 3 3 3 1 3 4 3 3 0 2 3 2 1 5 5 2 1 1 1 1 3 3 2 3 1 3 1 1 3 3 3 4 2 4 0 4 5 1 1 1 0 3 2 2 2 1 1 3 1 0 1 3 2 5 3 3 1 5 2 3 2 4 4 1 0 3 4 3 2 5 2 4 1 2 3 4 2 3 1 1 0 0 1 5 0 1 1 1 3 4 3 1 4 2 3 3 4 1 5 1 1 3 4 4 4 3 0 3 5 2 0 4 3 4 4 0 5 2 1 3 1 5 5 5 3 2 1 4 0 1 3 2 3 2 4 2 4 5 3 2 2 2 3 1 3 4 4 4 4 4 0 4 4 5 5 2 3 1 1 1 1 3 4 3 0 3 1 5 2 4 2 2 1 3 0 0 1 3 4 1 2 4 1 0 5 2 4 0 4 3 1 1 1 1 0 3 5 4 3 5 4 4 2 5 1 2 1 3 2 2 2 1 0 1 0 1 2 1 1 5 2 1 3 2 4 2 5 0 2 2 4 2 0 2 2 1 3 1 0 0 4 4 4 1 1 1 1 0 2 3 1 4 4 3 2 1 1 4 3 1 4 2 1 4 2 4 2 1 4 5 3 4 3 5 3 3 2 2 0 2 1 4 3 0 4 4 2 4 3 1 3 4 2 3 2 0 0 2 1 4 3 4 4 2 0 3 2 1 3 2 0 3 2 1 2 4 2 1 0 0 4 2 2 2 2 5 2 4 4 4 4 5 5 1 5 4 4 0 1 1 3 3 3 5 1 5 4 4 0 2 3 1 1 4 4 1 4 5 2 1 2 1 4 0 4 1 0 5 4 3 0 4 4 5 5 1 4 2 4 2 4 1 3 1 4 2 2 5 5 0 3 4 1 3 5 2 0 5 3 2 5 5 3 2 1 5 1 2 1 1 5 2 2 0 0 4 5 0 1 4 5 4 3 2 2 4 3 3 0 5 3 1 0 3 3 0 1 4 5 5 1 4 5 3 2 2 2 2 0 4 4 5 1 2 4 2 2 3 3 0 4 1 1 3 2 2 2 3 1 5 3 0 3 2 3 2 0 2 4 4 3 4 2 3 4 3 0 2 5 4 2 1 1 0 5 3 1 5 1 1 4 3 1 4 2 4 1 0 4 0 1 2 1 2 4 4 4 4 0 2 1 3 1 2 2 2 3 4 3 3 4 2 2 0 2 4 3 3 2 4 1 5 3 4 4 3 3 1 3 0 5 2 5 4 2 4 3 0 3 3 4 0 3 3 3 1 4 1 0 4 4 0 3 2 4 4 0 5 1 3 1 4 2 1 2 4 4 3 1 5 2 1 2 1 4 3 5 1 0 2 4 0 5 0 1 0 3 1 1 4 3 2 4 0 0 0 1 3 3 4 2 4 5 3 0 2 2 3 3 3 1 1 4 2 1 4 1 5 0 3 5 0 1 0 4 1 1 1 0 5 3 2 0 5 5 3 0 1 1 4 5</text:p>
          </table:table-cell>
        </table:table-row>
        <table:table-row table:style-name="ro1">
          <table:table-cell office:value-type="string" calcext:value-type="string">
            <text:p>1 4 0 0 3 0 1 1 4 3 3 2 5 2 2 2 1 0 4 1 4 4 5 0 2 4 4 3 0 5 3 1 2 1 3 5 3 0 2 2 4 4 2 5 1 1 1 4 3 4 2 5 3 0 2 1 5 4 2 4 0 1 2 2 3 1 1 2 2 2 2 0 0 3 0 5 3 1 0 1 4 1 1 2 0 3 1 3 3 0 0 3 2 5 1 1 2 2 2 2 2 1 1 3 4 2 1 3 4 1 1 4 1 5 1 1 1 4 3 0 0 5 2 2 3 2 1 0 0 4 3 3 2 3 4 2 3 3 5 2 4 3 1 4 0 1 3 0 3 3 2 3 1 1 4 2 0 0 4 3 0 1 1 2 5 4 1 2 1 2 4 0 3 4 3 4 0 3 0 3 3 1 0 5 0 1 4 2 5 5 2 3 4 2 2 4 3 2 0 0 2 3 3 4 2 5 4 1 3 1 4 4 5 2 4 3 5 2 4 4 4 1 3 1 4 0 0 4 0 3 1 4 5 1 2 1 0 2 4 2 2 4 3 2 1 5 1 2 3 2 1 4 5 1 3 1 2 5 2 4 2 3 2 3 1 0 3 2 4 4 1 3 4 4 5 1 4 2 2 4 1 3 0 3 0 5 1 4 0 2 1 4 0 2 4 1 1 3 2 1 5 1 0 1 1 5 1 1 1 5 1 1 3 4 2 1 0 4 4 2 0 4 5 1 1 0 3 2 3 3 4 5 3 5 1 1 3 3 3 3 0 2 3 3 4 4 1 2 3 2 3 3 1 2 3 4 2 3 2 5 2 4 4 4 4 5 2 2 1 1 5 3 2 1 0 2 0 3 1 3 1 1 3 2 3 2 5 2 3 0 3 4 2 2 4 5 1 3 0 2 1 1 1 1 4 2 4 3 2 5 0 4 3 2 1 4 5 3 3 1 4 3 0 5 2 1 3 2 2 1 4 5 3 5 1 1 1 5 5 5 2 1 4 1 4 3 2 1 5 3 2 3 4 4 4 2 1 3 1 2 1 4 4 2 4 0 5 1 3 5 3 4 4 0 4 1 5 5 4 1 3 3 3 2 3 4 0 2 3 3 3 1 3 2 1 0 4 4 1 5 5 1 1 1 0 2 0 1 4 5 3 2 1 3 1 0 2 1 1 2 4 3 5 4 1 2 2 4 4 3 4 4 1 3 1 4 1 2 2 5 1 5 2 3 5 5 1 4 0 3 4 0 4 2 3 2 1 3 2 4 3 4 5 4 1 3 0 3 3 0 2 4 3 1 1 4 1 2 4 5 4 1 4 4 3 4 2 1 2 4 3 1 4 3 1 0 0 1 1 4 0 2 5 1 3 2 4 3 2 1 5 2 4 2 5 4 2 1 1 3 2 0 5 5 3 1 3 5 0 4 5 0 1 4 5 3 4 3 4 0 0 3 2 3 0 3 3 4 4 4 5 4 3 5 3 0 3 2 3 4 4 1 4 1 4 3 2 4 0 1 4 4 3 4 4 1 4 4 3 3 3 0 5 5 4 1 2 1 3 2 3 4 5 2 2 4 1 5 0 2 2 1 0 4 3 2 2 4 4 1 0 1 4 0 5 5 1 2 1 5 2 3 3 5 1 2 4 2 4 1 0 2 4 4 2 1 3 5 4 3 5 0 0 4 1 5 0 1 4 4 4 3 1 2 0 4 2 3 5 1 4 2 4 4 5 3 3 5 4 1 5 2 3 1 0 2 3 1 2 2 3 2 4 5 2 5 1 2 4 1 0 3 2 1 2 3 3 1 2 0 2 0 1 0 5 4 1 3 3 0 4 2 1 5 1 3 5 2 1 5 2 4 2 2 2 2 1 2 2 0 5 1 2 2 2 3 0 3 3 1 1 3 3 2 4 5 4 3 2 4 4 2 5 3 4 2 2 1 1 2 0 0 3 3 3 3 5 4 4 4 2 1 4 2 1 4 4 5 4 3 5 2 4 1 4 2 3 1 5 1 0 1 4 3 4 4 2 5 5 1 2 4 4 1 0 4 3 3 5 2 2 2 0 1 1 0 0 5 0 1 3 1 1 4 1 1 3 4 5 0 2 5 3 5 2 4 2 2 0 4 3 3 4 5 3 2 5 4 5 0 5 0 2 1 4 1 4 1 3 0 1 1 1 5 2 4 1 4 5 3 3 5 3 2 3 2 2 4 3 3 5 3 1 3 5 2 3 3 2 3 2 0 1 1 3 4 5 2 4 1</text:p>
          </table:table-cell>
        </table:table-row>
        <table:table-row table:style-name="ro1">
          <table:table-cell office:value-type="string" calcext:value-type="string">
            <text:p>5 5 1 2 2 5 4 2 2 3 5 5 4 3 3 4 3 5 5 5 3 3 3 3 2 2 2 3 4 5 2 0 2 5 4 5 2 0 1 2 5 4 1 4 4 4 0 3 4 4 3 3 5 1 0 2 4 5 4 2 1 2 3 5 4 1 1 2 5 4 2 1 1 2 5 0 3 0 0 5 1 0 5 0 5 2 3 2 5 5 2 1 4 5 2 1 1 2 2 3 4 2 1 4 3 1 4 4 1 5 1 3 5 0 5 4 0 0 4 4 1 2 0 2 4 4 3 1 4 5 1 2 3 1 1 3 1 2 2 4 0 3 4 2 4 5 4 2 3 1 3 1 0 2 5 1 1 0 0 4 4 3 1 1 4 2 4 3 3 4 4 1 2 1 4 0 2 1 3 3 1 2 2 0 5 2 5 3 1 2 3 5 3 1 1 2 0 2 1 3 0 3 5 0 5 5 4 3 2 2 5 1 2 5 2 5 3 1 1 4 1 3 1 1 4 3 2 3 0 3 4 3 1 4 5 4 2 2 2 0 4 5 1 4 1 1 1 1 3 3 2 1 0 0 2 4 3 5 2 5 0 3 4 0 1 4 2 4 5 4 1 0 5 4 2 3 5 2 5 2 4 5 0 3 1 2 1 2 5 4 3 3 0 3 2 4 2 1 1 3 5 3 2 3 5 4 3 5 5 4 4 3 4 5 2 1 1 4 5 4 4 1 2 3 4 4 1 3 3 4 4 4 3 1 4 4 5 0 0 1 2 2 2 5 4 1 4 1 0 4 3 0 3 3 2 4 1 0 1 3 0 2 0 3 4 2 0 3 3 4 5 2 2 1 5 3 3 3 2 3 3 0 1 4 4 0 1 2 5 2 2 0 0 5 2 5 2 0 2 2 5 1 1 2 2 0 5 4 3 2 1 4 5 1 2 5 5 4 2 4 1 0 0 4 1 3 2 2 1 3 2 4 1 0 4 3 2 0 1 2 1 1 1 3 3 0 3 4 3 1 1 4 3 3 4 2 0 3 4 2 3 3 4 0 1 5 1 0 0 1 4 1 0 2 4 2 1 3 2 4 3 0 1 1 1 1 2 3 2 4 0 3 5 0 1 3 2 4 0 2 3 5 3 3 5 2 0 2 1 0 3 2 0 1 3 1 0 3 1 2 2 2 2 2 1 0 1 5 5 2 2 5 4 1 5 5 4 2 3 5 3 1 4 0 3 0 2 3 4 3 4 1 1 0 1 1 2 5 0 4 2 2 4 4 2 1 2 3 2 2 0 3 3 2 4 4 0 2 0 3 1 2 4 5 2 4 4 5 3 3 2 2 3 4 5 5 0 0 5 5 3 3 1 3 1 0 1 2 4 1 3 0 5 5 1 1 0 2 2 2 1 0 4 3 5 4 2 1 4 3 5 4 2 2 1 3 1 1 0 3 4 2 4 5 2 3 0 3 3 3 1 4 2 0 4 3 2 2 3 1 1 3 0 1 3 3 3 5 3 1 2 1 0 3 2 3 5 3 3 5 1 4 5 4 3 3 4 1 2 2 3 3 5 5 4 4 1 3 1 1 3 4 4 4 2 1 2 5 5 5 2 3 1 0 0 3 1 5 5 1 3 2 0 1 1 5 5 3 3 5 4 1 5 4 1 0 2 4 3 1 4 0 4 4 3 5 0 2 0 1 2 3 3 5 4 1 2 0 3 5 3 3 4 2 3 5 3 1 3 3 3 4 5 4 2 4 5 0 2 3 4 1 3 2 3 1 0 1 3 4 1 1 2 3 4 1 2 4 3 5 0 1 2 4 3 1 5 4 1 1 4 5 1 4 0 5 3 5 2 3 3 3 1 2 1 1 0 4 5 4 2 1 2 4 3 2 0 2 2 1 4 1 0 5 1 4 5 2 3 5 2 1 3 3 1 1 3 2 2 1 1 4 3 4 5 3 2 0 4 2 5 0 2 1 2 1 0 2 1 2 2 3 2 2 3 1 3 0 4 3 2 0 3 0 1 4 3 1 3 5 5 2 5 2 4 3 2 0 2 3 2 5 3 0 2 4 1 4 0 1 1 4 1 5 3 0 4 2 3 4 5 3 0 4 1 4 3 3 4 4 1 1 4 1 1 1 0 3 4 1 1 4 3 2 2 0 5 0 0 3 5 4 1 3 0 2 5 0 5 1 1 2 3 3 3 2 2 1 4 0 4 3 2 3 1 4 0 4 2 1 4 0 4 3 1 3 3 2 3 2</text:p>
          </table:table-cell>
        </table:table-row>
        <table:table-row table:style-name="ro1">
          <table:table-cell office:value-type="string" calcext:value-type="string">
            <text:p>5 5 2 2 2 4 3 3 1 3 5 5 3 3 3 4 2 5 5 4 3 3 3 3 2 1 1 3 3 3 3 0 2 5 3 5 3 1 1 2 4 4 2 3 4 4 1 3 5 5 3 2 4 1 1 2 4 5 4 3 0 2 4 4 5 1 1 1 4 4 3 2 0 3 5 1 3 0 0 4 1 1 4 1 5 2 3 2 5 5 2 1 5 5 3 0 2 0 1 2 4 2 1 3 3 1 3 3 1 5 1 3 4 0 4 5 1 1 5 5 2 2 0 2 3 2 3 2 5 5 2 2 3 0 1 2 2 2 2 3 0 2 2 3 3 4 4 2 4 1 3 2 1 0 5 2 1 0 1 5 5 3 0 0 5 1 4 3 2 3 5 1 2 2 4 0 2 0 3 4 2 3 2 1 4 2 5 4 0 3 3 4 4 2 1 3 0 2 1 3 0 3 4 0 4 5 4 3 3 3 5 0 2 5 1 3 3 1 0 5 1 1 2 1 4 3 1 2 1 3 4 3 0 4 5 4 3 1 3 1 3 4 1 4 0 3 1 0 3 3 2 0 0 1 3 3 3 4 3 4 1 4 4 1 0 5 2 5 4 4 0 1 5 4 1 2 5 1 5 1 4 5 0 3 1 2 2 2 5 5 2 2 0 3 2 2 3 2 0 4 4 1 2 4 4 4 3 5 4 5 5 2 4 4 1 1 1 3 5 4 5 1 2 2 4 3 1 2 3 3 4 4 3 2 5 4 5 0 0 1 1 3 2 5 4 3 4 0 0 3 2 0 3 3 2 5 2 0 1 3 0 2 0 3 4 2 0 2 2 3 4 3 2 1 5 3 2 2 1 3 3 0 0 5 4 0 0 2 5 0 2 0 1 4 4 5 3 2 3 1 4 1 0 1 2 1 5 4 3 3 0 3 5 1 2 5 3 3 2 4 1 1 1 3 1 3 2 2 1 2 2 4 1 0 4 3 2 0 0 2 0 1 0 3 4 0 3 4 3 1 1 5 3 2 3 0 0 2 2 1 3 4 5 1 1 4 0 0 1 0 3 0 0 3 3 2 1 3 3 2 3 1 3 1 3 0 3 2 2 2 0 3 5 1 3 2 1 3 1 3 1 5 2 4 3 2 0 2 1 0 3 2 0 1 3 2 1 2 2 1 2 1 2 3 2 0 2 5 5 1 2 5 4 3 4 4 2 3 3 3 1 1 4 0 4 1 2 4 4 3 4 0 1 2 1 0 1 5 0 4 2 2 4 4 2 2 3 3 2 3 0 4 4 2 5 3 0 3 1 3 1 2 3 3 2 5 2 5 5 3 2 2 2 4 5 4 0 1 4 4 4 2 2 4 1 0 2 1 4 0 4 0 4 5 0 0 1 2 3 3 2 0 3 3 5 4 2 0 3 2 4 5 2 2 1 2 1 1 0 3 3 2 4 5 2 2 1 3 2 3 1 3 2 1 4 2 1 1 3 1 1 2 0 1 2 3 4 4 4 1 3 1 1 3 1 2 5 3 2 5 2 3 4 4 4 3 5 2 1 1 3 3 4 4 4 5 1 3 1 1 3 4 5 4 1 0 2 4 5 5 2 4 0 2 0 3 3 5 5 1 3 2 0 1 1 4 3 2 3 5 4 1 5 4 0 1 1 3 3 1 3 0 5 4 3 5 1 3 0 1 1 3 2 5 5 0 1 1 3 5 3 3 4 2 3 5 2 1 2 3 3 3 5 4 3 4 5 0 1 2 3 0 2 2 2 2 0 1 4 4 0 1 2 2 4 1 3 4 4 5 0 0 3 3 2 2 4 4 2 2 3 5 1 4 0 5 3 4 2 2 3 4 0 1 0 2 0 3 5 3 3 1 1 3 2 2 1 2 2 1 3 1 0 5 1 5 3 2 3 5 2 1 2 2 1 1 2 2 2 0 1 5 2 4 5 3 3 0 3 2 5 0 0 1 3 1 2 2 1 2 2 3 1 2 3 0 3 1 4 2 1 1 3 1 1 4 3 0 3 5 4 2 4 1 3 3 2 1 3 4 2 5 4 1 1 4 2 5 0 2 1 4 1 5 4 2 4 1 2 5 5 3 1 4 1 3 4 3 5 5 0 0 5 1 1 2 0 3 4 0 1 5 4 3 2 0 4 0 0 3 5 4 1 3 0 1 5 1 5 0 2 2 5 3 4 2 2 2 5 0 3 4 1 3 1 5 0 4 1 1 3 0 3 3 1 4 3 2 3 3</text:p>
          </table:table-cell>
        </table:table-row>
        <table:table-row table:style-name="ro1">
          <table:table-cell office:value-type="string" calcext:value-type="string">
            <text:p>5 1 1 3 2 2 4 4 4 0 2 0 2 5 3 1 4 4 1 1 0 0 5 4 3 3 3 1 3 2 1 3 2 1 0 1 3 2 0 5 4 3 3 1 2 2 3 4 4 0 2 1 0 4 1 1 2 4 1 2 1 5 1 1 3 5 1 1 4 3 4 1 4 1 1 4 1 3 2 4 0 4 3 1 4 0 4 1 3 1 4 2 0 1 2 3 2 3 5 3 5 4 2 0 2 0 1 3 5 2 3 0 2 2 4 4 5 4 1 3 3 2 4 3 2 1 3 4 4 1 2 3 0 2 1 3 4 5 4 0 4 4 4 0 1 1 3 3 1 4 5 3 2 1 1 2 4 1 5 4 4 4 2 4 0 4 0 1 3 5 5 3 3 1 2 2 1 0 4 2 0 1 4 1 1 4 3 1 1 5 3 3 3 1 4 5 4 3 4 1 0 5 0 1 0 0 1 2 2 5 5 3 0 1 4 1 3 4 4 4 0 4 3 2 2 3 4 4 3 4 2 4 2 1 2 2 4 5 3 1 3 1 4 3 5 0 5 2 4 2 5 3 4 1 3 1 4 1 3 2 4 4 3 5 3 3 4 1 3 3 4 2 4 1 4 0 3 4 3 2 2 1 1 1 5 2 3 1 3 2 1 2 3 5 5 0 4 4 1 2 1 0 1 0 3 1 0 3 3 3 5 1 1 3 3 2 2 5 1 4 2 3 5 1 2 2 4 2 5 4 3 3 5 4 2 0 0 4 1 0 4 1 5 5 4 3 3 1 3 1 1 4 5 3 5 3 3 3 2 5 2 5 2 4 0 1 4 2 0 4 3 1 5 3 2 1 1 2 1 2 2 3 2 5 5 5 2 2 0 5 1 3 4 1 3 5 2 2 4 5 2 0 5 2 1 1 1 1 0 5 2 2 2 2 3 1 5 2 3 2 2 2 1 3 1 3 5 2 0 5 1 1 2 4 0 2 4 4 4 4 1 2 5 2 4 4 5 4 2 3 3 4 2 0 5 3 2 2 3 4 1 1 0 2 4 2 3 3 2 2 1 5 0 5 1 3 3 3 1 4 5 2 5 1 4 5 1 3 2 2 1 2 1 1 3 0 3 5 2 0 1 3 3 4 3 3 2 3 1 4 3 1 1 0 0 3 5 2 3 1 1 3 5 4 2 2 5 2 4 0 2 3 1 1 4 3 3 2 2 1 1 2 4 1 3 3 0 2 3 4 3 5 0 2 2 1 1 2 4 5 3 4 2 2 4 2 4 4 0 4 5 0 0 5 4 3 5 3 5 1 3 2 3 2 3 4 1 4 4 0 4 4 1 1 3 3 2 2 5 2 3 3 2 2 5 1 1 3 2 4 5 2 5 1 2 5 3 1 5 3 5 2 1 0 4 3 1 1 4 2 2 0 2 2 3 5 1 3 0 2 3 0 3 1 0 2 5 2 4 4 5 4 3 1 1 4 4 3 5 4 4 5 4 4 3 5 3 1 2 4 3 1 3 3 5 4 3 1 3 1 1 1 2 1 5 3 2 2 2 4 4 1 3 2 4 4 4 2 5 4 4 2 3 3 0 5 4 3 3 2 3 5 3 4 2 3 1 1 4 0 2 4 2 3 5 4 5 2 5 3 4 4 3 0 5 2 4 4 4 2 4 1 3 4 3 5 4 5 1 3 4 1 1 2 0 2 0 1 2 1 2 1 3 4 1 3 2 0 3 2 0 4 4 3 2 4 1 1 3 0 0 3 5 3 2 3 0 4 3 1 3 0 3 5 3 1 3 1 1 1 3 1 1 4 4 1 4 4 4 4 3 2 2 4 3 4 5 2 2 2 1 0 0 3 1 2 1 0 0 3 3 5 2 5 2 1 4 5 2 5 3 2 4 2 1 0 2 4 0 5 3 2 5 5 3 3 4 4 1 3 4 4 5 5 4 0 1 4 1 2 1 4 5 5 0 1 2 5 3 2 2 3 4 3 2 1 4 2 5 5 2 4 4 3 3 0 1 4 4 4 3 5 5 3 1 3 0 3 2 4 5 4 3 1 2 4 2 1 2 4 5 1 3 2 3 5 3 5 2 4 5 4 3 5 3 2 3 2 1 1 4 2 0 1 4 5 3 3 5 0 0 4 1 1 3 3 5 5 0 0 2 2 1 3 2 5 0 4 2 1 0 5 4 5 4 4 3 0 2 2 2 4 3 1 1 0 3 0 1 4 1 4 3 1 2 3 0 2 4 2</text:p>
          </table:table-cell>
        </table:table-row>
        <table:table-row table:style-name="ro1">
          <table:table-cell office:value-type="string" calcext:value-type="string">
            <text:p>2 3 2 5 4 2 1 3 3 3 3 2 4 4 2 2 2 1 3 4 5 0 2 3 3 5 3 1 1 3 4 4 4 2 4 5 1 3 5 2 3 5 3 3 1 0 4 2 5 2 2 5 2 3 1 2 1 0 1 3 1 3 3 4 3 4 3 2 4 3 1 2 3 1 4 5 2 4 0 4 4 2 3 1 1 2 0 2 1 4 2 1 4 4 1 4 4 5 1 0 1 3 0 3 4 4 2 2 2 3 0 5 5 2 3 2 1 1 4 5 1 1 5 3 0 2 1 5 5 5 5 4 3 2 2 4 1 3 3 0 4 0 5 3 4 5 0 1 3 0 3 0 2 3 4 3 1 1 3 4 3 1 2 0 2 4 3 4 1 1 4 5 3 2 5 1 4 1 5 4 4 5 3 4 5 4 2 2 1 5 3 5 3 1 3 2 3 0 2 2 4 2 1 2 3 1 3 4 3 1 4 1 0 4 4 3 3 1 5 2 2 1 5 1 1 3 0 0 1 3 4 0 1 5 4 2 1 1 5 0 5 4 0 4 2 4 4 5 0 1 5 3 2 4 1 0 0 0 2 3 2 4 5 2 3 1 4 1 4 4 1 4 2 4 0 0 2 2 5 0 5 3 3 4 1 5 3 5 2 0 2 0 2 2 1 2 0 5 3 4 4 3 3 5 2 3 4 4 4 2 3 2 4 2 3 1 4 3 2 5 3 0 3 4 4 5 5 3 4 3 1 0 0 1 4 2 2 1 4 3 4 4 2 5 4 1 2 1 2 1 4 0 4 3 3 3 2 0 0 3 1 2 2 2 4 1 2 1 3 3 5 2 4 1 2 5 2 2 0 0 4 3 2 2 1 2 3 2 0 1 3 1 4 3 5 2 5 3 3 1 4 2 2 1 4 4 2 2 4 3 4 0 2 2 3 3 2 2 2 1 0 0 5 2 1 2 0 2 4 3 1 4 1 2 3 4 0 5 2 0 5 5 4 2 2 0 4 4 1 1 4 3 4 4 0 5 1 2 3 1 5 5 4 1 2 2 5 1 0 5 1 3 0 3 1 4 5 4 1 2 3 3 2 3 3 3 5 4 4 0 5 4 5 4 1 3 0 1 1 0 2 3 2 0 3 0 5 1 4 1 2 2 3 1 1 1 3 4 0 1 3 2 0 5 1 4 0 2 4 0 1 2 0 0 3 5 4 2 4 3 4 2 3 1 1 2 3 2 1 2 0 0 2 1 1 4 1 0 5 2 1 2 2 5 2 5 1 2 1 2 1 0 2 1 0 3 1 0 1 5 3 3 0 0 2 2 0 2 2 1 4 3 1 2 1 2 5 1 0 4 2 1 4 2 3 2 0 5 5 3 2 4 4 4 3 1 3 1 3 1 4 4 1 5 5 2 3 5 0 4 4 2 3 1 0 0 2 0 3 3 4 3 3 0 4 0 0 2 2 0 4 3 0 3 4 3 1 1 0 5 2 3 2 3 5 2 4 4 5 4 5 5 0 4 4 4 1 1 2 3 3 3 4 1 3 4 4 2 1 4 1 1 5 5 1 4 4 2 0 3 1 4 1 5 2 1 5 3 2 1 4 3 5 5 2 4 2 4 3 5 1 3 1 5 3 1 5 5 0 4 5 2 4 4 3 1 4 4 2 5 4 3 1 1 5 1 3 1 1 4 1 3 1 0 3 5 0 1 4 4 3 2 4 2 4 3 3 1 5 2 1 0 4 2 0 1 4 5 3 2 4 4 3 2 1 3 3 0 4 5 5 0 3 3 3 2 2 2 0 2 2 1 3 3 1 2 2 2 5 3 1 3 1 3 2 0 2 4 4 3 3 1 3 4 4 0 2 4 3 3 1 1 0 5 3 1 4 2 1 4 3 1 3 1 5 1 0 5 1 1 3 1 3 4 3 5 4 0 0 1 5 2 2 2 1 4 4 3 3 4 2 2 0 2 4 3 2 1 3 1 4 4 4 4 4 4 1 3 0 5 1 5 4 2 3 2 0 1 3 3 1 3 3 3 0 3 1 1 4 5 1 2 1 4 4 1 4 1 3 1 5 2 0 2 3 3 3 1 4 3 1 3 1 4 3 4 0 0 2 5 0 4 0 1 0 3 2 1 3 2 1 4 0 1 0 1 2 4 5 1 4 5 3 0 3 3 5 2 2 1 1 5 2 1 3 1 3 0 5 5 2 1 1 4 0 1 1 0 5 4 2 0 5 4 3 1 0 1 4 5</text:p>
          </table:table-cell>
        </table:table-row>
        <table:table-row table:style-name="ro1">
          <table:table-cell office:value-type="string" calcext:value-type="string">
            <text:p>5 4 1 3 2 4 4 2 1 3 5 5 3 4 3 4 2 5 5 5 4 4 3 2 2 2 2 3 4 5 4 1 2 5 4 5 4 1 1 3 5 4 2 4 5 4 0 3 4 5 3 3 3 1 1 1 4 5 4 3 0 2 3 4 5 0 1 3 4 4 4 1 0 3 4 0 3 1 0 5 1 1 4 0 5 2 3 3 5 4 3 2 4 5 3 1 1 1 3 4 4 2 0 4 2 1 3 5 0 5 2 3 3 1 5 4 1 1 5 4 0 1 0 2 4 3 3 1 5 5 1 2 2 0 2 2 2 1 2 3 0 3 4 3 4 5 5 2 3 1 2 1 0 1 5 3 0 0 2 4 5 2 1 1 5 1 5 3 3 3 5 1 2 2 4 0 2 0 4 4 2 2 2 1 4 2 4 4 1 3 3 5 4 2 1 2 0 4 0 4 1 3 5 0 5 4 4 2 3 2 4 1 1 5 1 3 3 1 1 5 1 3 1 1 1 3 1 3 1 3 4 2 1 4 5 4 2 1 2 1 3 4 1 3 0 2 0 0 2 4 3 1 0 0 2 4 3 3 3 5 1 4 4 2 0 4 1 5 5 4 0 0 5 3 0 2 4 2 5 1 4 4 0 3 0 1 1 1 5 4 3 1 0 3 1 3 3 1 1 2 4 2 2 2 4 4 4 5 4 4 5 3 4 5 2 1 0 4 5 5 4 1 2 2 4 3 1 2 3 4 4 3 3 2 4 4 4 0 0 1 3 2 2 4 3 2 4 2 0 3 3 0 3 3 3 5 2 1 2 3 0 3 0 4 5 2 0 2 3 3 4 3 3 1 5 3 3 2 1 4 3 0 1 5 4 0 1 1 5 2 3 0 2 4 4 5 3 3 2 2 4 1 0 1 1 1 4 5 3 3 1 3 5 2 3 5 4 3 1 3 1 1 1 4 2 2 2 1 0 2 1 4 2 0 4 3 2 0 1 2 1 1 1 3 4 0 2 4 3 2 1 3 3 3 3 2 0 2 2 1 3 3 5 2 1 5 1 0 0 0 3 0 1 2 4 2 0 4 3 3 3 0 1 2 3 1 3 3 2 3 0 2 5 0 2 2 1 2 1 3 2 5 2 4 4 2 0 2 1 1 3 2 0 1 2 2 0 2 2 3 2 2 2 2 1 0 1 5 5 1 2 5 3 2 5 4 3 2 1 4 1 2 4 0 3 1 2 4 5 2 5 0 0 1 2 1 1 5 1 4 3 2 5 3 1 1 3 4 2 2 0 3 4 2 3 4 1 3 1 4 2 2 3 5 3 5 2 5 4 3 1 2 2 4 5 5 2 1 4 4 4 3 2 3 0 0 2 2 4 0 4 0 5 5 0 1 1 2 2 2 2 0 3 3 5 4 2 1 3 2 4 4 1 1 2 1 1 0 0 4 3 3 4 5 2 2 0 3 3 3 0 3 2 1 5 3 1 1 2 1 1 3 0 1 2 3 3 5 3 1 1 2 0 3 2 3 4 3 2 5 2 3 4 4 3 3 4 3 1 1 4 3 5 5 3 5 1 3 1 0 2 5 5 4 3 0 2 5 5 4 1 3 1 2 0 4 1 4 4 1 2 2 1 1 1 5 5 2 3 4 4 0 5 4 1 0 1 4 4 1 4 0 4 5 3 5 1 2 1 1 1 3 2 5 5 0 3 0 3 5 3 3 5 3 3 5 2 2 2 4 4 4 4 5 2 4 5 1 2 3 3 0 3 1 2 1 0 1 4 4 1 2 1 2 5 1 3 3 3 5 0 0 3 4 3 2 5 4 0 2 4 5 2 5 0 4 4 5 2 3 3 4 1 1 2 2 0 3 5 5 3 1 2 4 1 2 0 1 2 1 3 0 1 5 2 4 4 2 3 4 2 1 3 2 1 0 1 2 2 1 1 4 3 4 5 3 2 1 4 1 5 0 2 1 4 2 2 2 1 1 2 3 1 3 4 0 3 0 4 3 1 0 2 1 1 4 2 1 3 5 4 2 4 1 5 3 2 0 2 2 2 4 3 1 2 4 0 5 0 1 1 3 1 5 5 1 4 2 2 4 4 2 1 4 1 4 3 2 4 5 0 1 4 1 1 1 0 2 4 0 0 3 4 2 2 1 4 1 0 2 5 5 1 3 0 2 5 0 5 0 1 2 5 2 2 3 1 2 5 1 3 5 1 4 2 5 0 3 1 0 4 0 3 3 0 5 3 3 2 2</text:p>
          </table:table-cell>
        </table:table-row>
        <table:table-row table:style-name="ro1">
          <table:table-cell office:value-type="string" calcext:value-type="string">
            <text:p>4 4 2 3 3 4 3 2 2 3 5 5 3 3 3 4 1 5 5 4 3 3 3 3 2 1 3 4 4 5 3 2 1 5 4 5 3 0 0 3 4 4 1 3 4 4 1 3 4 5 2 4 5 2 1 2 3 4 3 3 0 2 3 5 5 1 2 2 4 5 3 1 0 3 5 1 3 0 0 5 0 1 4 2 4 2 3 2 5 4 3 1 4 4 3 1 2 1 1 3 5 2 0 3 2 1 3 5 1 5 3 3 4 1 4 4 0 0 4 4 0 1 0 2 4 4 2 1 4 5 1 3 3 1 1 3 1 1 3 3 1 3 3 2 4 4 4 1 3 1 3 3 0 1 5 2 1 0 1 4 5 3 0 0 4 3 5 4 3 2 5 2 2 2 3 0 3 1 4 3 1 2 2 0 5 3 4 2 2 3 4 4 4 2 2 3 1 2 1 3 1 2 4 0 4 4 4 4 3 1 4 1 0 4 1 4 4 1 0 5 2 1 0 1 2 4 2 2 1 3 4 2 1 4 5 5 2 1 3 0 3 5 2 4 1 2 1 1 1 4 3 1 0 2 1 3 3 3 3 3 1 3 3 1 0 5 3 4 5 4 0 1 5 5 1 4 4 3 5 2 4 5 0 4 1 0 1 1 5 4 2 2 0 3 2 3 3 1 1 3 4 1 3 3 4 4 4 5 4 5 5 3 5 2 2 0 1 4 5 4 4 2 2 2 5 2 0 2 2 5 4 3 3 1 4 4 5 1 0 1 3 3 2 4 4 3 5 1 0 3 3 0 3 2 2 5 3 0 1 3 0 3 1 3 4 3 0 2 4 3 5 3 3 2 5 3 3 3 1 3 4 0 0 3 4 1 1 1 5 2 2 0 2 5 3 5 2 1 3 1 5 0 1 1 2 2 4 4 2 2 1 3 5 2 2 5 4 3 2 5 1 1 0 3 2 2 3 3 1 3 1 5 1 0 5 4 2 1 0 3 0 1 1 3 4 1 3 4 2 1 0 3 4 3 4 0 0 3 2 2 4 3 5 1 1 4 1 0 1 1 3 0 1 2 3 3 1 3 2 4 3 0 3 2 2 0 2 3 3 2 1 2 5 0 2 2 1 3 0 4 3 5 2 4 2 2 0 3 1 1 2 1 0 2 2 0 0 2 2 3 3 3 2 3 1 0 2 5 4 0 2 5 3 2 4 5 2 3 2 3 1 0 3 1 4 1 2 4 5 2 5 0 1 1 1 1 2 4 1 4 3 2 4 4 1 1 3 3 2 3 1 3 4 2 4 5 0 3 0 4 1 2 3 5 2 4 2 5 4 3 1 1 3 4 5 4 2 0 5 4 5 3 2 3 1 1 2 2 4 1 4 0 4 4 1 1 1 1 3 3 3 1 3 3 5 3 3 1 3 3 4 4 0 1 1 2 2 0 1 3 3 2 4 5 2 3 1 3 2 3 2 4 2 0 5 3 1 0 3 1 0 2 0 1 3 2 2 5 4 2 2 1 0 3 1 1 4 4 2 5 0 3 4 4 4 3 5 1 1 1 3 3 5 5 4 5 0 1 0 0 2 4 5 5 2 1 2 4 5 4 1 3 1 1 1 3 2 5 4 2 3 2 1 1 1 5 3 4 4 4 4 1 4 3 1 1 1 4 4 1 3 0 5 3 3 5 1 3 1 2 1 3 3 5 4 0 2 0 3 5 2 3 4 2 2 4 2 1 2 3 3 3 5 4 2 4 4 1 2 2 4 1 2 1 2 3 0 1 3 4 1 1 2 4 4 1 2 3 3 5 1 1 3 3 4 2 5 5 1 1 3 5 1 5 0 5 4 4 2 2 4 3 1 1 1 1 0 3 5 4 2 2 3 4 2 2 0 1 2 1 3 1 1 4 0 3 5 1 2 5 2 1 3 3 1 1 2 3 2 0 1 5 2 4 5 3 2 1 3 2 5 0 1 1 3 1 1 2 1 2 2 3 2 2 5 0 3 0 4 2 1 0 3 1 1 4 3 1 4 5 4 2 5 2 5 4 1 1 2 3 2 5 4 1 2 4 1 5 1 2 2 4 1 5 4 1 4 2 1 4 4 2 1 5 2 4 4 2 4 4 1 1 5 0 2 1 0 3 4 0 2 5 3 3 2 0 5 1 1 2 5 3 1 3 1 1 5 0 4 1 1 1 4 3 3 2 2 1 5 0 3 4 1 3 1 5 0 4 1 1 4 0 3 3 1 5 3 2 3 2</text:p>
          </table:table-cell>
        </table:table-row>
        <table:table-row table:style-name="ro1">
          <table:table-cell office:value-type="string" calcext:value-type="string">
            <text:p>0 5 1 0 3 1 2 1 4 4 3 2 5 1 3 3 2 1 4 0 4 5 4 0 2 3 5 5 0 5 4 1 2 1 2 5 2 1 3 4 3 4 3 5 2 2 1 4 2 3 2 4 3 0 2 2 5 4 2 4 0 0 0 1 1 1 1 2 3 3 2 1 0 5 1 5 5 2 0 3 4 1 0 1 1 4 1 3 2 0 0 4 2 5 0 0 1 2 2 3 2 2 2 3 5 0 1 3 4 1 1 3 1 4 2 1 1 3 4 0 0 3 3 2 3 3 1 1 0 5 3 3 2 5 2 3 2 3 4 3 4 2 2 4 1 1 4 1 2 4 2 3 1 1 2 3 1 0 4 3 0 1 3 2 5 2 2 3 1 2 5 1 3 4 3 4 0 2 0 4 4 0 0 5 1 0 3 2 4 5 1 3 3 2 4 4 3 2 0 0 2 3 2 3 2 3 4 1 3 1 4 4 4 3 3 4 5 3 4 4 4 0 3 2 3 0 0 5 1 2 1 5 4 0 2 0 0 3 4 1 1 4 2 2 1 4 2 3 3 4 0 5 5 1 2 1 3 4 3 3 2 2 0 3 1 0 5 1 4 4 3 2 4 4 4 2 3 3 0 4 1 3 0 2 1 5 1 3 1 3 0 4 0 3 3 1 1 4 1 1 4 2 0 1 1 4 2 1 2 5 1 0 3 4 2 1 0 4 5 3 0 4 4 0 0 0 3 1 2 4 5 5 3 5 1 0 2 3 4 3 0 1 3 4 4 5 1 2 3 2 2 2 1 3 4 4 2 3 3 5 2 5 2 5 3 4 1 2 1 2 4 3 3 2 0 3 0 4 1 4 0 2 2 3 2 2 4 3 4 0 3 4 2 3 5 5 1 2 0 2 0 0 1 1 4 2 4 3 3 4 1 4 4 3 2 5 5 3 1 3 5 2 1 5 1 1 3 2 2 1 5 4 1 5 1 1 1 4 5 5 2 0 4 2 4 3 1 1 5 3 1 3 4 5 4 2 1 3 1 2 1 3 5 3 4 1 5 2 3 5 3 4 2 0 3 1 5 5 5 2 2 3 4 2 3 3 0 1 3 5 3 2 3 2 1 0 4 4 1 4 4 1 2 2 0 2 0 1 4 5 3 2 3 4 1 0 3 2 1 2 3 2 5 4 0 2 3 4 5 3 5 4 1 3 1 5 2 1 3 4 2 5 2 3 4 5 1 4 0 2 4 0 5 3 4 2 0 3 2 4 4 4 3 4 2 4 0 3 4 0 2 4 2 1 1 5 2 3 4 4 4 2 4 3 3 5 2 1 1 4 2 0 3 2 0 0 1 1 2 4 1 2 5 1 3 2 3 4 1 1 5 2 4 2 5 4 2 1 1 3 1 0 5 5 2 2 3 5 0 4 5 0 1 2 4 2 4 3 3 0 0 4 2 3 0 3 4 4 4 4 5 5 4 5 4 0 3 2 3 4 3 1 5 2 5 3 2 4 1 1 3 5 3 3 3 0 3 4 3 3 3 0 4 5 4 1 3 1 2 2 4 4 5 2 2 4 2 5 0 1 1 1 1 4 3 1 1 3 4 2 0 1 4 0 4 4 2 3 2 5 3 4 3 4 2 3 3 1 3 0 0 1 4 3 1 0 3 5 3 2 5 1 1 3 0 4 1 0 3 5 4 4 1 2 0 5 2 3 5 2 5 1 4 4 5 3 3 5 4 2 5 2 2 2 1 2 3 1 3 0 1 1 4 4 2 5 1 2 4 0 0 4 1 2 2 3 4 1 2 2 3 1 1 0 5 3 0 4 2 0 4 2 0 5 1 3 4 2 1 4 1 2 2 3 3 2 1 1 3 0 5 1 1 2 2 4 1 3 3 1 1 2 3 3 4 4 4 2 2 4 5 1 4 4 3 1 2 1 1 2 1 0 2 4 4 2 4 4 2 5 2 0 4 3 2 4 5 4 4 2 5 2 5 0 4 3 1 1 4 2 0 1 4 2 4 4 0 4 5 1 1 5 4 2 1 3 3 2 3 2 2 2 1 2 3 1 0 5 1 1 2 1 0 5 0 0 2 5 4 2 3 4 3 3 2 4 0 2 1 4 3 3 3 3 3 2 4 3 5 0 4 1 3 0 4 2 2 0 3 1 0 1 1 4 2 4 0 5 5 3 4 5 2 2 3 0 1 3 4 3 5 1 1 3 4 2 2 3 2 3 1 0 1 2 4 4 5 3 4 1</text:p>
          </table:table-cell>
        </table:table-row>
        <table:table-row table:style-name="ro1">
          <table:table-cell office:value-type="string" calcext:value-type="string">
            <text:p>2 4 2 0 2 2 5 1 4 3 2 3 1 3 5 0 4 2 5 3 2 2 0 3 4 4 1 5 4 4 3 4 2 3 3 4 1 5 0 2 3 1 5 4 3 5 2 2 3 3 1 2 2 5 3 3 4 2 1 1 5 3 1 2 5 0 2 5 1 1 5 1 2 1 2 1 1 3 4 2 0 5 2 0 1 1 4 0 2 4 5 2 4 5 1 0 4 3 3 3 3 0 5 4 1 4 4 1 5 0 3 4 1 5 3 2 4 4 1 2 4 3 2 0 4 3 2 2 2 5 1 2 1 5 1 1 3 2 4 5 1 4 3 3 3 3 5 2 5 4 0 0 5 1 3 5 3 3 4 2 2 4 2 4 5 5 1 0 4 0 1 0 2 3 5 2 3 1 5 5 3 3 5 2 2 3 1 4 4 0 3 3 1 2 2 4 1 2 3 0 5 5 3 3 1 1 1 2 3 4 3 3 2 2 3 3 3 2 5 3 2 4 4 4 2 2 3 4 4 1 4 3 3 2 1 5 5 5 2 4 0 4 3 1 1 2 3 0 2 5 4 0 1 5 1 4 1 5 2 0 1 3 0 3 0 2 5 5 4 1 1 1 5 4 2 0 2 3 0 1 2 2 1 1 0 3 3 1 4 1 1 3 2 4 2 4 5 4 3 2 5 0 0 5 2 1 0 5 2 3 1 4 5 3 3 5 2 2 2 4 5 4 3 0 3 2 5 1 1 1 2 4 1 5 0 3 4 0 2 1 2 3 0 5 3 1 0 0 2 2 5 4 2 3 4 3 3 4 4 3 0 0 2 5 2 5 3 1 5 3 3 1 4 3 1 4 3 4 4 2 3 3 1 3 3 1 4 5 3 2 3 1 2 3 2 0 2 2 1 4 2 5 5 2 4 1 3 0 1 2 4 4 2 4 5 3 3 1 4 2 3 1 0 3 0 4 1 4 2 3 3 3 1 2 4 3 1 2 5 1 2 4 3 3 1 2 3 3 4 1 5 5 1 5 4 1 4 3 1 4 1 2 2 3 0 3 1 5 2 4 3 3 0 3 3 1 1 2 2 0 1 3 3 0 5 5 4 4 3 3 0 1 1 1 3 0 1 3 3 1 1 2 4 0 1 2 2 3 1 1 2 2 4 1 2 3 0 3 2 1 3 3 4 1 3 0 2 0 2 3 2 0 1 5 4 1 0 2 2 1 1 4 1 2 1 3 2 4 3 3 1 1 5 5 5 4 3 1 1 2 4 0 5 5 0 1 4 5 2 5 4 1 0 1 3 4 2 4 3 2 0 2 1 4 4 2 3 3 1 3 2 1 2 2 3 1 2 3 3 1 4 3 3 3 4 0 2 4 1 2 5 1 2 2 4 1 3 1 2 3 2 4 3 2 0 2 4 3 0 5 3 3 2 3 0 4 4 5 5 5 4 1 4 2 3 4 2 4 0 4 5 4 3 2 1 1 4 1 2 0 3 1 5 2 4 1 4 0 2 1 2 5 1 4 0 1 2 0 3 2 4 4 3 2 0 0 4 4 2 3 5 3 3 5 2 3 1 2 3 1 5 2 1 4 1 4 0 5 3 3 4 3 4 2 1 2 1 2 4 2 2 4 2 5 4 2 5 1 3 3 4 1 5 3 3 4 3 0 4 4 2 3 0 3 4 3 3 2 3 3 4 2 3 5 4 4 5 2 2 3 0 2 4 1 2 3 3 1 3 4 4 0 1 3 3 1 2 2 5 5 4 2 4 2 3 0 1 4 2 4 2 2 4 3 2 0 1 2 1 0 2 2 1 3 4 4 0 0 2 1 1 4 1 1 0 3 5 3 1 5 4 4 0 1 2 4 1 1 4 4 2 2 1 3 2 3 1 1 0 2 1 0 3 2 2 2 1 4 4 5 4 4 2 1 0 5 5 4 5 4 2 3 1 3 4 1 0 4 2 0 4 4 5 2 0 3 0 1 0 2 4 2 2 3 1 0 0 4 5 3 1 3 3 2 4 1 4 0 5 3 2 1 4 0 0 2 4 4 4 0 1 2 3 2 1 4 0 3 2 4 0 5 0 4 4 3 1 5 3 5 3 4 3 2 4 4 2 2 1 4 2 0 3 3 1 1 5 1 1 3 1 1 5 1 3 4 2 3 4 1 3 5 1 4 5 5 2 1 3 4 5 5 1 3 0 4 4 4 3 2 4 1 5 5 5 3 1 3 2 3 1 3 3 2 5 2 4 3 0 3</text:p>
          </table:table-cell>
        </table:table-row>
        <table:table-row table:style-name="ro1">
          <table:table-cell office:value-type="string" calcext:value-type="string">
            <text:p>0 4 1 1 4 0 2 1 4 3 3 2 5 2 3 3 2 2 5 1 4 5 5 0 2 4 4 4 0 4 3 0 2 1 3 5 2 1 3 3 2 4 3 4 2 1 1 5 3 4 1 5 4 1 2 2 4 4 1 5 0 1 1 0 3 1 1 3 2 3 1 0 0 3 0 5 4 1 0 2 5 0 0 2 1 4 2 2 3 1 1 4 2 4 1 0 2 2 2 3 1 2 2 3 5 0 1 4 4 0 1 4 1 4 1 1 2 3 3 0 1 3 3 2 4 4 2 2 1 5 3 3 2 5 3 2 2 3 5 2 4 2 2 5 0 0 3 0 2 4 1 3 1 2 3 3 0 1 4 3 1 2 2 1 5 4 3 3 1 3 5 1 3 3 4 3 0 3 0 3 4 1 0 4 1 0 4 1 4 5 2 2 4 1 2 4 2 2 1 0 3 4 3 4 2 4 3 1 3 1 3 4 5 2 3 4 5 2 5 4 4 1 4 2 3 0 2 5 0 3 1 4 5 1 3 1 0 3 4 1 2 4 2 2 0 5 2 2 3 3 1 5 5 2 3 1 3 4 3 3 2 3 1 2 1 1 4 1 4 4 1 3 3 5 4 2 3 3 0 4 0 2 0 2 0 5 0 4 1 3 0 4 0 2 4 0 1 4 1 0 4 2 0 1 0 4 0 0 0 4 1 1 2 4 2 1 0 4 5 3 0 4 5 1 0 1 2 3 3 4 4 5 4 5 1 0 2 4 2 2 1 1 2 4 3 4 0 1 1 1 1 2 1 3 3 4 2 3 3 5 3 4 2 4 3 4 2 1 1 1 5 3 3 1 0 2 0 3 0 3 2 1 3 3 2 2 5 2 3 0 3 4 2 2 5 4 2 3 0 3 1 0 0 0 3 1 3 4 2 5 0 5 3 3 2 4 5 2 1 2 4 2 0 4 2 2 3 1 2 0 5 4 1 5 1 1 1 5 5 4 2 0 3 1 3 2 0 2 4 3 2 5 2 4 4 2 2 4 0 2 1 4 4 1 4 1 5 1 3 5 3 4 3 0 3 0 4 4 5 1 2 3 3 2 4 3 0 2 3 4 3 1 4 1 1 2 4 3 1 4 5 1 1 1 0 3 0 0 4 5 3 2 2 3 1 0 3 2 0 3 3 3 4 4 1 3 2 4 5 4 4 3 1 2 1 4 1 2 3 5 2 5 2 3 5 4 1 4 1 3 5 0 3 3 4 1 1 2 2 4 4 4 2 4 2 3 0 2 3 0 1 4 3 1 1 5 2 3 5 4 4 1 5 5 3 4 2 0 1 5 3 0 3 2 2 1 1 1 1 4 0 2 5 1 3 2 3 4 2 2 5 0 4 1 4 4 1 1 2 4 3 1 5 5 2 1 4 5 0 3 5 1 0 3 5 3 4 3 3 0 0 3 2 3 1 3 5 5 5 4 5 4 4 5 3 1 2 3 2 5 3 2 5 1 5 3 3 4 0 1 4 4 4 4 3 0 4 5 4 3 4 1 4 5 4 1 2 1 3 3 3 4 4 1 2 2 2 5 1 1 2 0 0 3 3 1 2 5 4 1 1 2 5 1 5 5 2 3 1 4 4 3 2 5 3 3 3 2 3 1 0 2 5 4 2 1 3 5 3 3 5 1 0 5 2 5 1 1 3 5 3 2 2 1 1 5 2 2 5 1 5 1 5 3 4 3 3 5 5 2 5 2 4 2 0 3 3 0 2 2 2 1 4 4 2 4 2 1 3 0 0 3 2 1 1 4 3 0 3 2 2 1 1 1 5 4 0 3 3 0 3 3 1 4 2 0 5 2 0 5 1 2 2 3 3 2 1 4 2 0 5 1 1 1 3 3 1 2 3 2 1 2 4 2 3 5 5 3 2 4 5 3 4 2 3 2 2 0 1 3 0 1 2 4 3 2 5 4 2 5 2 0 4 3 1 4 5 5 4 2 3 1 5 0 4 2 2 1 5 1 1 2 4 3 4 3 0 4 5 1 3 5 3 2 0 3 3 3 4 2 3 3 1 1 2 2 0 5 0 0 2 1 0 5 1 1 3 4 3 1 2 5 4 3 2 4 0 1 0 4 3 4 2 3 3 1 4 3 5 0 5 2 3 1 5 2 3 1 3 0 1 1 1 5 3 5 0 4 5 3 4 5 2 1 3 0 2 2 4 2 5 2 1 3 4 2 3 3 2 3 2 1 1 2 3 3 5 3 4 1</text:p>
          </table:table-cell>
        </table:table-row>
        <table:table-row table:style-name="ro1">
          <table:table-cell office:value-type="string" calcext:value-type="string">
            <text:p>1 5 3 1 3 2 5 1 3 3 1 3 1 3 4 0 5 1 3 3 2 1 0 4 3 4 1 5 5 4 3 4 2 2 3 5 2 5 0 2 2 1 5 5 4 5 2 3 2 2 0 1 2 4 3 2 5 3 1 2 4 2 1 2 4 0 2 4 1 1 4 0 2 0 1 1 2 4 3 3 1 4 3 1 1 2 4 0 3 3 5 3 3 5 0 1 4 3 3 4 3 0 5 3 1 3 3 2 5 1 3 2 1 4 3 2 4 3 2 2 3 3 2 0 4 2 2 1 0 5 0 1 0 4 2 1 2 3 5 4 1 5 3 5 3 4 5 2 5 4 0 1 3 1 4 4 3 2 4 2 2 4 4 4 5 4 1 1 4 0 1 2 1 2 4 1 3 0 5 5 4 3 5 2 2 3 1 3 4 0 2 2 0 2 2 4 2 1 3 1 5 4 3 2 2 1 1 2 3 3 3 2 1 3 3 3 3 2 4 2 2 5 4 5 2 2 4 4 3 2 5 2 3 2 1 3 5 5 1 4 2 5 3 1 1 3 1 0 1 4 3 0 2 5 1 4 1 4 2 0 2 3 0 4 0 0 3 5 4 2 0 1 5 5 0 0 2 2 1 3 3 1 2 1 1 3 3 0 5 1 1 3 3 2 1 4 4 5 3 1 4 0 0 5 2 0 0 4 2 3 2 5 5 3 2 3 1 3 3 4 5 4 3 0 4 3 5 0 1 2 2 4 2 3 1 3 5 0 3 2 3 3 1 4 2 1 1 0 3 2 4 3 2 3 4 3 2 4 4 2 0 0 0 5 1 3 1 2 5 2 2 1 3 4 2 5 4 3 4 2 3 3 0 4 3 0 4 5 3 1 4 1 3 3 1 0 2 2 1 4 1 4 4 1 3 0 3 2 0 2 4 4 1 5 4 4 3 2 4 2 2 0 0 3 0 4 0 5 3 3 2 3 2 2 4 3 0 2 4 1 1 4 3 4 0 1 4 2 5 1 5 5 0 4 3 2 4 4 0 1 1 3 1 3 1 3 1 4 3 3 2 4 1 3 2 0 1 2 2 1 1 3 3 0 4 5 4 3 3 3 0 2 1 1 3 0 0 4 2 2 2 3 4 0 1 1 2 3 2 1 1 2 4 2 2 4 0 4 1 1 2 3 5 0 3 2 3 0 2 3 2 0 1 4 4 1 0 2 1 1 2 4 1 2 1 2 2 4 2 3 2 1 5 5 4 4 4 0 1 1 5 0 5 5 0 1 5 3 1 5 3 0 1 0 3 4 3 4 2 2 0 2 1 5 3 2 2 3 1 3 2 0 3 2 3 0 2 4 2 1 4 3 3 4 5 1 2 4 0 2 5 1 2 3 4 2 4 0 3 2 1 4 4 1 0 2 4 3 0 5 4 3 2 3 1 3 4 5 5 5 4 2 3 1 2 3 2 4 0 4 5 3 2 2 0 2 3 0 3 1 3 0 5 2 5 1 4 1 1 1 2 4 1 5 0 0 3 0 3 4 4 4 3 2 0 1 4 4 2 3 4 4 4 4 2 3 0 2 3 1 4 2 3 2 1 4 0 5 3 4 5 3 3 3 1 1 0 2 3 3 2 4 2 5 5 3 5 2 3 3 4 2 5 2 3 4 3 0 5 2 3 4 0 2 5 2 2 1 3 3 5 2 5 4 4 2 5 1 3 1 1 2 4 2 2 4 4 1 4 4 3 0 2 3 3 2 2 1 4 4 3 3 4 2 3 1 0 5 2 5 2 2 4 4 1 0 1 2 0 0 2 1 1 4 5 3 0 0 0 1 0 5 1 1 1 3 5 3 2 5 3 4 0 2 1 4 0 2 5 4 3 2 2 4 3 3 0 2 1 2 2 1 2 2 1 2 0 4 4 5 2 4 2 1 2 5 5 4 5 4 3 3 2 3 4 1 1 3 3 2 5 4 4 3 0 3 0 1 0 2 2 2 2 3 1 0 0 5 4 2 1 2 3 2 4 1 2 1 4 2 3 1 4 1 1 0 4 5 4 0 2 3 2 3 1 5 1 2 2 3 0 4 0 4 5 2 1 5 3 5 4 4 3 2 4 4 2 3 0 5 2 0 3 3 1 2 4 2 1 3 2 0 5 1 3 5 1 3 3 0 3 5 2 2 4 5 2 1 2 5 5 5 1 3 1 4 5 5 4 2 3 0 5 5 5 4 1 2 1 3 2 4 4 3 5 1 4 3 0 3</text:p>
          </table:table-cell>
        </table:table-row>
        <table:table-row table:style-name="ro1">
          <table:table-cell office:value-type="string" calcext:value-type="string">
            <text:p>1 4 3 1 2 1 4 1 3 4 2 2 1 4 4 0 4 0 5 3 3 1 0 3 4 4 0 5 5 5 3 5 2 1 2 4 3 4 0 3 3 1 5 5 4 5 2 3 2 2 0 2 3 4 3 2 5 2 0 1 3 2 0 1 5 0 1 4 1 1 4 1 2 1 2 1 0 3 3 4 1 4 2 0 1 1 4 0 0 3 5 2 3 4 2 0 3 3 4 5 2 0 4 4 1 3 3 2 4 1 3 3 1 4 3 2 4 4 2 2 3 2 1 0 5 2 1 1 1 4 0 2 0 5 1 1 3 3 5 5 1 5 2 4 2 5 4 1 4 3 0 0 4 0 3 4 2 2 5 1 2 4 3 4 5 3 2 0 4 1 0 1 2 2 5 2 3 1 5 5 3 3 4 2 1 2 1 3 4 0 3 3 1 3 2 4 2 3 2 0 4 5 4 4 0 0 1 1 4 5 4 3 2 2 3 4 2 1 5 1 3 4 4 5 2 2 4 3 4 2 4 3 3 3 2 5 4 5 1 4 1 5 2 0 3 3 2 0 1 4 5 1 2 4 1 3 1 5 1 0 2 4 0 3 0 0 4 5 3 1 0 1 5 5 1 1 3 3 1 2 3 1 2 1 1 3 4 1 3 0 1 3 3 3 2 3 4 4 4 2 4 0 0 5 3 0 2 4 3 2 2 4 4 3 3 4 2 3 2 4 5 4 4 1 4 1 4 2 2 2 2 3 2 5 1 2 4 0 2 2 2 4 1 4 2 0 0 0 2 1 4 4 2 3 4 4 3 4 4 3 0 1 1 5 3 4 2 2 4 4 3 1 3 3 2 5 3 5 4 2 3 3 1 4 3 0 4 4 4 1 3 0 3 4 1 1 1 2 1 3 2 4 4 1 3 1 3 1 0 2 5 5 1 4 4 4 4 1 4 2 2 1 0 4 0 3 1 5 2 4 2 4 1 1 5 3 1 2 5 0 2 4 2 2 1 1 3 2 5 2 5 5 0 4 2 2 4 4 0 1 1 2 2 3 1 3 2 4 3 4 2 5 0 3 3 1 2 2 2 0 1 3 4 1 4 4 4 3 3 2 1 1 1 1 4 0 0 4 3 2 2 3 5 0 1 2 2 3 1 0 1 0 3 2 3 3 1 3 2 1 3 3 5 1 2 1 2 0 2 4 2 0 2 5 3 2 0 3 2 1 1 4 2 2 1 1 1 4 3 3 2 1 5 5 4 3 4 0 2 2 5 0 4 4 0 1 4 3 1 5 3 0 2 0 3 4 3 4 4 2 1 2 1 4 3 3 2 3 1 3 2 1 3 3 3 2 1 3 2 2 4 3 3 2 5 0 3 5 0 2 5 1 1 2 4 1 4 0 2 2 0 3 3 1 0 3 5 2 0 5 3 3 2 3 1 4 3 5 4 4 3 1 3 2 2 5 2 4 1 3 5 3 3 2 1 2 3 0 3 0 2 1 5 3 5 1 4 1 2 1 3 4 1 5 1 0 2 1 4 3 4 4 4 2 1 1 5 3 1 2 5 3 3 5 3 4 1 1 2 1 4 1 2 2 2 4 1 4 3 3 4 2 4 3 3 1 0 2 4 3 2 5 2 5 4 3 5 3 3 3 4 2 5 2 2 3 3 0 5 2 2 4 1 2 4 4 3 2 3 3 4 2 4 5 4 4 5 3 2 3 0 3 5 2 2 5 4 1 3 4 3 0 1 3 3 2 2 2 5 5 3 2 4 0 3 1 1 5 3 5 2 2 4 3 1 0 1 2 0 0 2 1 2 4 4 4 0 0 2 2 1 3 1 2 1 3 5 3 2 4 4 4 0 2 2 4 0 1 5 4 2 1 1 3 2 3 1 3 1 2 1 0 1 2 2 3 1 3 5 5 3 3 1 2 0 5 4 5 4 3 2 4 2 4 3 2 1 4 3 1 5 4 4 1 0 3 0 1 1 1 4 3 1 3 2 0 1 4 4 1 1 3 4 2 4 0 4 1 5 2 2 2 3 0 1 0 3 5 4 1 2 2 3 2 1 4 0 3 0 3 0 4 0 5 5 3 0 5 3 4 4 4 3 1 3 5 2 2 0 5 3 0 2 3 1 2 4 2 2 3 1 1 5 1 3 4 2 3 5 1 3 5 0 4 4 5 2 1 3 5 5 5 0 4 1 3 5 4 4 2 4 0 5 5 4 4 1 3 2 3 1 3 3 3 5 1 4 3 0 3</text:p>
          </table:table-cell>
        </table:table-row>
        <table:table-row table:style-name="ro1">
          <table:table-cell office:value-type="string" calcext:value-type="string">
            <text:p>1 5 3 1 2 2 4 1 3 2 2 3 2 3 4 1 5 2 4 3 2 1 0 3 3 3 0 5 5 4 3 5 1 2 1 5 2 5 0 1 4 2 4 4 3 5 2 3 1 3 1 2 2 5 4 2 4 2 1 1 4 3 1 1 4 0 1 4 1 1 4 1 2 1 3 0 1 3 3 4 1 5 4 0 1 1 4 0 2 2 4 2 2 4 1 2 3 2 2 4 3 1 4 4 1 4 3 2 4 1 2 3 1 4 3 2 4 4 3 2 4 1 1 0 5 2 2 2 1 5 0 2 2 4 1 1 3 2 4 5 2 4 3 4 3 4 5 0 5 3 0 0 4 0 3 5 2 3 4 1 2 4 4 4 4 3 1 0 3 0 1 1 3 3 5 0 2 1 5 5 3 3 5 2 2 3 0 4 4 1 4 3 0 2 3 4 2 2 2 0 5 5 3 2 1 0 0 2 5 4 4 3 2 3 3 3 3 3 5 3 3 4 3 4 2 1 4 4 5 1 4 3 4 2 1 4 5 4 1 3 2 5 3 0 0 4 2 0 2 4 4 1 2 5 1 4 1 5 2 2 2 3 0 4 0 2 4 5 3 1 1 1 5 4 2 0 2 2 0 2 3 3 1 1 1 3 3 1 4 1 1 3 2 4 2 3 3 5 3 2 3 0 0 5 4 0 1 4 3 4 2 4 5 2 3 4 2 3 2 4 5 5 4 0 2 2 4 0 2 2 2 4 2 5 0 3 5 0 1 2 2 3 0 4 2 1 0 0 3 2 5 3 1 3 4 4 2 4 4 2 0 0 1 4 1 3 3 1 5 3 3 2 3 3 1 4 3 4 4 4 3 3 1 2 5 0 4 4 2 1 3 0 3 3 1 1 2 2 2 3 1 4 5 1 5 1 2 1 1 1 3 4 2 4 5 5 4 0 3 2 3 2 0 3 2 3 1 5 3 4 1 4 2 1 4 3 1 2 5 0 1 5 2 3 1 2 2 2 5 2 5 5 0 4 3 3 4 3 1 1 1 2 2 4 2 3 0 5 2 4 2 3 1 3 2 1 1 3 2 0 1 3 4 0 4 4 3 3 3 2 0 1 1 1 4 0 0 4 4 2 2 2 4 0 2 1 3 4 2 1 0 2 3 2 2 4 1 3 2 1 3 2 5 0 2 1 3 0 2 3 2 0 1 5 5 1 1 2 2 2 2 4 1 2 1 3 2 4 2 3 2 0 4 4 3 4 3 0 1 2 4 0 4 4 1 1 5 4 2 5 5 1 0 1 3 4 2 5 3 2 1 1 1 4 3 1 1 2 1 3 2 1 3 3 3 1 2 3 2 1 4 3 4 3 5 0 3 5 0 2 4 2 2 2 3 1 4 0 3 3 1 4 4 1 0 2 5 3 1 4 3 3 3 4 0 3 3 5 4 5 3 1 3 1 2 4 2 3 1 4 5 4 2 2 0 2 3 1 3 1 2 1 5 2 4 1 5 0 1 1 1 4 0 5 0 1 2 0 2 3 4 4 4 2 0 0 5 3 2 2 4 3 4 5 3 3 0 1 3 2 5 3 3 2 0 4 1 5 3 2 4 3 3 2 2 2 1 2 4 2 3 3 2 5 4 3 5 2 3 4 4 1 5 2 4 4 3 0 5 3 2 3 1 3 5 4 2 1 2 3 5 2 4 5 4 4 5 1 3 2 1 2 5 0 3 4 4 1 3 3 2 0 2 4 3 2 2 1 5 5 4 2 5 2 3 1 1 5 2 4 2 1 4 4 1 0 1 2 1 0 2 1 1 4 5 4 0 1 1 2 1 4 1 2 0 4 5 2 1 5 4 4 0 1 1 5 1 1 4 5 3 3 1 3 1 2 1 2 0 3 1 1 3 2 3 4 1 3 5 5 2 3 2 1 0 5 4 3 4 3 2 4 1 4 5 2 1 3 4 1 5 5 4 2 1 2 0 0 1 2 4 2 2 3 1 0 0 4 5 3 1 3 3 1 4 1 4 0 4 3 2 1 4 0 0 1 4 5 4 2 1 3 2 2 1 5 1 4 1 4 0 5 0 4 4 2 1 5 3 4 5 4 3 1 3 5 1 1 0 4 2 0 2 3 1 2 5 2 1 4 2 1 5 1 3 5 2 2 3 1 3 4 0 4 4 5 1 1 2 4 4 4 1 4 1 4 5 4 3 3 3 0 5 5 4 4 0 2 2 3 2 4 4 3 5 1 3 3 1 2</text:p>
          </table:table-cell>
        </table:table-row>
        <table:table-row table:style-name="ro1">
          <table:table-cell office:value-type="string" calcext:value-type="string">
            <text:p>5 5 1 3 3 5 3 3 2 2 5 4 4 4 3 4 2 5 4 5 3 4 3 3 2 1 3 3 4 5 4 0 1 5 4 4 3 1 0 3 4 5 1 4 4 3 0 3 4 5 3 3 5 2 1 2 4 5 4 2 2 1 3 4 5 0 1 3 3 5 3 2 1 2 4 0 4 1 0 5 1 0 4 0 5 1 3 2 5 4 3 2 4 5 3 0 2 1 1 4 4 2 1 3 3 1 4 5 2 5 2 2 4 0 5 4 1 1 4 5 1 1 0 3 3 3 3 1 4 5 1 3 3 1 2 2 2 1 3 3 0 3 3 3 4 4 4 1 4 1 2 2 1 1 4 2 0 0 1 4 5 2 1 0 5 1 5 4 3 4 4 2 1 2 5 0 3 1 3 3 2 3 3 0 5 1 4 3 1 2 2 5 4 1 2 2 0 2 2 3 0 2 3 0 4 5 4 3 3 2 4 1 2 4 2 3 4 1 0 4 1 2 2 0 2 4 1 2 1 3 3 2 1 4 4 5 1 0 2 0 3 5 0 4 0 3 1 0 4 4 3 1 0 1 2 3 3 4 3 4 1 4 3 1 0 5 2 4 4 4 1 0 5 4 1 4 4 2 5 1 4 5 1 3 2 1 1 1 5 3 3 2 0 2 2 3 3 3 1 4 4 1 2 4 5 4 4 5 3 4 5 3 5 3 1 0 1 4 5 5 4 1 2 1 3 4 1 3 3 3 5 3 3 1 3 4 4 1 0 1 2 2 1 5 4 4 4 1 1 3 2 1 3 2 1 4 2 0 1 2 0 3 0 4 4 2 1 2 3 3 4 3 3 1 5 1 2 3 2 3 3 1 0 4 3 0 1 0 5 1 2 0 1 4 2 4 2 2 1 1 4 1 1 2 1 1 4 4 3 2 1 3 4 1 2 5 4 2 1 4 1 1 1 3 0 2 3 3 2 3 0 5 0 0 5 4 1 0 0 2 0 2 1 2 4 0 3 3 3 2 0 3 2 2 5 1 1 3 3 2 2 3 4 0 1 4 0 1 1 1 3 0 1 3 3 2 1 3 2 4 3 1 2 1 3 0 3 1 3 4 1 3 4 0 2 2 2 4 0 3 3 4 2 4 4 2 1 2 0 0 3 2 1 1 2 1 0 2 2 3 2 2 2 2 1 0 2 5 5 1 2 5 5 2 5 4 3 2 2 4 1 1 3 0 4 1 2 4 4 3 5 0 1 1 1 1 2 4 0 4 3 2 3 4 1 2 3 3 2 3 0 3 4 3 3 5 0 3 2 3 2 1 3 4 2 5 2 4 4 3 2 2 3 3 5 4 2 0 4 4 5 2 1 3 1 0 2 2 3 1 3 0 5 5 0 0 1 1 1 3 2 1 3 3 5 4 3 1 4 2 5 5 0 3 2 3 1 1 1 3 5 3 5 5 3 2 0 3 3 4 1 5 1 0 4 4 2 0 3 1 0 2 0 2 2 2 4 4 3 2 2 1 1 3 1 2 4 4 2 5 1 3 5 4 3 3 4 3 1 2 3 3 5 5 4 4 1 2 2 0 3 4 5 4 2 1 2 4 5 4 1 3 0 1 0 3 1 5 5 1 3 2 1 1 1 5 4 3 3 4 4 1 5 4 1 0 1 3 3 1 3 0 5 4 2 5 2 3 1 2 1 3 2 4 5 0 2 0 2 5 3 4 4 3 3 5 3 2 2 3 3 3 4 5 2 2 5 1 2 2 4 1 2 2 2 1 0 1 3 4 1 1 2 2 4 2 2 4 2 5 0 2 3 4 3 1 4 4 1 1 4 5 1 4 0 5 3 4 2 2 3 3 1 2 0 1 0 4 5 3 2 0 2 3 2 3 0 1 1 0 4 1 0 4 2 4 4 3 4 3 1 0 4 3 1 1 1 2 2 1 1 4 1 5 5 3 3 0 4 3 4 1 0 1 3 1 2 1 2 2 2 4 2 3 4 1 3 1 4 3 2 0 4 1 1 4 3 1 3 5 5 3 4 2 5 3 2 0 1 3 2 5 4 1 1 4 1 5 1 1 1 4 2 4 3 0 3 2 2 3 5 3 1 5 1 3 4 2 5 4 0 1 4 0 2 1 1 3 4 1 1 4 3 2 2 0 5 1 0 2 4 4 0 4 0 2 4 1 5 1 2 2 4 3 2 3 2 2 5 0 3 4 1 3 1 5 0 4 2 0 4 0 3 3 0 5 3 3 3 3</text:p>
          </table:table-cell>
        </table:table-row>
        <table:table-row table:style-name="ro1">
          <table:table-cell office:value-type="string" calcext:value-type="string">
            <text:p>0 5 1 0 3 0 2 1 3 4 3 1 4 1 2 2 2 1 3 1 4 5 5 0 2 5 4 4 2 4 3 0 2 1 2 5 3 0 3 3 4 4 3 3 2 1 2 4 3 4 3 5 3 1 2 1 5 4 2 5 1 0 1 1 2 0 1 3 3 3 3 0 0 4 0 5 4 2 0 2 4 0 0 2 1 4 2 3 2 0 0 3 3 5 1 1 1 3 3 1 2 1 3 2 4 0 0 3 3 1 1 4 1 4 1 1 2 3 4 1 1 5 4 2 3 3 1 1 0 4 4 4 2 4 3 3 2 3 5 3 3 2 1 5 1 0 3 0 3 3 1 2 1 1 2 2 0 1 4 4 0 1 3 2 5 3 3 2 1 3 5 1 3 3 4 3 0 2 0 4 4 2 0 4 1 1 3 2 5 5 3 4 3 1 2 4 2 2 0 0 3 4 3 5 3 3 3 1 2 1 4 4 5 2 4 5 4 3 5 4 5 1 3 2 3 0 1 5 0 2 1 5 4 2 2 1 0 2 5 1 1 4 3 1 0 5 1 3 2 4 1 5 5 2 2 1 3 5 2 3 2 3 1 3 1 0 3 1 3 3 2 3 3 3 4 1 4 3 1 3 1 2 1 3 1 5 0 4 1 3 1 5 1 2 4 0 1 4 2 1 5 1 0 0 0 5 2 1 1 4 3 1 3 4 3 1 1 5 5 2 1 3 5 0 1 1 3 1 2 4 5 4 3 5 1 1 3 4 3 2 0 1 4 3 2 4 1 0 1 1 3 3 2 4 3 4 2 3 2 4 3 4 2 5 4 4 1 2 1 1 5 3 3 1 0 2 0 4 1 3 2 1 1 2 2 3 4 2 3 0 3 4 3 1 5 3 2 2 0 4 1 0 0 2 4 0 4 5 2 5 2 4 2 3 2 3 4 2 3 2 5 3 0 4 2 2 2 1 1 0 5 5 1 5 0 1 0 5 5 4 1 0 4 1 5 3 3 0 5 2 2 4 3 4 3 3 1 3 0 2 1 4 3 1 4 1 5 2 4 4 3 4 3 0 4 1 3 5 4 1 1 3 3 1 4 3 0 2 2 4 3 1 4 2 0 1 4 3 1 5 4 0 2 2 0 2 0 3 4 4 4 2 2 4 1 0 3 2 1 3 4 4 3 5 0 2 2 4 4 3 4 4 1 2 2 5 1 3 3 4 1 5 1 3 5 4 1 5 0 3 5 1 5 4 3 2 0 3 2 4 3 4 3 4 2 3 0 2 4 1 2 4 3 1 2 5 1 3 3 4 3 2 4 5 3 5 1 1 1 3 4 1 3 3 1 1 1 2 2 4 0 2 5 2 2 0 3 3 2 1 5 1 4 0 5 4 1 1 1 5 2 1 4 5 3 1 3 5 0 4 4 1 0 3 5 3 5 3 3 1 0 5 2 4 0 3 5 5 5 4 5 4 5 5 4 0 2 2 3 4 4 2 5 1 5 3 3 5 1 1 5 4 2 3 3 0 4 4 2 3 3 0 5 4 5 1 3 0 2 3 2 4 4 2 3 3 2 5 1 1 1 1 2 3 3 2 2 3 4 1 0 1 5 0 4 4 2 3 1 4 3 3 4 4 3 3 3 2 3 1 0 2 4 3 2 0 3 5 4 2 4 1 0 4 0 4 1 0 4 5 4 3 1 1 2 5 2 2 5 1 5 1 4 4 5 3 2 5 5 2 5 3 3 3 0 2 2 1 3 0 2 2 5 4 2 5 1 2 4 0 1 3 2 1 2 3 2 1 2 1 2 1 1 2 5 5 0 3 4 0 4 2 0 5 1 2 5 2 1 4 1 4 1 2 4 1 1 2 2 1 4 0 1 2 2 4 0 3 3 3 1 3 3 3 4 5 4 2 2 5 5 3 5 3 2 2 2 1 1 3 0 1 2 4 4 2 4 3 3 5 2 1 4 2 2 5 3 5 4 2 4 1 5 0 3 2 1 0 4 1 0 2 4 3 5 3 1 5 3 3 2 4 4 1 0 3 2 3 5 2 3 2 1 1 3 0 1 5 1 1 3 1 0 3 2 1 3 4 4 1 2 4 3 4 2 3 1 2 0 4 3 3 2 4 3 1 4 4 5 0 5 1 2 0 4 1 3 0 3 1 1 1 1 4 2 4 0 4 5 4 5 5 2 1 2 1 1 4 3 2 5 2 1 2 3 3 2 3 2 3 1 1 1 2 3 3 5 2 4 0</text:p>
          </table:table-cell>
        </table:table-row>
        <table:table-row table:style-name="ro1">
          <table:table-cell office:value-type="string" calcext:value-type="string">
            <text:p>4 4 1 3 3 5 4 2 1 3 5 5 3 4 3 4 2 3 5 5 3 3 3 4 2 2 3 2 3 5 2 0 2 5 4 5 3 1 0 3 4 5 2 4 5 4 1 3 5 5 3 3 4 2 0 2 4 5 4 3 0 2 3 5 5 1 0 2 3 5 3 2 1 2 4 1 4 0 0 5 1 0 4 0 4 3 2 2 4 4 3 1 5 5 3 1 1 1 1 3 3 1 1 4 2 1 3 5 1 4 1 3 4 1 4 4 0 0 5 5 2 1 0 2 3 4 2 2 5 5 1 3 3 0 1 2 2 1 4 3 0 3 3 3 4 4 5 2 3 1 2 2 1 2 4 2 0 0 1 4 5 3 1 1 4 2 5 3 4 3 4 1 3 2 4 0 3 1 4 3 2 2 2 0 5 2 4 3 2 3 3 5 4 2 2 3 0 2 2 3 0 3 5 1 5 4 3 3 3 1 4 2 1 4 2 4 3 1 0 4 2 2 2 1 3 3 1 1 1 3 4 3 1 3 5 5 2 2 3 1 2 5 1 4 0 2 1 0 2 3 2 1 0 1 2 4 2 5 3 4 1 5 4 0 0 5 1 4 4 4 0 0 5 3 1 2 4 2 5 0 5 5 0 3 1 1 1 1 5 3 1 2 1 4 1 4 3 2 1 4 4 2 3 3 4 4 3 5 3 5 5 2 4 4 3 0 1 4 5 4 4 1 1 1 4 3 0 2 3 4 4 3 3 2 4 4 5 1 0 1 2 2 2 5 3 2 4 1 0 3 3 1 3 2 3 5 2 0 1 4 0 3 0 3 4 2 0 2 4 3 3 3 2 1 5 2 4 2 2 4 3 0 0 4 5 0 3 1 3 1 2 0 1 5 3 5 2 2 2 2 4 1 0 3 2 1 5 3 2 2 1 3 5 2 1 5 4 3 2 5 1 0 1 4 3 2 2 3 1 2 1 5 2 1 4 3 2 1 1 3 1 2 1 2 4 1 3 3 3 2 2 3 3 3 4 1 0 2 2 2 3 4 5 1 1 5 1 0 1 1 3 1 0 2 3 2 1 4 3 3 3 1 2 1 2 0 2 2 3 3 0 3 5 0 2 2 0 3 0 3 3 4 2 3 5 2 0 2 1 0 3 2 0 1 2 1 0 3 3 3 2 2 2 2 1 0 1 5 5 0 2 5 3 1 4 4 3 3 3 4 1 1 4 0 3 0 2 3 4 3 4 0 0 2 0 2 1 5 0 4 2 1 4 3 1 1 2 3 2 2 1 3 3 2 4 5 0 3 1 4 2 1 3 4 2 5 3 4 4 3 1 2 2 4 4 5 0 0 5 4 4 2 2 3 0 1 3 1 3 1 4 0 5 4 0 1 2 2 2 3 2 0 2 2 4 2 3 1 3 2 4 4 2 2 1 2 2 1 1 2 3 3 4 4 4 2 1 3 3 4 1 4 2 1 5 3 1 1 3 2 0 2 0 1 3 3 4 5 3 2 2 2 1 3 0 2 4 4 1 5 1 3 4 5 3 3 4 3 2 1 3 4 5 4 3 5 1 2 1 0 2 4 4 4 1 1 2 5 4 3 2 4 1 1 1 2 2 5 4 1 3 2 0 2 0 5 5 2 3 5 5 2 5 3 2 1 1 3 3 1 4 1 4 3 3 5 2 2 1 2 1 3 3 5 4 0 1 0 2 5 2 4 4 2 3 5 2 1 3 3 3 3 5 5 2 4 5 0 1 3 3 0 1 2 2 1 0 1 2 3 1 1 1 2 4 1 2 3 3 4 1 1 3 4 2 2 5 5 2 3 4 5 1 5 0 4 3 5 1 4 2 3 1 2 1 2 0 2 5 4 1 2 2 3 2 2 0 2 2 1 3 0 0 5 2 4 4 1 3 4 1 1 3 2 1 1 1 2 2 0 1 5 3 4 4 2 3 0 4 2 5 1 1 2 3 1 1 2 1 1 2 2 2 3 2 1 3 0 4 2 1 0 3 1 1 2 3 1 4 5 5 1 5 2 5 4 2 1 2 3 2 5 3 1 2 4 2 5 0 1 1 5 1 4 3 1 3 2 2 5 4 3 0 4 1 4 4 3 5 5 0 0 5 0 2 2 0 3 4 1 2 4 3 3 2 1 5 0 0 3 5 3 1 3 1 1 4 1 5 0 1 3 5 3 3 3 2 1 5 0 4 5 1 3 1 4 0 4 2 1 3 0 3 3 1 5 2 2 3 2</text:p>
          </table:table-cell>
        </table:table-row>
        <table:table-row table:style-name="ro1">
          <table:table-cell office:value-type="string" calcext:value-type="string">
            <text:p>5 1 1 3 0 3 3 3 4 1 2 1 2 5 4 1 4 4 0 1 0 1 4 3 3 3 4 2 3 3 2 3 1 0 0 1 3 2 1 3 4 3 2 2 2 1 3 5 4 1 1 1 0 5 1 2 2 4 1 1 1 4 1 2 1 4 2 0 2 3 3 2 2 1 0 4 0 2 3 4 1 2 3 0 4 2 5 1 3 1 3 3 0 1 3 5 2 3 5 4 4 4 1 0 2 0 0 3 5 3 3 0 2 1 5 5 5 3 1 3 3 1 4 3 2 1 4 5 4 2 3 2 1 2 1 4 3 4 5 0 4 3 4 0 2 1 4 3 1 5 5 4 2 2 0 2 2 0 4 4 4 4 2 3 0 4 0 0 3 5 4 2 3 0 2 1 2 0 4 3 0 0 4 2 2 4 2 2 1 5 3 3 2 2 4 5 4 2 4 2 1 4 0 1 0 0 2 2 3 4 4 4 0 2 4 2 3 4 4 3 0 5 4 2 2 2 5 4 3 4 2 4 1 0 2 1 5 4 3 2 3 0 3 3 5 1 5 2 5 1 5 4 4 1 4 1 3 1 3 1 3 4 2 5 3 3 5 1 4 2 4 2 5 0 3 0 3 5 4 2 3 1 0 0 4 3 2 1 3 2 1 1 3 4 5 0 2 3 2 2 1 0 1 0 4 1 0 3 1 3 4 2 2 2 3 2 2 5 2 4 1 2 4 1 1 1 3 3 4 3 4 4 4 5 3 0 1 3 3 1 5 0 5 4 4 4 3 1 2 1 1 2 4 2 5 3 3 3 2 4 2 4 2 4 0 2 4 2 3 4 2 1 5 3 3 2 0 3 1 1 2 4 1 5 5 4 3 1 1 5 1 2 3 2 3 5 3 3 3 5 3 1 4 2 1 2 1 1 0 5 1 3 2 2 3 2 4 2 4 2 3 2 0 4 2 3 5 2 1 5 1 1 2 5 0 2 5 3 4 4 1 1 5 3 4 4 5 4 4 3 5 4 1 0 4 3 2 1 3 3 1 2 1 1 3 1 3 3 2 1 1 5 1 5 1 3 5 3 2 4 5 2 5 0 2 4 2 3 2 2 2 2 1 2 3 0 4 5 1 1 1 3 3 4 3 3 1 5 0 4 2 1 1 1 1 3 4 2 2 1 2 4 5 5 3 2 4 2 5 1 2 2 1 1 4 3 3 2 2 0 1 2 4 0 2 2 1 1 2 3 3 5 1 2 1 0 2 3 4 4 4 5 2 1 4 3 4 5 2 4 4 2 1 4 5 4 5 3 5 1 4 0 4 1 2 2 2 4 3 0 3 3 2 0 3 5 3 1 4 2 3 2 2 3 5 1 0 4 2 4 5 2 5 0 2 4 4 1 5 4 5 2 3 1 5 4 2 1 3 2 2 0 2 2 2 4 1 3 1 1 3 1 4 1 0 1 4 3 3 5 5 4 3 0 0 3 5 3 5 4 4 4 3 4 3 4 2 0 0 4 4 1 3 3 5 4 2 1 2 0 0 1 1 0 4 2 2 2 2 5 4 1 3 2 4 4 5 1 4 5 4 1 3 3 1 4 3 2 3 3 4 4 2 4 4 4 1 1 4 0 2 2 2 2 5 5 4 2 4 2 5 3 3 0 5 4 3 4 4 3 3 1 3 3 3 5 4 4 1 3 5 2 2 1 0 1 1 0 2 1 2 0 4 3 0 3 2 1 3 1 0 3 5 1 1 4 0 1 2 1 0 4 4 3 3 4 0 4 2 1 3 0 3 5 4 2 2 1 2 2 3 1 1 5 3 1 4 3 4 4 4 2 3 5 3 5 4 3 1 2 3 1 0 4 2 2 2 0 1 4 4 5 3 5 1 2 4 4 1 4 4 2 4 2 1 1 1 4 0 5 2 3 4 5 4 3 4 4 2 4 5 4 4 4 4 1 2 4 1 1 2 4 5 4 0 1 1 4 3 1 3 4 3 4 2 1 5 2 4 4 4 3 3 2 3 0 0 4 4 4 3 4 5 3 1 3 1 4 2 4 4 5 2 1 2 3 2 1 2 3 5 0 3 2 4 4 3 4 2 3 4 5 2 4 4 1 3 2 1 0 4 4 1 0 4 4 3 3 4 0 1 4 0 0 4 2 5 5 1 0 2 2 0 3 1 5 1 4 1 2 0 4 4 5 4 4 3 1 0 3 3 4 3 2 1 0 3 0 2 4 1 4 3 1 3 2 0 2 3 2</text:p>
          </table:table-cell>
        </table:table-row>
        <table:table-row table:style-name="ro1">
          <table:table-cell office:value-type="string" calcext:value-type="string">
            <text:p>2 3 3 0 3 1 4 0 5 3 2 3 1 3 5 1 5 1 3 3 2 0 1 3 4 3 0 5 4 4 2 5 2 3 3 4 2 5 0 2 4 2 5 5 4 5 2 2 2 3 0 2 3 4 4 3 4 2 1 2 5 3 1 2 3 0 2 4 2 1 3 1 1 0 3 2 0 4 3 3 0 4 3 0 0 1 3 0 2 4 4 2 2 3 2 1 4 3 3 3 4 1 5 5 2 2 3 3 5 1 2 3 1 4 3 3 4 3 2 3 3 3 1 1 5 3 3 1 1 4 0 2 0 4 2 2 3 2 5 5 0 3 2 4 2 4 5 1 5 4 0 0 3 2 3 4 3 2 5 1 1 4 3 3 5 3 1 0 4 1 1 1 1 2 5 1 3 2 5 4 2 2 5 3 3 3 1 3 5 1 4 2 1 1 2 4 1 3 2 1 5 5 3 3 1 0 1 3 3 3 3 2 1 3 3 3 3 3 4 2 3 5 4 4 2 3 3 4 4 2 3 2 5 2 2 4 4 5 1 3 2 4 3 1 1 4 2 1 0 5 4 0 2 4 1 4 1 5 3 0 2 4 0 3 0 1 5 5 3 1 1 1 5 4 0 1 3 3 0 3 3 1 1 1 1 3 4 0 4 0 1 3 3 3 2 4 5 4 3 2 4 0 0 5 2 0 1 4 3 3 2 4 5 3 3 4 2 2 3 5 4 5 4 1 4 2 4 1 2 2 2 4 1 5 1 2 4 1 2 2 2 4 1 4 2 0 0 1 2 2 4 4 1 3 5 3 3 3 4 3 0 0 1 4 1 2 3 1 4 2 2 1 3 3 2 5 2 3 4 3 3 3 0 4 4 1 4 5 4 1 2 0 3 3 1 1 3 2 1 4 2 4 4 1 3 1 2 1 0 1 4 5 2 4 4 4 3 1 4 2 3 2 0 2 1 3 2 4 2 3 2 4 1 1 5 3 1 1 5 0 2 4 2 4 1 1 3 3 5 1 4 5 1 3 3 2 4 4 1 2 1 3 1 3 0 3 1 4 2 4 4 5 0 3 2 0 2 2 2 1 1 2 4 0 5 4 3 3 3 3 0 0 1 0 3 1 0 3 3 2 2 3 4 1 1 1 3 4 2 0 1 1 4 2 1 4 0 4 1 2 2 3 5 0 3 2 3 0 3 3 2 1 1 5 4 2 0 2 2 1 2 4 2 2 1 2 2 4 3 3 2 0 5 5 4 2 4 1 1 2 4 0 4 4 1 0 4 3 0 4 4 1 1 1 2 4 2 4 3 3 1 2 1 4 4 3 1 3 1 3 2 1 3 2 4 1 2 3 2 1 4 3 2 3 4 1 3 4 0 2 4 1 1 2 4 0 3 0 2 3 1 4 3 1 0 2 5 4 0 4 3 3 3 3 0 4 4 5 5 4 3 1 4 1 1 4 3 4 0 3 5 4 3 2 0 2 3 2 2 1 3 1 5 2 5 1 3 1 2 1 2 4 0 5 0 0 3 0 3 3 3 4 5 1 1 1 5 5 1 3 4 3 4 4 3 5 0 3 3 2 4 1 1 3 0 4 0 4 3 3 4 2 4 2 1 2 0 3 4 2 1 5 3 4 4 3 4 3 3 4 4 2 5 3 2 3 3 0 4 4 2 4 0 3 5 3 3 2 2 2 5 2 3 4 3 3 4 3 3 3 1 3 4 2 2 4 4 2 3 4 3 0 1 3 2 1 2 1 4 5 3 2 5 2 4 1 1 5 3 5 3 2 4 4 0 1 0 1 1 0 1 3 1 4 5 3 0 1 2 2 0 3 1 1 0 4 5 3 1 5 3 3 1 1 1 4 0 0 5 4 2 2 2 3 3 2 1 1 1 2 1 0 2 2 1 2 1 3 5 4 3 3 1 1 0 5 4 3 4 4 3 4 2 4 3 2 1 3 3 1 5 4 4 1 0 2 0 1 2 2 4 3 1 3 1 0 1 4 4 3 0 3 3 2 4 0 2 0 4 3 3 2 3 0 0 0 5 5 4 1 1 3 2 2 2 5 0 3 2 3 1 5 0 4 5 2 0 4 4 5 5 4 3 1 4 5 1 2 0 5 4 0 2 3 1 2 4 2 3 3 2 1 5 1 3 5 2 2 3 1 3 5 1 3 4 5 1 0 2 5 4 5 1 5 2 3 4 5 3 2 4 0 5 4 4 4 1 2 2 3 1 5 4 3 5 1 4 3 0 2</text:p>
          </table:table-cell>
        </table:table-row>
        <table:table-row table:style-name="ro1">
          <table:table-cell office:value-type="string" calcext:value-type="string">
            <text:p>1 4 1 1 3 1 2 0 4 3 3 1 5 2 3 2 1 0 4 0 5 5 4 0 3 4 4 3 0 5 4 1 3 1 2 4 2 0 4 4 3 4 2 5 2 1 1 5 2 4 3 5 2 1 2 1 5 3 2 4 1 0 1 0 3 0 1 2 1 1 3 0 1 5 0 5 3 1 0 3 4 2 1 2 1 4 1 3 3 1 0 5 3 5 1 0 1 2 3 3 1 1 2 4 4 0 0 3 4 0 1 4 2 4 2 1 1 3 4 0 0 4 3 2 4 2 1 1 0 5 4 3 2 4 4 2 2 3 4 3 3 3 1 5 1 1 5 1 3 3 1 2 1 1 3 2 0 2 3 3 1 1 2 2 4 3 2 3 1 3 5 1 3 3 3 4 0 3 1 3 4 0 1 4 1 1 3 2 5 4 3 3 3 1 3 5 2 2 1 0 3 2 2 4 3 4 4 1 3 1 3 4 5 3 4 5 4 4 5 4 3 1 4 2 3 0 1 3 0 3 2 5 5 1 2 1 0 2 5 0 2 4 2 3 1 4 2 2 3 4 2 5 5 1 2 0 2 5 3 3 1 3 0 2 1 1 4 1 4 5 1 3 3 4 4 2 4 3 0 3 2 1 1 2 2 5 0 4 0 3 1 5 1 2 4 1 1 4 2 1 4 1 0 0 1 5 1 1 3 5 2 1 2 5 3 1 0 4 4 2 0 4 5 1 1 1 3 2 3 5 5 5 2 5 1 0 1 3 2 2 0 2 3 3 3 5 0 1 3 2 2 2 1 2 3 4 2 3 2 4 2 4 2 4 3 5 1 2 1 1 5 3 3 0 0 3 0 4 0 4 2 2 2 2 3 2 5 2 3 0 4 3 2 2 5 4 2 2 0 2 1 0 1 1 3 2 3 3 2 4 1 5 3 3 1 4 5 2 3 2 5 3 1 5 2 1 3 1 2 0 4 4 1 5 0 2 1 5 5 5 2 0 4 2 3 2 0 0 4 2 2 3 3 4 4 2 1 3 0 2 2 2 5 1 5 0 5 1 3 5 3 3 3 1 4 1 4 4 5 1 2 3 2 2 4 4 1 2 2 5 3 2 4 2 0 1 4 4 2 4 5 1 1 2 0 2 0 1 5 4 3 2 2 4 1 0 3 1 1 2 3 2 4 4 0 2 2 4 4 2 5 3 0 2 1 5 2 2 3 4 1 4 2 3 5 5 0 5 1 2 5 0 5 2 4 2 1 3 2 4 3 3 4 3 1 5 1 2 3 0 2 4 3 1 2 4 2 2 4 3 4 1 3 5 3 4 1 1 1 5 3 1 3 2 1 1 0 2 1 5 0 2 4 3 2 1 4 5 1 1 5 1 4 1 4 4 2 1 2 4 2 1 4 5 3 2 3 5 0 4 5 1 0 2 4 3 4 4 3 2 1 3 2 4 0 4 4 5 4 5 5 5 4 5 4 1 2 2 2 4 3 2 5 0 4 3 3 4 0 1 5 4 3 4 3 1 4 4 3 3 4 0 3 5 4 1 2 0 3 2 4 4 5 2 2 3 2 5 0 2 1 1 2 4 3 2 2 4 4 1 0 1 4 0 5 5 2 3 0 5 3 2 3 5 3 2 4 3 3 1 0 1 4 4 2 0 3 4 4 2 5 0 1 4 1 5 2 1 4 4 5 3 2 1 1 4 3 3 5 2 4 1 4 3 3 3 3 5 4 2 5 2 3 2 1 2 3 1 2 1 2 1 4 4 2 5 0 3 4 0 1 2 2 1 1 2 2 0 2 1 2 0 0 1 5 4 0 3 3 0 4 2 0 5 1 2 5 2 1 5 1 2 2 1 3 1 2 2 2 0 5 0 1 1 3 4 0 3 3 2 1 2 3 1 3 5 4 2 1 5 5 2 5 4 4 1 2 0 2 2 0 0 2 3 3 2 4 3 3 5 2 0 5 4 1 4 4 4 4 2 5 1 5 1 3 2 3 0 4 2 1 2 4 3 4 3 1 5 5 2 1 4 2 0 0 2 2 2 4 2 3 2 1 2 2 1 0 5 0 0 2 2 0 4 0 1 3 5 3 2 2 5 3 3 2 3 1 1 0 4 2 3 3 4 3 2 4 3 5 0 5 1 2 0 4 1 2 0 4 0 0 1 2 5 2 4 0 3 4 3 4 4 1 2 2 1 2 3 3 1 5 2 1 3 5 3 3 3 2 2 2 0 1 2 4 3 5 2 5 0</text:p>
          </table:table-cell>
        </table:table-row>
        <table:table-row table:style-name="ro1">
          <table:table-cell office:value-type="string" calcext:value-type="string">
            <text:p>2 3 4 0 3 1 4 1 5 3 2 3 2 3 5 0 5 1 5 3 3 1 0 3 4 3 0 5 5 4 3 5 2 2 3 4 2 5 0 2 1 1 4 5 4 5 2 2 2 2 1 2 2 4 3 1 4 2 0 1 4 3 0 2 5 0 2 4 1 1 4 2 3 0 3 0 0 4 3 3 1 4 4 0 2 1 4 1 3 3 4 3 3 4 1 1 5 2 3 3 3 0 5 5 1 3 3 1 5 0 2 3 1 4 2 2 4 2 2 2 3 2 1 0 5 2 3 2 1 5 0 1 1 4 1 2 4 2 4 4 0 4 3 4 2 3 5 0 4 3 0 1 3 1 3 4 3 2 5 0 0 4 3 3 4 3 1 0 4 0 0 1 3 2 5 0 3 2 5 5 3 5 4 1 2 3 0 3 4 1 2 3 0 3 2 4 1 2 2 0 5 5 4 2 0 1 0 2 4 4 3 2 2 3 3 4 4 2 5 1 2 5 3 5 2 2 3 5 4 1 4 3 4 3 1 3 5 5 1 3 2 5 3 1 1 3 2 0 2 3 3 0 1 4 1 4 1 4 1 0 1 3 1 4 0 0 5 4 4 1 0 1 3 4 2 0 2 3 0 3 2 1 1 2 1 3 3 1 4 1 0 3 2 3 2 4 4 4 3 2 3 0 1 5 3 0 1 3 2 3 2 4 4 4 3 3 2 3 3 5 5 5 3 0 3 2 5 1 2 2 2 3 1 5 1 3 4 1 1 2 2 3 0 4 2 1 1 0 3 3 4 4 2 2 5 5 2 5 4 2 0 0 2 5 1 3 2 2 4 3 3 1 3 4 2 5 4 4 4 3 2 3 0 3 4 1 3 5 3 1 3 1 2 4 2 1 3 3 2 4 2 5 4 1 3 0 4 2 0 2 3 5 2 4 3 3 4 1 4 3 3 1 0 2 1 3 1 5 3 4 2 4 2 2 4 2 0 2 5 0 2 4 3 3 1 2 3 2 5 2 5 4 0 4 3 1 4 4 0 3 2 1 1 3 1 2 1 5 3 4 2 4 1 3 3 1 1 3 2 0 0 3 5 1 4 5 3 4 3 2 0 1 2 1 3 1 0 3 4 3 2 2 4 0 0 2 3 4 1 0 1 1 4 2 2 4 0 3 1 1 2 3 5 1 2 2 3 1 2 3 1 1 1 4 4 1 0 2 3 2 4 3 1 2 1 2 2 4 3 3 1 0 5 5 4 3 4 1 1 1 4 1 5 5 1 1 5 4 1 4 5 1 1 1 3 4 2 5 3 3 0 2 0 4 5 2 2 4 0 2 3 1 2 3 3 1 2 4 2 2 4 4 3 2 4 0 3 5 0 2 4 1 2 2 4 0 3 1 2 2 2 4 4 1 1 3 4 3 1 4 4 3 3 3 0 4 3 5 5 5 4 1 3 1 3 4 2 4 1 4 4 3 3 3 1 2 3 0 2 0 2 2 5 2 5 1 4 1 1 1 2 5 1 5 0 1 3 0 4 3 4 4 4 3 1 0 5 4 2 2 4 3 4 5 3 4 1 3 3 1 5 1 1 3 1 3 0 5 3 3 5 2 4 3 2 2 0 3 4 2 2 4 2 5 5 3 4 2 3 4 4 1 4 2 3 3 3 0 5 3 2 4 1 2 5 3 2 3 3 3 5 2 4 5 4 3 4 3 2 2 1 2 3 1 2 4 4 1 4 4 3 0 1 3 3 2 3 1 5 5 5 3 5 2 3 1 1 5 3 4 3 2 4 3 1 0 1 1 0 0 3 1 1 4 5 4 1 0 1 1 1 4 1 1 0 3 4 3 1 5 3 5 0 2 2 4 1 1 4 4 3 2 1 3 2 3 1 2 0 1 2 1 2 2 3 2 0 4 5 4 3 3 1 1 0 4 4 4 5 3 3 4 1 3 4 2 1 4 2 1 5 5 4 3 1 2 0 2 0 2 4 2 2 3 2 0 0 4 4 3 0 3 4 3 3 0 4 0 5 3 3 2 3 0 0 2 4 4 5 0 2 3 2 3 0 4 1 4 1 4 1 5 1 4 4 3 1 5 2 5 4 4 3 1 3 5 1 2 0 4 2 0 3 3 1 1 5 2 2 3 2 2 4 1 3 4 2 2 3 1 3 5 2 3 4 4 2 0 3 4 5 5 1 4 1 4 4 5 3 1 3 0 5 5 4 4 1 4 1 4 3 4 3 4 4 2 4 3 0 3</text:p>
          </table:table-cell>
        </table:table-row>
        <table:table-row table:style-name="ro1">
          <table:table-cell office:value-type="string" calcext:value-type="string">
            <text:p>5 5 2 3 3 5 3 2 1 3 5 4 3 4 3 3 2 4 4 5 2 4 4 2 2 1 2 3 4 5 2 0 1 5 3 5 2 1 0 2 4 5 2 4 5 3 1 3 5 4 3 3 4 3 0 2 4 4 5 2 0 2 4 5 5 1 1 3 4 5 3 1 0 3 4 1 4 0 0 5 1 0 3 1 5 2 2 2 4 4 2 1 4 5 4 1 2 1 1 4 3 2 1 4 2 1 3 5 1 5 2 1 4 0 5 4 0 0 5 4 2 2 0 2 3 3 2 1 5 5 2 2 3 0 1 3 2 1 3 4 0 3 3 3 4 4 5 1 4 0 3 2 0 2 5 2 0 0 1 4 4 3 1 1 5 1 4 3 2 4 4 2 2 2 4 0 2 0 4 4 3 2 2 1 5 3 4 3 1 3 4 4 5 1 2 3 0 3 1 3 0 3 4 0 4 4 4 4 3 1 5 1 1 5 1 3 3 1 0 5 1 2 2 1 3 4 1 3 1 3 4 2 1 4 5 4 2 1 3 1 3 4 1 4 1 1 0 1 2 3 2 0 0 1 1 3 3 5 3 4 0 3 4 0 0 5 2 4 4 4 0 1 5 4 0 2 3 2 5 1 4 5 1 3 1 2 2 1 5 4 3 2 1 3 1 4 3 2 2 3 4 2 2 3 4 3 3 4 4 5 4 3 4 4 1 1 1 4 5 4 5 1 2 2 4 4 1 3 3 5 4 4 3 1 4 3 4 1 0 0 2 3 1 4 4 2 4 2 0 3 3 0 4 2 1 5 2 1 1 4 0 4 0 4 5 4 0 2 3 4 4 2 3 2 5 3 3 2 1 4 4 1 0 4 3 1 1 2 5 1 2 0 1 4 3 5 2 1 1 1 4 2 1 2 1 0 4 4 3 3 0 3 4 1 2 5 3 3 2 3 2 1 2 4 2 2 2 3 0 3 1 5 2 1 4 4 2 1 0 2 0 2 1 3 2 0 2 4 3 2 1 3 3 3 4 1 0 3 2 2 3 3 5 2 1 5 0 1 2 1 4 1 1 2 4 3 1 3 3 4 3 1 0 1 3 0 3 3 2 3 0 3 5 0 2 1 1 4 0 3 2 5 2 3 4 2 0 3 1 0 3 1 0 1 2 0 0 2 3 2 2 3 2 2 1 0 2 5 4 1 2 5 3 2 4 5 3 3 3 4 1 1 4 1 3 2 2 4 5 3 4 0 0 1 1 2 1 4 0 3 2 2 4 4 2 1 1 2 1 3 0 3 3 2 5 4 0 3 1 3 1 2 4 3 2 5 3 4 4 3 2 0 2 4 5 4 1 1 5 4 4 2 2 3 0 0 1 2 4 0 4 0 4 5 0 0 1 2 2 3 2 1 3 3 5 3 4 1 3 3 4 4 1 1 2 2 2 2 1 3 4 2 4 5 1 2 0 3 3 4 1 3 1 1 4 3 1 1 3 2 1 2 0 1 3 2 3 5 2 1 1 1 1 3 1 2 4 4 2 5 2 3 4 4 4 3 5 1 2 1 3 4 4 5 5 5 0 2 1 0 3 4 5 4 2 1 2 4 4 4 1 2 1 0 0 3 1 5 5 2 3 2 0 1 2 4 4 4 2 5 5 1 4 4 0 0 0 3 4 1 3 1 5 4 3 5 1 3 1 2 1 3 3 5 5 0 2 0 4 5 4 3 4 3 3 5 2 1 2 3 3 3 5 4 2 4 4 0 3 4 3 1 2 2 2 1 0 0 3 4 1 2 2 3 5 1 2 4 2 4 0 0 2 3 3 2 5 4 1 2 3 5 1 5 0 5 3 4 2 2 3 3 1 1 0 1 0 5 5 3 2 1 2 3 2 3 0 1 1 0 4 0 0 4 1 4 4 2 3 4 3 1 3 3 1 1 1 2 2 1 1 5 2 5 5 3 4 1 4 2 5 0 1 1 4 1 1 2 3 2 3 3 2 3 3 1 3 1 3 2 1 0 3 0 1 3 2 2 4 4 4 1 4 1 4 3 1 1 2 3 2 5 4 2 1 4 0 5 0 1 1 4 2 4 3 0 4 2 1 4 5 3 0 4 0 3 3 3 5 4 0 0 5 0 1 1 0 3 5 1 2 4 3 2 1 1 5 1 0 2 4 3 1 2 0 1 5 2 4 0 1 2 4 3 3 2 2 1 5 1 3 5 0 4 2 5 0 3 0 0 4 1 3 3 1 5 3 2 2 2</text:p>
          </table:table-cell>
        </table:table-row>
        <table:table-row table:style-name="ro1">
          <table:table-cell office:value-type="string" calcext:value-type="string">
            <text:p>0 5 2 1 4 1 2 1 4 4 4 2 4 1 2 3 1 0 3 0 5 4 4 0 3 4 4 3 0 5 3 1 2 1 3 5 2 0 3 4 3 4 3 4 2 1 2 5 3 3 3 5 3 1 3 1 5 4 1 5 0 1 0 1 3 0 1 2 2 2 2 0 0 3 0 5 4 3 0 2 5 2 0 1 0 4 2 3 2 0 0 3 2 5 0 0 1 2 2 2 1 1 2 3 4 0 0 3 3 1 2 4 1 4 2 2 2 3 4 0 1 4 3 2 3 2 1 0 0 5 4 4 2 5 2 3 3 2 4 3 4 3 1 5 1 1 4 0 2 3 1 4 0 1 3 2 0 1 4 2 0 2 3 1 4 2 3 2 2 3 5 1 1 4 4 3 0 3 0 3 5 0 0 5 0 1 2 3 4 4 1 3 4 0 3 5 3 2 0 1 3 4 3 3 2 4 3 1 2 1 3 4 5 3 3 4 5 3 4 3 4 0 4 2 4 0 1 5 0 2 1 5 5 1 3 1 1 3 4 1 1 4 3 2 1 4 1 2 4 3 2 5 4 1 2 1 2 4 2 3 2 2 1 2 1 0 3 2 4 4 2 2 3 5 4 2 3 2 0 4 2 1 1 2 1 4 1 4 1 3 0 5 1 2 4 0 1 4 1 2 4 1 0 0 0 4 1 1 1 4 1 1 4 4 2 1 1 4 4 2 0 3 5 1 1 1 3 2 3 4 4 5 4 5 2 0 2 4 3 3 0 1 3 3 3 5 1 1 2 2 2 3 1 3 4 4 2 3 3 5 2 4 3 4 4 5 2 2 1 1 4 2 3 0 0 3 1 5 1 4 2 2 2 2 3 3 5 2 3 1 3 3 2 1 5 5 1 3 0 3 0 0 0 1 4 1 4 4 3 5 1 4 2 2 1 5 5 2 2 2 4 3 0 5 1 1 2 1 1 0 4 4 1 4 0 2 1 4 4 4 2 0 4 0 4 2 0 1 5 3 3 4 4 3 3 2 1 3 1 2 2 3 4 2 4 0 5 0 3 5 4 3 3 0 2 1 5 5 5 1 1 3 4 2 3 2 0 3 2 4 4 1 3 3 0 1 4 5 1 5 5 1 1 0 0 2 0 1 5 5 3 2 2 4 1 0 3 1 0 3 3 3 5 5 1 1 3 4 5 3 3 5 1 3 2 5 2 3 3 5 2 4 3 2 5 5 1 5 1 3 5 0 5 3 2 1 0 2 2 4 4 5 3 4 2 4 1 3 3 1 2 4 3 1 1 4 2 3 4 4 3 1 3 4 3 4 2 1 1 5 3 1 3 3 1 0 0 1 2 3 0 2 3 1 3 1 3 4 2 1 5 1 4 2 5 4 0 1 1 4 3 1 5 5 3 2 3 5 1 4 4 1 0 3 4 2 5 4 2 1 0 4 2 2 0 3 4 5 4 4 5 5 5 4 5 0 2 1 3 4 3 1 5 1 5 3 3 5 1 1 4 4 3 4 4 1 4 4 3 3 5 0 4 5 4 1 2 0 2 1 4 4 5 2 2 4 1 5 1 1 1 1 1 3 3 1 1 4 4 2 0 1 5 1 4 4 1 2 1 5 3 3 3 5 3 3 2 2 3 0 0 1 4 3 2 0 2 5 3 3 5 0 1 4 0 5 1 1 4 5 5 3 3 1 1 5 3 2 5 1 4 1 3 4 3 3 2 5 4 2 5 3 3 1 1 2 4 0 2 1 2 1 4 4 2 4 0 1 3 0 1 3 2 1 2 3 3 0 3 1 2 0 1 1 5 3 0 3 2 0 3 2 0 5 1 2 5 3 0 5 2 4 3 3 3 1 1 3 2 0 5 1 1 2 3 3 1 4 3 1 1 2 3 2 4 5 4 3 2 4 5 2 5 3 3 2 2 0 1 3 0 0 2 3 5 3 5 4 3 5 2 0 5 4 2 5 4 5 4 2 5 1 3 0 4 2 2 1 4 1 2 2 4 4 5 4 0 5 5 1 1 4 3 2 0 3 3 2 4 2 3 2 1 1 3 1 0 4 0 1 2 2 0 5 1 1 3 4 4 1 1 5 3 5 2 4 1 2 0 4 4 3 3 5 2 1 5 3 5 0 4 0 3 0 5 2 3 0 4 0 0 0 1 5 2 4 0 3 4 4 5 5 2 2 4 1 2 3 3 2 5 2 1 3 4 3 3 4 2 3 2 1 1 1 3 2 5 3 4 1</text:p>
          </table:table-cell>
        </table:table-row>
        <table:table-row table:style-name="ro1">
          <table:table-cell office:value-type="string" calcext:value-type="string">
            <text:p>5 5 1 2 3 4 4 2 1 2 5 5 3 4 3 3 1 4 4 5 3 4 3 3 3 1 2 3 3 5 3 1 3 5 3 5 3 2 0 4 4 5 1 5 4 4 1 3 4 5 3 3 4 2 0 3 3 4 5 2 0 3 4 5 4 1 0 2 4 5 3 1 0 2 4 1 3 0 0 5 1 0 4 2 4 1 3 2 4 4 3 0 4 5 2 2 0 1 2 2 4 2 1 4 2 1 4 5 2 4 1 3 5 1 5 4 1 0 4 5 1 2 0 3 4 3 2 1 5 5 0 2 3 0 2 4 2 2 2 3 0 3 2 3 4 4 5 2 4 1 3 2 0 2 4 2 0 0 1 4 4 3 1 0 5 2 4 4 3 3 4 2 2 2 4 0 2 0 4 4 2 2 2 1 4 1 5 3 2 2 3 4 5 1 1 3 1 2 1 3 0 2 3 0 4 5 3 3 3 2 5 1 2 5 2 3 2 2 0 4 0 2 2 2 2 4 2 2 0 3 4 3 2 4 5 5 1 1 2 0 4 5 1 5 1 1 1 0 3 3 3 0 0 1 2 3 3 5 3 5 1 4 4 0 0 5 1 4 4 5 1 0 4 4 1 3 4 2 5 2 4 5 0 3 1 1 1 2 5 4 3 1 0 2 2 4 3 1 1 3 5 1 2 3 4 4 4 4 4 5 5 2 5 4 2 1 1 4 4 3 3 1 2 3 4 3 1 1 2 5 4 2 3 2 3 5 4 0 0 1 2 2 1 4 4 2 4 1 0 4 3 0 3 2 2 4 1 0 1 4 0 2 0 3 4 1 0 2 3 4 4 4 3 0 5 3 3 3 1 3 3 1 0 4 4 0 1 2 5 1 3 0 1 5 2 4 3 1 3 2 4 0 1 3 1 0 5 4 2 3 1 3 5 2 2 5 4 3 2 4 0 1 2 4 2 3 2 2 1 2 1 5 1 1 4 3 2 0 0 2 0 2 1 3 4 0 3 4 3 1 1 4 3 3 4 0 0 3 3 2 4 3 5 1 1 4 1 0 1 1 3 0 0 1 2 3 1 3 2 4 3 2 3 1 2 0 3 3 1 3 0 3 5 1 3 3 0 3 1 3 3 5 2 3 4 2 0 2 2 0 3 2 1 1 3 1 0 3 3 3 2 1 2 3 1 0 2 4 5 1 3 5 3 1 5 4 3 2 2 4 1 0 4 0 4 1 1 4 5 4 4 0 1 1 1 2 1 4 0 4 2 1 5 3 2 2 2 4 2 3 0 3 3 3 4 4 0 3 1 4 1 2 3 3 2 4 3 5 4 3 2 2 3 3 5 4 1 2 5 5 3 3 1 3 0 0 2 2 4 0 3 0 5 4 0 0 1 2 3 3 2 0 3 3 4 2 3 1 4 2 5 4 0 2 1 2 1 0 1 3 4 2 4 5 3 3 0 3 3 3 1 3 2 1 5 4 1 1 3 1 0 2 0 1 3 2 2 4 3 2 2 1 0 3 1 3 4 3 1 5 2 3 5 5 4 3 4 2 1 1 4 3 4 5 4 4 1 2 1 0 2 5 4 4 1 0 2 5 5 3 2 3 0 1 1 3 1 5 4 1 3 2 0 1 2 5 4 3 2 4 4 1 5 4 0 0 2 3 4 1 4 0 5 3 3 5 0 2 1 3 2 3 1 5 5 1 2 1 3 5 2 4 4 2 3 5 2 2 2 3 3 2 4 4 2 4 5 0 2 2 2 0 2 3 3 2 0 1 4 4 1 2 1 2 4 1 2 4 3 5 0 1 2 4 3 2 5 4 2 1 3 4 1 5 0 4 2 4 2 3 3 3 1 1 1 2 0 4 4 3 2 1 2 4 3 2 1 1 1 1 3 1 0 5 1 4 4 2 3 4 1 2 3 2 0 1 1 3 2 0 1 5 2 3 4 3 2 0 3 1 5 0 1 2 3 1 2 2 1 1 1 3 2 3 4 1 3 0 5 4 2 0 3 1 0 4 2 1 3 4 5 3 4 1 4 3 1 1 3 3 1 5 4 2 2 5 0 5 1 1 1 3 2 5 4 1 4 3 2 4 4 3 1 5 1 3 3 3 5 4 0 0 4 1 1 2 0 3 5 0 1 4 3 1 2 1 5 0 0 3 5 3 0 3 0 1 5 1 4 0 1 2 4 3 2 3 1 1 5 0 4 4 2 3 1 4 0 4 2 0 3 0 3 3 2 4 3 1 3 3</text:p>
          </table:table-cell>
        </table:table-row>
        <table:table-row table:style-name="ro1">
          <table:table-cell office:value-type="string" calcext:value-type="string">
            <text:p>0 4 1 0 4 0 1 0 4 4 2 1 5 1 4 3 2 0 3 1 5 3 4 0 1 3 4 3 1 4 3 1 2 1 2 4 2 1 4 3 3 4 3 4 1 1 2 5 3 3 2 5 3 1 3 1 4 5 2 4 0 1 1 1 3 1 0 3 3 2 1 0 1 4 0 5 4 3 1 3 5 1 1 2 1 4 2 3 2 0 0 4 3 4 1 0 0 2 2 2 2 1 2 2 4 0 1 4 4 1 0 3 2 5 2 1 2 3 4 0 1 4 3 2 3 1 1 0 1 5 4 4 2 4 3 3 2 2 5 3 4 2 1 5 1 1 4 0 3 5 2 3 0 1 2 3 0 0 3 2 1 2 2 3 4 3 3 3 2 2 4 1 2 4 3 3 0 2 0 4 4 1 0 5 0 0 3 2 4 5 1 3 3 1 3 5 3 3 0 0 2 4 3 5 2 3 3 1 2 1 3 4 5 3 3 4 4 2 4 4 5 1 3 1 3 0 2 5 0 2 1 4 4 1 2 0 0 3 4 0 1 4 4 2 1 4 0 2 4 3 1 5 4 1 2 1 2 5 2 4 1 3 1 2 1 0 4 3 3 4 2 3 5 4 4 1 4 3 0 4 2 2 0 2 2 4 1 4 1 4 0 4 1 2 3 1 2 3 2 1 4 2 0 1 1 4 2 1 1 5 2 1 4 4 3 0 1 3 5 2 0 3 5 0 0 1 4 2 2 5 4 5 3 5 0 2 2 4 2 2 1 1 2 4 2 4 1 1 2 1 2 3 2 2 4 4 3 2 2 4 2 5 3 4 3 4 2 3 0 1 5 3 2 0 0 1 0 4 1 3 2 2 1 3 3 3 5 2 3 1 4 3 3 3 5 5 1 2 0 2 0 0 1 2 4 2 4 4 2 4 2 5 3 3 1 4 4 2 2 2 4 3 0 5 2 2 2 1 2 1 4 4 1 4 0 1 1 5 5 4 1 0 4 0 4 3 1 1 5 3 2 4 4 4 4 3 1 4 0 1 2 3 4 2 4 1 5 1 3 4 4 4 3 0 3 1 4 5 5 1 2 3 3 1 3 3 1 2 3 4 3 2 3 2 1 1 4 5 1 5 5 2 2 3 0 2 0 1 3 5 4 1 1 4 1 0 2 2 1 3 3 2 4 4 1 2 1 3 4 3 3 3 1 3 2 5 3 2 4 4 2 5 2 3 5 5 1 5 1 2 4 0 4 2 4 2 0 3 2 3 3 4 3 2 2 4 0 3 3 0 1 3 4 1 2 4 2 3 3 5 4 1 4 4 2 4 2 0 1 4 3 1 5 2 2 0 1 2 1 4 2 1 4 1 3 2 4 3 3 1 5 1 4 2 5 4 1 1 2 4 2 1 5 5 4 1 4 4 0 3 5 0 0 3 4 3 5 3 3 1 1 4 2 4 0 2 4 4 5 3 5 4 4 4 4 0 3 2 3 4 3 1 4 1 4 4 4 4 1 1 4 4 3 4 4 1 3 4 3 3 4 1 3 4 4 1 2 0 2 2 2 3 4 2 2 3 1 4 0 3 1 2 1 4 3 1 1 3 4 2 1 1 5 0 5 4 2 3 0 5 2 4 3 4 1 3 4 2 2 1 0 2 4 3 2 0 2 5 2 2 4 0 0 4 2 5 1 1 4 5 5 3 2 2 1 5 3 3 4 0 5 2 5 3 4 3 2 4 5 1 5 2 3 1 1 2 4 0 3 1 2 1 5 4 4 4 1 2 3 0 0 3 1 1 2 4 3 0 3 1 3 0 2 1 4 4 1 3 3 0 4 3 0 4 1 2 4 2 1 4 1 3 2 2 3 2 2 2 3 0 4 0 1 1 2 3 0 3 3 1 1 2 5 2 4 5 5 2 2 5 4 2 4 3 3 2 2 1 1 2 1 0 2 4 4 3 4 4 3 4 2 0 4 3 1 4 4 5 4 2 5 0 4 1 4 2 1 1 5 1 0 1 4 3 4 3 1 5 5 2 2 4 4 1 0 2 2 3 4 3 3 3 1 2 2 1 0 5 1 1 2 1 0 5 0 1 3 5 3 2 2 5 2 4 2 4 0 1 1 5 3 4 3 4 2 2 4 4 5 0 5 2 3 1 4 1 3 1 4 0 0 1 1 5 2 5 0 4 5 4 3 3 2 2 4 1 2 3 4 3 5 2 1 2 5 3 4 2 2 3 2 0 2 2 3 3 5 1 5 0</text:p>
          </table:table-cell>
        </table:table-row>
        <table:table-row table:style-name="ro1">
          <table:table-cell office:value-type="string" calcext:value-type="string">
            <text:p>3 2 1 3 0 2 3 3 3 1 1 0 3 5 4 1 4 4 0 1 0 0 3 3 3 2 3 1 3 3 2 2 1 0 0 0 3 1 0 5 4 3 3 1 2 2 3 5 4 0 3 1 1 5 2 2 1 4 2 2 1 5 1 2 3 5 2 0 4 3 4 2 3 0 1 4 0 3 2 4 1 2 3 0 4 1 3 1 3 2 4 2 1 0 3 4 3 2 5 3 4 5 2 0 1 0 1 3 5 2 3 0 2 1 4 4 4 3 1 3 3 1 4 2 3 1 3 5 5 1 2 2 0 2 0 4 2 4 5 0 4 3 5 0 2 2 3 3 0 5 4 3 2 1 1 2 3 1 4 4 4 3 3 4 1 4 1 0 3 4 5 2 4 0 2 1 1 0 5 2 1 1 4 1 2 3 2 1 2 4 4 3 2 2 5 5 4 3 4 2 0 4 0 1 1 1 1 3 3 5 4 3 0 2 4 1 3 4 4 3 0 4 2 2 1 3 4 4 3 5 2 4 1 2 2 2 4 5 3 2 3 2 3 2 4 0 5 2 4 2 5 3 4 1 3 2 4 1 3 2 3 3 3 5 2 3 4 1 3 2 5 2 5 1 3 1 2 5 3 2 2 0 0 0 4 2 3 0 2 1 2 1 3 3 4 1 3 3 1 2 1 0 0 1 4 0 1 3 3 3 4 1 2 3 3 2 1 5 2 4 1 3 5 0 2 2 4 4 4 3 4 2 4 4 3 1 0 3 1 1 5 0 5 4 4 4 3 0 3 0 0 4 5 3 4 3 4 3 2 5 1 3 2 3 0 1 5 3 2 4 2 0 5 3 2 1 1 2 2 2 2 4 1 4 5 5 2 2 1 5 1 2 3 1 3 5 2 3 2 5 3 1 4 1 0 2 2 0 1 5 0 4 2 2 4 1 5 2 4 2 3 2 1 3 1 4 5 3 1 5 1 1 3 5 0 3 5 2 4 4 2 1 5 3 4 5 5 4 3 3 4 5 1 1 4 4 3 1 3 3 1 2 1 2 5 2 4 3 2 1 1 4 1 4 1 2 4 3 1 4 4 1 5 0 3 4 1 3 2 2 1 1 2 1 2 1 3 4 2 0 0 3 4 4 2 3 2 3 0 5 2 1 0 0 1 2 4 3 2 2 1 4 5 4 2 1 5 2 5 0 3 3 0 2 3 3 3 1 3 0 0 1 4 0 2 2 0 1 3 4 3 5 0 3 3 2 2 3 4 5 3 4 1 2 5 3 5 4 2 3 4 1 1 3 5 3 5 4 5 1 3 2 3 2 3 3 3 3 3 0 4 3 3 0 2 4 2 2 5 2 2 2 1 1 5 1 0 3 2 3 5 2 5 1 1 5 3 2 5 4 5 2 2 1 4 4 2 1 4 2 4 0 1 2 2 5 1 3 1 2 3 2 3 0 0 0 5 3 5 4 5 5 4 0 1 3 5 3 5 3 3 4 3 5 3 4 1 1 1 4 5 2 4 3 5 3 2 0 2 0 0 0 2 0 4 2 2 2 1 5 5 2 3 1 4 4 3 2 5 5 4 2 4 3 0 4 4 2 3 2 4 5 2 4 3 4 0 2 4 0 2 2 3 2 4 4 5 2 5 2 4 3 3 0 4 4 4 4 3 2 4 1 3 3 3 5 3 5 1 3 5 2 1 2 0 1 1 0 3 1 1 0 4 4 0 3 3 2 3 1 0 4 4 2 3 4 1 1 3 0 0 3 5 3 3 4 1 4 2 1 3 1 3 5 4 1 2 1 1 2 5 0 1 5 4 0 4 4 3 4 3 3 2 4 3 5 3 3 2 2 2 1 0 4 1 2 1 0 0 3 4 5 2 4 2 2 5 5 1 4 4 2 5 2 1 0 2 4 0 5 4 3 5 5 3 2 3 3 1 4 4 4 5 4 5 0 2 4 0 0 2 5 5 4 1 0 2 5 3 1 2 3 3 4 3 1 4 2 5 5 5 4 4 3 3 0 1 5 4 4 2 4 5 3 1 3 1 3 2 3 5 5 3 2 3 4 2 0 2 3 5 0 2 2 3 5 3 5 2 3 5 5 3 4 5 1 4 2 2 1 4 4 0 1 4 4 3 2 4 0 2 3 1 1 3 2 5 4 1 1 2 3 0 3 2 3 1 5 2 2 1 5 5 5 4 3 3 1 1 2 2 4 4 3 1 1 3 0 2 4 1 4 3 1 2 4 1 2 4 2</text:p>
          </table:table-cell>
        </table:table-row>
        <table:table-row table:style-name="ro1">
          <table:table-cell office:value-type="string" calcext:value-type="string">
            <text:p>1 4 3 0 2 1 4 2 4 3 2 2 1 3 5 0 5 2 5 3 2 1 1 3 4 3 0 5 5 4 2 5 1 2 2 4 1 5 0 3 3 1 4 5 3 5 3 3 1 2 1 2 2 5 3 1 4 3 0 2 3 3 1 2 5 0 1 4 2 2 4 1 1 2 2 1 1 3 3 4 0 4 3 0 2 0 5 0 2 3 5 2 3 4 1 0 4 1 3 4 3 0 5 4 1 3 3 1 4 0 1 3 1 4 4 2 4 3 1 1 3 2 1 0 4 2 2 1 1 5 0 1 1 4 1 1 3 2 5 5 1 4 2 3 3 4 5 0 5 3 0 1 3 1 3 4 2 2 5 1 1 3 3 3 5 4 1 0 4 0 0 1 1 2 4 0 4 1 4 5 2 3 5 3 2 3 1 4 4 0 4 2 1 2 3 4 3 2 3 1 5 4 3 3 0 1 1 1 4 4 3 3 2 2 2 3 3 1 4 2 3 5 4 5 2 2 4 5 5 1 3 4 4 1 2 4 4 4 1 4 2 5 2 1 2 2 2 0 1 4 4 0 1 4 0 4 1 4 1 0 1 3 0 4 0 0 4 5 3 1 1 1 5 4 1 1 3 4 0 2 2 1 1 2 0 3 4 2 5 1 1 4 3 4 1 4 4 5 2 1 4 0 0 5 3 0 1 4 2 3 2 5 5 3 3 3 3 2 2 4 5 4 3 0 5 1 4 0 1 1 2 4 2 5 0 2 4 0 2 1 1 4 1 4 3 1 0 0 1 2 4 3 0 3 4 3 2 4 5 3 0 0 1 4 1 3 2 2 4 2 2 2 3 4 2 4 3 3 4 3 2 3 0 4 4 1 4 5 4 0 3 1 3 4 1 1 2 2 1 4 2 4 4 2 2 0 2 1 1 1 4 5 1 5 4 3 3 1 4 3 2 1 1 4 0 3 2 5 2 3 2 3 0 2 4 3 1 2 5 0 2 4 2 3 0 1 2 3 5 1 5 5 0 4 3 2 4 3 1 2 2 2 3 2 0 3 0 4 3 4 3 3 1 3 3 1 2 2 2 1 0 4 3 0 5 5 4 3 2 2 0 1 0 1 3 0 1 3 3 2 1 2 5 0 2 2 2 4 1 0 1 2 4 1 4 3 0 3 2 1 3 3 4 0 3 1 2 0 2 3 1 1 1 5 4 1 1 1 1 2 2 4 0 2 1 2 2 4 3 2 1 0 5 4 4 3 4 0 0 2 5 1 4 5 0 1 4 3 2 5 5 1 1 0 3 5 3 5 3 3 0 2 1 5 4 2 3 3 1 3 2 0 2 3 3 0 1 3 3 1 3 4 3 3 5 1 2 4 1 1 5 1 2 2 3 0 3 0 2 3 1 4 3 3 1 2 4 3 1 4 4 3 3 4 0 4 4 5 5 5 4 2 3 1 2 4 3 3 0 4 5 4 4 2 1 2 4 0 3 1 2 2 5 2 5 1 4 0 1 0 3 5 1 5 0 1 2 0 4 3 4 4 4 2 0 0 5 5 2 3 4 4 4 4 3 3 1 2 3 2 4 1 1 3 1 4 0 5 2 3 5 3 5 2 1 1 1 3 4 3 2 4 1 4 5 3 5 2 3 2 4 2 5 2 3 3 3 0 4 4 2 3 0 2 5 3 3 1 1 2 4 2 5 4 4 4 4 2 3 2 1 3 3 2 2 2 5 1 4 5 3 0 1 3 3 1 3 2 5 4 3 1 4 3 3 1 2 4 3 4 2 3 4 3 2 0 1 1 0 0 2 0 2 5 5 3 0 1 1 1 1 4 1 1 0 5 4 2 1 4 4 4 0 1 2 4 1 1 5 4 3 2 2 4 2 3 2 1 1 2 1 0 2 2 1 3 1 4 5 4 3 3 1 0 1 4 5 4 4 3 3 4 2 4 3 2 1 4 3 1 5 4 4 2 0 2 0 2 1 3 3 2 2 2 1 0 0 5 4 3 0 2 3 2 4 0 4 0 4 2 2 2 3 0 0 1 4 3 5 0 2 3 2 3 1 5 0 3 2 4 0 5 0 5 4 2 1 4 4 5 5 4 2 2 5 4 2 2 0 4 3 0 2 2 1 1 5 1 2 2 2 1 5 2 3 5 1 2 3 0 3 5 1 3 3 4 1 1 4 4 5 5 0 5 1 3 4 4 3 2 3 0 5 5 3 2 1 2 2 4 0 4 3 2 5 3 4 3 1 4</text:p>
          </table:table-cell>
        </table:table-row>
        <table:table-row table:style-name="ro1">
          <table:table-cell office:value-type="string" calcext:value-type="string">
            <text:p>3 2 1 3 1 3 3 4 3 0 1 1 1 5 3 1 5 4 1 0 0 1 4 3 4 3 3 2 3 2 2 2 1 1 0 0 4 2 0 5 3 4 2 2 2 1 3 5 4 1 2 1 1 4 1 2 1 3 2 2 0 5 2 2 3 4 2 0 3 4 3 3 4 1 1 4 0 3 3 5 1 3 2 1 4 1 3 1 2 1 4 2 1 0 2 4 2 3 4 3 5 4 2 0 1 1 1 3 5 2 3 0 3 2 3 5 5 4 0 3 4 0 4 4 3 1 3 4 5 1 2 2 0 1 1 4 4 4 4 0 5 4 4 0 2 1 3 3 2 4 5 3 1 1 2 2 3 1 4 5 4 3 1 3 1 4 1 0 3 5 4 3 3 1 2 1 2 0 4 3 1 1 3 1 1 4 3 1 0 5 3 3 2 2 4 5 4 4 4 2 0 4 1 2 0 0 1 3 2 4 4 4 0 2 5 1 3 3 3 4 0 5 3 3 2 3 4 4 2 4 2 4 2 1 2 2 4 5 3 2 2 2 3 3 5 0 5 1 4 2 5 3 4 2 3 2 3 0 3 2 3 5 2 5 3 2 4 2 4 3 4 2 4 0 2 1 3 4 3 1 4 1 0 0 5 4 2 1 3 1 2 2 2 4 5 0 2 4 1 3 1 2 1 1 3 0 0 4 3 3 4 0 1 3 3 2 2 4 1 4 2 2 4 1 2 2 3 2 4 3 3 3 4 4 2 0 0 3 2 1 5 0 5 4 5 4 3 0 1 1 1 3 5 3 5 2 3 4 1 5 2 4 1 2 1 0 4 3 1 4 2 0 5 3 2 1 0 3 2 2 1 3 2 5 5 4 3 1 1 4 0 1 4 2 3 5 2 3 3 5 3 0 4 1 0 3 0 2 0 5 2 3 2 2 4 1 3 1 3 1 4 2 0 3 1 3 5 2 0 5 2 1 3 5 0 2 4 3 4 3 1 2 5 3 4 5 5 5 2 3 4 4 2 0 5 3 3 1 4 3 1 2 2 1 4 0 3 3 2 1 1 5 1 4 1 3 4 3 2 4 5 1 4 1 3 5 2 3 3 2 1 2 1 0 3 1 3 4 1 0 1 3 3 4 3 3 2 3 0 4 2 1 0 0 1 3 4 3 1 2 1 5 5 4 2 1 4 2 5 1 3 2 0 1 4 2 2 2 2 1 1 2 4 2 3 2 1 1 3 5 3 4 0 2 2 0 1 2 4 5 4 4 1 1 5 2 5 4 2 3 5 1 1 4 5 3 4 3 5 1 3 1 4 1 2 3 3 3 3 1 4 4 2 0 2 3 1 2 5 2 2 1 2 2 4 2 0 3 2 5 5 2 5 2 2 5 4 1 5 4 5 2 2 1 4 3 2 2 3 2 2 1 2 2 1 5 2 3 0 1 3 1 5 1 0 1 5 3 5 5 5 4 4 1 0 4 5 3 5 4 5 4 4 5 4 4 2 1 1 4 4 2 4 3 5 3 2 0 2 1 1 1 2 0 5 2 2 2 1 4 5 1 3 1 4 4 4 1 5 5 4 1 4 3 0 5 5 1 4 2 4 5 3 2 2 2 0 1 3 0 2 2 3 2 4 5 5 2 5 2 5 5 2 0 4 4 3 3 4 3 4 0 3 3 5 5 4 4 2 3 5 2 3 1 0 2 1 1 3 1 1 1 5 3 1 2 2 1 2 2 1 3 4 2 2 4 0 2 2 0 1 3 5 2 3 3 0 5 3 1 3 1 2 5 4 2 3 0 1 2 3 1 1 4 3 1 4 3 3 5 3 2 2 5 4 5 4 3 2 2 2 0 0 3 1 3 1 0 1 3 4 5 2 5 1 2 4 5 3 4 3 2 5 2 1 1 3 4 0 5 3 2 5 5 3 2 3 5 2 3 4 5 4 4 5 0 1 3 1 1 1 4 5 5 0 0 1 5 3 1 3 4 3 4 3 0 4 2 4 5 3 4 3 3 3 0 1 4 5 5 2 5 5 4 0 3 1 4 2 4 5 5 2 1 2 4 2 1 3 4 4 1 3 3 4 5 3 4 2 3 5 5 3 4 3 0 3 1 2 1 2 4 0 1 5 5 3 2 4 2 3 3 0 1 3 2 5 4 1 2 3 3 1 4 2 4 1 5 2 0 1 5 4 5 4 4 4 1 1 2 3 3 3 3 0 1 4 0 2 5 1 3 3 1 2 3 0 2 4 2</text:p>
          </table:table-cell>
        </table:table-row>
        <table:table-row table:style-name="ro1">
          <table:table-cell office:value-type="string" calcext:value-type="string">
            <text:p>3 1 1 3 0 2 4 3 3 1 2 1 2 4 4 0 5 4 0 1 0 1 4 2 4 4 4 1 2 3 1 2 2 0 0 0 4 1 1 3 4 3 2 2 3 3 4 5 4 1 1 1 0 4 0 2 1 4 1 1 1 4 1 2 2 5 1 0 3 4 4 2 3 1 0 4 1 3 3 4 0 3 3 0 4 0 5 0 3 2 4 2 1 1 2 4 2 2 5 3 4 5 1 1 1 0 0 3 5 2 3 1 1 1 4 5 5 3 0 4 3 0 4 2 2 1 2 5 3 2 3 2 0 2 0 3 3 4 5 1 5 3 5 1 1 2 3 2 1 5 4 3 2 1 0 1 3 0 4 4 2 3 2 3 2 4 0 0 4 5 4 3 4 1 1 2 0 0 4 2 2 1 3 1 3 4 2 2 1 5 3 4 2 2 4 4 5 3 3 2 0 5 0 2 1 0 1 2 3 4 4 4 0 0 4 0 3 4 4 3 1 5 5 2 1 3 3 4 4 4 2 4 1 1 2 1 4 5 4 2 3 1 2 2 5 1 5 1 4 2 4 2 4 1 4 2 3 0 2 2 4 4 3 5 3 2 5 1 4 2 4 1 4 1 4 1 2 3 3 2 2 1 1 0 5 2 2 0 4 2 1 1 4 5 5 1 2 4 1 2 1 1 2 0 4 1 0 4 2 3 4 1 2 3 2 2 1 5 2 4 2 3 4 1 1 2 3 3 5 4 3 3 4 4 2 0 0 2 2 0 5 0 5 4 4 4 4 1 2 1 1 3 4 3 4 2 4 3 2 5 1 4 1 4 0 1 5 2 0 4 3 1 5 3 4 1 1 2 1 1 1 3 0 4 5 4 3 2 1 5 1 2 3 2 3 5 4 2 2 5 2 0 5 2 0 2 1 0 1 5 0 2 2 2 4 1 5 2 4 2 3 1 0 3 1 3 5 3 0 5 1 1 3 5 0 2 5 3 5 4 0 2 5 3 3 5 5 4 3 3 5 4 1 2 5 4 3 1 3 4 1 3 0 0 4 1 3 3 2 1 2 5 0 5 1 3 4 3 1 4 4 1 5 0 3 4 2 3 2 2 2 2 2 1 3 0 3 4 2 0 1 2 4 3 3 3 2 3 0 4 3 1 0 0 0 3 4 2 2 1 1 4 5 4 2 1 4 2 4 0 2 3 0 1 3 3 3 1 2 0 1 2 3 0 1 3 1 2 3 5 4 5 0 3 1 1 0 3 5 5 4 5 1 2 5 2 5 3 1 4 5 0 0 3 5 3 5 3 5 1 3 1 4 1 2 4 4 4 3 1 4 3 2 0 2 4 2 1 5 2 3 2 2 1 5 2 1 3 2 3 5 2 5 1 2 5 3 2 5 3 4 2 2 1 5 3 2 1 4 2 3 1 2 2 3 4 2 2 1 1 4 1 4 1 1 2 5 3 4 5 5 4 3 0 1 3 4 4 5 3 4 4 3 5 4 4 2 0 1 3 3 2 4 4 5 4 3 0 2 1 0 1 2 0 3 2 3 3 1 4 4 1 2 2 4 4 4 2 4 5 4 2 5 3 1 4 4 3 3 2 3 5 3 2 1 3 0 1 3 0 2 3 2 2 4 4 5 2 5 2 5 5 2 1 4 3 3 3 3 3 4 1 4 3 3 5 5 5 1 4 5 2 2 1 0 1 1 0 3 1 1 0 4 4 0 2 3 0 3 2 0 3 4 3 1 4 2 0 2 2 0 3 4 3 3 3 0 5 2 1 3 1 3 5 4 1 2 1 0 2 3 0 1 3 3 2 3 4 4 3 4 2 2 5 3 5 3 3 2 2 3 1 1 3 2 2 3 0 1 4 5 4 2 4 2 2 5 5 2 4 5 2 4 3 1 1 2 5 1 5 4 2 5 5 3 2 4 4 2 4 5 4 5 5 5 1 1 4 0 0 1 4 5 5 0 0 2 5 3 1 2 4 4 3 3 1 5 2 4 5 4 4 4 3 3 0 1 5 5 5 2 4 5 2 2 3 0 3 2 2 5 5 3 2 2 4 3 1 2 3 5 0 2 2 4 4 3 4 1 4 4 5 3 5 3 1 3 1 2 1 3 3 1 1 4 4 3 3 4 0 1 3 1 0 3 2 5 4 0 1 2 3 1 4 1 5 1 4 2 1 0 5 4 5 3 3 3 0 2 3 3 4 3 2 1 0 4 1 1 4 1 4 3 0 2 4 0 2 3 1</text:p>
          </table:table-cell>
        </table:table-row>
        <table:table-row table:style-name="ro1">
          <table:table-cell office:value-type="string" calcext:value-type="string">
            <text:p>3 3 2 4 3 3 2 3 3 3 2 3 5 4 3 3 2 1 3 4 5 0 2 2 3 3 3 0 2 3 5 3 4 3 5 5 1 5 3 3 2 5 3 4 2 1 4 2 5 1 3 3 3 3 0 0 2 0 2 2 2 3 4 4 3 3 2 1 4 3 0 2 4 0 3 4 3 5 1 3 4 1 3 1 1 2 1 1 2 4 2 1 4 3 1 4 3 4 1 1 0 2 0 3 3 4 4 2 1 2 0 4 4 2 2 3 1 2 5 5 0 0 5 4 0 2 1 4 4 4 5 5 3 3 2 4 2 3 3 1 5 1 5 3 4 4 0 1 4 0 3 0 3 4 4 3 0 1 3 4 3 1 1 1 3 4 3 5 0 1 4 4 4 1 4 0 4 1 4 4 4 4 3 4 5 4 2 2 1 5 3 5 4 0 2 3 3 3 3 2 5 2 2 1 4 3 3 4 4 0 3 1 0 4 3 3 3 0 5 3 3 1 3 2 1 2 0 0 1 5 5 1 1 5 4 1 2 2 5 0 4 3 1 5 0 4 5 4 0 2 4 4 1 4 1 0 0 1 2 2 2 5 5 2 2 1 3 0 3 4 1 5 1 4 1 0 2 3 4 1 5 3 2 3 2 4 3 5 2 0 1 2 2 1 0 2 1 4 2 3 4 3 3 4 3 3 4 5 4 3 3 1 4 2 2 1 4 3 1 5 3 0 3 4 4 5 5 3 3 4 0 0 2 0 4 1 1 2 4 3 4 4 1 3 4 2 3 1 1 2 3 1 5 4 2 2 0 1 1 2 1 3 2 1 4 1 1 2 3 3 4 1 4 1 4 5 3 2 1 0 3 3 1 2 0 2 3 2 0 0 3 2 4 4 3 1 4 2 3 1 5 3 1 1 4 4 3 2 5 3 5 1 2 4 4 3 2 1 2 0 0 1 4 1 2 1 0 3 4 3 1 3 1 1 3 4 0 5 0 1 4 5 4 3 4 0 2 3 2 2 5 4 3 4 0 4 3 2 3 2 4 5 5 1 2 2 4 1 0 4 0 4 1 4 2 4 5 4 1 3 4 4 2 2 4 4 4 4 4 0 5 4 5 4 0 3 0 2 1 1 2 3 0 0 3 1 5 1 4 2 2 1 2 0 0 1 3 3 0 2 4 0 0 4 1 4 1 3 4 1 2 1 0 0 3 5 4 3 4 4 3 1 5 3 2 2 2 2 1 1 0 1 1 1 1 3 1 0 4 1 2 3 2 4 2 5 1 3 1 3 2 1 3 3 0 3 1 0 1 5 4 4 1 0 2 1 0 3 3 1 4 3 1 2 0 2 5 2 0 4 2 1 5 3 4 3 0 4 4 3 3 2 4 4 3 2 4 0 2 2 4 4 0 4 4 3 2 3 1 4 4 2 2 1 1 0 1 1 4 3 4 3 2 0 4 2 1 2 2 0 4 2 0 1 3 4 2 0 0 5 3 1 4 3 4 2 5 4 4 4 4 5 1 4 4 4 0 1 1 2 2 2 4 1 5 4 4 1 1 3 1 1 5 5 1 4 5 2 0 3 1 4 1 4 1 0 5 3 3 0 4 4 5 5 1 3 2 3 2 4 1 3 1 5 3 1 4 4 0 3 4 2 4 5 2 1 4 4 2 5 5 2 2 1 4 0 3 2 1 5 1 3 1 0 3 5 0 1 4 4 4 2 2 1 2 3 2 0 4 2 1 0 3 2 1 0 4 5 4 1 3 4 2 3 2 2 2 1 4 4 5 1 2 3 1 1 4 3 0 3 1 1 3 1 2 2 2 2 4 3 1 4 2 4 2 0 2 5 3 3 5 3 4 4 4 0 2 4 4 2 2 0 1 4 2 0 4 2 1 4 2 2 4 2 4 2 1 4 1 1 3 1 2 5 2 3 3 0 1 1 4 2 3 2 1 3 4 3 3 4 2 1 1 2 4 3 3 1 3 2 5 3 5 4 5 4 1 3 1 5 1 5 3 2 3 3 0 2 3 4 0 3 2 4 2 3 1 0 3 4 1 3 3 4 3 0 3 0 2 0 5 3 0 3 3 4 3 0 4 3 1 2 2 3 4 4 1 0 1 4 0 3 0 1 1 3 2 0 2 2 2 5 0 0 1 2 2 2 5 1 4 5 3 1 3 2 4 4 4 2 2 5 1 1 3 1 4 0 4 5 1 0 1 4 0 1 1 0 5 3 2 0 5 5 4 0 0 1 4 4</text:p>
          </table:table-cell>
        </table:table-row>
        <table:table-row table:style-name="ro1">
          <table:table-cell office:value-type="string" calcext:value-type="string">
            <text:p>4 2 1 3 0 1 3 4 3 1 1 1 2 4 3 0 4 5 0 1 0 2 3 3 3 3 3 2 3 3 2 2 1 0 0 0 3 2 0 4 5 4 3 3 2 3 2 5 5 0 2 2 0 5 1 2 2 4 2 3 0 5 1 2 3 4 2 0 3 4 4 1 4 0 0 4 0 4 4 4 0 2 3 1 4 0 4 0 2 1 3 2 0 1 3 3 3 3 4 3 4 4 2 1 2 0 0 4 5 2 3 0 2 2 4 4 5 4 1 5 5 1 3 3 3 1 2 4 4 1 2 2 0 3 1 3 2 4 4 0 4 4 5 0 2 1 2 3 1 5 4 3 2 1 0 2 4 0 4 4 3 4 2 3 0 3 1 1 4 4 4 3 5 2 2 1 2 1 3 2 2 0 4 1 2 3 2 2 1 5 3 3 2 2 5 4 5 3 4 1 0 4 0 1 1 0 1 2 2 5 4 4 0 1 4 1 3 4 4 3 1 5 4 2 3 3 4 4 3 4 3 3 2 1 3 2 4 5 4 2 3 1 4 3 5 0 4 0 4 2 5 3 4 1 4 2 4 0 3 2 3 4 2 5 3 3 4 2 3 3 3 1 4 1 4 0 3 4 2 2 3 1 1 0 5 3 2 1 2 2 1 1 3 4 5 0 3 4 1 2 1 1 1 0 4 1 0 4 3 3 4 1 2 4 3 2 1 5 1 4 2 3 4 1 1 2 3 3 4 3 4 3 4 4 3 1 0 3 2 1 5 0 4 5 4 3 3 0 2 0 2 3 4 4 4 2 3 4 3 5 2 5 1 2 0 0 5 2 1 4 2 0 4 3 3 1 1 3 0 2 1 3 1 5 4 5 3 2 1 5 1 2 3 1 3 4 3 2 2 5 2 0 4 2 0 3 0 0 0 5 1 2 2 1 3 1 4 1 3 2 3 2 0 3 1 4 5 3 1 5 2 0 3 5 0 2 4 2 3 3 1 1 5 1 4 4 4 4 3 4 4 5 2 1 5 4 2 1 2 3 1 3 1 1 4 1 3 2 2 1 1 5 1 5 1 3 4 4 2 5 4 1 5 0 3 4 1 3 2 2 1 2 1 1 3 1 2 4 2 0 1 3 4 4 3 2 1 4 0 5 3 0 1 1 1 4 3 2 1 1 1 5 5 4 2 2 5 1 5 0 3 2 1 2 4 3 3 1 3 1 1 2 4 1 1 2 1 1 2 4 3 5 0 3 2 1 1 3 4 5 4 5 2 2 5 4 5 4 2 3 5 0 1 4 4 3 5 3 5 1 3 1 3 1 2 3 4 4 3 0 4 3 3 0 2 4 1 1 4 2 2 1 1 2 5 2 0 3 2 3 4 2 4 1 2 5 3 1 5 4 5 3 2 1 4 3 2 0 4 2 2 1 2 1 1 4 2 4 2 1 3 2 4 0 1 1 3 3 4 4 5 4 4 1 0 5 4 4 5 3 4 5 4 5 3 4 3 2 0 4 4 2 4 4 4 4 3 0 3 1 1 0 1 1 4 3 2 2 2 5 5 1 3 3 4 3 4 2 4 5 4 2 5 3 1 4 4 2 3 2 4 4 3 4 2 2 0 2 3 1 2 1 2 1 5 5 5 3 5 2 4 4 2 0 5 3 4 3 3 1 3 0 3 4 4 5 4 4 1 3 5 3 2 2 0 2 1 0 2 1 1 1 3 3 1 3 2 1 3 2 1 3 4 3 2 4 0 2 2 0 1 3 5 4 3 4 0 5 3 0 3 1 2 5 4 1 2 0 0 2 4 0 0 5 3 1 4 4 4 5 2 3 2 5 4 5 5 3 2 2 3 1 0 3 1 2 1 0 0 4 3 5 3 4 2 2 4 4 1 5 4 2 4 2 1 1 2 4 1 5 3 3 4 4 3 2 5 4 1 3 5 3 3 5 5 0 2 3 1 1 2 5 4 5 0 0 1 5 4 0 3 3 4 3 4 1 5 1 4 4 4 4 4 3 2 0 2 5 5 4 3 5 4 3 1 2 0 4 2 4 5 4 3 1 2 4 3 1 2 4 4 1 3 2 3 5 2 5 2 3 5 5 2 4 3 1 3 1 1 0 3 3 0 1 4 4 3 3 5 0 1 4 1 0 4 3 5 4 0 0 2 3 1 4 1 4 2 4 1 2 1 4 5 5 3 4 2 1 1 2 3 4 3 2 1 1 3 1 1 5 1 4 2 0 3 2 1 2 3 2</text:p>
          </table:table-cell>
        </table:table-row>
        <table:table-row table:style-name="ro1">
          <table:table-cell office:value-type="string" calcext:value-type="string">
            <text:p>4 2 2 3 1 2 3 3 4 1 2 2 1 5 3 1 5 4 1 1 0 1 4 3 4 3 3 2 2 2 1 2 1 1 1 0 4 1 0 4 4 4 3 3 2 2 4 5 4 1 1 2 1 5 0 1 2 4 1 2 1 4 0 2 2 5 2 0 3 4 3 2 4 0 2 5 0 3 3 5 1 2 2 2 4 1 3 0 3 2 4 3 1 0 2 5 3 2 5 3 5 4 1 1 2 0 1 4 5 2 3 1 2 2 4 5 4 4 1 4 4 1 3 2 2 1 3 3 4 2 2 4 0 2 1 3 4 4 5 1 5 4 3 0 1 2 4 3 2 5 5 4 2 2 1 1 4 0 3 5 4 3 2 3 0 4 2 0 4 5 4 3 3 1 3 1 1 1 4 2 0 0 5 1 2 3 2 1 0 5 3 3 2 2 5 4 4 3 4 2 0 4 1 2 1 0 1 3 2 4 4 3 1 0 4 1 3 4 3 2 1 5 4 1 2 3 4 3 3 4 2 4 2 0 4 2 4 5 3 2 4 0 2 2 5 1 5 2 4 2 5 3 4 2 4 1 3 0 3 1 4 3 2 5 3 3 4 1 4 2 5 1 4 1 3 0 2 4 4 2 3 1 0 0 5 1 3 1 3 3 1 1 3 4 5 0 3 4 0 2 0 1 1 0 4 2 0 4 2 2 4 1 1 4 4 2 2 5 1 4 1 2 3 1 1 2 4 2 4 2 3 3 5 5 2 0 0 3 1 1 5 1 4 5 4 4 3 1 1 1 1 3 4 2 5 2 4 4 2 5 3 5 1 4 0 1 5 3 2 5 2 1 5 2 3 1 0 3 1 2 2 3 1 5 4 5 3 2 1 4 1 1 4 1 2 4 3 4 2 5 4 1 5 1 2 2 1 0 0 5 2 3 1 2 4 1 5 1 4 1 3 2 0 4 1 4 5 3 1 5 2 1 2 4 1 1 4 4 5 3 2 2 4 2 5 4 4 5 3 2 5 4 1 0 5 3 2 0 3 4 2 3 1 1 4 1 3 3 1 1 2 4 1 4 2 3 4 3 2 5 5 1 4 0 2 3 2 4 2 1 1 2 2 1 3 0 3 4 2 0 1 3 3 4 3 3 1 3 0 4 2 1 0 1 1 2 5 2 2 2 1 4 5 5 2 1 4 2 5 0 2 3 1 1 3 3 3 1 2 0 1 1 4 0 2 3 1 1 2 3 3 5 0 3 1 1 1 3 4 4 4 4 1 2 5 3 5 5 2 5 4 0 0 3 5 3 4 3 5 1 4 1 3 1 3 3 2 4 3 0 4 3 3 0 2 4 2 1 5 2 3 2 2 2 5 1 0 4 2 3 5 3 4 1 3 5 3 1 5 4 4 2 2 2 5 4 2 2 4 2 4 0 2 2 3 4 2 4 1 2 3 2 5 0 0 1 5 3 5 4 5 4 4 1 0 4 5 3 5 4 4 5 3 4 3 5 2 1 1 4 3 1 3 3 4 4 2 0 2 1 0 0 2 1 4 2 1 2 2 4 4 0 2 2 3 4 4 1 5 5 4 1 4 2 1 4 3 2 3 1 4 4 4 3 2 3 0 1 4 0 2 3 2 1 4 5 4 2 5 2 4 4 2 0 5 4 3 3 3 2 3 1 3 4 4 5 4 3 1 3 5 2 2 2 1 2 1 0 3 1 1 1 5 2 1 3 2 1 3 2 0 3 5 2 1 5 1 1 2 0 0 3 3 3 2 3 0 4 3 1 3 1 3 5 4 1 3 1 0 2 4 1 2 4 4 0 4 5 3 4 3 2 4 5 3 5 3 3 1 2 2 1 1 4 1 2 1 1 1 3 4 5 2 5 2 1 5 5 0 4 4 2 5 2 1 0 3 4 1 5 4 3 4 4 4 2 4 4 2 4 5 4 4 4 4 2 1 4 1 2 1 5 5 5 0 1 2 5 3 2 3 4 4 4 3 0 4 1 4 5 4 4 4 3 3 0 1 5 5 5 3 4 4 2 0 3 1 3 1 2 4 5 2 1 1 4 3 1 2 4 4 0 3 3 4 5 2 5 1 3 5 4 3 5 4 1 3 1 0 1 3 4 0 1 4 5 3 3 4 1 2 4 0 1 3 3 5 4 0 1 3 2 1 4 1 4 1 4 1 2 1 5 4 5 3 4 3 1 2 3 3 3 3 1 2 0 3 0 2 5 1 5 2 3 2 3 0 2 3 1</text:p>
          </table:table-cell>
        </table:table-row>
        <table:table-row table:style-name="ro1">
          <table:table-cell office:value-type="string" calcext:value-type="string">
            <text:p>0 5 1 0 3 1 2 1 5 4 3 1 4 2 2 3 2 0 4 1 5 4 5 0 2 3 5 3 0 5 3 0 2 0 2 4 2 0 2 4 3 4 3 5 2 3 3 5 2 3 3 5 4 1 3 1 5 5 2 4 0 1 1 1 3 0 2 2 2 3 2 0 0 5 1 5 4 2 1 2 5 2 0 2 0 3 3 3 2 0 0 4 1 4 1 1 1 2 3 3 1 2 2 2 5 1 1 4 4 1 1 3 1 4 2 1 1 3 5 0 0 4 3 2 3 3 1 1 1 5 3 4 2 4 3 3 2 2 5 3 4 2 1 5 2 0 3 0 3 4 2 2 1 1 3 2 0 1 4 3 0 1 2 2 4 3 2 2 1 3 5 1 4 4 3 3 0 2 0 3 4 0 0 5 1 1 4 3 4 5 1 4 4 1 3 4 3 1 0 0 3 4 3 3 2 5 3 1 2 1 2 4 5 2 2 4 4 2 4 4 3 2 3 2 4 0 1 4 0 2 1 4 5 0 2 1 0 3 4 1 1 4 3 2 1 4 1 2 4 4 2 5 4 1 3 0 3 5 1 3 2 2 1 3 2 2 4 1 4 4 1 2 4 5 5 1 3 2 0 3 1 1 0 2 1 5 1 4 0 3 0 4 1 2 4 0 1 4 2 1 4 2 1 0 1 5 1 1 1 5 2 1 3 5 3 1 0 3 5 3 0 3 4 0 1 1 3 2 3 3 5 5 4 5 0 1 3 4 3 2 0 2 3 3 3 5 0 1 2 2 2 2 2 2 3 5 2 3 2 5 3 5 3 4 4 4 1 2 2 2 5 2 3 1 1 2 1 4 0 3 2 2 2 3 2 2 5 2 3 1 4 4 2 2 5 5 2 2 0 2 1 0 1 2 3 1 2 4 3 4 2 5 3 3 2 4 5 1 2 2 5 2 0 5 2 1 2 2 2 2 4 4 0 4 0 2 2 5 5 5 2 1 3 2 4 2 0 1 5 3 2 4 3 4 4 2 1 4 1 2 1 4 4 1 4 1 4 1 3 4 2 4 3 1 3 1 4 5 4 2 2 3 3 1 3 4 0 2 3 3 3 0 4 2 0 2 5 4 1 5 5 1 1 2 0 3 0 1 4 4 2 2 1 4 1 0 2 2 1 3 4 4 4 5 1 1 2 3 4 3 5 4 1 2 1 4 2 3 3 5 2 5 2 3 5 4 2 5 0 3 4 1 4 3 4 3 1 2 2 3 4 4 4 4 1 4 0 2 4 0 2 4 4 1 1 5 2 3 4 4 2 1 3 5 2 5 2 1 1 5 4 1 3 2 1 0 1 1 2 5 1 1 5 1 2 2 4 4 2 1 4 1 4 2 5 3 1 2 1 4 2 1 4 4 3 2 3 4 0 3 5 0 1 3 4 3 4 3 2 0 1 4 2 2 0 3 4 4 4 4 5 5 4 5 4 0 4 3 3 5 4 0 4 1 5 2 3 4 1 0 5 5 3 4 4 0 3 4 4 3 4 1 4 5 5 1 1 1 2 3 4 4 5 2 3 3 1 5 0 2 1 2 1 3 3 1 2 4 4 1 1 1 4 0 4 4 2 3 1 4 3 2 3 5 3 2 3 3 4 1 0 1 4 5 1 1 3 4 3 2 5 1 0 5 1 5 1 1 4 4 4 3 2 2 1 5 2 3 5 1 4 1 4 4 4 3 3 4 5 2 5 2 4 1 1 2 3 1 2 1 2 2 4 4 2 4 0 2 4 0 0 4 1 2 1 4 3 0 2 2 3 0 0 2 5 5 0 3 4 0 3 2 0 4 2 1 4 3 1 5 2 2 2 3 3 2 2 1 3 1 5 0 2 2 1 4 1 3 2 2 1 3 4 2 5 5 4 2 2 5 5 1 4 3 4 3 2 0 1 2 0 1 2 4 4 3 4 4 3 5 2 1 5 3 1 4 5 5 4 3 4 1 4 0 5 2 2 1 4 0 1 1 3 3 4 2 1 5 4 2 2 4 3 0 0 3 3 3 5 1 3 3 0 1 3 1 1 5 1 1 3 1 0 5 1 1 3 4 4 0 3 5 2 4 2 3 0 2 0 4 3 3 3 5 3 2 4 4 4 0 5 1 2 0 5 1 3 0 3 0 0 1 1 5 2 5 0 4 5 4 4 4 1 2 3 0 1 2 3 3 5 4 2 3 4 2 3 3 2 3 2 0 2 2 4 3 5 2 5 0</text:p>
          </table:table-cell>
        </table:table-row>
        <table:table-row table:style-name="ro1">
          <table:table-cell office:value-type="string" calcext:value-type="string">
            <text:p>4 1 1 2 1 2 4 3 4 1 2 1 1 4 3 0 4 4 0 1 1 2 4 3 4 3 3 1 2 2 1 2 1 0 0 1 3 1 0 5 4 4 3 2 2 2 3 4 4 0 2 1 0 5 0 2 2 4 2 1 1 4 1 2 2 5 2 0 3 5 4 2 3 1 1 4 0 3 3 4 0 3 3 1 4 2 3 1 3 1 5 2 0 1 2 5 2 2 5 2 5 4 1 0 2 0 1 3 5 3 4 0 2 1 4 5 4 4 0 4 4 1 3 3 2 1 2 4 4 2 2 2 0 2 1 4 3 5 5 1 4 4 4 0 1 1 3 3 2 5 5 3 3 1 1 1 4 1 5 4 3 3 2 5 0 4 0 0 3 5 4 4 2 1 2 2 2 1 3 2 0 1 4 2 1 4 3 2 0 4 4 3 2 1 5 5 4 3 4 1 0 4 0 2 0 0 1 3 3 5 5 3 0 1 4 0 3 4 2 4 0 5 3 2 2 4 3 3 3 4 3 3 2 1 2 2 5 5 4 1 3 0 2 3 4 1 5 1 4 2 5 4 4 2 4 2 4 1 3 2 4 4 3 5 3 3 4 1 3 2 4 1 4 0 3 0 2 5 3 2 3 0 1 0 4 3 3 0 2 3 1 1 3 5 4 1 3 3 1 2 0 1 1 0 3 1 0 4 2 3 5 1 1 3 3 2 2 5 1 5 2 2 4 1 1 2 4 2 4 2 2 3 5 4 3 1 1 3 2 0 5 0 4 5 5 3 4 1 1 1 1 3 5 4 4 2 3 2 2 5 2 4 2 2 0 0 3 3 1 5 2 0 4 3 2 1 0 2 0 2 2 4 1 5 5 5 4 1 1 5 1 2 3 2 4 5 3 3 3 5 2 0 5 2 0 2 0 1 1 4 1 2 2 2 4 1 4 3 3 2 3 2 0 4 1 2 4 2 0 5 1 1 3 4 0 2 5 2 5 4 2 1 5 2 4 5 5 4 4 2 5 5 2 0 5 4 3 1 3 3 2 1 1 2 5 2 3 3 2 1 2 4 1 5 1 3 4 3 1 5 5 1 5 0 4 4 2 4 3 2 2 2 1 0 3 0 3 4 1 1 2 4 2 4 3 2 1 4 0 4 2 0 0 0 0 1 3 2 2 2 2 3 5 3 2 1 4 2 5 0 2 2 1 1 3 2 4 1 2 1 0 1 4 0 2 2 1 0 3 4 4 5 0 3 2 2 2 2 4 5 4 5 1 1 5 3 4 5 1 4 5 0 0 4 5 3 4 2 5 1 3 1 3 2 3 5 3 4 3 0 3 4 3 1 3 3 3 2 5 2 3 2 2 3 5 1 0 3 2 4 5 2 5 1 1 5 2 2 4 3 5 2 2 1 4 4 2 1 4 2 3 1 2 2 2 4 2 3 1 1 3 1 3 1 0 1 3 3 5 3 5 5 4 0 1 4 5 3 4 3 4 5 3 5 3 4 2 1 0 4 3 2 3 3 5 4 3 1 3 0 0 0 2 0 5 2 2 2 1 4 5 1 1 2 4 3 3 1 5 5 4 2 4 3 0 4 3 1 4 2 4 5 3 3 2 4 1 1 4 0 1 2 2 2 4 5 4 2 5 3 4 4 2 0 4 5 4 4 3 3 3 0 3 2 4 5 4 4 3 3 4 2 2 1 0 2 0 0 3 2 2 0 4 5 1 3 2 1 3 2 0 3 4 2 1 4 0 1 1 1 0 3 4 3 3 4 0 4 3 1 4 1 3 5 5 2 3 0 1 2 3 0 1 4 3 1 4 3 4 5 3 2 2 5 4 5 4 2 3 1 3 0 0 4 2 1 2 0 1 3 3 4 2 4 2 2 4 4 2 3 4 1 4 2 1 0 2 3 1 5 3 3 5 4 3 2 4 4 2 4 5 4 4 5 5 0 2 3 1 2 1 4 4 4 0 1 2 4 3 0 2 4 5 4 3 1 5 1 5 4 4 4 4 3 3 0 0 5 5 5 2 4 4 3 1 3 1 3 2 3 5 5 2 1 1 5 3 1 2 4 5 1 3 2 4 5 2 4 2 3 5 4 2 5 3 1 4 1 1 0 3 4 1 0 4 5 3 3 5 0 1 4 0 0 3 3 4 4 0 1 3 2 1 3 2 4 0 4 2 1 1 5 5 5 4 4 4 1 2 2 3 3 3 2 0 1 3 0 1 5 1 4 3 2 2 3 0 2 4 2</text:p>
          </table:table-cell>
        </table:table-row>
        <table:table-row table:style-name="ro1">
          <table:table-cell office:value-type="string" calcext:value-type="string">
            <text:p>3 2 1 3 1 2 3 3 4 0 2 1 2 5 4 1 4 4 1 1 0 1 4 4 4 3 4 2 2 2 1 2 1 1 1 0 4 2 2 4 4 3 3 3 3 2 2 4 4 1 2 2 0 5 0 1 1 5 2 2 1 5 0 2 2 4 2 0 4 3 4 2 3 0 1 4 1 4 4 5 1 2 3 0 5 1 3 1 3 3 4 4 0 0 2 4 3 3 5 4 5 4 0 0 1 1 1 3 4 3 4 1 3 2 4 4 5 4 0 4 4 1 3 4 2 0 3 4 4 1 2 1 0 3 1 4 3 5 5 0 4 4 4 0 2 2 3 3 0 5 4 4 2 2 1 2 3 1 4 4 3 3 2 4 1 4 1 0 4 5 4 2 3 1 2 0 1 2 4 2 0 0 4 1 2 4 2 1 1 4 3 3 2 1 3 4 3 3 4 2 0 4 1 0 0 0 1 3 3 4 4 3 0 1 4 0 2 3 4 3 2 5 4 3 2 3 3 3 3 5 2 4 0 1 3 1 4 5 4 2 3 1 3 3 5 1 5 2 4 2 5 3 4 1 3 1 3 0 3 1 3 4 2 4 3 3 4 1 3 2 4 2 4 0 3 1 3 5 3 2 3 1 0 0 5 2 2 0 2 2 1 1 3 4 5 0 3 4 0 2 1 0 0 0 3 1 1 4 2 3 5 1 0 4 3 2 2 5 1 4 1 2 4 0 1 2 3 2 4 3 4 3 4 5 3 0 0 3 2 1 5 0 5 4 5 4 3 1 2 1 1 4 4 4 4 2 4 3 2 4 2 4 1 3 0 0 5 3 2 5 2 1 4 3 2 0 0 3 1 2 2 3 1 5 5 5 3 1 1 5 0 2 3 2 3 4 2 2 3 5 4 0 5 2 1 2 0 0 1 5 2 2 2 2 3 1 4 2 2 1 3 2 0 3 1 4 5 2 1 4 1 1 3 4 0 0 5 3 3 2 1 1 5 2 4 5 4 4 2 3 4 5 1 0 5 4 3 1 3 4 2 3 0 2 5 1 3 3 2 2 1 5 0 5 1 3 4 4 1 3 5 2 5 0 3 4 2 3 2 2 2 1 1 0 3 1 4 5 1 1 1 4 2 3 4 1 2 3 0 5 2 1 1 1 1 2 4 2 2 2 2 4 4 4 2 1 4 1 4 0 3 3 1 1 4 3 3 1 2 1 1 2 4 0 1 2 1 1 3 4 3 5 0 4 1 1 2 2 4 5 3 4 2 1 4 3 5 5 1 4 4 1 0 4 5 3 5 4 5 1 2 2 4 2 3 5 3 3 2 0 5 3 2 0 2 3 3 1 5 2 3 2 2 2 5 1 0 4 2 4 4 3 4 0 2 5 4 1 5 4 4 2 2 0 5 5 3 1 4 2 2 0 2 1 2 4 2 3 1 1 3 1 4 0 0 2 5 2 5 4 5 4 3 0 0 4 5 3 5 4 4 4 3 5 4 5 2 1 1 4 4 1 4 3 4 4 3 0 3 0 1 1 2 0 4 2 2 2 2 4 5 1 2 3 5 5 4 3 5 5 4 1 4 2 1 5 4 3 4 2 4 4 2 3 1 3 0 2 3 0 2 2 2 3 4 5 5 2 5 3 4 5 2 0 4 4 3 4 4 3 3 1 3 3 4 5 4 4 1 3 5 2 1 1 0 2 0 0 2 1 1 1 4 3 1 3 3 0 3 2 0 3 3 2 1 3 0 1 1 0 0 3 4 4 2 4 0 4 3 1 3 1 3 5 4 1 2 0 1 2 3 0 1 5 3 1 3 4 3 4 3 2 3 5 4 5 4 3 2 2 2 0 0 3 2 2 2 0 0 3 4 5 1 4 2 2 4 5 2 4 5 3 5 1 1 0 2 4 1 4 3 2 5 4 3 2 3 4 1 3 5 4 5 4 5 1 2 3 1 1 2 5 4 5 0 1 2 5 3 2 3 3 4 4 3 1 4 2 4 4 4 4 4 2 3 0 2 4 5 3 3 5 5 2 1 3 1 4 2 3 5 5 2 2 2 4 4 0 3 3 4 0 3 2 3 5 4 5 2 4 4 5 3 5 3 1 4 2 1 1 4 3 0 2 4 5 2 3 4 0 0 4 1 1 3 2 4 5 1 0 3 3 0 4 3 5 1 4 2 2 0 4 4 5 3 3 3 1 2 2 3 4 3 3 1 1 3 0 2 5 1 3 4 2 2 3 0 2 3 2</text:p>
          </table:table-cell>
        </table:table-row>
        <table:table-row table:style-name="ro1">
          <table:table-cell office:value-type="string" calcext:value-type="string">
            <text:p>2 3 2 4 3 2 1 3 3 3 3 3 5 4 3 3 2 2 3 4 4 0 1 3 3 4 2 1 2 2 4 3 4 3 4 5 0 4 4 3 1 4 2 4 3 0 4 3 5 3 3 4 3 3 0 1 2 0 0 3 0 3 3 4 2 4 3 2 3 3 1 3 5 0 4 3 3 5 1 4 3 2 3 0 1 1 0 2 2 4 3 1 4 4 1 5 3 4 1 2 1 1 0 3 4 4 3 3 0 2 0 5 5 2 3 3 1 2 4 5 1 1 5 2 0 2 1 5 4 5 4 4 3 2 1 3 3 3 3 0 4 0 4 3 4 3 0 2 4 1 3 1 3 4 4 3 1 1 4 4 3 2 0 1 2 5 2 5 1 1 4 5 4 2 4 0 5 1 5 5 4 5 3 4 5 3 1 2 0 5 3 5 4 2 2 2 3 1 2 2 5 3 2 2 3 2 3 4 5 1 4 1 0 3 4 4 3 0 5 2 2 0 4 1 1 2 0 1 1 4 3 1 2 4 3 1 2 2 5 1 4 4 0 5 0 4 5 4 0 1 4 2 1 5 1 0 1 1 3 2 2 5 5 1 2 1 3 0 2 3 1 3 3 3 1 1 1 2 5 1 5 2 2 4 1 5 3 5 2 1 2 1 1 1 1 2 0 4 4 4 4 3 2 5 2 3 5 5 4 3 4 3 4 2 3 0 5 2 1 5 4 0 3 4 4 5 5 4 3 3 0 0 2 1 4 0 2 1 3 3 3 4 1 4 4 2 2 0 2 2 3 1 5 3 2 3 2 0 0 3 3 2 2 2 3 1 1 3 2 3 5 1 4 0 3 5 2 2 1 0 4 3 1 2 1 1 2 1 1 1 3 2 3 3 4 2 4 2 3 1 4 3 2 1 2 5 2 2 5 3 4 1 3 3 4 3 2 0 1 0 0 1 5 2 2 1 0 2 4 3 2 4 1 1 3 5 1 5 1 2 5 4 4 3 3 1 3 4 2 1 4 3 4 2 0 5 2 2 3 2 5 4 5 1 2 2 5 0 0 5 1 4 1 3 2 3 5 4 1 1 3 3 2 3 4 3 4 4 4 0 4 5 4 4 1 3 1 2 0 2 2 4 1 1 3 0 5 1 3 2 3 1 2 1 1 1 4 3 1 1 4 0 0 5 1 4 0 2 3 0 1 1 1 0 3 4 4 3 4 3 3 3 4 3 3 2 3 2 1 1 0 1 1 0 1 4 2 1 5 0 2 1 2 5 2 4 0 4 2 4 1 0 3 2 1 2 2 0 0 5 3 3 1 0 2 1 0 4 2 1 4 3 1 2 0 2 5 1 0 5 2 1 4 2 4 2 0 4 5 4 2 3 4 3 3 3 4 0 3 2 3 3 1 3 4 3 3 4 2 4 5 2 4 0 0 1 1 0 2 2 4 3 2 0 3 1 1 2 2 0 4 3 0 2 4 4 2 1 1 5 2 2 3 4 5 2 4 4 4 3 5 4 0 5 3 4 1 0 2 3 2 4 3 1 5 4 5 1 0 4 1 2 5 4 1 4 5 2 0 2 0 4 0 5 1 1 4 3 3 0 4 4 5 5 2 5 2 3 2 4 1 3 0 5 2 2 5 5 0 4 4 2 4 4 3 0 5 4 4 4 4 3 1 1 4 2 2 2 1 5 1 2 1 0 3 5 0 2 4 4 3 2 2 1 3 2 3 1 4 3 1 0 3 2 0 1 4 5 4 1 4 5 3 1 2 2 3 0 5 4 4 1 2 2 1 1 2 3 0 3 2 1 4 3 3 3 3 2 5 3 1 4 2 3 2 0 3 5 4 3 4 2 3 5 4 0 1 4 3 3 1 1 0 5 3 0 5 2 2 4 3 2 4 1 4 1 0 5 0 1 3 1 3 4 3 4 4 1 0 2 4 1 2 2 1 4 4 3 3 4 2 0 0 2 4 3 3 0 3 2 5 3 4 5 4 3 0 3 1 4 0 5 3 1 3 2 1 2 3 2 1 4 2 4 2 3 0 0 3 5 0 3 1 3 3 1 4 1 2 0 5 2 0 2 3 4 3 1 4 2 2 2 1 4 2 4 0 0 3 5 0 4 0 1 1 4 2 1 2 2 1 4 0 1 0 1 3 3 4 2 4 5 2 0 1 3 4 4 3 1 1 5 2 0 4 1 4 0 4 5 0 0 2 5 0 0 1 0 4 3 2 0 4 4 3 1 1 2 4 5</text:p>
          </table:table-cell>
        </table:table-row>
        <table:table-row table:style-name="ro1">
          <table:table-cell office:value-type="string" calcext:value-type="string">
            <text:p>5 5 1 3 3 5 3 2 1 3 5 5 3 3 3 4 2 4 5 5 4 4 4 3 2 1 2 4 3 5 3 1 2 5 3 4 3 1 1 3 5 5 2 3 5 5 1 2 4 5 3 3 5 2 0 2 5 5 5 2 0 1 4 4 5 0 1 1 3 5 3 1 1 4 4 1 3 0 0 5 1 1 4 2 4 2 2 2 4 3 2 1 4 4 2 0 2 1 3 4 4 2 1 4 2 2 4 4 1 4 2 3 4 0 4 4 1 0 4 4 1 2 1 3 4 3 4 1 4 4 2 3 3 0 2 4 1 2 2 3 0 3 2 2 4 4 5 2 5 0 2 2 0 2 5 2 1 0 1 4 5 2 0 0 5 1 4 3 3 3 5 1 2 2 5 0 2 0 3 4 2 3 1 0 4 3 5 4 1 2 3 5 5 2 1 3 0 3 1 3 0 3 4 0 4 5 4 2 4 2 4 0 2 5 2 4 3 1 1 4 1 1 2 2 2 5 2 2 1 4 4 3 1 3 5 5 2 1 2 0 3 5 1 4 1 3 1 1 3 3 2 0 0 1 1 5 3 5 2 5 0 3 4 0 0 5 1 4 4 4 0 0 5 5 1 4 4 4 4 1 5 4 0 4 1 2 2 1 5 4 3 2 1 4 2 3 2 2 1 3 5 1 2 3 4 5 4 5 4 5 5 3 4 4 2 1 1 4 5 4 4 1 2 2 4 4 1 3 3 4 4 3 3 1 3 5 5 0 0 1 1 2 1 5 4 2 5 1 0 4 3 0 2 3 2 4 1 0 2 4 0 4 0 3 4 2 0 3 4 3 4 4 2 1 4 3 3 4 1 4 3 0 1 3 4 1 1 0 5 1 2 0 1 5 3 4 2 2 2 2 4 1 0 2 1 0 4 4 2 3 1 2 5 1 2 5 4 4 2 4 1 1 1 4 1 2 3 3 1 2 1 5 1 0 4 4 2 0 1 2 0 2 0 2 4 0 2 4 2 2 1 3 4 2 3 1 0 2 2 2 3 3 4 2 2 4 0 1 1 1 3 0 1 1 3 2 1 3 2 3 3 0 2 1 2 1 3 3 3 2 0 2 5 1 2 2 1 3 0 4 1 5 3 4 3 3 1 3 0 0 3 2 0 2 2 1 0 2 2 3 2 2 2 3 1 0 2 5 4 1 2 5 4 2 4 4 3 2 3 4 2 1 3 0 4 1 2 4 5 4 5 0 0 1 0 0 2 4 0 4 3 2 3 5 2 1 2 3 2 3 0 3 2 2 3 5 0 3 0 4 2 2 4 4 2 3 3 4 4 3 2 2 1 4 5 4 1 0 4 4 4 3 1 2 1 0 3 2 3 1 5 0 5 5 0 1 1 2 3 3 2 2 4 3 5 4 3 1 3 3 3 4 1 2 0 3 2 0 1 3 4 2 3 5 3 3 0 3 3 4 1 3 2 1 5 3 2 1 3 1 0 2 0 2 2 3 2 5 3 2 2 2 1 4 1 2 4 4 1 5 1 3 5 5 4 3 4 3 1 1 3 3 4 5 4 5 0 2 1 0 2 5 5 3 2 0 1 4 5 3 1 3 1 1 0 3 1 5 4 1 3 2 0 2 2 5 4 3 3 4 4 1 5 3 1 0 0 4 3 1 3 1 4 4 3 5 1 3 1 2 1 3 4 4 3 0 2 0 3 5 3 3 4 2 2 5 2 2 2 3 3 3 5 4 4 3 4 0 2 3 4 0 2 2 2 2 0 1 4 3 1 1 1 3 5 2 3 3 3 4 0 0 3 4 3 2 5 5 1 1 3 5 1 4 0 4 3 4 3 2 2 3 1 1 1 1 0 3 4 4 3 1 1 3 3 3 0 1 3 0 3 0 0 5 1 4 5 3 3 5 1 2 3 2 1 1 2 2 1 0 0 5 2 4 5 3 2 0 3 2 5 0 2 2 3 1 0 3 2 1 3 3 2 3 3 0 4 0 4 2 1 0 3 1 2 4 2 1 3 4 4 2 5 1 5 3 1 0 2 3 3 5 3 1 2 3 1 5 1 1 0 4 2 4 3 1 4 2 1 4 4 2 1 4 1 3 4 2 4 5 0 0 5 1 2 2 1 4 3 0 1 4 4 2 1 1 5 0 0 1 5 3 1 3 1 1 5 0 5 0 1 2 4 3 3 2 1 2 4 0 4 4 1 3 1 4 1 3 1 1 4 1 3 3 1 4 3 1 3 3</text:p>
          </table:table-cell>
        </table:table-row>
        <table:table-row table:style-name="ro1">
          <table:table-cell office:value-type="string" calcext:value-type="string">
            <text:p>5 5 2 2 4 5 2 2 1 2 5 5 4 4 3 3 2 4 5 5 3 4 3 3 2 2 2 4 4 5 3 1 2 5 3 5 3 1 0 3 4 5 2 4 5 4 1 3 5 5 2 4 5 2 0 2 4 5 5 1 1 2 3 5 5 0 1 2 5 5 2 1 0 3 5 1 4 0 0 5 0 0 5 0 4 2 2 3 5 4 2 1 3 4 2 1 2 1 1 4 4 1 0 5 2 2 3 5 1 5 2 2 5 1 5 3 1 1 4 4 0 2 1 2 4 3 2 2 5 5 2 3 3 0 2 3 2 1 2 2 0 4 3 4 5 4 5 1 3 1 3 2 0 2 5 2 1 0 2 4 5 3 1 0 3 1 4 3 3 3 4 3 2 2 3 0 2 0 4 2 2 2 2 0 5 2 4 5 1 2 3 5 4 2 1 2 0 2 1 2 1 3 4 0 5 4 4 4 3 1 5 0 2 5 1 4 3 1 1 5 0 1 0 2 2 4 2 3 2 3 4 3 1 4 5 5 2 1 2 1 4 5 1 4 1 2 1 0 3 3 2 0 0 1 3 4 2 3 3 4 0 3 4 1 2 5 1 4 4 4 0 0 4 4 1 3 5 2 5 1 3 5 1 3 1 1 1 2 5 3 2 2 0 3 2 3 3 3 1 3 4 2 3 3 4 4 2 5 4 5 5 3 4 3 1 2 2 4 5 4 5 2 3 3 3 4 0 2 3 4 3 3 3 1 4 5 4 0 0 1 1 2 2 5 3 2 4 1 1 4 2 1 3 2 2 4 2 0 1 3 1 3 1 4 4 3 0 1 4 3 5 3 2 0 5 2 2 3 2 4 3 0 0 4 4 0 1 1 5 2 3 0 2 5 4 5 2 1 2 2 5 0 1 2 1 0 5 4 3 2 1 3 5 1 1 5 4 3 2 4 1 1 1 4 1 2 2 3 1 3 2 4 1 0 5 4 3 0 0 2 1 2 1 2 4 1 2 3 3 1 0 4 3 3 3 1 0 3 3 1 2 3 5 1 2 4 1 1 1 1 4 1 0 2 3 4 1 4 3 3 2 2 2 1 2 0 3 3 2 3 0 3 5 0 2 2 1 3 0 3 2 4 2 4 4 3 0 2 2 0 3 2 0 0 3 1 0 3 2 2 3 3 1 3 0 0 1 5 5 1 2 5 4 2 5 4 2 3 2 4 1 1 4 0 3 1 2 4 4 4 4 0 2 1 2 2 1 4 0 3 2 2 4 4 2 2 2 3 2 3 0 3 4 3 3 4 0 3 0 3 2 1 3 3 2 5 3 4 4 3 1 1 3 4 4 4 2 0 5 4 3 2 1 3 2 0 3 2 4 1 4 0 4 5 0 0 1 2 3 2 2 1 3 3 5 3 4 2 3 2 5 5 0 3 2 3 2 2 1 3 4 2 5 5 3 3 0 3 3 4 2 4 1 2 5 4 1 1 2 1 0 2 1 1 3 3 4 4 4 1 2 2 1 3 1 2 4 3 2 4 2 3 5 5 4 3 4 2 0 1 3 3 5 5 4 4 1 2 1 0 3 5 5 4 1 0 3 4 5 4 2 3 1 1 1 3 3 5 5 1 3 0 0 1 1 5 5 3 3 5 5 0 5 3 0 0 1 3 3 2 4 1 5 4 3 4 1 4 2 2 2 3 2 5 5 0 1 0 2 5 2 3 3 2 3 5 2 2 3 3 3 4 5 4 1 3 5 1 3 3 3 0 2 2 1 2 0 1 3 3 1 1 1 3 5 0 2 4 3 4 1 0 2 4 3 1 4 3 1 2 3 5 2 5 1 4 4 5 3 2 2 3 1 1 1 2 0 3 5 4 3 0 1 3 2 2 0 1 2 1 3 0 0 4 1 4 5 2 3 4 1 1 3 3 1 2 2 2 2 1 1 5 2 4 5 3 3 1 4 3 5 0 2 1 3 0 0 2 1 2 2 3 2 3 3 0 4 0 4 2 1 0 4 1 1 4 2 1 4 4 4 2 4 2 3 3 1 1 2 3 2 4 3 1 2 5 0 5 0 2 1 3 2 4 3 2 3 2 2 4 5 3 0 5 1 4 4 3 4 4 0 0 5 0 1 2 0 3 5 1 2 5 3 2 1 1 5 0 0 4 4 3 1 3 0 1 4 1 4 0 1 2 5 3 3 3 2 2 5 0 3 4 1 3 1 5 1 3 1 1 1 0 2 2 2 5 3 2 3 3</text:p>
          </table:table-cell>
        </table:table-row>
        <table:table-row table:style-name="ro1">
          <table:table-cell office:value-type="string" calcext:value-type="string">
            <text:p>5 5 1 4 3 4 3 3 2 3 4 5 3 4 3 3 2 3 5 5 3 3 4 3 2 2 2 3 4 5 3 0 2 5 4 5 3 2 1 2 4 5 1 3 4 4 1 3 4 5 3 3 4 1 0 2 3 5 4 3 0 2 3 5 5 1 1 3 3 4 2 1 0 2 4 1 3 1 0 4 1 0 4 2 4 2 2 3 5 4 2 1 5 4 4 0 2 1 2 3 3 2 1 5 3 1 3 4 1 5 2 3 4 1 5 4 1 0 4 4 0 0 1 3 3 2 1 1 5 4 2 3 3 0 1 4 1 1 3 3 0 3 3 4 5 4 4 1 4 1 3 3 0 2 4 2 0 0 1 5 5 3 1 1 4 2 4 3 3 4 4 1 1 2 5 1 2 1 4 3 2 3 2 0 5 2 5 4 1 2 3 5 4 2 1 3 0 2 1 2 0 2 5 0 5 4 3 2 3 1 5 1 1 5 1 4 3 1 0 5 1 2 2 1 2 3 2 2 2 4 4 2 1 4 5 4 1 2 2 1 4 4 0 5 0 2 1 1 2 3 3 1 0 1 1 3 2 4 3 5 1 4 3 1 0 5 1 5 5 3 1 0 5 4 1 2 4 3 5 1 3 4 1 4 1 1 1 1 4 4 2 3 0 2 1 3 3 2 1 3 4 2 3 4 4 4 3 4 4 5 5 2 4 4 2 0 1 3 5 4 4 2 2 3 3 3 1 3 3 3 4 3 3 1 4 4 5 0 0 2 2 1 1 5 4 2 5 1 1 4 3 1 3 3 1 4 2 1 1 4 1 3 1 4 4 2 1 3 4 4 4 2 2 1 5 3 3 2 2 4 3 0 0 3 5 1 1 1 5 1 3 0 1 5 2 5 2 1 2 1 4 2 0 2 1 1 4 4 3 3 2 3 5 1 2 5 3 3 1 5 2 0 2 4 2 1 2 3 1 3 1 5 1 0 4 4 2 0 0 2 1 0 1 2 3 0 3 4 2 1 1 4 3 2 4 0 0 3 2 1 3 3 5 2 1 5 1 1 1 0 4 0 1 2 3 2 0 3 3 4 3 1 1 1 3 0 3 4 3 4 0 3 4 1 2 2 0 4 1 3 3 4 2 5 4 2 1 2 1 0 3 2 0 1 2 2 0 3 2 3 2 2 2 3 2 0 2 5 4 1 2 5 3 3 5 5 2 3 3 4 1 1 4 0 4 0 2 4 4 4 5 0 0 1 1 1 2 5 0 3 2 0 4 4 2 2 2 3 2 2 0 3 3 2 4 5 0 3 2 4 1 2 3 3 3 5 3 4 4 4 3 2 2 4 5 4 0 0 5 5 4 3 1 3 1 0 3 1 3 1 4 0 4 5 0 0 1 2 2 3 2 0 2 3 4 3 3 1 2 3 4 4 0 1 1 2 2 1 0 3 2 1 5 5 3 3 1 4 3 4 0 3 2 1 5 4 0 1 3 2 1 3 0 1 3 3 2 4 3 2 1 2 0 2 1 1 5 4 2 4 1 3 5 5 3 3 4 2 1 1 3 3 5 4 4 5 0 2 1 0 1 5 5 3 1 1 2 4 5 4 1 3 0 2 0 3 1 5 5 1 3 1 0 1 1 5 3 4 3 5 3 0 5 4 1 1 0 3 3 1 4 0 5 3 2 4 1 3 2 1 1 3 3 5 4 2 3 0 3 5 3 3 3 3 3 4 2 2 3 4 4 3 5 4 2 3 5 0 3 3 4 0 2 2 2 2 0 0 3 3 1 2 1 2 5 1 2 5 3 4 0 0 3 3 2 1 5 5 2 1 5 5 1 4 1 5 3 5 3 3 2 3 1 0 0 1 1 3 5 3 2 1 2 4 2 2 0 2 1 0 3 0 0 5 1 5 4 2 3 5 1 1 2 2 1 2 2 1 2 1 1 5 2 4 5 3 2 1 4 2 4 0 1 1 3 1 0 3 1 2 2 3 1 2 4 0 3 0 4 3 1 0 4 1 1 4 2 1 2 5 4 1 4 2 4 2 2 1 3 3 3 5 4 1 2 5 1 5 1 0 1 3 2 4 3 0 3 3 2 4 4 3 0 4 1 5 3 3 5 5 0 1 5 0 1 2 0 3 3 0 1 5 3 2 1 0 4 1 0 2 5 3 1 3 0 1 5 1 5 1 2 2 3 3 2 3 2 2 5 0 3 4 0 4 2 5 0 4 1 1 4 0 3 4 1 4 3 2 3 2</text:p>
          </table:table-cell>
        </table:table-row>
        <table:table-row table:style-name="ro1">
          <table:table-cell office:value-type="string" calcext:value-type="string">
            <text:p>0 5 1 0 3 0 2 1 4 3 3 2 5 2 3 3 1 0 3 1 4 4 5 0 3 3 5 4 1 3 4 0 1 2 3 5 3 0 3 3 4 4 2 5 2 1 0 4 3 5 2 5 3 1 2 1 5 3 1 4 0 0 1 1 2 1 1 2 2 3 1 1 0 4 1 5 4 2 1 2 5 0 0 1 2 4 2 3 2 0 1 4 3 4 0 0 2 3 2 3 2 1 2 2 4 0 0 4 4 1 1 5 1 4 2 0 1 4 3 0 1 4 3 2 3 2 2 0 0 5 5 3 2 4 3 3 3 2 5 3 4 2 2 5 2 1 5 0 3 3 1 2 1 2 3 3 0 1 5 3 0 1 2 2 5 2 3 2 1 2 5 0 2 3 3 3 0 2 1 3 4 1 0 5 0 1 4 2 5 5 2 3 5 2 3 5 3 2 1 0 2 4 3 2 2 5 3 2 2 2 3 3 5 3 4 4 5 2 5 5 3 0 4 2 3 0 0 4 0 3 2 5 5 1 3 0 1 3 4 1 2 4 2 2 2 4 1 1 3 4 2 5 4 1 2 0 3 5 2 4 2 3 2 2 1 1 3 2 4 4 1 2 4 4 4 1 2 3 1 3 1 2 0 2 1 5 0 4 1 3 0 4 1 2 5 1 2 4 1 1 5 2 1 1 1 5 2 1 2 5 2 1 3 4 3 1 1 4 5 3 0 4 5 0 0 0 2 2 2 4 5 5 4 5 0 1 3 4 3 2 1 2 3 4 3 4 1 1 2 3 0 3 1 3 4 4 1 3 3 5 2 5 3 5 3 5 2 2 0 1 4 3 3 1 1 3 0 3 0 4 1 1 3 2 2 2 5 2 3 0 5 4 1 2 5 5 1 1 0 3 0 0 1 1 4 2 3 4 3 5 1 3 2 2 1 4 5 2 2 2 4 3 0 4 1 1 2 2 3 1 5 4 2 5 0 2 0 5 5 4 1 0 4 1 4 1 0 1 5 3 3 4 3 5 3 2 1 4 1 2 1 3 4 2 5 0 4 1 3 4 3 4 3 1 4 1 4 4 5 1 1 2 3 1 3 4 0 1 2 4 3 1 4 3 1 1 4 4 2 5 5 1 2 2 0 2 1 1 4 5 3 2 2 3 1 0 2 2 1 3 4 3 5 4 0 2 2 3 5 2 5 3 0 3 1 5 1 3 2 5 1 5 2 3 5 4 2 5 1 3 3 0 5 3 3 2 0 3 3 5 3 4 3 3 1 4 0 2 3 0 1 3 4 0 2 5 2 3 5 4 4 2 4 4 2 4 2 1 1 4 3 0 3 3 1 0 1 2 2 3 0 1 4 1 3 2 4 3 3 2 5 1 5 1 5 4 2 3 1 3 1 1 4 4 2 1 2 5 0 3 4 0 0 2 5 4 4 4 3 1 1 4 2 3 0 3 4 5 4 4 4 3 4 5 3 0 3 2 4 5 4 2 5 2 5 4 3 5 1 0 4 5 3 4 4 0 3 4 3 3 4 1 4 5 4 1 2 0 2 3 3 4 4 2 3 3 2 5 0 2 2 1 1 2 3 1 1 3 4 1 0 1 5 0 4 5 2 3 1 4 3 4 2 5 2 3 4 2 3 0 0 2 4 3 2 0 3 4 4 2 5 0 0 4 0 5 1 2 3 4 4 3 1 2 2 4 2 2 5 1 5 0 4 4 4 2 3 5 5 2 5 3 3 2 0 3 3 2 1 1 2 2 4 4 3 4 0 2 4 1 0 3 2 1 2 4 3 0 1 1 2 0 0 1 5 4 0 3 3 0 4 2 0 5 1 1 4 2 0 5 1 3 2 3 3 2 0 2 1 0 5 1 3 2 3 4 0 4 3 1 1 2 4 2 4 5 5 2 1 5 4 2 4 4 3 1 2 0 2 3 1 1 2 3 4 2 5 4 2 4 2 0 4 3 1 4 4 5 4 2 5 1 5 1 4 2 2 1 4 1 0 1 4 2 4 3 1 4 4 1 2 4 3 1 1 3 3 2 5 2 3 2 3 2 2 1 0 4 0 0 2 1 0 5 1 1 3 5 4 2 3 4 1 3 2 4 1 2 0 3 3 3 3 4 4 1 5 4 5 1 5 1 3 0 4 1 3 1 4 1 1 1 2 5 2 3 1 4 4 4 4 4 3 1 2 1 2 2 3 2 5 3 2 3 4 2 3 4 2 3 2 1 1 1 3 4 4 2 4 1</text:p>
          </table:table-cell>
        </table:table-row>
        <table:table-row table:style-name="ro1">
          <table:table-cell office:value-type="string" calcext:value-type="string">
            <text:p>1 4 3 0 2 2 4 1 4 3 2 3 2 3 5 0 5 0 4 4 2 1 1 4 3 4 0 5 5 5 3 5 1 2 3 5 2 5 0 2 2 2 4 4 4 5 3 2 2 3 1 3 2 5 4 2 4 2 0 1 4 2 1 2 5 0 1 4 1 2 4 1 2 0 3 2 0 3 4 4 2 5 4 1 1 1 3 0 1 3 4 3 3 4 0 0 4 3 2 3 3 0 5 4 2 2 3 2 4 1 2 3 1 4 2 2 3 4 2 2 3 2 2 0 4 4 2 1 1 4 0 1 0 5 1 2 3 2 5 4 2 5 2 4 2 5 5 1 4 2 0 1 2 1 4 5 3 2 4 1 3 4 3 3 4 3 2 1 3 0 1 0 1 2 5 1 3 1 5 5 3 3 5 2 3 2 0 3 3 1 3 3 0 2 2 4 2 2 3 0 5 5 4 2 1 0 0 2 4 3 3 3 1 3 3 3 2 3 5 3 2 5 3 5 1 2 4 5 3 2 4 3 4 1 1 4 5 5 1 4 1 5 3 1 2 3 1 0 1 3 4 0 2 5 1 5 2 4 1 1 2 4 0 4 1 0 4 4 3 1 0 1 5 4 1 1 3 4 0 1 2 1 1 1 1 4 3 0 4 0 2 3 2 3 2 4 4 5 2 2 4 0 0 5 3 0 2 4 3 2 2 5 5 3 3 3 2 3 3 3 5 4 4 1 4 2 4 0 1 2 2 3 2 4 1 2 5 1 2 1 2 3 1 4 3 1 1 0 3 2 4 3 1 3 5 4 3 4 5 3 0 0 1 5 2 3 2 0 5 2 2 1 3 3 1 5 3 3 4 2 2 2 1 4 4 0 4 5 3 1 2 0 2 4 2 1 2 2 2 3 2 4 4 1 3 0 3 2 1 2 5 4 1 5 4 4 3 1 3 3 3 1 0 3 0 4 1 5 2 4 2 3 0 2 4 4 1 2 4 0 3 4 2 3 1 2 3 2 5 1 4 5 0 5 3 2 4 4 2 3 1 3 2 4 0 4 2 4 2 4 2 4 0 4 3 0 0 2 2 0 0 3 3 0 5 4 3 2 2 3 0 1 2 0 4 1 1 4 4 2 2 2 4 0 0 2 2 3 1 0 0 1 4 2 1 4 1 3 2 1 4 3 5 1 3 1 3 0 2 2 2 0 2 4 4 1 1 2 2 0 2 4 1 3 0 2 2 4 3 3 2 0 4 5 4 3 3 1 1 1 5 0 5 5 1 0 4 4 1 5 4 0 1 1 3 3 3 4 3 3 0 2 1 5 3 2 2 4 0 4 3 1 3 2 3 0 2 3 2 1 4 4 2 3 3 0 3 4 0 2 5 1 2 3 4 1 4 0 3 3 1 4 3 2 1 3 4 2 0 4 4 4 3 3 1 4 3 4 5 5 4 2 4 2 1 4 2 3 1 4 5 3 2 2 1 1 3 0 3 1 3 1 5 1 4 0 4 1 1 1 2 4 0 5 0 0 2 0 4 2 5 4 3 3 0 0 5 4 1 2 3 3 4 5 3 4 1 2 3 1 4 1 2 3 1 3 1 5 4 3 4 2 4 2 1 2 0 3 4 2 1 5 2 5 5 3 4 2 2 4 5 2 5 2 3 4 2 0 5 3 2 4 0 2 4 3 2 2 3 3 5 2 4 5 4 4 5 2 2 3 0 2 4 1 2 3 4 0 2 3 3 1 2 3 4 1 3 2 5 4 4 2 5 1 3 2 1 4 2 5 2 3 4 3 1 0 1 2 0 0 2 0 1 4 5 2 2 1 1 0 1 3 0 2 1 4 4 3 1 5 4 4 0 1 1 4 0 1 5 3 3 1 2 3 1 3 1 2 1 2 2 0 2 2 2 3 1 3 5 4 3 3 1 0 0 5 4 3 4 3 2 4 1 4 3 2 1 4 2 1 4 5 4 2 1 3 0 1 0 2 2 2 1 2 1 1 0 3 4 3 1 2 3 2 4 0 4 1 5 2 2 1 4 0 1 1 4 5 5 0 1 3 3 3 2 5 1 2 3 4 0 5 0 5 3 3 0 4 4 4 5 5 3 2 4 5 2 2 0 5 3 0 2 4 1 1 4 2 3 3 2 1 5 1 3 5 2 2 3 1 3 4 1 4 5 5 1 1 3 4 4 5 1 3 0 3 5 5 3 1 3 0 5 5 5 3 1 2 2 3 2 4 3 3 5 1 4 3 0 4</text:p>
          </table:table-cell>
        </table:table-row>
        <table:table-row table:style-name="ro1">
          <table:table-cell office:value-type="string" calcext:value-type="string">
            <text:p>2 3 1 5 3 2 1 2 4 4 3 3 5 5 2 3 2 0 3 5 4 0 1 2 2 4 1 1 1 2 4 2 4 2 5 5 0 4 4 3 2 3 3 3 3 0 4 2 4 2 3 4 3 3 0 0 1 1 2 3 1 3 3 4 2 4 3 2 3 3 0 1 4 0 4 4 3 4 1 4 4 3 4 1 0 2 0 1 1 3 2 0 5 3 1 4 3 4 3 1 0 2 1 4 4 4 4 2 2 3 0 5 5 2 3 2 0 2 4 5 0 1 4 3 0 2 2 4 5 5 5 4 3 2 2 4 2 2 4 1 5 1 4 3 4 4 1 1 3 1 3 0 3 4 4 4 0 1 3 4 3 1 2 0 3 5 4 5 1 1 4 5 4 2 4 1 4 1 5 4 5 5 3 5 5 4 1 3 1 5 2 5 4 1 2 3 3 1 3 2 5 2 1 3 4 2 3 3 3 2 3 1 0 4 3 3 3 0 5 3 2 0 4 1 1 2 0 1 1 3 3 0 2 4 3 1 2 1 4 0 5 4 1 5 1 4 5 5 1 1 4 3 2 4 1 0 0 1 1 4 2 5 5 3 4 1 3 1 3 4 0 3 1 4 0 0 1 3 5 1 4 3 3 3 1 4 3 5 4 1 2 2 1 2 0 3 0 5 2 3 5 3 3 4 1 2 5 4 4 2 3 2 4 2 3 0 4 3 1 5 4 1 2 4 4 5 4 3 4 3 1 1 2 1 4 0 2 1 4 3 4 4 1 3 5 2 2 0 1 2 3 1 5 5 2 1 2 0 0 2 2 2 3 1 2 2 2 2 3 4 4 2 4 1 4 5 2 2 1 1 4 2 3 3 1 1 2 1 1 1 2 2 4 3 4 1 4 3 3 1 4 3 1 0 4 5 3 3 5 3 4 1 2 3 4 2 3 1 2 0 1 1 5 0 1 2 1 2 4 3 2 4 2 2 4 4 0 5 1 1 5 5 4 3 3 1 3 4 1 1 4 3 4 3 0 5 2 3 3 2 3 4 5 2 2 2 4 0 1 5 0 4 0 3 1 3 5 4 1 2 2 3 1 3 4 3 5 3 4 0 5 4 4 5 1 2 1 2 0 1 3 4 2 0 3 0 4 2 5 3 2 1 3 1 0 1 3 3 1 1 4 1 0 5 1 4 1 2 4 0 1 2 1 0 3 5 4 4 4 3 4 2 3 1 1 1 3 2 0 1 1 1 0 0 1 4 1 1 5 1 1 3 2 5 1 4 1 3 1 3 1 1 2 1 1 2 1 0 1 5 4 3 1 1 1 2 0 3 3 1 4 3 2 2 0 2 4 3 1 4 2 2 5 3 4 2 0 3 5 4 3 2 5 3 3 2 3 0 3 2 4 4 1 4 5 2 3 3 1 4 4 3 1 0 0 0 2 1 3 3 4 3 1 1 4 1 1 2 2 0 5 2 0 2 5 4 1 1 0 4 3 2 3 3 4 3 4 5 5 3 5 4 1 4 4 5 2 0 1 4 3 3 4 1 5 4 4 0 1 3 1 1 5 5 1 3 5 2 0 1 0 4 0 4 2 0 4 4 3 0 5 3 5 4 1 4 2 4 2 5 0 2 1 5 3 1 5 5 1 3 4 2 3 5 2 1 4 5 2 5 4 2 2 2 5 0 2 1 1 5 2 3 1 0 3 5 0 2 3 3 2 2 3 2 3 2 3 0 5 3 1 0 2 2 1 1 4 5 3 1 3 5 3 2 1 3 2 1 4 5 4 1 2 3 2 2 4 2 0 3 2 1 4 2 2 2 2 3 5 4 0 2 1 4 2 0 2 5 4 3 4 2 3 4 4 1 1 5 3 2 2 0 0 5 3 0 4 1 1 3 4 1 3 2 5 1 1 4 1 0 2 1 3 5 3 4 4 0 1 0 4 0 2 3 1 3 4 3 4 4 1 2 0 1 5 4 2 1 2 1 4 4 4 4 5 3 1 3 0 5 1 5 5 2 2 3 0 1 3 2 1 3 2 3 1 2 1 1 4 4 1 3 2 3 4 0 4 1 2 1 4 2 1 3 3 3 4 1 5 2 2 3 2 3 3 4 0 1 1 5 1 4 0 1 1 4 2 0 3 3 1 4 0 1 0 1 3 3 4 3 5 5 3 0 2 2 4 3 2 1 0 4 1 0 4 2 3 0 4 5 0 0 1 4 0 0 1 0 5 3 2 0 4 5 4 1 1 2 4 4</text:p>
          </table:table-cell>
        </table:table-row>
        <table:table-row table:style-name="ro1">
          <table:table-cell office:value-type="string" calcext:value-type="string">
            <text:p>1 5 1 1 3 1 1 2 4 4 3 1 5 2 3 3 1 0 4 0 5 4 5 0 2 4 4 5 0 4 4 0 2 1 2 5 2 0 3 3 3 4 2 5 2 1 1 5 3 3 2 5 2 1 2 1 5 4 2 5 1 1 1 1 2 0 0 2 1 3 1 0 1 4 0 4 4 2 0 3 4 1 0 2 0 3 1 3 3 0 0 4 3 5 0 0 1 1 2 2 2 2 2 3 5 1 1 3 3 2 1 3 1 4 2 1 2 3 4 1 0 4 3 2 3 2 1 0 0 5 3 3 2 4 2 3 2 3 5 2 3 2 2 5 1 1 5 0 2 3 2 2 1 1 4 3 0 1 5 2 0 2 3 2 5 2 3 4 2 3 4 1 3 3 3 3 0 3 0 3 4 1 0 5 0 0 3 2 5 5 2 3 4 1 2 4 2 2 1 0 1 4 3 4 3 4 3 2 3 2 2 4 4 2 3 4 5 2 4 4 4 1 3 2 3 0 1 4 1 2 1 4 5 1 2 1 0 4 5 1 1 4 2 2 0 4 1 3 5 3 1 5 4 0 2 1 3 5 3 3 1 3 1 2 2 1 3 2 4 4 2 3 4 4 4 1 3 3 0 4 1 2 1 3 1 4 1 5 1 3 0 4 1 2 4 0 1 4 1 0 5 2 0 1 1 5 3 1 1 4 2 1 3 5 3 1 1 4 4 2 1 4 5 0 0 1 3 1 2 4 5 5 3 5 1 1 2 4 3 2 0 1 2 3 3 4 1 2 2 2 2 3 2 3 4 3 1 3 2 5 4 5 3 5 4 5 2 3 1 1 5 3 3 0 0 2 0 4 1 3 2 1 1 3 2 2 5 2 3 1 3 4 2 2 5 5 2 2 0 3 1 0 2 1 4 1 3 3 3 4 1 4 2 2 2 4 5 2 2 2 5 3 0 5 2 2 2 1 1 1 5 5 2 5 0 1 0 5 4 5 1 1 4 1 4 2 1 1 5 2 2 4 4 5 4 2 1 4 1 3 1 4 5 2 4 0 5 1 4 5 3 2 3 0 2 1 4 5 5 1 2 3 4 2 3 3 0 3 1 4 4 2 4 1 0 1 3 4 0 4 5 1 1 2 0 2 0 1 4 4 3 2 3 3 0 0 3 3 1 3 4 3 5 3 0 1 3 4 3 3 4 5 1 3 2 5 3 3 3 5 3 5 2 2 5 5 1 4 1 3 4 0 4 3 3 2 0 3 2 5 4 4 4 3 2 4 0 2 4 0 2 5 3 2 1 5 2 2 4 5 3 1 4 5 2 5 1 1 1 5 3 0 3 2 2 0 1 2 3 5 1 1 3 2 2 2 3 3 2 2 5 0 4 2 5 4 1 2 1 3 2 1 4 5 3 1 3 5 1 4 4 0 1 2 5 3 5 3 3 1 1 5 2 4 0 3 4 5 4 5 5 4 5 5 3 1 2 2 1 5 4 2 5 1 5 3 3 5 1 1 3 4 3 4 3 0 3 5 2 3 3 1 4 4 4 1 2 0 2 2 3 4 5 2 2 4 2 5 1 1 2 1 2 3 3 2 1 4 3 2 0 0 4 0 4 4 2 3 0 4 3 4 2 5 3 3 4 2 2 0 0 1 3 3 1 1 3 4 2 2 5 0 0 3 2 5 2 0 4 5 5 3 1 2 1 5 3 3 5 1 3 2 5 3 4 3 3 5 5 3 5 2 3 3 0 2 3 0 3 1 1 2 4 4 2 5 0 3 2 0 0 4 1 2 2 3 3 1 2 1 3 1 0 1 4 3 0 4 3 0 2 3 0 5 2 1 5 2 2 5 1 3 3 3 4 2 1 2 3 0 5 2 1 2 2 3 1 4 3 2 1 3 3 2 5 5 5 3 3 5 5 3 4 3 4 1 2 0 1 2 1 0 2 4 4 2 4 3 3 5 2 0 5 3 1 4 4 5 4 3 4 1 5 1 4 2 1 0 4 1 0 1 3 2 3 3 1 4 5 2 1 4 3 1 1 3 3 3 5 1 2 3 1 2 4 1 0 5 0 2 1 0 1 5 0 2 2 4 3 2 1 5 3 3 2 3 0 1 0 4 3 3 3 4 2 2 4 3 5 1 5 2 2 1 5 2 3 0 3 0 0 1 1 5 2 4 0 4 5 3 5 4 1 3 3 0 1 3 3 2 4 3 1 2 5 3 3 3 2 3 2 0 1 1 3 2 5 1 4 1</text:p>
          </table:table-cell>
        </table:table-row>
        <table:table-row table:style-name="ro1">
          <table:table-cell office:value-type="string" calcext:value-type="string">
            <text:p>4 5 1 4 3 4 4 3 2 2 4 5 2 3 2 4 1 4 5 4 4 3 4 3 2 1 1 3 3 4 3 0 1 5 4 5 3 1 1 4 4 4 0 3 5 3 1 4 4 4 2 3 4 3 1 2 3 5 5 2 0 2 3 5 5 1 1 2 3 4 2 1 0 2 4 1 3 1 1 5 2 1 4 1 4 2 2 2 5 5 3 0 4 5 2 1 1 1 2 3 5 1 2 4 2 0 4 4 1 5 2 2 4 0 4 4 1 1 4 5 1 1 0 3 3 3 3 2 5 5 2 2 3 0 1 3 2 1 2 4 1 2 3 4 4 4 5 2 4 2 3 2 1 1 4 2 0 0 0 5 5 2 0 1 5 2 4 3 4 3 4 1 2 2 5 0 2 0 3 2 2 2 2 0 5 1 5 4 0 3 3 5 4 2 0 3 0 3 1 2 0 2 4 0 5 4 4 4 3 2 5 1 2 5 1 3 3 2 0 4 1 2 2 2 3 4 1 2 1 4 4 3 1 3 5 4 2 1 3 0 4 5 1 4 0 2 2 1 1 3 3 0 1 1 2 4 2 4 3 4 0 4 4 0 1 5 1 3 5 4 0 1 5 5 1 4 4 2 5 1 4 5 0 2 0 1 1 2 5 3 2 1 0 3 2 3 3 2 1 3 4 1 3 3 5 4 3 5 4 4 5 3 5 5 2 1 1 3 5 4 5 0 2 3 4 2 1 2 2 4 4 4 4 1 4 4 4 0 0 2 1 3 2 5 3 2 4 1 0 3 3 0 3 3 2 4 2 0 1 3 1 3 1 4 5 2 0 2 4 3 3 3 3 1 5 2 3 3 1 3 3 1 0 5 3 0 1 2 5 1 3 0 2 5 4 4 2 1 3 1 4 1 2 1 1 1 4 4 2 3 1 3 5 2 2 5 3 4 1 4 1 1 0 3 2 3 2 3 0 2 1 5 2 1 4 4 1 0 0 1 1 1 1 2 4 0 2 4 3 1 2 3 3 3 4 1 0 2 3 2 3 4 5 1 2 4 1 0 2 1 3 1 1 1 4 3 0 3 2 3 3 0 2 2 2 0 3 4 2 3 1 3 4 1 1 2 1 3 0 3 2 5 3 3 4 2 0 3 1 0 3 2 0 0 3 0 0 3 3 3 2 1 2 2 0 0 2 5 5 1 1 4 4 1 5 4 2 1 2 4 2 0 4 0 4 1 2 4 4 4 5 0 1 1 1 1 2 5 0 3 2 1 4 3 1 0 3 3 1 3 0 3 5 2 3 4 0 3 1 4 1 1 3 4 2 4 3 5 4 3 2 2 2 4 5 4 1 1 5 5 5 3 2 3 0 0 1 2 4 0 4 0 5 4 0 0 1 2 2 2 2 1 3 3 4 3 2 1 2 2 5 5 1 2 1 2 2 1 2 3 3 2 5 4 3 3 1 4 3 4 0 4 2 0 4 4 2 1 3 1 1 3 0 2 2 2 3 4 3 2 2 0 0 3 0 2 4 4 2 5 2 3 4 4 3 3 5 2 1 1 3 3 5 5 5 5 0 2 1 1 3 5 4 3 2 1 2 3 5 4 1 4 0 2 0 3 2 5 5 2 3 2 0 1 1 5 5 3 3 3 4 1 4 3 1 0 0 3 4 1 3 1 5 4 3 5 0 2 1 2 2 3 3 5 4 2 2 0 3 5 3 3 4 2 2 5 3 2 3 4 3 3 5 5 1 3 5 0 2 3 3 0 2 1 2 2 0 1 4 4 1 1 1 3 5 1 2 4 2 5 0 0 4 3 3 1 5 5 1 1 4 5 1 4 0 5 3 4 2 2 3 3 1 1 1 2 1 3 5 4 3 2 2 3 3 2 0 2 2 1 3 1 0 5 0 4 4 2 4 3 1 1 3 3 1 0 2 2 1 0 1 5 1 3 5 3 2 0 4 2 5 1 2 1 4 0 0 3 2 3 2 3 2 2 4 0 4 1 3 3 1 0 4 1 1 3 3 2 4 4 4 3 5 2 4 2 2 1 1 3 2 5 4 0 2 3 1 5 1 1 1 3 3 5 4 1 4 2 2 4 5 3 0 5 1 4 4 3 4 5 0 1 5 0 1 2 0 3 3 1 2 4 3 3 2 0 4 0 0 3 4 3 1 4 1 1 5 0 5 0 1 1 4 3 2 3 2 1 4 1 3 4 2 3 1 5 1 3 1 1 4 1 3 3 0 5 3 2 2 2</text:p>
          </table:table-cell>
        </table:table-row>
        <table:table-row table:style-name="ro1">
          <table:table-cell office:value-type="string" calcext:value-type="string">
            <text:p>5 2 1 2 0 2 3 4 4 1 2 1 2 4 2 1 4 4 1 1 0 1 5 4 3 3 3 1 3 3 1 2 1 0 1 0 3 1 0 4 4 3 2 3 2 1 2 5 4 0 1 1 0 5 1 1 1 3 2 1 0 5 0 2 2 4 2 0 3 4 4 2 3 1 1 4 0 3 3 5 1 3 3 1 4 1 3 1 2 1 4 2 1 0 2 5 2 2 5 4 5 5 1 0 2 0 0 4 4 3 2 0 2 1 4 5 4 4 0 4 4 0 4 3 2 2 4 3 5 1 2 2 1 3 1 3 2 4 5 1 4 3 4 1 2 1 3 3 1 4 4 4 2 1 1 1 4 1 4 4 3 2 2 3 1 4 1 0 3 5 3 2 5 1 2 1 2 0 4 3 0 1 3 0 2 4 2 2 1 4 3 3 2 2 4 5 4 4 4 2 1 4 0 0 0 1 1 2 3 5 4 4 0 1 4 1 2 4 4 3 1 4 3 2 2 2 4 3 3 5 2 4 2 1 2 2 5 5 3 1 3 1 3 3 5 1 5 2 4 1 5 2 4 1 4 2 4 0 3 3 4 4 2 5 3 3 5 1 4 2 4 2 5 1 3 0 2 4 3 1 3 1 1 0 5 2 2 0 2 2 1 1 4 4 5 0 2 3 1 2 0 1 1 1 3 1 0 3 2 3 4 1 1 4 3 1 1 5 1 4 2 3 5 2 2 2 4 3 4 3 4 2 5 5 4 0 0 3 2 1 4 0 4 4 4 4 4 1 1 1 2 4 4 3 5 3 3 3 2 5 2 4 2 3 1 1 4 2 1 4 1 1 4 3 3 1 1 2 2 2 1 4 2 5 4 5 2 1 2 5 1 2 3 2 2 4 4 3 3 5 3 0 5 2 0 2 0 1 0 5 2 3 2 1 3 1 4 2 4 2 3 1 0 4 1 5 5 3 0 5 1 1 2 4 0 1 4 3 5 3 1 1 5 1 4 4 5 3 2 3 4 5 1 1 4 4 2 2 3 3 1 2 1 1 4 1 4 4 1 1 2 5 0 5 1 4 4 3 2 4 5 2 4 0 3 4 2 3 2 2 2 2 3 2 2 1 3 4 1 0 2 3 3 4 3 3 3 4 0 5 2 0 0 0 0 3 4 1 1 2 1 5 5 4 1 2 5 1 4 0 3 3 1 1 4 2 3 1 2 1 1 2 4 0 2 2 0 2 2 3 4 5 0 3 1 1 2 1 3 4 4 5 2 2 5 3 5 5 1 4 5 0 1 3 5 3 5 3 4 1 3 1 3 1 2 4 3 4 2 0 4 4 1 0 2 4 2 1 5 1 3 2 2 2 4 1 1 3 3 3 5 2 5 2 2 4 3 1 5 4 5 3 2 1 4 4 2 2 4 3 2 0 2 1 2 5 1 4 1 1 3 2 4 0 1 1 4 3 4 5 4 5 4 0 1 4 5 4 5 5 4 5 3 5 3 4 2 1 1 3 4 2 4 4 5 4 2 0 3 1 0 0 2 0 4 2 2 2 1 4 5 1 3 2 4 4 4 2 5 5 4 2 4 3 0 4 4 2 3 3 4 4 4 3 2 3 0 1 4 1 2 2 3 2 4 5 5 2 5 1 5 4 2 0 5 4 3 5 4 3 3 1 4 4 3 5 4 4 1 4 4 2 2 2 0 1 0 1 2 1 1 0 4 3 0 2 3 0 2 1 0 3 4 2 2 4 1 1 2 0 0 4 5 3 3 3 0 4 3 1 4 0 3 5 4 1 3 0 2 2 3 0 2 4 4 0 4 3 4 3 2 2 2 4 4 5 4 3 3 2 2 1 0 4 1 1 2 0 1 3 4 5 2 3 2 2 4 4 2 4 4 2 4 3 1 0 2 4 0 5 4 2 4 5 3 1 4 4 2 4 5 3 5 4 4 0 1 3 1 1 2 4 5 4 1 0 2 5 4 1 3 3 4 4 3 1 4 2 5 4 4 4 4 4 3 1 2 5 5 4 3 4 5 2 1 3 2 2 2 3 5 5 2 1 2 3 3 1 2 4 4 0 3 3 4 4 2 4 2 3 5 4 2 4 4 1 3 2 1 0 3 3 1 1 3 4 2 3 4 0 1 4 1 1 3 2 5 5 0 1 2 3 1 4 1 4 1 4 2 0 1 5 4 5 3 4 3 1 2 3 3 3 3 1 1 0 3 0 2 4 1 4 3 1 3 3 0 3 4 1</text:p>
          </table:table-cell>
        </table:table-row>
        <table:table-row table:style-name="ro1">
          <table:table-cell office:value-type="string" calcext:value-type="string">
            <text:p>5 4 2 4 3 5 3 2 2 2 5 5 4 4 3 5 2 4 4 4 3 4 4 3 2 2 2 3 4 5 3 1 2 5 4 4 3 1 0 2 4 5 2 4 4 3 0 2 5 5 2 3 4 3 2 1 3 4 5 3 0 2 3 4 4 1 1 2 3 4 3 1 0 3 5 0 5 0 0 5 0 0 4 0 5 3 2 1 5 4 2 1 5 4 3 1 1 1 1 3 4 2 1 4 3 2 3 5 1 5 2 3 4 0 4 4 1 1 4 5 1 1 1 2 4 2 3 1 5 5 2 3 3 0 2 4 2 1 3 3 0 3 3 3 4 5 5 0 4 1 3 2 0 1 4 3 1 0 2 4 5 3 1 1 5 2 4 3 4 4 5 1 2 2 5 0 3 0 4 3 2 2 1 0 5 3 4 4 1 3 2 5 4 1 2 3 1 3 0 3 0 2 4 0 5 4 4 3 3 1 5 1 2 4 1 4 3 1 0 4 2 0 2 1 3 4 2 2 1 2 2 2 1 4 5 5 1 1 3 0 3 4 1 4 0 2 0 0 2 3 4 0 0 0 3 5 3 4 3 4 0 4 4 0 1 5 1 5 4 4 0 0 4 4 1 3 4 2 5 1 4 5 0 3 1 1 1 2 5 4 2 2 1 2 3 4 2 1 1 3 4 2 2 2 4 3 3 4 4 5 5 1 5 3 2 1 1 4 5 4 4 2 2 3 4 3 1 3 3 4 4 3 3 2 4 4 4 0 0 0 3 2 2 5 4 2 4 1 0 4 3 0 3 2 2 5 2 1 2 3 0 4 0 3 4 3 0 1 4 3 4 3 2 0 5 3 3 2 2 3 3 0 0 4 4 0 1 2 4 1 2 0 1 5 3 5 3 1 2 2 3 0 0 2 1 1 5 4 2 2 1 3 5 1 1 5 4 3 2 3 1 0 1 3 2 2 2 2 1 3 1 4 2 0 4 3 1 0 0 2 1 2 2 2 4 0 2 5 2 1 1 4 3 3 5 1 0 3 2 2 2 4 4 1 1 4 1 1 2 0 3 0 1 3 3 3 1 3 4 3 3 0 1 1 3 0 2 3 3 3 1 4 5 0 1 1 1 3 0 3 3 5 2 4 3 2 1 2 1 0 2 2 1 2 3 1 1 3 2 3 2 1 2 4 0 0 2 5 5 0 1 5 4 1 4 4 3 3 1 4 1 0 4 0 3 0 2 4 4 4 4 0 1 1 1 0 1 5 0 4 3 1 4 3 2 0 3 4 2 3 1 3 4 2 4 4 0 3 0 3 2 2 3 4 3 4 3 5 4 4 2 1 2 4 4 4 1 0 5 4 3 3 3 4 1 0 2 1 3 1 5 1 4 5 0 1 1 1 2 2 1 0 3 2 4 3 2 0 3 3 5 5 0 2 2 2 1 0 1 2 4 2 4 5 3 2 0 3 4 4 1 4 1 1 5 3 1 2 3 1 1 2 0 2 3 3 3 5 3 1 1 1 1 2 1 3 5 4 2 4 2 3 5 5 4 2 3 2 1 2 3 4 5 5 4 4 0 2 1 0 3 5 5 4 2 0 3 5 5 4 1 3 0 1 0 3 2 5 5 2 3 1 1 0 1 5 4 3 3 4 4 2 4 3 1 0 2 3 3 1 4 1 5 4 2 5 1 3 2 2 0 3 2 4 4 0 2 0 3 5 2 3 4 3 3 5 1 2 3 4 3 4 5 4 1 4 5 0 2 2 3 1 2 2 2 2 0 1 3 4 2 2 1 2 4 1 3 4 3 4 0 0 3 4 3 2 5 4 1 2 4 5 1 5 1 5 3 5 3 2 2 2 1 1 0 2 0 3 5 3 1 1 2 4 3 3 0 1 1 1 3 1 0 5 1 4 4 1 3 4 1 2 3 3 1 0 1 3 3 0 1 5 2 4 5 3 2 0 4 2 5 1 1 1 3 1 1 2 1 1 2 3 2 3 4 1 3 0 3 2 2 0 4 1 1 4 2 0 3 5 5 2 4 2 5 4 2 0 2 3 2 5 4 2 2 4 1 4 0 1 1 4 3 5 4 1 4 2 1 4 5 3 1 4 1 3 4 2 4 4 0 0 4 1 1 2 0 3 4 1 1 5 4 2 2 2 4 1 0 2 4 4 1 3 0 1 5 1 4 1 2 2 5 3 2 3 2 2 5 0 4 5 0 4 2 5 0 3 1 1 5 0 2 3 1 5 4 1 2 2</text:p>
          </table:table-cell>
        </table:table-row>
        <table:table-row table:style-name="ro1">
          <table:table-cell office:value-type="string" calcext:value-type="string">
            <text:p>2 2 2 4 3 1 0 2 2 3 2 3 4 4 3 2 2 1 3 5 5 0 1 2 3 3 2 1 1 2 3 3 4 3 5 5 0 3 4 2 2 4 3 3 2 0 4 1 5 1 2 4 2 3 0 0 1 0 0 4 1 2 3 4 2 3 2 2 2 2 1 2 4 0 3 5 2 5 0 4 4 1 4 1 0 3 0 1 2 4 2 1 4 3 1 5 5 5 2 2 1 3 0 4 4 4 3 3 1 3 1 4 4 2 3 3 0 1 4 4 2 0 5 3 2 2 3 4 3 5 5 5 3 2 2 4 2 2 2 0 4 1 5 2 4 4 0 0 4 1 3 0 3 3 4 3 1 1 3 3 3 1 1 1 4 4 3 4 1 1 4 5 4 2 3 1 4 1 5 4 5 5 3 4 5 4 1 3 0 5 3 5 4 0 2 1 2 1 2 2 5 3 2 3 4 2 2 4 3 1 4 2 1 2 3 3 3 0 5 4 3 0 4 2 1 2 0 0 1 3 4 1 2 4 4 1 2 1 4 0 3 4 0 4 1 4 4 4 1 1 4 4 1 4 2 1 1 1 2 4 2 5 5 3 2 1 3 1 3 4 1 4 2 4 0 0 1 2 4 1 4 3 3 4 2 4 3 5 2 1 2 2 2 2 1 2 1 5 2 4 4 4 3 4 2 3 4 5 4 2 4 1 2 2 2 0 4 3 1 5 3 0 2 5 2 5 5 4 3 4 0 0 2 1 3 1 1 0 3 2 3 4 2 3 3 2 3 0 3 1 3 1 5 3 2 2 2 1 0 2 1 2 2 1 3 1 2 1 2 3 5 1 4 1 3 5 2 1 0 0 3 3 1 2 1 1 3 0 0 1 3 2 4 3 3 3 4 3 3 2 4 3 1 1 3 4 2 2 4 3 4 1 3 3 4 3 2 1 3 0 0 1 5 1 3 2 0 2 5 3 0 4 1 3 3 3 1 5 1 1 5 5 4 3 3 1 2 4 1 1 5 4 4 3 0 5 3 1 2 2 5 4 5 2 2 3 4 0 0 3 1 3 0 3 2 3 5 4 2 2 3 3 1 3 4 3 5 4 5 0 4 5 4 4 1 3 0 0 0 2 3 5 1 0 3 1 4 2 4 3 2 1 4 1 1 2 3 4 1 0 4 0 1 5 2 4 0 3 2 1 0 1 2 0 3 4 4 4 4 4 3 2 4 1 2 1 3 2 1 1 0 1 1 1 2 4 1 0 5 1 2 3 3 4 2 5 1 2 3 2 1 1 2 1 1 2 1 1 0 5 3 3 2 1 1 1 0 3 3 1 3 3 2 2 1 2 4 1 0 4 3 3 5 3 4 3 0 5 3 3 3 3 4 3 2 2 3 1 2 2 3 5 1 4 5 3 4 3 2 4 5 3 2 0 0 0 1 0 3 4 4 3 2 0 4 1 0 3 1 0 5 2 0 2 4 3 3 1 0 4 3 2 2 3 5 3 4 4 5 3 4 4 0 5 4 4 1 0 1 2 3 3 5 1 5 4 5 1 0 3 2 1 5 5 2 4 5 2 1 3 0 4 1 5 2 1 3 3 3 1 4 3 4 5 1 4 3 3 2 4 2 2 1 5 3 2 4 4 1 4 4 3 3 4 3 0 4 4 2 5 4 2 2 1 4 1 2 1 0 4 1 1 1 0 4 4 0 2 5 5 4 4 3 2 3 3 3 1 4 3 1 0 2 3 1 0 4 5 3 1 3 5 2 3 1 2 1 0 4 5 5 0 3 3 1 2 3 3 0 2 2 1 3 2 1 2 2 2 4 3 1 3 2 4 2 0 2 4 4 3 4 2 4 4 4 1 1 4 3 2 1 0 1 4 2 0 4 2 2 5 4 1 4 2 4 2 0 5 0 1 2 1 2 4 4 4 4 2 2 1 4 2 3 2 1 4 4 3 3 4 2 3 0 3 4 3 2 1 3 0 5 4 3 4 4 3 0 3 1 5 2 4 5 2 3 2 0 2 3 2 1 2 3 4 1 2 1 1 3 4 0 3 1 3 4 0 4 1 2 1 4 2 1 3 4 4 2 1 4 3 1 2 1 4 3 4 1 0 1 5 1 4 1 1 0 3 1 0 3 2 2 4 0 0 1 1 3 3 4 1 3 5 2 0 2 3 4 4 2 2 1 5 2 1 4 2 5 0 5 5 1 1 1 4 0 0 1 1 5 3 1 0 5 5 3 0 0 3 4 4</text:p>
          </table:table-cell>
        </table:table-row>
        <table:table-row table:style-name="ro1">
          <table:table-cell office:value-type="string" calcext:value-type="string">
            <text:p>1 3 2 5 3 2 1 2 4 3 4 3 5 5 3 3 2 0 3 5 5 1 2 2 1 3 3 0 2 3 4 3 5 3 5 4 0 3 4 3 2 3 4 4 2 0 4 3 5 2 3 5 3 3 0 0 1 1 1 3 1 3 3 5 2 4 3 2 3 2 1 2 5 0 4 5 2 3 0 4 3 1 3 1 0 2 0 2 1 3 2 1 5 4 2 5 4 5 2 1 1 2 0 4 4 5 4 2 1 3 0 5 4 3 2 3 1 2 4 5 1 0 5 2 0 2 1 4 4 5 5 4 3 3 1 5 2 2 3 0 5 1 4 2 3 4 0 1 4 0 2 0 1 3 2 4 0 2 4 4 3 1 1 1 3 5 4 5 0 1 4 5 4 1 5 1 5 1 4 4 4 5 2 5 4 4 1 2 1 4 2 5 4 1 2 2 2 2 1 1 5 2 2 2 4 2 3 4 4 0 3 0 1 4 3 3 3 1 5 3 3 1 5 2 1 2 0 1 1 3 5 1 1 4 5 2 2 1 4 1 5 4 1 5 1 4 5 5 0 1 4 3 2 4 1 1 1 0 3 3 2 4 5 3 3 1 3 0 3 5 1 3 2 3 0 1 1 2 3 1 5 3 2 4 1 4 4 5 3 0 2 1 2 2 1 3 0 4 2 2 4 3 2 4 2 3 4 5 4 2 5 2 4 1 2 2 4 2 1 4 4 1 3 4 4 4 5 3 3 3 0 0 2 1 4 0 2 2 4 2 4 4 1 3 4 3 2 0 2 3 3 0 5 3 3 2 2 0 0 3 1 2 3 2 3 2 2 2 3 4 4 2 4 0 3 5 2 2 1 1 5 2 2 2 1 1 2 2 0 0 3 2 4 3 3 2 3 2 2 2 4 2 1 0 4 5 3 1 5 2 4 2 2 2 4 3 3 0 1 1 0 2 5 1 3 2 0 3 4 3 1 3 2 3 3 5 1 5 1 1 5 5 4 4 3 0 2 4 2 1 4 3 4 4 0 5 2 1 3 2 5 3 5 3 1 2 4 1 1 4 0 3 1 4 2 4 5 5 2 3 2 3 2 2 4 3 5 4 3 0 5 3 4 5 1 3 0 1 0 1 3 4 1 0 3 0 4 2 5 3 2 2 3 0 0 1 3 4 0 1 4 1 0 5 1 4 0 2 4 1 1 1 1 1 4 5 4 3 4 3 5 2 4 0 2 1 2 2 1 1 0 1 1 0 1 3 1 1 5 0 2 3 2 4 2 5 0 3 2 3 2 0 2 3 1 3 0 1 1 5 3 3 0 0 2 1 1 2 2 1 4 3 3 2 1 3 5 2 0 4 2 2 4 3 4 3 1 5 4 4 4 2 3 3 3 2 3 0 3 2 4 4 1 4 4 2 3 4 2 4 5 3 3 1 0 0 3 0 2 2 3 4 2 2 3 0 0 2 1 0 4 2 0 1 4 3 1 1 1 4 3 1 3 3 5 2 4 4 4 4 5 5 0 4 4 4 2 0 2 3 2 3 4 1 5 4 3 0 1 4 2 2 5 4 1 4 5 1 1 2 0 4 0 4 2 1 5 2 1 0 4 4 5 5 1 4 2 3 2 5 1 3 0 5 2 2 4 4 0 4 4 2 3 5 2 0 5 4 2 4 5 3 1 1 5 1 3 1 0 4 2 2 1 1 4 5 1 1 5 3 2 2 3 2 3 3 2 0 4 2 2 1 3 2 0 0 5 5 3 1 5 4 2 3 2 3 3 0 4 5 4 0 2 2 2 3 3 2 0 3 2 1 4 3 2 2 2 3 5 4 0 3 2 3 3 0 3 4 4 3 2 2 4 4 4 1 1 4 4 2 1 1 1 5 3 0 4 1 1 4 2 1 3 2 5 2 1 4 0 0 3 2 2 4 3 5 4 0 1 1 4 2 2 2 1 4 5 4 2 4 2 2 0 2 4 4 3 0 1 2 4 4 4 5 4 4 0 2 1 5 2 5 5 2 2 2 0 2 4 2 1 4 3 4 1 2 0 0 4 3 1 3 2 4 3 1 5 2 1 1 5 1 0 2 3 3 4 2 5 3 3 1 1 4 3 5 0 0 2 5 0 3 0 1 0 3 1 1 3 2 2 5 0 0 0 1 3 3 4 2 4 4 2 1 2 1 3 4 3 1 1 5 1 1 3 1 4 1 4 5 0 0 1 3 0 0 1 0 5 3 2 0 5 4 4 0 0 1 4 4</text:p>
          </table:table-cell>
        </table:table-row>
        <table:table-row table:style-name="ro1">
          <table:table-cell office:value-type="string" calcext:value-type="string">
            <text:p>1 4 3 1 2 0 4 1 4 4 2 2 3 4 4 0 5 1 5 3 2 1 0 3 4 4 0 5 5 4 3 5 1 2 2 5 1 4 0 2 3 1 5 5 4 5 4 3 1 3 1 2 2 5 2 2 3 1 0 2 4 3 0 0 4 0 0 4 2 1 5 1 2 0 2 2 1 4 4 4 0 4 4 0 0 1 4 0 2 4 3 2 3 4 0 0 5 3 3 4 3 1 5 5 1 3 3 3 4 1 2 3 1 4 2 2 4 3 1 2 4 2 2 0 4 3 2 2 1 5 0 1 0 5 2 2 3 3 5 5 1 5 3 4 3 4 5 0 5 3 0 1 4 1 3 5 3 2 5 2 2 4 4 4 4 3 3 0 4 0 0 0 1 1 5 1 3 1 5 5 2 4 4 3 3 3 1 3 4 1 3 3 0 2 2 3 1 2 3 0 5 5 4 3 2 1 1 1 4 3 3 3 1 3 2 3 3 3 5 2 3 4 4 4 2 2 3 3 3 2 4 3 4 2 1 3 5 4 1 3 2 5 3 1 1 4 1 0 1 4 3 0 2 5 1 5 1 4 2 0 2 4 0 5 0 1 5 4 3 2 1 1 4 5 1 1 2 2 0 2 2 2 1 2 1 3 3 0 4 1 1 3 2 3 1 5 4 4 4 1 4 0 0 5 3 0 2 4 3 3 2 5 4 2 3 4 2 2 2 5 5 4 4 1 4 2 4 1 2 2 2 5 2 5 1 2 5 0 2 1 3 4 0 4 3 2 1 0 2 2 4 3 1 3 5 3 3 4 4 2 0 0 1 4 2 3 2 2 5 3 2 2 4 3 1 4 3 4 3 3 3 3 1 4 3 0 3 5 4 0 3 1 3 4 3 1 2 2 1 4 2 5 5 1 2 1 3 2 1 2 3 4 1 4 4 4 3 1 3 2 3 1 0 2 0 3 1 5 3 4 2 4 1 1 3 3 1 1 5 0 2 5 2 4 1 2 3 3 5 2 4 5 0 5 3 3 4 4 0 2 2 2 1 2 2 2 0 4 3 4 3 4 1 3 2 0 2 3 2 1 0 2 3 1 5 5 3 3 3 2 0 0 2 1 4 0 0 5 4 1 2 3 4 0 1 2 2 3 1 1 0 1 3 2 3 4 1 4 2 1 3 2 5 0 3 1 2 0 3 4 2 0 0 4 4 1 0 1 1 2 1 4 2 2 1 2 1 4 2 3 2 0 5 5 4 3 3 0 1 1 4 0 5 4 1 0 5 4 3 4 4 1 1 0 3 4 3 4 3 3 0 2 1 5 4 1 2 3 0 3 3 1 3 2 3 0 2 4 2 1 4 3 3 3 4 0 4 4 0 2 4 1 1 3 3 1 3 1 1 3 1 4 4 3 0 3 5 3 1 5 3 3 2 4 1 4 4 5 5 4 4 1 4 1 2 4 1 3 1 4 5 3 3 2 0 2 3 0 3 1 3 1 5 1 4 1 4 2 1 1 2 5 1 5 0 1 2 0 3 3 5 4 3 3 1 0 4 4 2 3 4 4 2 4 3 3 1 2 2 2 4 2 2 2 0 5 0 4 3 3 3 3 4 3 2 2 0 2 5 2 2 4 2 4 5 2 4 2 3 3 4 1 4 2 3 3 2 1 5 3 1 4 0 3 4 3 3 2 3 3 5 2 5 4 4 3 5 2 2 2 0 2 5 2 1 4 4 1 3 4 3 0 1 4 2 1 2 1 5 4 4 3 4 2 3 1 0 5 2 4 2 3 5 3 1 0 1 2 1 1 2 0 2 4 4 3 0 0 1 0 1 4 1 0 0 4 5 2 1 4 3 4 0 1 2 5 1 0 4 4 3 2 1 4 2 2 1 2 0 2 2 0 2 3 2 2 1 5 4 5 3 3 1 1 1 4 5 4 4 4 1 4 1 3 3 2 1 3 3 0 5 5 4 3 0 3 1 2 1 2 3 2 1 3 1 0 1 4 5 3 0 2 3 1 4 0 4 0 4 2 2 3 4 0 1 1 4 5 4 0 2 3 3 3 1 5 0 3 3 4 1 5 1 5 5 3 0 4 3 5 3 5 3 2 4 5 1 2 0 4 2 0 2 3 2 1 5 1 2 2 1 1 5 1 4 5 1 3 4 1 4 5 1 3 3 4 2 0 3 4 5 4 0 4 1 4 4 5 2 1 4 1 5 5 5 3 2 3 2 3 2 4 4 3 5 2 4 2 1 2</text:p>
          </table:table-cell>
        </table:table-row>
        <table:table-row table:style-name="ro1">
          <table:table-cell office:value-type="string" calcext:value-type="string">
            <text:p>4 5 3 3 2 4 3 2 2 3 5 5 4 3 3 5 2 5 5 4 3 4 4 3 2 2 1 3 3 5 3 1 1 5 4 5 2 1 0 3 4 4 1 4 4 4 1 2 4 4 2 4 4 3 0 3 4 5 5 2 1 2 4 3 5 0 1 3 4 3 3 1 0 3 4 0 3 1 0 5 1 0 4 2 5 2 2 2 5 5 1 1 3 5 2 1 1 1 2 2 4 3 0 4 2 1 3 5 1 4 2 2 4 0 4 4 0 0 4 5 0 1 1 3 4 3 2 2 4 5 2 2 3 0 1 3 2 1 3 3 1 3 3 4 4 5 5 2 4 1 3 2 1 2 5 2 1 0 2 5 5 3 1 0 4 1 4 3 3 4 5 2 2 2 5 0 2 0 3 3 2 3 2 1 5 2 5 3 1 2 4 5 4 2 2 3 0 3 0 3 0 3 4 0 5 4 4 2 2 2 5 1 2 5 1 4 4 1 0 5 2 0 3 2 3 4 2 2 1 4 5 2 1 3 5 4 2 1 3 0 3 5 1 4 0 2 1 0 2 3 2 1 0 1 1 3 3 4 3 5 1 3 4 0 1 5 2 4 5 4 0 0 5 5 0 3 4 3 5 1 4 5 0 4 1 1 1 2 5 3 2 2 0 3 2 4 2 2 2 4 4 1 3 3 5 4 3 4 4 5 4 2 5 5 1 0 1 4 4 4 4 0 2 3 3 3 0 3 3 4 4 3 3 2 4 4 4 0 0 1 3 3 2 5 3 3 5 2 0 5 2 1 4 2 2 4 2 0 1 3 0 3 1 3 4 2 0 2 4 4 4 3 3 1 5 2 3 2 3 4 3 0 0 4 5 1 1 1 4 1 2 0 1 5 2 5 2 2 2 1 5 1 1 1 0 0 4 5 2 2 1 3 5 2 1 5 4 3 2 5 1 0 1 3 1 2 3 3 1 4 0 4 1 0 4 4 2 0 0 1 1 2 0 2 3 0 3 4 3 2 1 3 3 3 4 0 1 2 2 2 3 4 4 0 1 4 0 1 0 1 4 0 1 2 3 2 1 3 4 2 3 1 1 2 3 0 3 2 3 3 0 3 4 1 3 2 1 3 1 3 2 5 2 4 3 3 0 2 1 1 3 2 1 1 2 0 0 2 3 3 1 2 2 2 1 0 2 5 5 2 1 5 4 1 4 5 2 2 2 4 1 1 3 0 4 2 2 4 3 3 5 0 0 0 1 0 2 4 1 3 2 2 3 5 2 1 2 3 2 3 0 2 4 2 4 3 0 3 1 4 1 2 4 4 2 4 2 5 4 3 2 2 2 4 5 5 0 0 4 4 4 3 1 3 1 0 2 2 3 1 4 1 5 5 0 0 2 2 3 2 2 0 3 2 5 3 2 0 4 3 5 4 1 1 1 2 1 2 1 4 3 1 4 5 2 3 1 3 3 4 2 3 2 2 5 3 1 1 3 1 1 2 0 2 3 2 3 4 3 2 2 1 1 3 1 2 5 3 2 4 2 4 5 4 4 3 3 2 1 2 3 3 5 5 4 4 1 2 1 0 2 4 5 3 1 0 3 4 5 4 1 4 1 2 0 3 2 5 3 2 3 1 1 1 1 5 5 3 3 3 5 1 4 4 1 0 1 4 3 2 3 1 5 4 3 4 1 2 1 2 1 2 3 5 5 1 1 1 3 5 3 3 5 2 4 5 2 1 2 3 3 3 5 4 3 4 5 0 2 3 3 1 2 1 2 2 1 1 3 3 1 1 0 3 4 2 2 4 3 5 0 0 3 5 3 1 5 4 1 2 4 5 1 4 0 5 3 4 2 2 2 3 2 2 1 2 0 3 4 4 2 1 2 3 2 2 0 1 2 1 4 0 0 4 1 3 5 2 4 5 2 1 3 2 0 1 2 2 2 1 0 5 2 5 5 3 2 0 4 2 5 0 1 2 3 2 0 3 1 1 2 3 1 3 4 0 4 0 5 2 1 0 4 0 0 3 2 1 3 5 5 2 5 2 4 3 1 1 2 3 2 4 4 1 2 3 0 5 1 1 2 3 2 5 3 0 3 3 1 3 4 3 0 5 2 3 3 3 4 4 0 0 5 0 1 1 0 3 3 1 2 5 3 2 2 1 5 1 1 2 5 3 2 3 1 2 5 0 5 0 1 2 4 3 3 3 2 1 5 0 3 4 2 3 2 5 0 4 1 1 4 0 3 3 0 5 2 2 3 2</text:p>
          </table:table-cell>
        </table:table-row>
        <table:table-row table:style-name="ro1">
          <table:table-cell office:value-type="string" calcext:value-type="string">
            <text:p>0 5 2 0 3 0 2 0 4 2 3 2 5 1 3 3 1 0 3 1 5 4 4 0 2 4 4 4 0 4 4 1 2 1 4 5 2 1 2 3 3 3 3 5 2 1 2 5 2 3 2 5 3 1 3 2 4 4 2 4 0 1 0 1 4 0 0 2 2 3 2 0 1 4 0 5 3 3 0 2 4 1 0 2 1 4 1 2 3 1 0 3 3 5 1 1 2 4 2 2 2 1 1 3 4 0 1 3 3 0 1 4 1 4 1 1 2 3 3 0 0 4 3 2 3 1 1 1 0 5 4 4 2 4 3 2 2 3 4 3 4 2 1 4 1 0 4 0 3 4 2 3 1 2 3 3 0 2 4 3 0 2 3 2 3 2 4 2 2 2 5 0 3 4 4 4 0 2 0 4 3 1 0 4 1 0 3 2 4 5 2 3 4 1 2 4 2 3 0 0 3 4 3 4 2 4 3 2 3 2 3 5 5 3 3 4 5 3 4 3 4 1 3 2 4 0 0 4 1 3 1 4 4 1 3 1 1 2 4 0 1 4 3 3 1 5 1 2 3 5 2 5 4 1 2 1 4 5 2 4 1 3 2 2 2 1 4 2 3 4 1 3 4 4 4 2 3 3 0 4 1 1 0 3 1 5 1 5 1 3 0 4 0 2 5 2 2 4 1 2 4 2 1 0 1 5 1 0 2 4 1 0 3 3 3 2 1 3 4 3 1 3 5 0 1 1 3 2 3 4 4 5 3 4 1 1 3 3 2 3 0 2 3 4 3 5 0 1 1 3 1 3 1 3 4 4 2 3 2 5 2 4 4 5 4 5 2 2 1 1 5 3 3 1 0 2 0 4 0 4 3 2 1 3 4 2 5 2 3 0 5 4 2 2 5 5 0 1 0 3 1 0 2 1 4 2 4 2 3 5 1 4 2 3 2 5 5 1 2 2 5 3 0 5 2 2 2 1 2 1 4 4 1 5 1 2 1 5 5 5 1 1 3 1 5 3 2 1 5 2 3 4 4 4 4 2 1 4 1 2 1 3 3 2 4 0 5 1 3 4 3 4 2 1 4 1 4 5 5 2 2 3 3 3 3 2 0 2 3 4 3 1 4 3 1 1 4 5 1 5 4 1 1 3 0 2 0 1 4 4 3 2 1 2 1 0 3 2 1 3 4 3 4 4 1 2 1 4 5 2 4 4 0 3 2 5 2 2 3 5 2 5 2 2 5 5 1 5 1 4 5 0 4 4 3 2 1 3 3 5 4 5 2 4 1 4 1 3 4 0 2 5 3 1 2 5 2 2 4 3 4 1 4 5 3 4 2 1 0 4 4 1 4 2 1 1 1 1 1 4 0 1 5 2 3 2 4 4 2 1 4 0 4 1 5 3 1 1 1 3 1 1 5 5 2 2 3 5 0 4 4 0 0 3 5 3 4 3 4 1 1 4 3 3 0 3 4 5 5 4 5 4 4 4 4 0 2 3 3 5 3 1 5 1 5 3 3 5 0 1 4 4 3 3 5 0 4 4 3 4 4 0 4 5 4 1 2 1 3 2 2 4 5 3 2 3 2 5 0 2 2 1 1 3 3 1 1 4 4 2 0 2 5 1 4 5 1 3 0 4 3 3 3 5 2 3 3 2 3 1 0 2 4 4 1 0 3 4 3 2 5 1 1 3 1 4 1 0 3 4 4 3 2 1 0 4 2 2 5 2 4 0 4 4 4 3 4 5 5 2 5 2 4 2 0 1 3 1 3 0 2 1 4 3 1 5 1 3 4 0 0 3 1 1 1 4 3 1 2 0 3 0 1 1 5 3 0 3 3 0 3 3 0 5 1 1 4 1 2 5 1 3 3 1 3 2 1 3 2 0 4 0 2 1 3 3 1 3 2 0 2 2 3 3 4 5 5 2 2 4 5 2 4 3 4 2 2 1 1 2 1 0 2 4 5 2 4 3 2 5 3 1 4 4 1 4 4 5 3 1 5 2 5 0 5 3 2 1 4 1 0 1 4 3 4 3 1 4 5 1 2 4 4 1 0 3 3 2 5 1 2 3 1 3 3 1 0 4 1 2 1 1 0 4 1 1 2 4 3 2 2 4 3 3 1 3 0 2 1 4 1 3 3 4 3 2 5 4 5 1 5 2 2 1 4 1 2 1 5 1 1 1 1 5 2 4 0 4 5 3 4 5 2 2 3 2 1 4 4 3 4 3 1 3 5 3 3 2 2 3 1 1 1 2 3 3 3 2 5 0</text:p>
          </table:table-cell>
        </table:table-row>
        <table:table-row table:style-name="ro1">
          <table:table-cell office:value-type="string" calcext:value-type="string">
            <text:p>3 1 1 2 1 3 3 4 5 1 2 1 2 5 3 1 5 5 1 1 0 1 3 3 4 3 3 2 3 2 1 1 2 0 0 0 4 2 0 4 4 4 2 2 2 2 2 5 4 0 2 2 1 5 0 1 1 4 1 2 1 5 0 2 1 5 1 1 2 4 4 2 4 1 0 4 1 3 3 4 0 2 2 0 4 1 3 1 3 2 4 2 0 0 3 4 2 3 5 4 5 4 1 0 2 1 0 2 4 3 4 0 2 2 4 5 5 3 1 4 2 1 4 3 2 1 2 4 4 1 2 2 0 2 1 4 3 5 4 1 5 3 4 0 2 2 4 1 1 5 4 3 1 2 1 2 3 1 4 4 3 3 3 4 1 4 2 1 3 4 4 2 2 1 2 2 2 0 3 3 0 0 4 2 2 4 2 2 1 5 4 3 2 1 4 5 4 3 3 1 1 4 0 2 0 1 1 2 3 4 4 3 0 1 4 0 2 4 3 3 1 5 4 2 1 3 4 5 3 4 2 4 2 1 3 2 4 5 4 2 2 0 2 2 4 2 5 2 5 1 3 4 5 2 4 2 4 0 3 2 3 4 1 5 3 3 4 2 3 2 4 2 5 0 3 0 2 5 3 1 3 1 1 0 4 3 3 0 3 2 2 1 2 4 5 1 4 3 2 2 0 1 1 1 2 2 0 3 2 3 5 1 1 3 2 2 1 5 1 3 1 3 5 0 2 2 3 3 4 3 2 3 5 4 2 1 0 3 2 0 5 1 5 5 5 5 4 1 2 2 2 4 4 2 4 3 3 3 3 5 3 5 2 2 0 1 5 3 2 5 3 1 5 3 2 1 0 4 1 2 2 3 1 5 5 5 3 1 1 5 0 2 4 2 2 4 2 4 3 5 3 1 5 2 1 2 1 1 0 5 1 4 3 3 2 0 4 2 3 2 4 2 1 3 2 2 5 3 0 5 1 2 2 5 0 2 5 3 4 4 2 1 5 2 4 3 4 4 2 2 3 4 1 0 5 4 2 1 3 4 1 2 2 0 4 2 3 3 2 0 1 5 0 4 1 2 4 4 1 4 4 2 4 0 4 4 1 3 2 2 1 1 1 1 2 0 4 4 1 0 2 3 3 5 3 3 2 4 1 4 2 1 0 0 1 3 4 1 1 1 2 4 4 5 3 1 4 2 5 0 1 4 1 2 3 2 4 2 2 1 0 2 4 0 1 2 0 1 2 5 3 5 0 3 2 1 1 3 4 5 3 4 2 2 5 2 5 5 1 4 4 0 0 4 5 3 5 3 5 2 3 1 4 1 3 4 3 4 3 0 5 3 2 1 2 4 2 1 5 2 3 3 1 2 4 1 0 2 2 3 5 3 5 0 1 5 4 1 5 5 4 2 3 1 5 3 3 1 4 2 2 1 2 2 2 4 1 3 0 2 3 1 3 1 1 2 5 3 4 5 4 4 4 0 0 4 5 3 5 4 3 5 3 5 3 5 3 1 1 4 4 2 3 3 5 3 3 1 3 0 0 0 0 0 5 2 2 3 3 3 5 1 2 2 4 4 3 1 5 5 4 2 4 3 0 5 4 2 4 3 4 4 3 3 2 4 1 1 4 0 2 2 3 2 4 5 4 1 4 3 5 4 2 0 4 3 3 3 4 2 3 1 3 3 4 5 5 4 1 4 5 1 2 1 1 1 0 0 2 1 1 0 4 3 0 2 3 0 3 1 0 3 4 3 2 4 1 1 2 0 1 3 4 3 3 4 0 4 2 0 3 0 3 4 3 0 2 0 1 2 2 1 1 5 3 0 4 2 3 5 3 2 2 4 3 5 5 3 2 2 3 1 1 3 2 2 3 1 1 4 3 5 2 5 2 0 4 4 2 3 4 1 4 2 1 0 2 4 0 5 2 3 4 5 3 2 3 4 2 4 5 4 4 5 5 0 2 4 1 1 1 4 5 5 1 2 2 5 3 2 1 3 4 4 2 1 5 2 4 5 4 4 4 3 4 1 1 5 5 5 2 5 5 3 1 3 1 4 2 3 4 4 3 2 1 4 2 1 2 4 4 1 2 2 4 5 2 5 2 3 5 5 2 5 4 2 4 2 2 0 3 3 0 1 3 4 2 3 4 0 0 3 1 0 3 2 5 4 1 1 1 2 1 3 1 4 1 4 2 1 1 5 5 4 3 4 3 1 2 3 3 3 4 2 1 0 4 1 1 5 1 5 4 3 3 3 0 2 3 1</text:p>
          </table:table-cell>
        </table:table-row>
        <table:table-row table:style-name="ro1">
          <table:table-cell office:value-type="string" calcext:value-type="string">
            <text:p>2 5 4 0 2 3 5 2 3 3 1 2 1 2 4 1 5 1 4 3 3 1 0 3 4 4 0 5 3 5 3 5 2 1 2 4 2 5 0 1 3 1 5 4 4 4 3 2 1 3 0 2 3 5 3 2 4 2 1 2 4 2 1 1 4 0 1 4 1 2 4 2 2 2 3 1 1 4 4 3 0 4 3 0 1 1 5 1 2 3 4 3 3 4 1 1 5 4 3 3 1 0 5 5 2 2 3 2 5 0 2 3 1 5 4 1 4 4 2 1 3 1 1 0 3 2 2 1 1 5 1 0 1 3 1 2 2 2 5 5 1 5 3 4 3 3 4 1 4 3 0 0 3 1 2 5 2 3 5 1 1 5 4 5 4 4 1 0 4 0 0 1 2 2 5 1 3 1 5 5 3 3 5 3 2 3 1 3 3 1 4 3 1 3 2 3 2 1 2 1 5 5 4 2 2 1 0 2 3 4 3 2 2 3 2 3 3 2 5 3 2 5 4 5 2 2 3 4 4 1 4 3 3 2 1 4 5 5 1 4 1 5 2 1 1 3 2 0 2 5 4 1 1 5 1 5 2 5 1 0 2 3 0 4 0 1 4 5 4 2 2 1 4 4 2 0 2 3 0 2 2 2 2 1 0 3 3 2 4 1 1 3 2 3 1 4 4 4 3 1 5 0 0 5 3 0 2 4 3 2 1 5 5 3 3 3 2 3 3 4 5 4 4 0 3 2 5 0 2 2 1 4 2 5 0 3 4 0 2 2 2 4 1 5 3 1 0 0 3 2 5 5 2 3 5 4 3 4 4 3 0 0 1 4 2 3 2 1 4 2 3 1 3 4 2 4 3 4 4 2 3 2 2 3 3 1 3 5 3 1 2 0 3 3 2 0 2 2 2 5 2 4 4 1 2 1 3 1 0 2 4 4 2 5 5 4 3 1 3 2 3 0 0 4 1 3 1 4 3 4 1 4 1 1 5 4 1 2 5 0 1 5 2 3 2 2 3 3 5 2 4 5 0 5 3 1 3 3 1 1 1 2 1 4 1 2 0 4 3 4 3 4 0 3 3 0 1 2 2 0 0 3 4 0 5 4 2 3 2 2 0 2 1 0 3 0 0 3 3 2 1 1 4 0 1 3 2 3 1 0 2 2 3 2 2 3 0 4 2 1 3 3 5 1 2 1 2 0 2 3 2 1 1 5 4 2 1 1 2 0 2 4 1 2 0 2 2 4 2 3 1 1 5 5 4 3 4 0 1 1 4 1 5 4 1 0 4 4 1 5 4 1 0 0 3 5 3 4 4 1 0 2 1 5 3 1 1 3 1 3 2 1 3 2 2 0 1 2 2 1 4 3 2 2 5 0 3 4 0 2 4 1 2 2 4 1 4 0 1 2 1 3 4 2 0 3 4 3 1 5 3 4 2 3 1 3 4 4 5 5 4 1 4 1 2 4 2 4 1 3 5 4 3 2 1 1 3 0 3 2 2 0 5 3 5 2 3 1 1 1 2 4 1 5 0 0 2 0 2 3 3 4 4 2 0 1 5 5 2 4 5 3 4 4 4 4 0 1 3 2 4 2 2 2 2 3 0 5 2 3 4 3 5 2 2 1 0 3 4 2 2 3 2 5 4 3 5 3 3 4 4 1 5 2 3 4 2 0 3 3 2 4 1 2 5 4 2 2 3 3 5 2 3 5 3 4 5 2 3 2 2 2 5 2 2 4 4 0 4 5 4 1 2 3 3 2 2 2 4 4 3 3 5 2 3 1 0 5 3 4 3 2 4 3 1 0 1 2 0 1 2 1 2 4 5 3 1 0 1 2 1 5 1 1 0 4 5 2 1 4 3 5 0 2 1 5 0 1 5 4 3 2 1 3 1 2 0 1 0 2 3 0 2 2 1 2 2 5 5 5 2 3 2 0 0 4 5 3 4 3 2 5 1 3 3 3 1 4 2 1 5 4 4 2 0 1 0 2 1 3 3 3 2 4 2 1 0 4 5 2 0 2 4 2 4 0 4 1 5 3 2 2 4 0 0 0 4 4 5 0 2 2 2 2 0 5 1 3 1 2 1 5 0 5 5 2 1 5 4 5 4 4 2 1 4 5 1 2 0 5 3 1 2 2 1 3 5 2 2 3 2 2 5 1 4 5 3 3 3 1 4 4 0 4 4 5 2 1 2 5 5 5 0 5 1 4 4 4 4 3 3 0 5 5 4 4 2 2 0 3 1 5 4 2 5 2 3 3 0 4</text:p>
          </table:table-cell>
        </table:table-row>
        <table:table-row table:style-name="ro1">
          <table:table-cell office:value-type="string" calcext:value-type="string">
            <text:p>4 2 1 4 1 2 4 4 4 1 1 1 1 5 3 1 4 4 1 0 0 1 4 3 3 3 4 1 2 2 2 2 1 1 0 0 3 2 1 5 3 3 3 2 1 2 2 5 4 1 2 2 0 5 2 2 1 4 1 1 1 5 2 2 1 5 2 0 3 4 5 2 4 2 1 4 0 3 4 4 1 2 2 0 3 1 3 0 3 2 4 2 0 0 3 4 2 2 5 3 4 5 1 0 2 0 0 3 5 2 3 0 2 0 3 4 5 3 2 5 3 1 3 2 2 1 3 4 3 2 2 2 0 2 1 3 2 4 5 1 4 3 4 0 3 2 4 2 1 5 4 4 2 2 1 2 3 1 5 4 3 3 2 3 1 4 1 0 4 4 3 3 3 1 2 2 2 0 4 3 0 0 3 2 2 4 2 2 0 4 3 3 2 2 4 4 4 3 3 1 0 5 0 1 0 1 0 2 2 5 4 4 0 1 3 1 3 4 3 4 1 5 4 2 1 3 3 4 2 4 2 4 2 1 3 2 4 5 3 2 3 1 2 3 5 0 5 1 5 1 5 3 4 2 3 2 3 0 3 1 4 4 2 5 4 2 4 1 4 3 4 2 5 1 3 1 3 4 4 1 2 0 0 0 5 2 2 1 3 2 2 1 4 4 5 0 2 4 1 3 0 2 1 0 3 1 0 4 2 3 5 1 1 4 2 2 2 5 1 4 2 2 5 1 1 2 4 3 3 4 3 2 4 5 2 0 0 2 1 1 5 1 5 4 4 3 3 0 2 1 1 4 4 3 5 3 5 4 2 5 1 5 2 3 0 1 4 2 2 5 2 1 4 3 3 1 1 3 1 3 2 3 1 5 5 4 4 2 1 4 0 2 4 2 2 5 2 3 2 5 3 0 5 1 0 2 0 1 0 5 1 2 2 2 4 1 4 2 4 2 3 2 0 4 1 4 5 3 1 5 2 0 2 5 0 2 5 3 3 3 0 2 5 3 4 5 4 5 3 3 4 4 1 1 4 3 1 0 2 4 2 2 0 1 4 1 3 2 1 1 2 5 1 4 1 2 4 2 2 4 5 1 4 0 4 3 1 4 2 1 1 1 2 0 3 1 4 4 1 1 2 3 2 4 4 2 1 3 1 5 2 2 0 0 0 3 4 2 2 1 1 5 4 4 2 1 5 2 5 0 2 4 0 1 3 2 3 1 2 2 1 1 3 0 2 2 0 1 4 3 3 5 1 3 2 1 2 2 4 5 4 5 2 1 5 2 5 5 1 3 5 1 0 4 4 2 4 3 4 0 3 2 3 2 2 2 4 4 2 0 3 3 3 0 2 3 2 1 5 1 2 1 1 2 5 1 0 3 2 3 4 3 5 1 2 5 3 1 4 4 5 3 3 1 4 3 3 2 4 2 3 1 2 2 2 5 1 3 1 2 2 1 3 1 0 1 5 2 5 4 4 5 4 0 1 4 5 4 4 3 4 4 3 5 3 4 2 0 2 4 3 2 4 3 5 4 1 0 2 0 0 1 1 0 4 2 2 2 2 2 5 0 2 2 4 5 3 0 4 5 4 2 4 3 0 5 4 2 4 3 5 5 3 3 2 3 1 1 5 0 1 2 1 3 4 5 4 2 5 2 5 4 2 0 5 3 4 3 3 3 4 0 4 4 4 4 4 4 2 3 5 1 2 1 1 2 0 0 2 1 2 1 5 4 1 3 2 1 3 2 0 2 3 3 1 4 1 1 1 1 0 3 4 3 3 4 0 4 2 0 3 0 3 5 5 1 2 0 1 1 4 1 0 4 3 1 5 3 4 4 3 2 3 5 3 5 4 2 2 2 2 0 0 4 1 2 1 0 0 3 4 4 2 4 2 2 4 5 1 3 4 1 4 1 1 1 1 4 1 4 3 2 5 5 3 2 4 3 2 4 5 4 5 4 4 0 0 4 0 2 1 4 5 5 0 0 1 5 2 2 2 3 4 4 3 1 4 2 4 4 4 3 4 3 2 0 1 3 4 5 2 5 5 3 1 2 1 3 2 3 5 5 3 2 2 5 3 1 1 5 4 1 3 2 4 5 4 5 2 4 5 4 2 4 4 1 3 2 1 1 3 4 0 1 3 4 3 2 5 0 1 4 1 0 2 3 4 5 0 1 3 2 0 3 2 5 1 4 2 1 1 5 4 5 3 4 3 0 1 3 2 4 3 1 1 1 3 1 2 4 2 4 2 2 2 3 1 2 3 1</text:p>
          </table:table-cell>
        </table:table-row>
        <table:table-row table:style-name="ro1">
          <table:table-cell office:value-type="string" calcext:value-type="string">
            <text:p>1 5 3 1 2 2 3 2 4 3 2 2 1 4 5 0 4 2 5 3 2 2 0 3 3 4 0 5 5 5 3 5 2 2 3 4 2 5 0 2 3 1 4 5 4 5 2 2 2 3 0 2 3 4 3 2 5 2 0 2 4 2 1 0 5 0 1 3 1 1 5 2 1 0 2 1 0 3 4 3 2 4 4 1 1 1 4 0 3 4 4 3 3 5 1 0 3 3 2 3 3 0 5 5 1 3 4 2 4 1 3 3 1 3 3 2 4 3 2 2 3 2 1 1 5 3 3 2 1 5 1 1 1 4 1 1 2 3 4 5 1 4 1 4 3 4 4 1 5 3 0 0 4 1 3 5 3 3 4 1 1 4 2 3 4 4 1 0 4 0 0 1 2 2 4 1 4 1 5 5 3 3 5 3 2 3 0 4 4 1 3 2 1 2 3 4 1 2 3 0 5 5 4 2 1 0 1 2 3 5 4 2 1 3 3 3 3 2 5 2 3 5 3 4 1 2 4 4 3 2 4 3 4 3 1 4 5 5 1 3 2 5 2 1 1 4 2 0 1 5 3 1 1 4 0 4 1 4 2 0 1 3 1 4 1 1 4 4 5 1 1 0 5 4 1 1 2 3 0 2 2 2 2 1 0 4 3 1 4 1 2 3 3 3 1 2 4 5 3 2 4 0 0 5 2 0 1 4 2 2 2 5 4 2 3 4 2 2 4 4 5 4 4 1 3 2 4 1 3 2 2 3 2 5 1 2 4 0 2 1 2 4 1 4 3 1 1 0 3 2 4 4 1 3 4 4 2 3 4 3 0 1 1 5 2 3 2 2 4 2 2 1 4 4 1 5 3 3 4 2 2 3 1 3 3 0 3 5 3 2 2 1 2 3 2 0 2 2 1 3 2 4 4 2 3 1 3 1 2 2 4 4 3 5 4 4 3 1 3 2 2 1 0 3 0 4 1 5 2 3 1 4 1 2 3 5 1 2 4 1 2 5 3 3 1 2 3 2 4 2 5 4 0 4 4 2 4 4 1 2 1 2 1 3 1 3 0 4 2 4 3 4 0 2 4 1 1 2 2 0 0 3 4 1 3 4 4 3 3 2 0 1 2 0 4 0 1 3 3 1 1 2 4 2 1 2 2 3 1 1 0 1 3 2 3 3 0 3 1 1 3 3 4 0 2 1 2 0 2 2 2 2 1 4 3 2 0 2 2 2 2 5 1 2 1 2 2 4 4 4 1 1 4 4 4 3 5 1 0 2 4 0 5 5 1 0 4 4 2 5 4 0 1 1 4 5 3 5 2 4 0 2 0 5 3 2 0 4 2 3 2 0 2 3 4 1 2 4 2 1 3 3 2 2 5 0 2 5 0 2 5 0 1 2 3 1 5 1 2 3 0 3 4 1 1 2 4 3 1 4 3 2 1 3 1 4 5 5 5 4 3 2 4 1 2 4 1 4 1 4 5 3 4 2 0 2 3 0 3 1 3 2 4 2 5 1 4 0 2 1 2 5 0 4 0 0 1 1 3 3 5 4 4 3 0 1 5 3 2 2 3 3 2 5 3 2 1 2 4 1 4 2 2 2 1 3 1 5 3 3 5 3 5 3 2 1 1 2 3 3 2 5 2 5 4 2 5 3 3 4 4 1 5 3 2 4 2 1 5 4 2 3 2 3 4 3 2 3 4 3 4 1 4 5 5 4 4 2 3 2 1 2 5 2 2 4 4 0 5 4 3 0 2 3 2 2 2 2 4 5 4 2 5 2 3 1 1 5 2 4 2 2 4 3 1 0 0 2 0 0 2 1 0 4 5 4 0 0 1 1 1 4 2 2 0 4 5 3 1 5 3 4 1 1 1 4 1 0 4 5 3 2 2 3 1 2 1 2 1 2 2 0 2 2 2 3 1 4 5 5 3 2 2 1 0 5 5 4 4 4 3 3 1 3 4 2 0 4 4 2 5 4 5 2 0 3 0 2 1 1 4 2 1 4 0 0 0 4 5 3 1 3 4 2 4 0 3 0 5 2 2 1 3 0 0 2 4 3 5 0 1 3 2 2 1 4 0 2 2 3 0 5 1 5 3 2 2 5 4 5 4 5 2 1 4 4 2 1 0 3 2 0 3 2 0 1 5 2 3 3 2 2 5 2 3 5 2 3 4 1 2 5 2 4 4 5 2 1 3 4 4 5 1 3 0 4 4 5 3 2 3 0 4 5 4 3 2 2 2 4 2 4 5 3 5 2 4 3 0 3</text:p>
          </table:table-cell>
        </table:table-row>
        <table:table-row table:style-name="ro1">
          <table:table-cell office:value-type="string" calcext:value-type="string">
            <text:p>0 5 2 0 3 0 2 1 4 4 3 2 5 2 2 2 2 0 3 0 5 4 4 0 2 3 3 4 2 4 3 0 2 2 2 5 3 0 3 4 2 4 3 5 3 1 1 4 2 4 2 3 2 1 3 0 5 4 2 4 1 1 0 1 2 1 1 2 2 3 1 0 0 5 0 5 4 3 0 2 5 2 1 1 1 4 1 3 2 0 0 4 3 5 1 0 1 2 3 2 1 1 2 2 5 1 1 3 4 1 1 4 2 5 2 1 2 3 3 0 0 4 4 3 3 2 2 0 1 5 4 4 3 3 3 3 2 2 5 3 3 2 1 5 2 1 3 0 3 3 2 2 1 2 3 3 0 1 5 3 0 2 3 2 5 3 3 3 0 4 5 1 2 3 4 3 0 3 0 4 5 1 0 5 1 1 3 2 4 5 2 4 5 1 3 4 3 3 0 0 3 4 3 4 3 4 3 1 3 2 3 4 5 2 3 4 4 3 5 5 4 0 2 1 2 0 1 5 0 2 1 4 5 1 2 1 0 3 4 2 1 4 3 2 1 4 1 2 3 3 1 5 5 2 2 2 2 5 3 3 1 3 1 2 2 0 4 1 3 4 2 3 4 4 4 2 3 2 0 3 2 1 0 2 0 5 1 4 2 3 1 4 2 2 4 1 1 4 2 0 4 2 0 1 0 4 1 0 1 4 2 1 3 4 3 0 0 3 5 2 1 4 4 0 0 0 3 3 2 4 5 5 4 5 2 1 2 4 3 3 0 1 2 5 3 5 0 1 3 2 2 2 2 3 4 4 1 3 3 4 3 5 3 5 5 4 2 2 1 1 4 2 3 1 1 2 0 3 0 5 2 1 2 3 3 2 5 2 3 2 3 3 3 2 5 5 2 2 0 3 1 0 1 2 4 1 4 3 3 5 1 4 2 2 2 3 4 2 2 3 4 3 1 5 1 1 2 2 2 0 4 4 1 5 0 2 1 5 5 4 1 0 4 1 3 2 1 1 5 3 3 3 3 4 4 3 0 4 1 2 1 4 5 2 5 1 5 1 4 5 4 4 3 0 4 1 4 5 5 2 2 2 4 1 2 3 0 2 3 3 2 1 3 2 1 1 4 4 1 5 5 1 1 1 1 1 1 2 4 5 2 2 1 3 0 0 3 2 1 3 3 3 5 4 1 2 2 4 4 3 4 4 2 3 1 5 2 3 3 5 2 5 3 3 5 5 1 4 0 3 5 1 5 3 3 2 0 2 2 5 3 4 4 4 2 3 1 2 3 0 2 5 3 2 1 5 1 2 4 4 3 1 4 4 3 4 2 1 2 5 3 1 4 2 1 0 1 1 2 4 0 2 4 1 2 2 4 3 3 1 5 0 4 1 4 4 0 1 2 4 2 1 4 5 3 2 4 5 0 3 4 0 0 2 5 3 5 3 2 2 0 4 2 4 0 3 4 4 4 4 4 4 4 5 5 0 2 3 3 5 4 1 4 1 4 2 3 5 0 2 4 4 3 4 3 0 3 4 2 3 4 1 4 4 5 1 2 0 2 2 3 5 4 2 2 3 2 5 1 1 1 1 1 4 3 1 2 4 4 2 1 1 4 0 5 4 2 3 0 4 3 3 3 5 3 3 3 3 3 1 1 2 5 5 2 1 3 5 3 2 5 1 1 5 0 4 1 1 4 4 5 4 2 2 2 4 2 2 4 1 4 1 5 3 4 3 3 5 4 1 4 2 3 2 1 2 3 1 3 1 1 0 4 5 2 5 1 2 3 0 0 3 3 2 2 3 4 0 2 1 3 1 1 1 4 5 1 3 4 0 4 3 1 4 1 1 5 2 1 5 1 3 3 2 2 3 1 2 3 0 4 0 2 2 2 4 0 3 3 1 2 3 3 2 4 5 5 2 2 4 4 3 4 3 3 1 3 1 1 3 1 0 2 5 4 2 4 4 2 5 2 1 5 2 1 3 4 5 4 2 4 1 5 0 4 3 1 0 4 2 1 1 4 2 3 3 0 4 5 2 1 4 3 1 0 3 3 3 4 2 3 2 1 2 3 1 0 5 0 2 2 1 1 4 1 1 3 4 3 1 1 4 3 4 2 3 0 2 0 5 3 4 3 4 3 2 5 3 5 0 5 2 3 1 4 1 3 0 4 1 1 1 2 4 2 4 0 4 5 3 4 5 2 2 4 1 1 3 3 2 5 2 2 2 4 3 3 3 2 3 1 0 1 2 4 3 5 1 4 1</text:p>
          </table:table-cell>
        </table:table-row>
        <table:table-row table:style-name="ro1">
          <table:table-cell office:value-type="string" calcext:value-type="string">
            <text:p>4 1 1 4 1 2 3 4 3 1 2 0 2 4 3 1 4 5 0 1 0 2 4 3 4 2 4 1 3 2 2 2 1 1 0 0 4 2 1 4 5 4 3 2 2 2 3 4 5 1 1 1 0 5 0 1 2 4 2 3 0 5 1 3 2 5 1 1 3 3 3 2 3 0 0 5 0 3 3 4 0 3 3 1 4 0 4 0 2 2 4 2 0 0 2 4 2 3 5 3 4 4 1 0 3 0 1 4 5 3 2 1 2 2 5 5 5 4 1 4 4 0 3 3 3 1 3 4 4 2 2 2 0 3 1 4 3 5 5 0 5 3 5 0 2 2 4 3 2 5 4 3 2 2 1 1 4 0 5 4 3 3 3 3 0 4 1 0 3 4 4 3 4 0 2 1 2 0 5 3 0 0 4 1 2 3 3 1 0 4 4 2 2 1 4 5 4 3 4 1 1 5 1 1 0 0 1 3 3 4 4 4 0 0 4 1 3 4 3 4 1 5 3 2 2 2 4 3 2 4 2 5 1 1 2 2 4 5 3 2 2 0 2 3 5 0 4 1 4 2 5 2 4 2 3 2 4 1 2 1 4 3 2 5 3 3 4 2 3 3 4 1 4 0 5 1 3 3 3 1 3 1 0 0 4 1 3 0 2 2 1 2 3 5 4 0 3 3 2 2 1 1 1 0 4 1 0 4 2 3 5 1 2 3 4 2 2 5 2 4 1 3 5 1 2 2 3 2 4 4 3 2 5 5 3 0 0 2 2 1 5 1 5 4 5 4 3 1 2 0 1 3 4 4 4 2 3 3 2 5 1 5 1 2 0 1 4 2 0 5 1 1 5 4 2 1 0 2 2 1 3 4 1 4 5 5 4 1 1 5 1 3 4 1 3 4 3 3 3 4 2 0 5 0 1 1 1 0 0 5 2 2 2 2 3 1 4 2 4 2 3 1 1 3 1 3 5 2 0 4 0 1 3 5 0 2 4 2 4 5 2 2 5 2 4 4 5 5 3 3 4 4 1 1 4 4 2 3 3 4 2 2 0 1 4 1 3 3 1 1 2 5 0 5 1 3 3 3 2 4 5 1 4 0 3 4 2 3 2 2 2 1 2 1 3 0 3 4 1 0 2 2 4 4 5 1 2 3 0 5 3 0 0 1 1 2 5 1 2 1 1 3 5 4 3 2 5 2 4 1 1 3 0 1 4 2 3 2 1 1 1 3 4 1 2 1 1 1 3 3 4 4 0 2 2 1 2 2 3 5 4 4 2 1 5 3 5 4 0 4 5 0 0 4 5 3 4 3 4 1 3 1 3 1 2 3 3 4 2 0 4 3 2 1 2 3 2 2 5 2 1 2 1 1 5 1 1 3 1 4 5 3 5 1 1 5 3 1 5 3 4 3 2 1 4 4 3 1 4 3 3 1 3 2 2 3 2 3 0 2 4 1 4 0 0 1 4 3 4 5 5 5 4 1 1 3 5 3 5 3 4 5 4 5 4 4 3 1 1 4 5 2 4 4 4 3 2 0 2 1 0 1 2 0 4 2 2 2 1 3 5 1 4 1 5 4 3 2 5 4 4 1 4 3 0 5 4 2 2 2 4 4 3 3 2 3 1 1 4 0 1 3 2 3 3 5 4 2 5 2 5 4 3 1 4 3 3 3 4 2 4 1 3 3 3 5 4 4 2 3 5 3 2 2 0 1 0 0 2 2 2 0 4 4 1 2 3 1 3 1 0 4 4 3 2 3 0 2 2 1 1 2 4 2 4 3 0 4 2 1 3 1 3 4 5 2 3 0 0 1 3 0 2 5 3 1 4 4 3 5 3 2 2 4 3 5 3 3 2 2 2 0 0 4 1 2 2 0 1 3 5 5 1 4 3 1 4 5 1 3 3 2 4 2 1 0 2 5 0 4 4 3 5 4 2 2 4 4 3 3 5 4 5 5 4 1 2 4 2 2 1 5 5 5 0 1 2 5 3 1 3 4 4 3 3 1 5 1 4 5 4 5 3 3 3 0 1 4 5 5 3 4 4 2 0 3 1 4 2 3 4 5 2 1 1 4 2 1 2 3 5 0 3 2 3 5 2 5 1 5 5 4 2 5 3 2 4 2 0 1 3 4 0 1 4 5 2 2 4 0 2 5 1 0 3 3 5 4 0 1 3 2 1 3 1 5 0 4 2 1 1 5 4 5 4 3 4 0 2 3 2 3 4 3 0 2 3 0 2 4 2 4 4 2 2 3 0 3 3 1</text:p>
          </table:table-cell>
        </table:table-row>
        <table:table-row table:style-name="ro1">
          <table:table-cell office:value-type="string" calcext:value-type="string">
            <text:p>3 2 3 5 3 2 1 3 3 1 3 2 5 4 3 2 2 1 3 5 5 1 1 2 2 4 2 1 1 3 5 2 4 3 4 5 0 4 3 3 2 4 2 3 3 0 4 3 5 2 2 4 2 4 0 1 0 0 1 3 1 4 4 4 2 5 3 2 4 2 0 3 5 0 4 3 2 5 0 4 4 2 5 0 0 1 0 2 1 4 3 1 5 4 1 5 4 5 2 2 1 2 0 3 4 5 2 2 1 3 0 4 4 2 3 3 0 1 5 5 0 0 5 2 1 2 2 5 5 5 5 4 3 2 2 4 1 2 3 0 5 0 3 2 5 4 1 2 4 0 2 0 3 4 4 3 0 1 4 4 3 0 1 1 3 4 3 5 1 2 3 5 3 2 5 1 4 1 4 4 4 5 3 3 5 4 0 4 1 5 3 5 4 1 2 1 2 2 3 3 4 2 1 2 3 2 3 4 4 1 4 0 0 3 3 3 3 0 5 2 2 2 5 2 0 2 0 1 0 3 3 1 2 3 4 1 2 1 4 0 5 3 1 5 1 4 5 5 1 1 5 4 2 4 1 0 0 1 3 3 3 5 5 2 3 1 3 1 4 5 1 3 1 4 1 1 1 3 3 1 4 3 3 3 1 5 2 5 4 1 3 1 1 1 1 2 0 5 2 3 4 3 3 5 1 3 4 5 3 3 4 2 4 2 2 1 4 3 3 4 5 0 3 4 4 5 5 3 4 4 1 0 2 2 3 0 2 1 4 3 3 5 2 3 4 2 3 0 2 3 2 0 5 3 3 3 1 0 1 2 2 3 2 1 3 2 1 3 3 4 4 1 4 1 5 5 2 1 1 0 4 3 1 3 1 1 3 1 0 0 2 1 3 3 4 2 5 3 2 1 4 3 1 0 3 4 4 1 5 3 4 1 2 3 4 3 3 1 2 1 0 2 4 2 2 1 1 2 4 3 2 3 2 2 3 4 1 4 1 1 4 5 4 3 3 1 3 4 2 1 5 4 5 3 0 5 2 2 3 1 5 5 5 2 2 3 5 0 1 5 1 3 1 4 1 3 4 4 2 2 3 5 3 3 4 3 5 4 4 1 5 4 5 4 1 4 0 2 0 1 3 4 1 0 4 0 5 1 4 2 2 1 3 0 0 2 4 4 0 2 3 0 0 4 2 4 0 2 4 1 0 1 1 0 3 5 4 3 5 3 4 3 4 1 2 1 3 3 1 0 0 0 2 1 1 5 2 1 5 2 1 4 3 5 3 5 0 3 2 3 2 0 3 2 1 2 2 0 1 5 3 3 0 1 1 1 0 3 3 2 5 3 2 2 1 2 5 2 0 5 2 2 4 3 3 2 0 4 4 5 3 3 5 4 3 2 4 2 3 2 4 4 1 4 5 3 3 4 0 4 4 3 3 0 0 1 2 0 3 2 3 3 2 1 3 0 1 2 2 0 4 2 1 2 5 3 2 1 0 4 2 1 3 3 5 2 5 4 5 5 5 5 0 5 3 5 1 1 2 3 2 3 4 1 5 4 4 1 1 4 1 1 5 4 1 4 5 3 0 1 1 4 0 5 2 0 4 3 3 0 4 4 5 4 1 4 1 2 3 5 1 2 0 5 2 1 4 5 0 3 4 2 3 5 2 0 5 3 2 5 5 2 1 1 4 2 4 2 1 5 2 2 0 0 3 5 1 1 5 4 3 2 3 2 4 2 2 1 4 2 0 0 3 2 0 1 4 5 4 1 4 4 3 3 2 2 3 1 4 4 5 1 2 2 2 2 3 4 0 3 1 1 3 3 1 2 3 2 5 4 0 3 2 4 2 0 2 4 3 3 3 3 3 4 5 0 2 5 4 3 1 0 1 4 3 0 4 1 1 4 3 1 3 2 4 1 0 4 0 2 2 1 2 4 3 5 2 0 1 2 5 2 2 2 1 4 5 3 3 4 2 0 0 2 4 4 3 1 3 3 5 3 4 5 4 4 2 3 1 5 1 4 4 3 3 2 1 1 4 2 1 4 2 4 1 3 1 0 4 4 2 4 1 4 3 0 4 1 2 1 4 2 0 2 3 4 4 1 4 2 1 1 1 5 3 4 0 1 1 5 1 3 0 3 1 3 1 1 3 1 2 4 0 0 1 2 3 3 5 2 4 4 2 0 2 3 3 3 2 2 1 5 2 1 3 1 4 0 4 4 1 1 1 4 0 0 0 0 5 3 2 0 4 4 4 0 1 2 3 4</text:p>
          </table:table-cell>
        </table:table-row>
        <table:table-row table:style-name="ro1">
          <table:table-cell office:value-type="string" calcext:value-type="string">
            <text:p>3 2 1 4 3 2 1 3 3 3 3 3 4 3 2 3 1 0 3 4 5 1 2 3 2 3 2 1 1 3 5 3 5 2 5 4 0 4 3 3 1 4 2 4 3 1 4 3 5 2 3 4 3 3 1 0 1 0 1 3 1 3 3 3 2 4 2 2 3 2 1 3 4 0 4 4 2 5 0 4 3 1 5 2 0 1 0 2 0 3 1 1 4 3 0 5 4 4 2 2 0 4 1 3 4 5 4 3 1 3 0 4 4 2 3 2 1 2 5 5 1 0 5 2 1 1 2 5 5 5 5 5 3 2 3 5 2 3 3 0 5 1 4 3 4 4 1 2 3 1 3 0 2 3 4 4 0 1 3 5 2 1 1 0 3 4 3 5 1 2 5 5 4 1 4 0 5 1 4 4 4 4 3 5 5 4 1 3 1 4 2 5 4 2 2 3 3 1 2 1 5 2 1 1 4 1 3 3 4 1 4 1 1 4 4 4 3 0 5 3 3 1 4 1 0 3 0 0 1 3 4 1 1 5 3 2 2 1 5 1 5 4 0 4 1 4 4 5 1 2 5 4 2 4 1 0 0 1 2 4 2 5 4 2 2 1 3 0 3 5 0 3 2 3 0 0 2 3 4 1 4 3 2 3 2 5 3 5 3 1 2 1 1 1 0 2 0 5 2 4 5 3 2 5 2 2 5 5 3 1 4 2 4 2 2 1 3 3 1 3 4 0 3 3 3 5 5 3 3 3 0 0 2 0 5 0 1 2 4 3 4 5 2 3 3 2 3 0 2 3 4 1 5 3 2 2 2 0 1 3 2 2 2 2 3 0 1 2 3 3 4 2 4 1 4 5 2 2 1 1 3 3 2 2 2 1 2 2 1 0 3 2 4 3 3 3 5 2 2 2 4 3 1 1 4 5 3 2 5 3 5 0 2 3 3 3 3 1 2 0 0 0 5 1 3 3 0 3 4 2 1 4 2 2 3 4 1 4 0 2 5 5 5 3 3 1 3 4 1 1 4 3 3 3 0 3 3 1 2 2 4 5 4 2 2 2 5 1 0 5 2 3 1 3 1 4 5 3 1 3 3 3 2 2 4 4 4 4 5 0 5 3 4 4 1 4 1 1 0 1 2 5 1 1 3 0 4 2 4 2 2 2 2 0 0 2 4 2 0 1 4 0 0 5 1 4 1 3 3 0 1 1 1 0 3 5 4 4 4 3 4 2 5 1 2 1 3 2 1 1 2 0 0 1 1 3 2 2 5 2 1 3 3 5 3 5 1 3 2 3 0 1 2 1 1 3 1 0 1 5 4 2 0 0 2 1 0 3 3 1 5 3 1 1 0 1 5 2 0 4 2 2 4 3 4 2 0 4 4 4 3 2 4 4 3 2 4 1 1 2 4 4 1 3 5 3 2 4 1 4 5 2 3 1 0 0 2 1 2 3 4 3 2 0 4 1 0 3 1 1 4 2 1 2 4 4 1 0 1 4 2 1 3 3 4 2 4 4 5 4 5 5 0 5 4 4 1 0 2 3 2 3 4 0 5 4 3 1 1 3 1 2 4 4 0 4 4 2 1 2 1 4 0 5 1 0 5 4 2 0 5 5 5 4 1 5 3 3 3 5 1 3 1 5 3 1 5 5 1 3 4 2 3 5 2 1 4 5 2 4 4 3 2 1 5 1 2 2 0 5 2 3 2 0 3 5 0 1 4 4 3 2 2 2 2 3 2 0 4 2 1 0 3 2 0 0 4 5 4 1 3 5 1 2 0 2 2 0 4 5 4 0 2 3 2 1 3 4 0 3 1 1 3 2 1 2 3 2 4 3 0 3 3 4 2 0 2 4 3 3 4 2 3 4 4 0 1 4 3 1 2 1 0 4 3 0 4 1 1 4 2 0 3 2 4 2 0 4 1 1 3 1 3 5 4 4 3 0 0 1 4 2 2 1 1 4 4 3 3 4 2 1 0 2 4 3 3 1 3 1 5 4 4 4 4 4 1 3 0 5 0 4 5 2 2 2 0 2 4 2 0 4 2 4 1 2 1 1 4 3 0 2 1 3 3 1 4 1 3 0 4 3 1 3 4 4 4 1 5 2 2 1 1 4 3 4 0 0 0 5 1 3 1 1 1 4 1 1 3 1 2 5 0 1 1 1 3 3 4 1 4 5 3 0 1 2 3 3 3 1 0 5 2 1 4 1 3 0 4 4 0 1 1 4 1 1 0 0 5 4 3 1 5 4 3 1 1 2 4 4</text:p>
          </table:table-cell>
        </table:table-row>
        <table:table-row table:style-name="ro1">
          <table:table-cell office:value-type="string" calcext:value-type="string">
            <text:p>5 5 1 2 3 4 4 2 2 3 5 4 4 3 3 3 1 4 5 5 4 4 3 2 2 2 1 3 4 5 3 1 2 5 4 5 3 0 0 2 4 5 1 4 5 4 0 3 4 5 3 3 5 3 0 2 3 5 5 2 1 2 3 4 4 0 1 1 4 4 3 1 0 2 4 0 3 0 0 5 0 0 4 2 4 2 2 3 5 5 2 2 4 5 3 2 1 1 1 3 4 2 1 4 2 0 3 5 0 5 3 2 4 1 5 4 1 1 5 4 1 2 1 3 3 4 2 1 5 5 1 2 3 0 1 4 2 2 2 3 1 3 4 4 4 5 4 1 4 2 2 2 0 1 5 3 1 0 1 4 5 2 1 0 5 1 4 3 3 3 5 2 2 2 3 0 2 1 3 5 2 2 2 1 5 2 4 3 1 2 4 5 4 2 2 3 0 2 0 3 0 3 4 1 5 5 4 4 3 2 4 1 1 5 2 3 4 0 0 5 0 1 1 1 2 4 2 2 0 2 4 3 0 4 5 3 2 1 2 0 4 4 2 5 1 2 1 1 2 4 3 2 0 1 2 3 3 5 3 5 0 3 5 0 0 5 2 5 5 5 0 0 4 3 1 4 4 2 5 1 4 5 1 3 1 1 2 2 5 3 3 1 0 3 2 2 2 1 1 3 3 2 2 3 4 4 3 4 4 4 5 2 5 3 2 0 2 3 4 4 5 0 3 2 3 4 1 3 2 4 4 4 3 1 3 5 5 1 0 1 2 3 1 5 4 3 4 1 1 3 3 1 2 2 2 5 2 1 2 3 0 3 0 3 5 3 1 3 4 4 4 3 3 1 5 2 3 2 3 3 3 0 0 4 4 1 2 1 5 0 2 0 2 5 4 5 2 0 3 1 5 1 1 1 0 1 4 4 3 2 1 3 5 1 1 5 4 3 1 5 0 1 1 5 1 1 2 3 1 3 1 5 1 0 5 3 2 0 0 1 0 2 1 2 3 0 3 3 2 1 1 5 3 3 4 1 0 2 2 2 2 2 5 1 1 5 0 0 1 1 4 1 1 2 4 2 1 3 3 3 2 1 2 2 3 0 2 3 2 3 0 3 4 1 1 2 0 2 0 3 2 4 2 3 3 2 0 2 1 0 3 1 0 0 3 0 0 2 3 3 3 2 1 3 1 2 3 5 5 1 2 4 3 3 5 4 2 3 3 4 1 0 4 0 4 0 2 4 5 3 4 0 1 1 1 1 2 5 0 4 3 2 3 4 2 1 3 3 2 2 0 3 3 2 4 4 0 2 1 2 3 2 4 4 2 4 2 5 4 3 1 2 2 3 4 3 1 1 4 5 4 3 1 2 1 0 1 2 4 0 3 0 5 5 0 1 0 2 3 3 2 1 3 3 4 3 3 1 3 3 4 4 1 2 2 1 1 1 1 3 4 2 4 4 2 2 0 3 2 3 1 4 2 0 5 3 2 1 2 1 0 3 1 1 2 2 4 5 3 1 2 2 0 3 1 3 4 3 2 5 2 3 5 5 3 3 4 2 2 1 2 4 4 4 4 4 0 2 1 1 2 4 4 3 1 0 2 3 5 4 2 3 1 1 0 3 0 5 4 1 2 2 0 1 0 4 4 4 2 5 3 1 4 4 1 0 1 3 3 1 3 1 5 4 3 4 0 2 2 2 2 3 3 5 5 0 3 0 3 4 3 2 5 3 2 4 2 1 2 3 3 3 4 4 1 2 5 1 2 3 4 1 3 2 3 1 0 1 4 4 1 1 1 3 5 1 2 4 3 5 0 0 3 4 2 1 4 4 1 1 3 5 2 4 1 5 3 4 3 3 2 3 1 1 1 1 1 4 5 3 3 1 2 4 2 2 0 1 2 0 4 0 0 5 2 4 4 2 3 5 2 1 3 3 1 1 1 3 3 0 0 5 2 4 4 3 3 1 3 2 5 0 2 1 3 1 1 2 2 2 2 3 0 3 3 0 3 0 4 2 1 0 4 1 1 3 4 1 3 5 5 1 4 1 4 3 1 0 2 3 2 5 4 0 2 5 1 5 0 1 1 4 2 5 4 0 3 2 2 5 5 2 0 5 1 5 3 2 4 4 1 0 4 1 2 2 1 4 4 1 2 4 3 2 1 1 4 1 0 2 5 4 1 3 1 1 5 0 5 0 1 2 4 4 3 3 2 2 5 1 2 3 1 3 0 4 0 4 2 0 4 0 4 3 1 5 2 1 3 3</text:p>
          </table:table-cell>
        </table:table-row>
        <table:table-row table:style-name="ro1">
          <table:table-cell office:value-type="string" calcext:value-type="string">
            <text:p>2 4 1 1 3 1 2 1 4 4 3 1 5 1 3 4 1 1 3 1 4 5 5 1 2 4 4 4 1 5 3 1 1 1 2 4 2 0 2 3 3 4 3 5 2 2 1 4 2 5 2 4 3 0 4 1 5 4 2 5 1 0 0 1 2 1 1 3 2 3 3 1 0 5 0 4 4 3 0 2 5 1 1 1 1 3 2 3 2 1 1 4 2 5 2 0 2 2 2 3 1 1 1 4 5 0 1 3 4 1 1 4 1 4 1 0 2 3 4 0 0 5 2 3 2 2 2 0 1 5 5 4 2 5 4 3 2 3 5 2 5 2 2 4 1 1 3 0 3 4 2 2 1 0 2 2 0 1 4 3 1 2 3 2 5 3 3 3 1 3 5 1 3 4 3 3 0 3 0 4 5 0 0 5 0 1 3 2 4 5 2 3 4 2 2 5 2 2 0 1 3 4 3 3 2 4 3 1 3 1 3 4 5 3 4 4 5 3 5 4 4 1 4 3 4 0 1 5 1 2 0 4 5 1 1 1 0 4 5 0 2 4 4 2 2 4 2 2 3 3 1 5 5 1 3 0 3 5 2 3 2 2 1 2 1 1 4 2 3 3 2 2 4 4 3 1 4 3 0 4 0 1 0 3 1 5 0 5 1 4 1 5 0 2 4 1 1 4 2 1 4 2 0 1 1 5 1 0 2 5 1 0 2 5 3 0 0 4 3 3 0 4 4 0 0 0 3 2 3 4 5 4 3 5 0 1 2 4 3 2 1 2 2 3 3 5 1 0 2 2 2 2 1 4 3 4 1 3 3 5 2 5 3 5 3 4 2 2 0 1 5 3 3 1 0 2 1 3 2 3 1 1 2 4 3 2 5 2 3 0 3 4 3 1 5 4 2 2 0 2 2 0 1 1 4 2 3 3 3 4 1 5 3 2 2 5 5 2 1 3 5 2 0 4 2 1 2 1 1 1 4 5 1 5 1 2 2 5 5 4 1 0 3 2 5 2 0 1 5 3 2 4 2 4 4 2 1 4 1 2 2 4 4 0 4 0 4 1 3 4 3 3 3 0 4 0 5 5 5 1 2 3 2 2 3 4 0 3 3 4 3 1 4 2 0 2 5 4 1 5 5 1 1 2 0 3 0 2 4 5 4 2 2 4 0 0 3 2 1 2 3 3 5 4 1 2 3 4 3 3 5 4 1 2 2 5 2 1 3 5 1 4 2 3 5 5 0 4 0 3 4 0 4 4 3 2 1 2 2 3 4 4 4 3 2 3 1 2 4 0 2 4 3 1 2 4 2 2 4 5 4 1 4 3 4 4 2 1 1 4 3 0 3 2 1 0 1 2 1 4 0 2 5 1 3 2 4 4 2 1 5 1 4 1 4 4 1 2 1 4 1 1 5 5 3 1 3 5 0 3 5 0 0 2 5 3 5 2 2 1 0 5 1 3 0 3 3 3 4 4 5 5 5 5 3 1 2 2 2 4 3 1 5 1 5 2 2 5 2 1 5 4 3 4 3 0 3 4 2 3 3 0 4 5 4 1 3 1 2 3 3 4 5 2 2 3 2 5 0 2 1 1 1 3 2 2 2 3 4 1 0 1 4 1 5 5 2 2 1 4 4 3 2 5 2 2 4 2 4 2 0 1 3 3 2 0 3 4 3 2 5 1 1 4 1 5 0 0 4 5 4 4 1 1 0 4 3 2 5 1 4 1 5 4 3 3 3 5 4 2 5 3 4 2 0 2 3 1 2 2 1 2 4 4 1 5 0 3 2 1 1 3 2 1 2 4 3 0 3 1 3 1 0 1 5 5 0 3 4 0 3 3 0 5 0 2 4 2 1 5 1 3 2 2 3 1 1 2 3 1 5 1 1 2 3 4 1 3 3 1 1 2 4 2 5 5 4 2 2 5 5 2 5 3 3 1 2 1 0 3 0 0 2 4 4 2 4 4 3 5 2 0 4 3 2 4 4 5 4 3 5 1 5 1 5 1 1 1 4 2 0 2 4 3 4 2 1 5 5 1 1 4 2 2 1 3 3 3 4 1 3 2 2 3 2 1 0 5 0 2 1 1 1 5 0 1 3 5 3 1 1 5 3 3 3 4 0 2 0 5 3 3 3 4 3 1 4 4 5 0 4 2 3 0 4 2 4 1 4 0 1 0 1 5 2 4 0 4 4 3 4 5 2 2 3 0 1 3 2 2 4 3 2 3 4 4 2 3 2 4 1 0 1 2 3 3 4 2 4 0</text:p>
          </table:table-cell>
        </table:table-row>
        <table:table-row table:style-name="ro1">
          <table:table-cell office:value-type="string" calcext:value-type="string">
            <text:p>5 4 0 3 1 5 3 2 1 3 4 4 3 3 3 5 1 5 5 4 3 4 2 2 2 2 2 4 3 5 3 0 2 5 3 4 3 0 1 3 4 5 2 5 5 4 1 2 4 4 3 3 5 2 1 2 3 5 4 3 1 2 4 5 4 1 0 2 4 4 3 2 1 3 4 0 4 0 0 4 1 1 5 1 5 2 3 2 5 4 3 1 4 4 2 0 1 1 1 4 3 2 1 4 2 0 3 5 1 5 3 2 4 1 5 4 1 1 4 4 0 1 0 2 3 3 4 1 5 4 0 2 2 0 1 3 2 1 3 4 1 3 4 3 4 3 5 2 4 0 3 2 0 2 5 3 0 0 1 4 5 3 1 0 4 1 5 4 3 3 4 3 1 1 4 0 2 0 3 3 2 2 2 0 5 2 5 4 2 2 3 5 4 1 0 3 0 2 0 3 0 2 5 0 4 4 4 3 2 1 4 1 2 4 1 4 5 1 0 4 1 1 2 1 3 4 1 2 1 3 3 3 1 4 5 5 2 1 2 0 3 5 0 4 0 2 0 0 2 3 3 1 0 1 2 4 2 4 3 5 1 4 4 0 0 5 1 3 4 4 0 1 4 5 1 3 5 3 5 1 4 5 0 3 2 2 1 1 5 3 2 2 0 3 2 3 3 3 2 3 5 2 2 3 5 4 4 4 4 5 5 2 5 4 2 0 1 4 5 4 3 1 3 3 3 3 0 2 2 4 4 4 3 1 5 4 5 1 0 1 1 2 2 5 3 3 5 2 0 3 2 0 3 3 2 4 2 1 2 3 0 2 1 3 4 3 1 2 3 4 3 4 3 1 5 2 3 2 2 4 3 1 0 4 4 1 1 1 5 2 3 0 2 5 3 5 2 1 3 2 5 1 1 1 0 1 4 3 2 2 1 3 5 2 2 5 4 3 3 4 0 1 1 3 1 2 2 3 2 2 2 4 2 0 4 3 2 0 0 2 1 1 1 3 4 0 3 4 2 1 2 3 2 3 4 0 0 2 2 2 4 4 5 1 1 5 1 1 1 0 4 0 1 3 3 2 1 4 2 3 3 1 1 1 3 0 2 3 3 4 1 3 5 0 2 2 1 4 0 4 2 5 2 5 4 1 1 2 1 0 4 2 1 2 3 1 1 3 4 2 3 2 1 2 1 0 2 4 5 0 2 5 4 1 4 5 3 3 3 4 2 1 4 0 4 1 1 3 5 4 5 0 0 1 1 1 2 4 0 3 2 3 3 4 2 1 3 3 2 2 0 3 3 2 4 4 0 2 1 3 1 1 3 4 2 5 3 4 5 3 1 1 2 4 5 5 1 0 4 4 3 3 1 3 1 0 2 2 4 0 3 0 4 5 1 1 1 2 2 3 2 1 3 3 4 3 2 1 3 2 3 4 1 1 1 3 2 2 0 4 4 2 4 5 3 2 0 2 2 4 2 3 1 1 5 4 1 2 3 0 1 2 0 2 3 3 4 4 3 1 1 1 1 3 1 2 4 4 2 5 2 3 3 4 4 4 4 3 2 0 2 4 5 4 5 4 1 2 2 0 2 4 5 3 1 0 2 4 4 5 2 4 0 1 0 4 1 5 4 2 2 2 0 1 2 5 3 3 3 5 4 2 5 3 0 0 1 4 3 1 3 2 5 4 4 5 1 2 1 2 1 3 2 4 5 1 2 0 2 5 3 3 3 2 3 5 2 1 3 3 2 3 5 4 2 4 5 1 2 2 3 0 2 1 2 1 0 2 3 4 1 0 1 3 5 1 3 4 3 5 0 1 3 4 2 1 4 5 1 1 3 5 1 4 0 5 3 4 3 3 2 4 1 1 1 1 0 3 5 3 3 1 2 3 2 2 0 1 2 0 3 1 0 5 1 4 5 2 3 4 2 1 3 1 1 0 2 2 3 0 1 5 2 4 5 3 2 0 4 2 5 0 2 0 3 1 1 3 1 1 2 4 1 2 3 1 4 1 4 2 1 0 4 1 2 3 3 1 3 5 5 3 5 1 5 3 1 1 3 3 2 5 3 1 2 4 1 5 1 2 2 4 3 5 3 1 4 3 3 4 5 2 0 5 1 4 4 3 4 5 1 0 5 1 1 1 0 4 4 1 2 4 4 2 1 0 5 0 0 3 5 4 0 4 1 1 5 0 5 1 2 3 3 3 3 2 2 1 4 1 4 4 2 3 1 5 0 4 1 1 4 1 4 2 2 5 2 1 3 2</text:p>
          </table:table-cell>
        </table:table-row>
        <table:table-row table:style-name="ro1">
          <table:table-cell office:value-type="string" calcext:value-type="string">
            <text:p>5 4 2 3 3 4 3 2 0 2 5 4 2 4 3 3 1 4 4 5 3 3 4 3 2 2 2 3 4 5 3 0 2 5 3 5 3 0 0 2 5 5 1 3 5 4 1 3 5 5 2 2 5 1 0 1 3 5 4 1 1 2 3 4 5 0 2 2 3 4 3 2 0 3 4 1 3 0 0 4 0 0 4 1 4 2 4 1 5 5 4 1 3 5 3 1 1 1 2 3 4 2 1 5 3 0 3 5 2 5 2 3 3 0 5 3 1 0 4 5 1 0 0 1 2 2 3 0 5 5 1 2 3 1 1 3 2 1 3 4 0 3 3 4 4 4 5 2 4 1 3 3 1 1 5 2 1 0 2 3 5 2 1 0 4 1 4 3 3 3 4 2 2 2 3 0 3 1 2 4 2 2 1 1 5 2 4 3 1 2 3 5 5 1 0 2 1 2 1 3 1 2 4 0 5 4 4 3 3 1 4 1 1 4 2 3 3 1 0 4 1 1 2 1 2 3 2 1 1 4 4 2 1 4 5 5 1 2 2 0 3 5 1 3 0 1 1 0 2 3 3 1 0 1 2 3 2 4 3 5 0 4 4 0 0 5 2 5 4 4 1 0 4 4 1 3 4 2 5 0 4 5 0 4 1 0 1 2 5 4 3 2 0 3 1 2 3 2 2 4 5 2 3 3 4 4 3 4 4 5 5 2 4 4 2 0 0 4 5 4 3 1 2 2 5 3 0 2 2 4 4 3 3 2 5 3 4 1 1 1 3 3 2 4 4 2 5 2 0 5 3 0 2 2 1 5 2 0 2 3 1 3 1 4 5 2 1 3 4 4 4 3 2 1 5 2 3 2 2 4 3 0 0 4 5 1 1 1 5 1 2 0 1 5 3 5 2 2 3 0 5 1 1 2 1 0 4 3 2 3 0 4 5 2 2 4 4 3 1 4 1 0 3 4 1 1 2 2 0 3 2 5 1 0 4 4 1 1 0 1 0 1 1 2 4 0 2 4 3 1 0 3 3 2 4 1 0 3 2 2 3 3 4 1 1 5 1 1 1 1 4 0 1 3 4 2 1 3 2 3 3 0 2 2 2 1 3 2 2 3 0 4 5 0 2 2 0 4 1 3 3 5 1 3 3 3 0 3 1 0 3 3 0 1 2 1 0 2 3 3 2 2 3 3 0 1 2 5 4 1 2 4 3 2 5 5 2 3 2 4 1 1 4 0 3 1 2 4 3 3 4 0 1 1 1 1 2 3 0 5 2 1 4 4 1 1 3 3 1 3 0 3 5 2 3 4 1 2 0 3 1 2 2 4 2 5 2 5 4 3 2 2 2 4 5 4 1 1 5 5 4 2 2 3 1 0 2 3 4 1 3 0 5 5 0 1 2 2 2 2 1 1 2 3 5 3 2 0 2 4 5 4 1 2 1 2 2 1 1 4 3 2 4 4 4 2 1 4 3 5 1 4 2 1 5 3 0 1 2 2 1 3 0 1 3 2 2 4 3 1 2 2 1 3 1 3 5 4 2 5 1 4 4 4 3 4 4 2 1 0 2 3 5 4 4 5 1 2 1 0 2 5 5 4 2 0 1 4 4 5 1 3 1 1 0 2 1 4 5 1 3 1 1 1 1 5 4 3 2 4 4 1 5 4 1 1 2 4 4 1 3 1 5 5 3 5 1 4 1 2 1 3 3 5 5 1 2 0 3 5 3 3 4 3 3 5 3 2 3 3 3 4 5 4 2 3 5 0 2 3 3 1 1 3 2 2 0 1 4 3 1 1 1 2 4 1 2 4 3 5 0 1 2 3 3 2 5 4 1 1 3 5 1 4 0 5 3 5 2 2 2 3 0 1 1 2 0 4 5 3 3 1 2 3 1 3 0 2 1 0 2 2 0 5 2 4 5 2 3 4 2 0 3 3 0 1 2 2 1 0 2 5 2 4 5 2 2 0 4 2 5 1 2 1 4 1 1 2 1 1 3 4 1 3 4 0 4 0 4 2 1 0 4 1 2 4 2 1 3 4 4 2 4 2 5 3 1 0 2 5 2 4 4 1 2 4 1 4 0 1 1 4 2 5 4 1 3 2 2 4 4 3 0 5 1 4 4 2 4 4 1 0 5 1 2 2 0 3 4 1 2 4 4 2 1 1 4 0 1 2 4 3 1 3 0 1 5 0 4 0 1 2 4 3 3 2 2 2 4 0 3 4 1 4 2 5 0 3 2 1 4 0 3 3 1 4 3 2 3 2</text:p>
          </table:table-cell>
        </table:table-row>
        <table:table-row table:style-name="ro1">
          <table:table-cell office:value-type="string" calcext:value-type="string">
            <text:p>4 1 0 2 1 2 4 2 4 0 2 1 1 4 3 0 4 4 0 0 0 1 5 3 3 3 4 1 3 3 1 2 2 0 1 0 4 3 0 4 4 4 2 2 1 3 3 5 4 1 1 1 0 5 0 2 1 5 2 1 1 5 1 2 3 5 1 0 3 4 4 2 3 0 0 5 0 4 3 5 0 3 2 1 4 1 3 0 4 2 4 2 0 0 2 4 3 2 5 3 5 5 2 0 1 0 1 4 4 2 3 1 2 2 5 5 4 3 0 4 2 1 4 1 3 1 3 4 4 1 2 2 0 2 0 3 3 4 5 0 5 5 5 0 2 2 3 2 1 5 4 4 2 1 2 1 3 0 4 4 3 2 2 3 0 3 1 0 4 5 3 2 3 1 1 2 2 0 4 3 1 0 5 1 2 4 2 1 1 5 4 3 2 1 4 5 4 3 4 2 0 4 0 1 0 0 1 2 3 4 3 3 0 1 4 0 3 3 3 3 1 5 4 3 1 3 3 4 3 5 3 4 1 1 3 2 4 5 3 0 4 1 2 2 5 1 5 1 4 2 5 3 4 2 4 1 4 0 3 3 3 3 2 4 2 4 4 3 4 3 4 3 4 1 3 0 3 5 3 2 2 1 1 0 5 2 3 0 1 2 0 0 3 4 5 1 3 3 2 2 1 1 1 0 3 2 1 4 2 4 5 1 2 3 4 2 2 5 1 4 1 2 5 0 2 2 2 3 5 3 2 2 5 4 2 0 1 2 1 1 4 1 4 4 4 4 4 1 2 1 2 4 4 3 4 2 3 3 3 5 2 4 3 4 0 0 5 3 1 5 2 1 4 4 3 1 1 3 0 2 2 3 1 5 4 4 2 2 1 5 1 1 3 1 3 4 2 3 3 5 2 0 5 2 0 2 1 1 1 5 0 3 3 2 3 0 5 2 2 1 4 2 0 3 1 3 4 3 1 5 1 1 3 4 0 2 4 3 4 4 2 1 5 3 4 4 4 4 3 3 3 4 0 0 4 4 2 1 4 3 1 1 0 1 4 2 3 3 2 1 1 5 1 3 2 2 4 4 1 4 4 1 4 0 3 4 1 3 2 2 1 1 2 1 3 1 3 4 2 0 3 2 3 3 3 2 2 2 0 4 3 1 0 0 1 3 4 1 1 1 2 5 4 5 2 2 4 1 5 0 2 3 1 0 4 3 3 1 3 1 1 1 4 1 1 2 0 0 3 5 4 5 0 3 1 1 0 2 4 5 4 4 2 1 5 2 5 5 1 4 4 1 1 4 5 3 5 3 5 2 2 1 3 1 2 3 3 4 2 1 4 2 2 1 2 3 2 1 5 3 3 2 1 1 5 1 0 4 2 5 5 3 4 1 1 5 4 1 5 5 4 3 2 1 5 3 2 2 3 3 3 0 2 1 1 4 1 2 1 2 3 2 3 0 0 2 4 4 3 5 4 4 3 1 0 4 5 4 4 4 4 5 4 4 4 4 2 1 1 4 3 1 4 3 4 4 2 1 2 1 1 1 1 1 4 2 1 3 1 4 4 2 3 2 4 4 4 2 5 4 4 2 4 3 0 4 4 2 5 2 5 3 3 2 3 4 1 1 3 0 1 3 3 2 4 5 5 2 4 2 4 3 1 1 5 3 3 4 3 3 5 1 4 3 4 5 4 5 1 3 5 2 2 1 1 1 1 0 2 1 1 0 5 3 1 3 2 1 3 2 0 3 3 3 2 4 1 1 2 1 0 4 5 4 3 3 0 3 3 0 3 0 2 5 5 1 2 1 0 2 3 1 1 5 2 1 4 3 4 4 3 3 3 4 4 5 4 3 2 2 2 1 0 5 1 2 1 0 0 3 4 5 2 4 3 1 5 4 1 4 4 2 3 2 1 0 2 4 0 5 2 3 5 4 2 1 3 4 2 3 4 4 4 5 5 1 2 3 0 0 1 5 5 4 0 0 1 4 2 1 2 3 4 3 2 1 4 1 4 5 3 4 4 3 3 0 1 4 4 4 4 5 4 2 1 4 1 4 1 2 4 5 2 2 2 4 3 1 2 5 5 0 3 2 3 5 3 5 2 3 5 4 3 5 3 2 2 1 1 1 3 3 1 1 3 4 2 3 4 1 1 4 1 1 4 2 5 5 0 1 4 4 0 3 1 5 1 4 1 0 1 5 4 4 4 3 4 1 2 3 2 3 4 2 1 0 2 0 1 4 2 4 3 1 3 3 1 2 4 1</text:p>
          </table:table-cell>
        </table:table-row>
        <table:table-row table:style-name="ro1">
          <table:table-cell office:value-type="string" calcext:value-type="string">
            <text:p>4 2 0 3 0 2 3 4 4 1 2 2 1 5 4 1 4 5 0 1 0 1 5 2 4 2 3 1 2 3 1 3 2 0 0 0 4 2 0 4 4 4 1 3 1 2 3 5 4 0 2 1 1 5 1 1 1 4 3 1 1 5 0 2 2 5 2 0 3 4 3 2 4 0 1 3 0 3 2 4 1 3 3 0 4 1 4 0 3 2 4 2 0 0 2 5 3 2 5 3 4 4 2 1 2 0 0 4 5 3 3 0 2 1 4 5 4 3 1 4 4 0 4 3 3 1 3 4 4 2 3 1 0 3 2 3 3 3 5 0 5 3 4 0 1 1 3 2 0 5 4 4 1 1 1 1 5 0 4 3 3 3 2 4 0 4 2 0 5 5 4 3 3 1 2 3 1 0 4 2 0 1 3 2 2 4 2 1 0 5 3 4 2 2 4 4 4 3 4 3 1 5 0 1 0 0 2 2 2 4 4 3 0 1 4 0 3 3 4 3 1 5 4 2 3 3 4 3 3 3 3 5 2 1 2 3 4 4 3 2 2 0 3 2 5 0 5 1 4 1 4 3 4 2 4 2 3 1 3 1 4 4 2 5 2 3 3 1 4 3 4 2 4 0 2 0 3 5 4 2 3 2 2 0 5 3 2 1 3 2 1 1 4 4 4 0 3 3 1 2 1 1 0 0 4 1 0 3 3 3 5 1 1 4 3 1 1 5 0 4 2 2 5 1 2 2 3 3 4 2 2 3 5 5 3 0 0 3 3 1 4 0 5 5 5 4 3 1 2 1 2 4 3 2 5 3 4 2 2 5 1 5 3 4 0 0 5 3 1 4 2 0 4 3 4 1 0 3 1 2 2 3 1 5 5 5 3 0 1 5 1 3 4 2 3 4 2 2 2 5 2 0 4 1 2 2 1 0 1 5 0 2 2 2 3 0 4 2 4 2 4 2 0 3 2 3 4 3 1 5 1 1 2 4 0 3 5 3 4 4 1 2 5 2 4 5 5 3 3 3 4 5 3 1 5 4 3 1 3 3 2 2 1 1 4 1 4 2 2 1 2 4 1 4 1 3 4 3 2 4 5 3 5 0 2 3 3 3 3 2 2 2 3 1 3 0 4 4 1 0 2 3 3 3 3 3 2 4 0 4 3 1 0 0 0 2 4 2 1 1 1 4 4 4 2 1 5 2 4 0 2 3 1 1 4 3 3 1 2 1 1 2 4 1 3 1 0 1 3 3 4 4 0 3 2 1 1 3 5 5 4 5 2 3 5 2 5 4 2 4 5 0 0 4 5 3 4 2 4 0 2 0 3 0 2 4 3 4 3 0 5 4 2 1 2 3 2 1 5 2 3 2 1 3 5 0 1 3 3 4 5 3 4 0 1 5 4 1 4 4 5 3 2 1 4 2 1 3 4 3 3 1 1 1 2 4 2 3 0 1 3 1 3 0 0 2 5 4 5 4 4 4 4 1 1 4 5 3 5 4 4 5 3 5 3 3 2 1 1 3 3 2 4 3 5 4 3 0 3 1 1 0 3 1 5 2 0 2 2 4 5 1 2 1 3 4 3 1 4 5 4 2 4 3 0 5 3 2 3 3 4 5 3 3 2 3 1 2 3 1 2 2 2 2 5 5 5 2 5 2 5 4 2 0 4 4 3 4 3 3 4 0 3 4 4 4 4 5 1 4 4 2 1 1 0 1 1 0 3 1 2 1 4 3 0 3 3 1 3 1 0 3 5 3 2 4 0 2 3 0 1 3 4 2 2 3 0 5 4 0 3 1 4 5 5 2 2 1 1 1 3 0 0 3 3 0 4 4 3 5 3 2 1 5 3 5 4 3 2 3 3 1 1 4 1 1 1 0 1 3 4 5 2 4 2 2 4 5 1 4 5 2 5 2 1 0 3 4 1 5 3 2 5 5 4 2 3 4 1 5 5 5 4 4 4 1 2 4 0 1 2 4 4 5 0 1 1 5 3 1 3 3 4 4 2 1 4 1 5 4 3 4 4 3 3 1 2 4 5 4 3 3 5 2 1 2 1 4 2 3 5 5 2 2 1 4 3 0 2 4 4 0 2 2 4 5 3 4 2 4 5 5 3 5 3 1 3 1 0 0 3 4 0 1 4 3 3 3 4 1 1 3 0 0 3 3 5 5 0 1 3 3 1 4 2 4 1 4 2 0 1 4 4 5 3 4 3 1 1 3 3 3 4 2 1 1 3 0 2 5 0 4 3 2 2 3 1 2 3 2</text:p>
          </table:table-cell>
        </table:table-row>
        <table:table-row table:style-name="ro1">
          <table:table-cell office:value-type="string" calcext:value-type="string">
            <text:p>4 1 1 3 1 2 2 3 5 0 2 1 2 5 3 0 5 4 0 1 0 1 4 3 3 4 4 1 2 2 1 3 1 0 1 0 4 2 0 5 5 4 3 3 2 2 2 4 4 1 2 2 1 5 1 2 1 4 2 2 0 4 1 2 2 4 2 1 3 4 4 1 2 0 0 5 0 3 3 4 0 3 3 1 5 1 3 2 3 1 4 3 1 0 2 4 2 2 4 3 5 5 2 1 2 0 0 3 5 3 4 0 1 1 3 5 5 3 1 3 4 0 4 2 2 1 3 4 3 2 2 2 1 2 1 2 2 4 4 0 4 3 5 0 2 2 4 3 2 5 4 3 3 1 0 2 4 0 4 5 4 3 2 4 0 4 1 1 4 5 4 3 3 1 2 2 1 1 4 2 0 0 3 1 2 4 2 0 0 4 3 3 2 2 4 4 4 4 5 2 1 4 0 2 1 1 1 2 3 4 4 4 0 0 4 2 3 4 4 3 0 5 3 3 2 2 4 4 3 4 2 4 2 1 3 2 4 4 4 2 3 1 3 3 4 0 5 2 4 1 4 3 4 2 4 3 3 0 3 1 3 3 3 5 3 3 4 1 4 3 5 2 5 1 3 0 2 4 4 2 2 1 1 0 4 2 3 0 3 2 2 1 3 5 5 1 2 3 0 3 1 1 0 0 4 2 0 3 3 3 5 1 1 4 4 2 1 5 1 3 2 3 5 1 2 3 3 3 4 4 3 3 5 5 2 0 0 2 2 1 4 0 5 4 5 4 3 2 2 0 2 3 5 3 4 2 4 3 3 5 2 5 1 3 1 1 5 3 2 4 2 1 5 3 3 2 0 1 1 2 0 4 1 5 4 5 4 2 1 5 1 2 4 1 3 5 3 3 3 5 3 0 4 1 0 2 2 0 0 5 1 2 2 2 3 1 4 2 4 2 3 3 0 3 2 3 5 3 0 4 2 1 3 5 0 2 5 2 3 3 2 2 5 3 5 4 5 4 3 3 3 4 1 0 4 5 2 1 4 3 2 1 0 2 4 2 2 3 1 1 2 5 0 3 1 3 3 4 1 4 5 2 4 0 2 4 0 4 3 1 2 2 2 0 3 1 4 3 1 0 1 3 2 5 3 3 2 3 0 4 3 0 0 0 0 3 4 2 2 2 2 3 5 4 3 3 4 1 5 1 3 3 1 1 4 2 3 1 2 1 1 2 5 1 2 2 1 2 2 4 3 4 0 2 1 1 2 3 3 5 4 4 2 2 5 2 5 5 1 3 5 0 0 4 5 4 5 2 5 1 3 2 3 1 2 3 3 3 3 1 4 3 2 1 2 3 2 2 5 2 2 2 2 2 4 1 0 4 2 3 4 2 5 1 2 4 3 1 5 4 5 2 2 2 4 3 2 1 4 3 3 1 3 1 3 5 2 3 0 1 2 1 4 0 1 2 4 3 5 5 5 5 2 0 0 4 5 4 4 3 3 5 4 5 4 5 2 1 1 4 4 1 4 4 5 4 2 0 2 1 1 1 2 1 4 1 2 2 0 4 5 1 2 2 4 4 3 2 5 5 4 2 4 2 0 5 4 1 3 1 3 5 3 2 3 4 0 1 3 0 2 3 2 2 4 5 5 2 5 2 4 3 3 0 5 3 4 3 3 1 4 0 4 3 4 5 4 4 1 4 5 2 2 2 0 1 1 1 1 1 2 0 4 4 0 3 3 1 3 2 0 3 4 3 1 4 1 1 2 0 1 3 5 3 2 3 1 5 3 1 2 1 3 5 3 2 3 1 2 2 4 0 1 5 2 0 4 5 5 4 3 2 1 4 4 4 3 3 1 2 2 0 1 4 1 2 1 1 1 3 3 5 2 5 3 1 3 5 1 4 5 2 4 2 1 0 2 5 1 5 4 3 4 4 4 2 4 4 3 4 5 3 4 5 5 0 2 4 0 1 1 5 5 4 0 1 2 5 3 2 2 3 4 4 3 0 4 1 5 5 4 4 3 3 3 0 1 5 5 5 3 5 5 3 2 4 0 3 2 2 4 5 3 1 1 3 2 0 2 4 4 1 3 2 4 5 3 4 2 4 5 5 2 5 4 1 3 1 2 0 2 4 0 2 4 5 2 1 5 0 0 5 0 0 2 4 5 4 0 0 2 3 0 4 2 4 1 4 1 1 1 5 4 5 4 4 3 0 1 3 2 4 3 2 1 1 4 0 2 4 3 3 3 1 3 3 0 3 4 1</text:p>
          </table:table-cell>
        </table:table-row>
        <table:table-row table:style-name="ro1">
          <table:table-cell office:value-type="string" calcext:value-type="string">
            <text:p>3 3 2 4 3 2 1 2 3 2 3 1 4 4 3 2 2 1 3 5 5 1 2 2 1 3 2 0 1 3 4 3 4 3 5 4 0 4 4 3 2 4 2 4 2 0 4 2 5 2 3 5 3 3 0 1 1 0 2 3 1 3 3 3 2 4 3 1 5 3 1 3 5 1 3 5 2 5 0 3 4 2 3 1 1 2 0 3 1 4 2 1 4 4 1 4 3 4 2 2 0 3 0 3 4 4 4 3 1 3 1 4 4 3 3 2 1 1 5 5 0 1 5 2 1 2 2 5 5 5 4 5 3 2 2 4 2 2 3 0 5 0 4 3 4 4 1 1 3 0 3 1 3 5 4 3 1 1 3 5 3 0 2 1 3 5 3 4 1 2 3 5 2 2 4 0 3 2 4 4 5 5 4 4 5 4 1 2 1 4 3 4 4 1 3 2 2 1 2 1 4 2 2 2 4 2 2 4 3 1 4 0 1 4 3 4 3 1 5 3 3 1 4 1 1 3 0 0 1 3 4 0 2 4 4 2 2 1 4 1 4 4 0 4 2 4 4 4 0 2 4 3 2 4 2 1 0 1 2 4 2 4 5 2 3 0 3 1 3 5 0 4 2 4 1 0 0 2 3 1 4 2 3 4 2 4 2 4 3 1 2 0 1 2 0 2 1 5 3 4 4 3 3 4 3 3 3 5 5 3 3 2 3 1 3 0 4 3 1 5 4 0 3 3 3 5 5 3 3 4 0 1 1 0 4 0 1 1 4 2 3 4 2 3 4 3 2 0 2 2 2 0 4 4 3 2 1 0 1 2 2 1 2 2 3 1 2 2 2 4 5 1 3 1 4 5 3 2 0 1 4 3 2 2 0 1 3 3 0 0 2 3 4 3 3 2 4 2 4 2 4 3 2 0 3 4 3 1 5 3 4 0 1 3 4 3 2 1 2 1 1 0 5 1 2 1 0 3 4 3 1 3 1 1 3 3 0 5 1 1 5 5 5 3 2 0 2 5 1 1 4 4 3 4 1 5 1 2 2 3 5 5 5 2 2 2 5 1 1 4 1 3 1 4 1 4 4 3 2 3 3 3 1 2 4 4 5 3 5 0 5 4 5 4 1 4 1 2 0 1 3 3 3 0 3 0 5 2 5 2 2 1 2 1 0 0 4 4 0 1 3 1 0 4 1 4 0 2 3 1 1 2 1 0 4 5 4 3 4 3 4 2 4 1 1 2 3 1 2 1 1 1 1 0 2 4 1 0 4 2 1 2 3 4 3 5 2 3 2 3 1 2 2 1 1 2 1 0 2 4 4 3 1 0 2 2 0 3 3 1 5 3 1 3 1 2 4 1 0 4 2 1 3 2 4 3 0 4 5 4 3 4 5 3 3 3 4 0 2 2 3 3 1 4 4 3 3 3 0 4 5 3 3 0 0 0 1 0 3 3 4 4 2 0 4 0 1 2 2 0 5 1 0 1 5 3 2 0 0 4 2 2 3 4 4 2 5 4 5 3 4 5 1 5 5 5 1 1 1 3 3 3 4 1 5 4 4 0 2 4 1 1 5 4 0 4 5 2 0 2 1 4 0 5 2 0 5 2 3 0 5 4 4 5 1 4 2 4 3 5 1 4 1 4 3 1 4 5 1 3 4 2 4 4 2 0 4 3 2 5 5 2 1 1 4 1 3 1 2 5 2 3 0 0 3 4 0 1 4 3 3 2 3 1 3 2 3 0 5 2 1 0 3 1 0 0 4 5 4 0 4 4 2 3 1 2 3 1 4 5 5 0 3 2 2 2 3 2 0 3 2 2 3 2 2 1 2 2 5 3 0 3 2 3 3 0 3 4 3 4 4 3 3 4 4 1 3 3 4 2 2 1 0 5 3 0 5 2 0 4 2 1 3 1 4 1 0 4 1 0 2 1 2 4 3 5 4 1 1 1 4 1 3 2 1 4 4 3 2 4 2 1 0 2 3 3 3 1 2 1 4 4 3 4 4 3 0 2 0 4 1 5 4 1 3 2 1 3 2 2 1 4 3 3 2 2 0 0 5 5 1 3 2 4 2 1 3 0 2 1 5 2 0 4 4 3 4 2 4 2 2 2 2 3 3 4 0 0 1 5 1 4 0 2 0 3 1 0 3 2 2 5 0 0 0 1 3 3 4 3 4 5 3 0 2 2 3 4 4 1 0 5 1 2 4 1 4 1 4 5 0 0 0 4 0 1 0 0 5 4 2 0 5 5 4 0 0 2 3 5</text:p>
          </table:table-cell>
        </table:table-row>
        <table:table-row table:style-name="ro1">
          <table:table-cell office:value-type="string" calcext:value-type="string">
            <text:p>4 4 1 3 3 4 3 3 0 2 4 5 3 3 4 4 2 5 4 4 4 4 3 3 2 2 2 4 4 5 3 0 1 5 3 5 3 1 1 3 5 5 1 4 5 4 0 2 5 5 2 3 4 1 0 2 4 5 4 3 0 2 4 5 5 1 0 2 3 5 2 1 0 4 5 0 4 1 0 5 1 0 4 1 5 2 3 2 4 4 3 1 3 5 2 0 3 1 2 3 3 2 1 3 2 1 4 5 1 5 2 3 3 1 4 3 0 0 4 5 1 1 2 2 4 3 3 1 5 5 1 2 2 0 1 2 2 0 4 3 0 4 4 4 4 4 5 2 4 1 2 3 0 1 5 2 0 0 1 3 5 3 1 0 5 1 4 3 3 3 5 1 2 2 5 0 2 1 3 3 1 2 2 0 5 3 5 4 1 2 3 5 3 2 1 3 0 3 1 3 0 2 5 1 4 4 4 3 2 2 5 1 1 4 1 3 3 1 1 4 1 1 1 1 3 4 1 3 1 3 4 3 0 4 5 5 2 1 1 0 4 4 2 4 0 2 1 0 2 3 2 1 1 1 1 4 4 4 3 5 0 4 5 0 0 5 2 4 4 5 0 0 5 4 1 3 5 2 5 1 5 5 0 2 1 1 0 1 4 4 3 3 1 4 2 3 3 2 1 3 4 1 2 2 5 4 3 5 4 4 4 3 4 4 3 1 1 4 4 5 5 2 2 3 5 1 0 2 3 4 4 3 3 1 3 4 4 1 0 1 3 2 1 4 3 3 5 2 0 4 2 1 3 3 2 4 1 1 1 3 0 3 0 4 4 2 0 2 4 4 4 3 2 2 5 4 3 1 3 4 3 1 0 4 5 1 1 1 5 1 2 0 2 5 3 4 2 2 2 1 5 0 0 2 2 1 4 4 3 3 1 4 5 1 2 5 4 3 2 4 1 0 1 4 2 2 3 2 0 3 1 5 2 0 4 3 2 0 0 3 1 2 1 2 3 0 3 3 3 2 1 4 4 2 3 1 0 2 3 2 2 3 4 0 1 5 1 0 1 2 4 0 1 2 4 2 1 3 4 4 3 0 1 1 2 0 3 3 2 2 0 2 5 1 2 3 1 3 0 4 3 4 3 4 4 1 0 2 1 0 4 1 1 0 2 1 1 2 2 2 2 1 1 3 2 0 2 4 5 2 1 5 3 1 4 5 2 2 3 4 2 1 3 1 4 1 2 3 4 4 5 0 1 1 1 2 2 4 1 4 2 2 5 4 2 1 3 3 1 2 0 3 3 2 4 4 0 3 1 4 1 2 3 4 3 4 3 4 4 3 1 1 2 5 5 4 1 0 4 5 4 4 2 3 1 0 1 1 4 1 4 0 4 4 0 1 1 2 2 2 1 1 3 3 3 3 3 2 3 3 4 4 0 1 2 3 2 1 1 3 3 4 5 5 2 2 0 3 3 3 1 4 1 2 4 3 2 1 3 0 1 2 0 1 3 2 3 4 3 2 2 2 0 3 1 2 4 4 2 4 1 3 4 4 3 3 3 2 2 1 3 3 4 5 4 4 1 3 1 0 3 5 5 4 1 0 2 5 5 4 1 3 0 2 0 3 2 5 5 1 3 2 0 2 2 5 4 3 3 3 4 1 5 5 1 0 2 4 4 1 3 1 5 4 3 5 1 3 1 2 1 3 2 5 4 0 3 0 3 5 3 3 5 3 2 5 2 2 2 3 3 3 5 3 3 4 5 1 2 2 3 1 2 2 3 3 0 1 4 4 0 1 1 3 4 0 2 4 3 4 0 0 3 4 3 2 4 4 2 1 3 5 2 5 1 5 3 4 2 2 2 2 1 1 0 2 1 3 5 4 3 1 2 4 1 3 1 2 2 0 4 0 0 4 1 4 4 3 3 5 2 2 3 3 2 0 2 3 3 1 1 4 2 4 5 3 3 1 3 3 4 0 1 1 4 1 1 2 2 2 2 4 0 3 3 0 4 1 4 1 1 0 3 0 2 4 3 1 3 5 5 2 5 2 5 3 1 1 2 4 3 5 3 1 2 5 1 5 0 2 2 4 3 5 4 1 3 2 1 5 5 4 1 4 0 5 3 3 5 4 1 0 5 1 1 1 0 4 4 0 2 4 3 2 2 0 4 0 0 2 5 4 0 3 0 1 5 0 4 0 1 2 4 4 2 2 2 2 5 0 4 4 1 3 1 5 0 4 1 1 4 0 3 3 1 4 2 2 3 3</text:p>
          </table:table-cell>
        </table:table-row>
        <table:table-row table:style-name="ro1">
          <table:table-cell office:value-type="string" calcext:value-type="string">
            <text:p>2 3 2 4 4 2 0 1 3 3 3 3 5 4 1 3 2 0 3 4 5 1 1 2 3 4 1 0 1 3 4 3 5 3 4 4 0 4 3 3 2 5 3 4 3 1 3 3 5 1 3 4 3 3 0 1 1 0 1 4 1 3 4 4 2 3 4 3 3 2 0 3 4 0 4 4 3 5 0 3 3 2 3 1 0 2 0 1 2 3 2 1 4 3 1 4 4 5 2 1 0 2 0 3 4 5 4 3 0 3 0 4 4 2 3 3 1 1 4 5 0 0 5 4 0 2 2 5 4 4 5 5 3 1 2 4 1 3 4 0 5 0 5 4 4 4 1 2 4 0 3 0 2 3 4 3 0 1 3 4 2 1 1 1 3 4 3 5 1 1 5 5 4 2 5 2 4 1 4 4 4 5 3 4 4 3 2 3 1 4 3 5 3 0 3 3 3 2 2 2 5 2 1 2 4 1 2 3 4 1 4 1 0 4 4 4 3 0 4 2 3 1 4 1 1 2 0 0 1 4 5 1 2 4 5 1 2 2 5 0 4 4 0 5 0 5 4 4 1 1 3 3 1 5 2 1 0 1 2 3 2 5 5 3 3 0 2 1 4 5 1 3 1 4 1 0 1 2 5 1 5 2 3 4 2 5 3 5 3 0 1 0 0 1 0 2 0 5 2 4 5 3 3 3 2 3 4 5 4 2 4 2 4 2 2 1 4 3 2 5 5 0 3 4 3 5 4 4 4 4 1 1 2 1 5 1 1 1 4 3 3 3 1 2 4 2 2 1 2 3 3 0 5 4 2 3 0 0 0 3 1 2 3 1 3 1 1 2 2 3 4 1 4 1 3 5 2 1 0 0 4 3 3 1 1 0 3 2 0 0 3 2 4 4 3 2 4 2 4 1 3 3 2 1 3 4 4 3 5 3 4 1 2 3 4 3 3 0 2 0 0 1 5 1 2 2 0 3 4 3 2 3 1 3 3 4 0 5 1 1 5 5 5 3 3 0 3 4 1 1 4 3 3 3 1 5 2 2 2 1 5 4 5 1 2 2 5 0 0 5 1 3 2 3 2 3 4 4 2 3 3 4 3 2 5 4 5 4 4 1 5 4 4 4 1 3 0 2 0 0 3 3 2 0 3 0 4 1 5 2 2 2 3 0 0 0 3 3 1 1 3 0 1 4 1 5 1 2 3 0 2 1 1 0 3 5 5 3 3 3 4 3 4 1 1 2 3 2 1 0 0 0 1 1 1 3 1 2 5 1 1 2 2 5 2 5 0 2 2 3 1 1 3 1 1 3 2 0 2 5 4 3 0 0 2 1 0 3 2 1 5 3 2 1 1 2 5 1 1 5 2 1 5 2 2 1 1 5 5 3 2 2 5 3 4 2 3 0 2 2 3 4 2 4 4 2 2 3 2 4 5 4 3 1 0 0 2 1 3 3 4 4 3 1 4 1 1 2 2 0 4 2 1 1 5 3 2 0 1 5 3 2 2 3 5 1 3 4 5 4 5 4 0 5 4 5 1 0 2 2 2 4 5 1 5 3 4 1 1 4 1 1 5 5 2 3 5 2 0 1 1 4 0 5 1 1 5 3 1 0 5 4 5 5 1 4 2 4 1 4 1 3 1 5 3 1 4 5 0 3 5 2 4 5 2 2 5 5 2 5 4 3 1 2 4 0 2 2 1 5 2 3 1 0 3 4 0 2 4 4 4 2 3 2 4 3 2 0 5 2 2 0 3 1 0 1 4 5 3 2 4 4 2 3 1 2 3 0 4 5 5 1 2 2 2 1 3 3 0 3 1 1 2 2 1 1 2 2 4 3 1 3 2 4 2 2 2 5 3 2 3 3 2 4 4 0 2 4 3 2 2 0 0 5 3 1 4 1 1 4 3 1 4 2 5 1 0 4 0 1 3 1 2 5 4 4 3 0 1 2 4 1 3 1 1 4 4 3 3 5 2 1 1 2 5 3 3 1 4 1 4 3 4 5 4 4 1 3 1 4 1 5 4 2 1 2 0 2 3 3 0 3 3 4 2 3 0 0 3 5 0 2 3 3 3 1 4 1 3 1 4 2 1 2 4 4 4 1 4 3 2 1 1 4 3 4 0 0 2 5 1 4 0 1 1 4 1 0 2 2 2 4 0 1 0 1 3 3 4 2 4 5 3 0 1 2 4 3 2 1 1 5 1 1 3 1 4 0 4 4 1 0 1 4 0 0 1 0 5 4 2 0 4 5 4 0 0 2 4 5</text:p>
          </table:table-cell>
        </table:table-row>
        <table:table-row table:style-name="ro1">
          <table:table-cell office:value-type="string" calcext:value-type="string">
            <text:p>2 3 2 4 3 2 1 2 3 2 3 2 5 4 3 3 2 1 3 5 5 0 2 2 3 3 2 0 1 2 4 2 4 2 5 5 1 4 5 4 2 4 4 3 2 1 4 2 4 2 3 4 3 4 0 0 1 0 0 4 0 3 4 4 2 3 4 2 3 3 0 2 5 0 3 4 2 5 0 5 4 2 4 1 1 2 0 2 1 3 2 0 4 3 1 4 3 5 2 2 1 2 0 3 4 5 5 2 1 2 0 4 4 2 2 2 1 2 4 4 1 1 5 3 1 2 1 4 5 5 4 5 2 3 2 4 2 2 3 0 5 1 3 3 4 4 0 2 3 0 3 0 2 4 4 3 0 1 4 4 3 1 1 0 2 4 2 4 1 2 4 5 4 1 5 0 4 1 5 5 5 4 3 4 5 3 1 3 2 4 4 5 4 1 2 2 2 1 2 2 5 3 2 2 3 2 2 3 4 1 3 0 0 3 4 4 3 0 5 4 3 0 4 1 1 2 0 0 1 3 5 0 1 4 4 1 2 2 5 0 4 3 0 5 1 4 5 4 0 1 4 4 2 4 1 0 1 3 3 4 2 5 5 2 3 2 4 1 3 4 1 3 2 3 1 0 1 2 3 0 4 3 2 3 2 5 3 5 3 0 1 2 2 1 1 2 0 5 2 3 4 3 3 4 2 3 5 4 4 3 3 2 5 2 3 0 3 3 1 5 3 0 3 3 2 5 4 4 4 4 0 1 1 0 5 0 3 1 4 3 4 3 1 3 4 2 3 0 2 3 4 1 5 4 2 4 1 0 1 3 3 2 2 2 2 1 1 2 2 4 4 2 3 1 4 5 2 2 1 1 4 3 3 2 1 0 2 2 0 1 2 3 3 3 4 1 4 2 3 2 4 2 1 1 3 4 2 2 4 3 5 0 3 3 3 3 2 1 2 0 0 1 5 1 2 1 0 2 4 3 2 3 2 1 3 4 0 5 0 0 4 5 4 3 3 1 2 3 1 1 5 3 3 3 0 5 2 2 2 2 5 4 5 3 1 2 4 1 0 4 1 3 1 3 1 4 5 3 2 3 3 4 2 1 5 5 5 3 3 0 5 3 4 4 1 3 1 1 0 1 3 4 2 1 3 1 4 2 4 2 2 2 3 1 0 1 3 3 0 1 4 0 0 4 2 5 2 3 3 1 1 1 0 0 3 4 5 4 4 3 4 2 4 1 1 1 3 2 1 0 0 0 1 0 1 3 2 0 5 2 1 2 3 5 3 4 0 3 3 3 1 1 3 1 1 3 2 0 0 5 3 3 0 1 1 1 1 2 1 0 5 2 2 2 0 2 5 1 0 5 2 1 4 3 4 2 0 4 4 3 4 3 4 2 2 2 4 0 3 1 4 4 2 4 4 2 2 4 1 4 4 2 3 1 1 0 2 0 2 3 4 3 2 0 3 0 0 2 2 0 4 2 0 2 4 3 1 0 0 5 3 2 3 3 4 3 4 5 4 4 5 4 1 4 4 4 1 0 2 4 2 3 5 1 5 4 4 0 1 3 1 1 5 4 1 4 5 2 0 2 1 5 0 5 1 0 5 3 2 0 5 5 5 4 1 4 2 4 3 5 1 2 0 5 2 1 5 4 0 4 5 2 3 5 2 1 5 5 1 5 4 2 2 0 5 1 2 2 1 5 2 3 1 0 4 5 1 1 5 3 3 1 3 2 3 2 2 0 5 2 1 0 3 3 0 0 4 5 5 2 4 5 3 3 1 3 2 0 3 5 4 0 3 2 2 2 3 3 0 3 2 1 3 3 1 2 2 2 4 3 0 3 3 4 3 0 3 4 3 3 3 3 4 4 3 0 2 3 3 2 2 1 0 5 3 0 3 1 1 4 4 1 5 2 4 1 0 3 0 0 3 2 1 4 3 4 3 0 1 1 3 1 2 2 1 3 4 3 3 3 1 1 1 2 3 3 2 1 3 1 4 5 4 5 4 3 1 3 0 5 1 5 4 2 3 2 0 2 3 3 0 4 3 4 1 3 1 0 4 4 1 4 2 4 3 0 4 1 3 0 4 2 0 3 3 4 4 1 4 3 2 1 2 4 2 4 0 0 2 5 1 3 0 2 1 4 1 2 3 2 2 5 0 1 0 0 3 4 5 2 3 5 2 1 1 2 4 4 3 0 1 5 1 1 4 0 4 0 3 5 1 0 1 5 1 1 1 1 5 4 1 0 5 5 4 0 1 3 4 4</text:p>
          </table:table-cell>
        </table:table-row>
        <table:table-row table:style-name="ro1">
          <table:table-cell office:value-type="string" calcext:value-type="string">
            <text:p>5 5 1 2 4 4 4 3 1 3 5 5 4 3 3 4 2 5 4 4 3 3 2 3 2 1 1 3 3 5 3 0 1 5 3 5 2 1 1 2 5 5 2 4 5 3 0 4 5 5 3 3 4 2 0 2 4 5 4 1 1 1 2 4 5 1 1 2 4 4 3 1 0 2 4 1 3 0 0 5 0 0 4 1 4 1 3 2 5 4 3 2 5 5 4 1 2 1 2 3 4 3 1 5 2 1 4 5 1 5 2 2 4 1 4 3 1 0 4 5 1 2 0 3 4 3 1 2 5 5 1 3 3 0 1 2 1 1 3 3 0 3 3 3 4 4 5 2 4 0 3 3 0 2 5 3 1 0 2 4 5 3 1 0 5 1 4 3 3 3 4 2 2 1 4 1 3 0 4 4 3 3 2 0 5 2 5 3 1 2 3 5 4 1 1 3 0 3 2 2 0 2 4 0 5 5 4 3 2 2 5 0 1 5 1 4 3 2 0 4 2 1 1 1 2 4 1 2 0 2 4 3 1 5 5 4 3 1 2 1 4 5 0 4 0 2 2 0 2 3 2 1 0 0 1 4 3 3 3 4 1 4 3 0 0 5 2 4 5 4 0 0 5 4 1 3 4 2 5 1 4 4 0 3 1 1 1 2 5 4 3 1 0 3 1 3 2 2 1 3 4 1 2 2 5 3 3 5 4 5 5 2 4 4 2 0 1 4 5 4 4 1 1 3 5 4 0 3 3 4 4 4 3 1 3 4 5 0 0 1 2 2 2 5 3 2 3 2 0 3 2 1 3 2 2 5 2 0 2 3 0 3 0 4 5 1 1 2 4 4 4 3 3 0 5 2 3 2 2 4 4 0 1 4 4 1 0 1 4 1 2 1 2 4 3 5 3 2 3 1 4 1 1 2 2 1 4 5 3 3 1 3 5 1 2 5 4 3 2 4 0 1 2 4 1 1 2 3 1 3 1 5 2 0 4 4 2 1 0 2 0 1 1 2 4 0 3 3 3 1 1 4 4 2 3 0 0 2 2 1 2 3 4 2 2 4 1 0 2 2 2 0 0 2 4 3 1 2 3 4 3 1 2 2 2 0 3 2 3 3 0 4 4 0 1 1 1 4 0 3 3 5 2 4 4 2 1 1 1 0 3 2 0 1 2 1 1 3 2 2 2 2 1 3 1 0 2 5 5 1 0 4 4 2 5 4 2 3 3 5 2 0 4 1 4 0 2 3 4 4 5 0 1 1 1 1 1 4 0 4 2 2 3 4 2 2 2 3 1 3 1 3 3 2 4 5 0 3 1 3 2 2 3 4 3 4 2 5 3 2 2 2 2 3 5 4 1 1 5 4 4 2 2 3 2 0 1 1 3 0 4 0 5 4 0 1 2 3 3 3 2 0 4 3 5 3 2 1 3 2 5 4 0 2 1 3 1 1 1 3 4 2 4 4 2 2 0 3 4 4 1 3 1 1 5 4 2 1 3 1 1 3 0 0 3 3 2 4 3 2 2 1 1 2 1 3 4 4 1 4 2 3 4 5 4 3 4 2 2 2 3 4 4 4 5 4 1 3 2 0 2 5 5 4 2 1 2 5 5 4 2 3 1 2 0 2 1 5 4 1 3 2 0 1 0 5 4 3 3 4 3 1 5 4 1 1 1 2 3 0 3 1 4 4 3 5 1 2 2 2 0 3 3 5 4 1 2 0 3 4 3 3 4 2 2 4 3 1 2 3 3 3 4 4 2 3 5 0 2 3 3 0 2 2 2 1 0 1 3 3 1 1 2 2 5 0 2 4 3 4 0 0 2 4 3 2 5 5 1 3 4 5 2 4 0 5 3 5 3 3 2 2 2 2 1 1 0 3 5 3 3 1 2 3 2 2 0 2 2 0 4 1 0 5 1 4 4 2 3 4 2 1 3 1 1 1 2 2 2 1 1 5 3 5 5 3 3 1 4 2 5 0 1 2 2 2 1 2 1 2 4 3 1 2 3 1 3 1 5 2 2 1 3 1 1 3 2 1 2 5 5 2 5 1 3 3 1 0 2 4 1 5 3 0 2 3 1 5 0 1 2 4 1 5 3 0 3 2 1 4 4 2 0 4 1 5 4 2 3 5 0 1 4 0 2 1 0 2 4 1 2 3 4 2 1 0 4 0 0 2 4 4 2 3 1 2 4 1 5 0 2 2 4 2 2 2 1 3 5 0 3 4 0 3 1 5 0 4 1 1 4 0 3 3 2 5 3 1 2 2</text:p>
          </table:table-cell>
        </table:table-row>
        <table:table-row table:style-name="ro1">
          <table:table-cell office:value-type="string" calcext:value-type="string">
            <text:p>5 5 1 3 3 4 4 3 1 2 5 5 3 3 3 4 1 5 5 4 3 3 3 3 2 1 2 3 4 4 4 0 1 5 4 5 2 1 0 2 4 5 1 3 5 4 0 3 4 4 3 3 5 2 1 2 3 4 4 2 1 2 4 4 4 2 1 3 3 5 2 1 0 3 4 1 3 0 0 5 0 0 4 2 4 2 3 2 5 5 3 2 3 4 3 0 2 2 1 3 4 2 0 5 2 1 4 5 1 5 2 2 4 1 3 5 1 1 4 5 0 2 1 2 4 3 2 1 5 5 1 3 3 0 1 3 2 2 4 3 0 2 2 3 4 3 5 2 4 0 3 3 0 1 4 3 1 0 1 4 4 3 1 1 5 2 4 3 4 3 5 1 3 2 4 0 1 1 3 4 2 2 3 0 5 2 5 4 1 3 3 5 4 2 0 2 0 2 2 3 1 3 4 0 4 4 3 3 3 1 5 0 2 4 1 4 4 1 0 5 1 1 2 1 3 5 2 2 1 3 3 3 1 4 4 5 2 1 1 0 3 5 0 4 1 1 1 0 1 3 3 1 0 1 2 3 4 3 2 5 0 3 4 0 0 4 1 4 4 5 1 1 5 3 1 3 4 2 5 2 4 5 1 3 1 0 0 3 5 4 3 1 1 2 1 3 2 2 1 4 5 1 1 3 4 4 3 5 3 4 5 3 4 3 1 0 0 3 4 3 4 1 2 3 4 3 1 2 2 4 4 4 3 1 4 4 5 0 0 1 2 3 2 5 4 2 5 1 0 4 2 1 3 2 2 3 2 0 1 3 0 4 1 3 4 3 0 3 4 3 4 3 3 1 5 2 2 2 2 4 4 0 0 4 4 0 1 2 5 2 3 1 2 4 3 5 3 1 2 2 4 1 1 2 1 1 4 3 3 1 1 4 5 1 2 4 4 3 2 5 0 1 2 4 1 2 3 2 1 3 1 5 2 0 4 4 2 0 0 3 1 1 1 3 4 0 3 3 1 2 0 4 2 3 4 1 0 2 2 2 3 3 5 0 0 5 2 0 1 0 3 0 1 2 4 3 1 3 2 3 3 0 1 2 3 0 3 3 3 3 1 3 4 0 2 2 0 3 1 3 2 4 2 4 3 2 0 2 0 0 3 3 0 1 2 1 0 3 2 3 3 2 2 3 1 1 2 5 5 1 2 5 3 2 4 4 2 2 2 4 2 0 4 0 4 1 1 4 4 3 5 0 1 1 1 1 1 4 0 4 2 2 5 4 1 1 2 4 2 2 0 3 4 3 3 4 0 3 2 4 2 2 3 4 2 5 2 5 3 2 2 1 2 3 5 4 0 0 5 4 4 3 2 3 0 0 2 2 3 1 4 1 5 4 0 1 2 2 2 1 2 0 3 3 5 3 3 2 3 2 5 5 0 1 1 2 0 1 1 4 3 3 4 5 2 2 0 4 4 3 2 4 1 0 4 4 2 2 3 1 0 3 0 1 2 2 2 5 3 1 2 1 0 3 1 2 4 4 2 5 1 3 4 4 4 4 4 2 2 1 3 4 5 4 5 5 1 1 1 1 2 4 5 4 2 1 2 4 4 5 1 3 1 2 0 3 1 5 5 1 2 3 0 1 1 5 4 3 3 4 3 1 5 3 1 0 1 3 3 0 4 0 5 4 3 5 0 2 1 2 2 2 2 5 5 1 1 0 2 4 3 3 4 2 2 5 2 2 3 3 3 3 5 4 2 4 4 0 2 3 3 0 2 2 2 1 0 1 3 3 1 1 2 2 5 1 2 4 3 5 1 1 4 4 3 2 5 4 1 2 4 5 1 5 0 4 3 4 3 2 2 3 1 1 1 2 0 4 5 4 2 0 2 4 2 2 0 2 2 0 3 0 0 5 1 4 4 3 3 5 2 1 3 2 0 1 2 2 3 0 0 5 2 3 5 4 2 1 3 2 5 1 1 2 4 1 1 2 1 2 2 4 2 3 3 0 3 0 4 2 1 0 2 1 1 4 3 2 2 4 4 3 4 2 5 3 1 0 2 3 2 5 3 1 2 4 0 4 0 1 1 4 2 5 3 1 4 2 2 4 5 3 0 5 1 3 4 2 5 4 0 1 4 1 1 1 0 4 4 0 2 4 3 2 2 0 4 1 0 2 4 3 0 2 1 1 4 0 5 1 1 2 5 3 2 3 1 2 5 0 3 4 0 3 2 5 1 4 2 1 4 0 3 3 1 5 3 1 3 2</text:p>
          </table:table-cell>
        </table:table-row>
        <table:table-row table:style-name="ro1">
          <table:table-cell office:value-type="string" calcext:value-type="string">
            <text:p>5 4 1 3 2 4 3 3 3 3 5 4 4 4 3 4 2 5 4 5 4 3 3 3 2 3 2 3 4 5 3 0 2 5 3 5 3 0 1 2 4 5 2 3 5 3 1 2 4 4 3 3 5 2 0 2 3 5 5 2 0 2 3 4 5 0 0 2 3 4 2 1 0 3 4 1 4 1 1 4 1 0 5 2 5 1 3 2 5 5 2 2 4 5 2 1 1 1 1 3 4 2 2 4 2 0 3 5 1 5 3 2 3 1 5 3 0 0 4 5 1 0 1 3 3 3 3 1 5 5 0 2 3 0 1 3 2 1 2 3 0 3 3 3 4 5 5 2 3 0 4 2 0 2 4 1 0 0 1 5 5 3 1 0 5 1 3 4 2 3 4 3 1 2 4 0 3 0 3 4 1 2 1 1 4 2 5 2 2 2 3 4 5 2 0 3 0 3 2 3 0 2 5 1 5 5 4 4 2 1 4 0 2 4 2 4 3 1 0 5 1 2 2 1 3 3 2 2 1 2 4 3 1 4 5 5 1 2 2 0 3 5 1 4 0 2 1 1 2 4 3 1 0 0 2 4 3 3 2 5 0 4 4 0 0 5 2 4 4 4 1 0 5 3 1 3 4 2 5 2 4 5 1 4 1 1 2 2 5 3 4 1 0 3 2 3 2 3 1 3 4 1 1 2 4 5 3 5 3 4 5 2 4 4 2 1 1 3 5 4 5 1 2 2 4 4 1 3 3 4 5 4 3 2 3 4 4 0 0 2 3 2 1 5 4 3 4 2 0 4 4 0 3 3 2 5 2 1 1 3 0 2 1 4 4 3 0 2 3 3 4 4 2 1 5 3 2 3 2 4 3 0 0 4 4 0 1 0 5 2 2 0 1 4 3 4 3 1 2 2 4 0 1 2 1 0 4 4 3 3 1 3 5 1 1 4 3 3 1 4 1 0 0 3 2 2 2 3 1 3 2 5 2 0 5 4 2 0 0 3 0 1 1 2 3 0 2 3 2 1 0 3 3 2 4 1 0 2 3 1 2 2 4 2 1 5 0 0 1 1 3 0 1 2 4 2 1 3 3 4 2 0 1 2 2 0 2 3 2 3 0 3 4 1 3 2 1 4 1 3 2 4 1 4 4 2 0 3 0 0 2 3 0 1 2 1 0 2 2 2 2 3 2 2 1 1 2 5 5 1 2 5 4 2 4 4 2 2 3 4 1 1 4 0 4 0 2 3 4 3 5 0 0 1 2 1 2 4 0 4 2 1 3 4 1 1 2 3 2 3 0 3 4 2 4 4 0 3 1 3 1 1 3 5 3 5 2 4 5 3 2 2 2 4 5 4 1 0 4 5 4 2 1 3 1 1 2 1 3 1 4 0 4 5 0 1 1 2 2 2 2 0 3 3 5 3 3 1 3 3 4 5 1 1 1 2 2 1 0 3 3 2 4 4 3 3 0 3 3 4 2 3 2 1 5 3 0 0 3 1 0 2 0 2 2 3 3 4 3 1 2 2 0 3 1 3 4 4 2 5 1 2 4 4 3 3 4 3 1 0 2 4 5 4 4 4 1 2 2 0 2 5 5 4 2 0 1 4 4 4 2 3 0 1 1 2 1 4 4 1 3 1 0 1 1 5 4 2 3 4 4 1 4 3 1 1 1 3 4 1 2 1 5 4 3 5 1 3 2 3 1 3 3 5 4 1 2 0 2 5 4 4 4 3 3 5 2 1 2 3 3 4 5 4 2 3 4 1 1 3 3 0 3 2 2 1 0 0 4 4 1 1 2 2 5 1 2 3 3 5 1 0 3 4 2 2 5 4 2 1 5 5 1 4 1 5 4 5 2 2 2 2 1 1 2 2 0 3 5 4 2 0 2 4 1 2 0 1 1 0 3 0 0 4 1 4 4 2 2 5 2 1 3 3 1 1 3 3 2 0 1 5 2 3 5 2 3 0 4 2 5 0 2 1 3 2 2 2 2 2 2 2 2 2 4 1 4 0 5 2 2 0 4 0 1 4 2 1 4 5 4 2 5 1 5 4 1 1 1 3 1 5 3 1 3 4 1 4 0 2 1 4 2 4 4 0 4 2 1 4 4 4 1 5 1 4 4 1 4 4 0 1 5 0 1 2 0 3 4 1 2 4 4 3 2 1 4 0 0 2 5 3 1 3 1 2 5 0 5 0 2 2 4 4 3 2 2 2 4 0 3 5 1 4 1 4 0 4 2 1 5 0 3 3 1 5 2 2 3 2</text:p>
          </table:table-cell>
        </table:table-row>
        <table:table-row table:style-name="ro1">
          <table:table-cell office:value-type="string" calcext:value-type="string">
            <text:p>1 4 2 0 3 0 2 1 4 4 3 1 4 2 3 3 1 1 3 1 5 4 4 1 2 3 4 4 1 5 3 0 2 1 2 4 3 1 2 3 3 4 3 5 0 2 2 5 3 4 2 4 3 0 3 1 5 3 2 5 1 1 1 1 3 1 1 2 2 3 2 0 0 5 0 5 3 1 0 2 4 0 0 2 0 4 2 3 3 0 1 4 2 4 3 0 2 2 2 2 2 0 2 3 5 1 0 4 4 0 1 4 1 4 1 0 1 4 3 0 0 4 3 2 3 3 2 0 0 4 4 3 2 5 2 2 2 2 4 3 4 3 1 5 1 1 3 0 3 4 1 3 1 1 3 3 0 1 5 3 0 2 3 1 4 4 3 2 2 3 5 1 2 3 3 3 0 3 0 4 4 1 0 3 1 0 4 3 4 5 1 3 4 1 3 4 3 3 0 0 2 4 3 4 2 4 3 0 2 2 3 4 4 3 5 5 3 3 5 3 4 1 3 3 4 0 1 4 2 2 1 4 4 1 2 1 0 3 5 0 2 3 2 2 0 5 0 3 3 4 2 5 5 2 3 1 2 5 3 3 1 2 1 2 1 1 3 2 4 4 3 3 4 4 5 1 3 3 1 4 1 1 0 3 1 4 1 4 1 4 0 4 1 2 5 1 1 4 2 0 4 2 1 0 1 4 1 0 1 4 2 1 3 4 4 1 1 4 4 3 0 4 4 0 1 1 2 1 3 4 4 5 5 5 0 0 1 3 3 2 0 2 3 3 4 5 0 2 2 2 2 2 2 3 3 3 2 4 2 4 3 4 3 3 3 5 0 2 0 2 5 3 3 1 0 2 0 3 1 4 2 2 2 1 3 2 4 2 3 0 4 3 2 2 4 5 2 2 0 2 1 1 1 1 3 1 3 4 2 4 1 5 2 3 1 4 5 2 2 3 3 2 0 5 2 2 1 1 1 2 4 4 1 5 0 0 1 5 5 4 1 1 3 1 4 2 0 1 5 2 2 4 4 4 4 2 1 4 0 2 1 5 3 2 5 1 5 1 4 5 3 4 4 1 3 0 4 4 3 1 2 3 3 2 3 3 1 2 2 5 3 2 4 1 0 1 4 4 1 5 5 1 1 1 1 3 0 1 3 5 3 2 1 4 1 0 3 2 1 4 3 3 4 4 1 1 2 5 5 4 4 3 1 2 2 5 2 2 3 5 2 5 2 3 5 5 2 5 0 2 5 0 4 3 3 2 1 2 3 4 4 3 4 4 2 4 0 3 4 0 2 4 3 1 2 4 2 2 4 5 3 2 4 4 3 4 2 1 1 5 3 0 3 3 1 0 1 1 2 4 0 2 4 2 3 2 4 4 2 1 5 1 4 1 5 4 1 2 0 3 2 0 5 5 3 2 4 4 0 3 4 0 1 3 5 3 5 4 3 1 0 4 2 3 1 4 4 4 4 4 5 5 4 5 3 0 3 2 2 4 4 2 4 2 5 2 2 5 0 1 4 4 4 4 4 0 3 4 2 3 4 0 4 5 5 1 2 1 3 2 3 4 5 2 1 4 2 5 1 2 2 1 1 3 3 1 1 3 4 1 1 2 5 0 5 4 1 3 2 5 3 3 3 5 2 3 4 1 2 1 0 1 4 3 2 1 2 5 3 2 5 0 1 4 1 5 1 0 4 5 5 3 2 1 2 3 4 2 5 1 4 0 5 4 4 3 3 5 5 2 5 3 3 1 1 2 3 1 2 1 2 2 5 4 2 4 1 2 4 0 0 4 1 1 1 4 4 1 2 2 3 0 0 1 4 5 0 3 4 0 3 3 0 5 1 1 4 3 1 5 2 3 2 2 3 1 1 3 1 0 4 0 1 2 3 4 1 3 2 1 2 2 3 2 4 5 5 3 2 5 5 3 4 3 2 2 3 1 1 2 0 0 3 3 3 2 5 4 3 5 2 0 5 3 2 3 4 5 3 2 4 1 5 1 4 2 3 0 5 2 0 1 5 3 3 3 1 4 5 1 1 5 3 1 1 4 2 3 4 2 2 3 2 2 4 1 0 5 0 1 1 1 0 4 1 1 3 4 3 2 2 4 3 4 1 3 2 2 0 4 3 3 2 4 3 2 4 3 5 0 5 1 3 1 3 1 3 0 3 0 1 1 1 5 2 4 0 4 5 3 5 5 2 2 3 0 1 3 3 3 5 3 2 3 5 2 3 3 2 4 2 1 1 1 3 4 4 2 4 1</text:p>
          </table:table-cell>
        </table:table-row>
        <table:table-row table:style-name="ro1">
          <table:table-cell office:value-type="string" calcext:value-type="string">
            <text:p>5 1 1 3 0 2 4 4 4 0 2 0 2 4 4 1 5 4 0 0 1 2 4 4 4 3 3 1 2 2 1 2 1 1 0 0 3 2 1 4 4 3 4 2 2 2 3 5 3 1 1 1 0 5 0 1 1 4 1 2 1 5 0 2 3 5 1 0 3 4 3 2 3 1 0 4 0 3 3 4 1 4 3 1 4 1 3 1 3 2 4 2 1 0 2 3 3 2 4 3 5 5 1 0 1 0 0 3 4 3 3 0 2 1 3 4 4 3 1 4 3 1 3 3 3 2 2 4 5 2 1 1 0 2 0 3 4 4 5 0 4 3 4 0 2 2 4 3 1 5 5 3 2 2 1 1 4 0 5 4 3 4 2 3 1 4 1 1 3 5 4 3 4 1 1 2 2 1 4 3 1 1 4 1 3 4 3 1 1 5 4 3 2 2 4 4 3 3 4 2 0 5 1 1 0 0 1 3 2 5 4 4 0 0 4 0 3 3 3 3 0 4 4 2 1 3 3 3 3 5 2 4 1 2 3 3 4 4 4 1 3 1 3 4 5 0 4 2 3 2 5 3 4 1 4 2 4 0 3 1 3 5 2 5 4 3 3 1 3 3 4 2 4 0 3 1 3 3 3 2 2 1 1 0 5 2 2 0 3 2 1 1 3 4 5 0 2 3 1 2 1 1 1 1 4 2 0 4 2 3 4 0 1 4 2 2 2 5 1 4 2 2 5 1 1 3 2 3 4 3 4 3 5 4 3 1 0 3 1 1 5 0 5 5 4 3 3 0 3 1 2 3 4 3 5 2 3 2 2 5 2 4 2 3 0 0 4 4 1 5 2 1 4 3 2 1 1 2 0 3 1 4 1 5 3 5 4 2 0 5 1 2 3 1 3 4 3 2 3 5 2 0 5 1 1 1 0 1 0 5 1 2 2 2 3 0 4 1 4 2 3 1 0 4 2 3 5 3 0 4 1 0 2 5 0 2 3 3 5 4 1 1 5 2 4 5 5 5 3 3 4 4 2 1 5 4 2 1 3 4 1 1 1 2 4 1 4 3 2 0 1 5 0 5 0 2 4 4 3 4 5 1 4 0 2 3 2 4 1 1 2 1 2 0 3 1 2 5 2 0 0 3 3 4 3 2 1 4 0 5 2 1 0 0 0 3 4 2 2 2 2 4 4 5 3 3 5 2 5 0 3 2 0 1 3 3 4 1 3 1 1 2 4 0 2 2 1 1 3 4 4 5 0 3 1 1 1 2 4 5 3 5 2 1 5 4 5 5 2 4 5 0 1 4 5 3 4 3 5 1 3 2 4 1 2 3 3 3 2 0 4 3 2 2 2 4 2 1 5 2 2 2 2 3 5 1 0 4 3 4 5 3 5 1 2 5 4 2 4 4 5 3 2 2 5 3 2 3 4 3 3 1 2 0 2 4 1 3 1 2 2 2 4 0 0 2 4 3 5 4 5 5 4 0 0 3 4 4 5 4 4 5 3 5 3 4 3 1 1 4 3 2 3 3 4 4 3 1 2 1 0 1 2 0 5 2 1 2 2 4 5 2 3 2 4 4 4 2 5 5 4 2 4 2 1 4 4 2 4 2 5 3 3 3 2 3 0 1 4 0 2 2 3 2 5 5 5 1 5 3 5 4 2 0 3 4 3 4 4 2 3 1 3 3 5 5 3 5 2 3 5 2 2 1 1 1 1 0 2 1 1 0 4 3 1 3 1 1 3 1 1 3 4 4 2 4 1 1 3 0 1 3 4 3 3 4 1 4 3 1 2 1 3 5 4 1 2 1 0 1 3 0 2 5 3 1 4 4 4 4 3 2 2 3 3 5 4 3 1 2 3 1 0 4 1 2 1 0 1 3 4 5 2 5 2 2 4 4 2 3 5 2 5 2 1 0 2 4 0 5 3 3 5 5 3 3 4 4 2 4 4 4 4 5 4 0 3 4 1 1 1 5 4 4 0 1 2 4 3 1 2 4 5 3 3 1 4 2 4 5 4 4 3 3 2 0 1 4 5 4 2 4 4 3 1 3 0 2 2 4 4 5 3 1 1 4 2 1 3 4 4 0 3 3 3 5 2 4 2 3 5 5 3 5 4 2 3 2 1 1 4 3 0 1 4 4 2 2 5 0 1 4 1 1 4 3 4 5 1 1 3 3 2 3 1 4 1 4 2 1 1 5 4 5 4 4 3 1 1 3 2 3 3 2 0 1 2 1 2 4 1 4 4 2 3 3 0 2 4 1</text:p>
          </table:table-cell>
        </table:table-row>
        <table:table-row table:style-name="ro1">
          <table:table-cell office:value-type="string" calcext:value-type="string">
            <text:p>4 4 2 3 3 4 3 3 1 3 5 4 3 3 3 4 1 4 5 4 3 3 3 3 2 2 2 3 4 5 3 1 2 5 4 5 3 1 0 3 4 4 2 4 4 3 1 3 4 5 3 4 5 1 1 2 2 5 4 3 1 2 3 5 5 1 1 2 3 4 2 1 1 3 4 1 3 0 0 5 1 0 4 1 5 2 2 3 4 4 3 1 5 4 2 1 2 2 2 2 4 2 1 4 3 1 3 5 1 5 2 2 3 1 4 3 1 0 5 5 1 1 0 3 4 3 3 1 4 5 2 3 2 0 1 3 2 1 2 3 0 3 3 2 5 4 5 2 4 1 3 1 1 2 5 2 1 0 2 4 4 2 1 1 4 1 4 2 4 3 4 2 1 1 4 1 3 0 3 3 1 2 2 1 5 3 5 4 2 3 3 5 4 1 1 2 0 2 1 1 0 3 4 0 5 4 4 3 2 1 4 1 2 4 1 4 3 1 0 5 0 2 1 2 2 4 2 2 1 3 5 2 1 4 5 4 2 1 2 0 3 5 0 4 0 3 0 1 3 3 2 1 0 0 2 4 4 4 2 4 0 5 4 0 1 4 2 4 4 4 0 2 5 5 1 3 4 2 4 1 4 4 0 3 1 1 2 2 5 3 3 2 0 3 2 3 3 1 1 4 4 2 1 4 4 3 3 4 5 5 5 2 4 4 2 1 1 5 5 3 4 2 2 2 4 4 1 2 3 3 4 3 3 2 4 4 5 0 1 1 2 3 2 4 3 3 4 2 0 5 2 0 2 2 2 5 2 0 2 3 1 3 0 3 3 3 0 2 4 3 4 2 3 2 5 3 3 2 2 3 3 0 0 4 5 1 1 1 5 1 2 0 2 5 3 5 2 2 2 2 4 0 1 3 2 1 5 4 3 2 1 4 5 1 3 5 4 4 2 4 0 1 2 5 1 2 2 3 1 3 1 5 2 0 4 4 2 0 0 3 0 1 1 3 4 0 2 3 4 2 1 4 3 3 5 1 1 2 3 2 2 3 5 1 1 5 1 0 2 0 4 0 1 2 3 2 1 3 2 3 3 1 1 1 2 1 2 3 2 3 1 3 4 0 2 2 0 3 1 4 2 4 2 4 4 2 1 2 1 0 3 1 0 1 2 1 0 3 3 2 2 2 2 4 2 0 2 5 5 1 2 5 4 2 4 4 3 2 2 4 0 0 3 1 4 0 3 5 4 3 5 0 0 1 0 1 2 3 1 4 3 1 3 5 2 1 3 4 2 3 1 2 4 3 3 5 1 3 0 3 1 2 4 4 3 4 3 5 3 3 1 3 2 4 5 5 2 0 4 5 3 3 2 4 0 0 1 1 4 1 5 0 4 5 0 1 2 2 2 2 2 1 3 3 5 4 2 2 3 3 4 5 1 3 2 2 1 1 0 3 3 3 4 5 2 3 0 2 3 3 1 3 2 2 4 4 1 1 2 1 1 3 2 1 2 3 3 5 3 2 1 2 0 3 2 3 4 4 1 5 1 4 4 4 3 4 4 3 1 1 3 3 5 4 4 5 1 2 2 0 3 5 5 4 2 0 2 4 5 4 1 3 0 2 1 3 1 4 5 1 3 2 1 1 1 5 4 3 3 4 4 1 5 3 0 0 2 3 4 1 3 0 5 4 2 5 1 2 2 1 1 3 3 5 5 1 1 0 2 5 3 2 3 2 3 5 3 2 2 3 3 3 5 4 2 2 5 0 3 4 3 1 3 2 2 2 0 1 3 3 1 1 2 3 4 2 2 4 3 4 0 1 3 3 3 2 5 4 1 2 4 5 0 5 0 4 3 5 3 3 2 3 1 0 1 2 0 3 5 4 2 0 1 4 2 2 0 1 2 1 3 1 0 5 1 3 5 2 3 4 2 1 3 3 1 2 2 2 2 1 1 5 1 5 4 3 3 1 5 2 5 1 1 1 4 1 2 2 2 2 3 3 1 3 4 0 4 0 4 2 1 0 5 0 1 3 3 1 4 4 5 3 4 1 4 3 1 0 3 3 2 5 3 0 3 4 1 5 0 1 2 4 2 4 3 1 5 2 1 4 5 3 0 4 1 3 3 2 5 4 0 0 5 0 2 1 0 4 4 0 2 5 4 3 1 1 4 1 1 2 5 4 1 4 1 1 5 0 5 0 1 2 4 3 2 3 2 2 4 0 3 4 1 3 2 5 0 4 1 1 3 0 3 3 1 5 3 2 2 2</text:p>
          </table:table-cell>
        </table:table-row>
        <table:table-row table:style-name="ro1">
          <table:table-cell office:value-type="string" calcext:value-type="string">
            <text:p>4 2 1 4 0 2 3 4 4 1 3 1 2 5 4 1 4 5 1 0 0 0 4 3 4 3 3 0 2 3 1 2 1 1 1 1 4 2 0 5 3 3 2 3 3 2 3 5 4 1 2 1 0 5 1 2 1 4 2 2 0 4 2 2 2 4 2 0 3 3 4 2 4 1 0 4 0 3 4 4 0 2 3 0 3 1 4 1 2 1 4 2 0 0 3 5 2 2 5 2 4 4 1 0 2 1 0 3 4 2 2 0 2 1 4 4 4 3 1 3 3 1 4 3 1 1 3 3 4 0 2 2 1 3 0 3 3 5 5 0 4 5 5 0 1 1 3 3 2 5 5 4 2 1 1 2 3 0 5 4 3 3 3 4 1 4 1 0 4 5 4 3 3 1 2 1 2 0 4 3 2 0 5 1 2 3 2 1 0 5 3 3 2 1 4 5 3 3 3 1 0 5 0 2 1 1 2 3 2 5 4 4 0 0 4 1 3 3 4 3 1 5 3 2 2 2 4 4 2 4 2 4 1 0 3 2 3 5 3 2 3 1 2 4 4 1 5 2 3 1 5 3 5 1 3 2 3 0 2 2 4 3 3 5 3 3 4 1 3 2 4 1 3 0 2 0 2 4 4 2 3 2 0 1 5 2 3 0 3 2 2 1 2 4 5 0 3 4 2 3 0 0 0 1 4 0 0 4 2 3 5 1 1 3 3 2 2 4 1 4 2 2 4 1 1 1 2 4 4 2 2 2 5 5 3 0 0 3 2 0 4 0 5 4 4 5 3 1 2 0 1 3 4 3 4 2 4 3 3 5 2 4 3 2 0 1 4 2 2 4 2 1 5 2 3 1 0 3 1 2 2 4 1 5 5 4 3 1 1 5 1 2 3 1 3 5 3 2 3 4 2 1 5 1 0 2 1 0 0 5 1 4 2 1 3 2 5 3 2 1 3 2 1 4 1 3 5 3 1 4 1 1 3 5 1 2 5 3 5 3 0 2 4 2 3 4 4 5 3 2 4 5 2 1 4 3 3 1 2 4 2 2 0 1 4 2 3 2 1 1 1 5 0 4 1 3 4 4 2 5 5 2 5 0 3 4 1 3 2 1 2 2 1 0 3 1 3 4 2 0 1 3 2 3 4 2 2 4 0 5 2 0 0 0 0 2 4 2 1 1 1 3 5 4 3 2 4 1 5 0 3 3 0 1 4 2 3 1 3 1 1 2 4 0 1 2 1 2 2 4 3 5 1 2 2 1 2 1 4 5 3 5 3 2 5 4 5 4 1 4 5 1 0 3 5 2 5 4 5 2 3 1 4 1 2 4 3 4 3 0 5 3 2 0 2 4 2 1 5 1 3 0 2 2 5 1 0 4 2 4 5 1 5 0 2 4 3 1 5 4 4 3 3 1 4 3 2 2 3 3 3 1 2 2 2 5 1 3 1 1 3 2 4 0 0 1 5 4 4 4 5 4 4 1 1 4 5 3 5 4 3 5 4 4 3 3 2 1 0 4 4 2 3 3 5 4 3 0 3 1 0 1 3 1 3 3 2 2 1 4 5 2 3 2 4 4 3 1 4 4 4 1 5 3 0 5 3 2 3 2 4 3 2 3 2 3 0 1 4 0 1 2 3 2 4 5 5 2 4 1 4 4 2 0 5 3 4 3 3 2 4 2 3 3 4 5 5 4 2 2 5 2 2 2 0 1 1 0 3 1 1 1 3 4 1 3 3 0 3 1 0 3 4 3 1 4 0 1 2 1 0 3 5 3 3 3 0 4 3 1 4 1 3 5 4 2 3 1 1 1 4 1 0 3 4 2 5 4 4 4 2 2 2 5 3 4 3 3 1 1 3 1 1 2 1 2 1 0 1 4 4 5 2 4 2 2 4 5 2 4 4 2 5 3 1 1 2 5 1 5 3 3 5 5 3 2 4 4 1 4 5 3 4 3 5 2 2 3 2 1 2 4 4 5 0 0 1 5 3 1 3 4 3 3 2 1 4 1 4 5 3 4 3 2 3 1 2 3 4 5 2 4 4 3 1 3 1 4 2 2 5 5 3 2 2 4 3 0 2 4 4 0 3 1 4 5 3 3 2 4 4 4 3 5 4 1 3 2 1 1 3 3 0 1 4 4 2 2 4 1 1 4 1 1 2 2 5 3 0 1 3 2 1 3 2 5 1 4 1 1 1 5 4 4 4 3 3 1 1 2 2 4 4 2 1 0 2 0 2 4 1 5 4 1 2 3 0 2 3 2</text:p>
          </table:table-cell>
        </table:table-row>
        <table:table-row table:style-name="ro1">
          <table:table-cell office:value-type="string" calcext:value-type="string">
            <text:p>1 4 4 0 3 2 4 1 3 3 3 2 1 3 4 1 4 1 5 2 2 1 0 3 2 3 0 5 4 5 3 5 0 1 2 4 1 5 0 2 3 1 4 5 4 4 3 2 1 2 2 2 2 5 4 3 4 3 1 2 5 3 0 1 5 0 2 4 1 1 4 1 1 0 2 1 1 3 4 3 1 4 4 0 0 2 4 2 2 4 4 2 2 4 1 0 4 2 3 3 3 1 5 4 1 3 4 2 5 0 2 3 0 4 3 2 3 3 1 2 3 2 2 0 4 2 2 1 2 4 1 2 1 4 1 1 3 2 5 5 1 4 3 4 3 4 5 0 5 4 0 0 4 1 3 4 2 2 5 1 1 3 4 5 4 4 1 0 4 0 0 0 2 2 5 1 2 0 4 5 3 3 5 2 2 3 1 3 4 1 3 2 1 2 2 4 1 3 3 1 4 5 3 3 2 1 0 2 3 4 3 2 2 3 3 3 3 2 5 3 2 5 4 4 2 2 4 4 3 2 4 2 3 3 1 2 4 5 1 2 1 5 3 1 1 3 1 0 3 5 4 0 1 5 2 4 1 5 2 0 2 4 0 4 0 1 4 5 3 1 0 1 3 5 1 1 2 3 0 2 3 2 1 1 1 3 3 0 5 1 1 4 3 3 2 4 4 4 4 1 3 0 0 5 2 0 2 4 3 3 1 5 5 3 2 4 2 3 3 4 5 4 3 1 4 2 4 1 2 3 3 4 2 5 0 2 5 1 2 1 3 3 1 4 2 1 1 0 3 1 4 3 2 2 4 3 2 4 5 2 0 0 0 4 1 3 2 1 5 3 4 2 3 3 1 4 3 4 2 2 3 1 1 3 3 1 3 4 4 1 3 0 2 3 1 1 3 2 2 4 2 4 4 1 4 1 3 1 0 2 4 5 2 4 5 4 4 1 4 3 3 2 1 3 1 3 2 4 2 3 3 4 1 2 4 4 1 2 4 0 2 4 2 3 1 1 3 2 4 2 5 5 0 3 3 2 5 3 2 2 3 2 2 4 0 3 0 5 3 4 2 4 1 3 3 0 2 2 2 1 0 4 4 0 5 5 3 4 3 3 0 1 1 1 3 0 0 4 3 3 2 3 4 0 0 2 2 4 1 0 1 1 4 3 1 4 1 3 2 0 2 3 4 1 3 1 2 0 2 3 2 1 2 4 4 1 0 1 2 1 1 5 1 2 1 3 1 5 4 3 2 0 5 5 5 3 4 0 1 1 5 1 5 5 0 0 4 3 3 5 4 0 1 0 4 3 3 5 2 2 0 1 0 4 3 2 2 3 1 3 2 1 3 3 3 0 2 3 2 1 5 3 2 3 4 0 2 4 0 2 5 2 1 2 4 2 3 0 3 3 2 3 3 2 0 2 5 2 1 5 3 3 2 4 1 5 3 4 5 4 3 1 3 2 2 4 2 4 0 3 4 3 2 2 0 2 2 1 3 1 3 1 5 2 4 1 3 1 1 1 3 5 1 5 0 0 1 0 4 3 3 4 4 2 0 2 5 5 2 3 4 3 3 5 3 3 0 2 4 2 4 1 1 3 0 4 0 5 3 2 4 3 4 3 1 2 1 3 4 3 2 4 2 4 5 2 5 2 3 4 5 2 5 2 4 3 2 0 4 3 1 3 1 2 5 4 2 2 3 4 5 1 4 4 5 4 5 2 2 2 1 3 3 1 2 3 4 1 2 4 4 2 1 3 3 2 3 2 5 5 4 2 4 2 4 1 0 5 2 5 2 2 4 4 1 0 1 2 0 1 2 0 2 4 5 3 1 1 2 2 1 4 1 1 0 4 5 2 1 5 4 4 1 1 1 4 0 0 5 4 3 0 2 3 3 3 1 3 1 1 2 1 1 2 2 3 0 4 4 5 4 4 2 1 0 5 4 4 4 4 3 3 0 3 3 2 1 3 2 1 5 4 5 2 0 4 0 1 2 1 3 2 2 3 1 0 1 4 5 2 1 3 3 2 4 0 4 0 5 3 2 2 3 1 0 0 4 4 5 0 1 3 3 2 1 4 0 3 1 4 1 4 1 5 3 2 1 5 3 5 5 4 2 2 3 5 2 1 1 5 3 0 2 3 1 1 5 1 1 2 2 2 5 2 3 5 1 2 4 1 3 4 1 4 4 4 1 1 2 5 4 5 1 3 1 3 4 5 2 2 4 0 4 5 5 3 1 2 1 2 1 5 4 3 5 2 3 3 1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17T17:06:18.441000000</dc:date>
    <meta:editing-duration>PT2H36M30S</meta:editing-duration>
    <meta:editing-cycles>1</meta:editing-cycles>
    <meta:document-statistic meta:table-count="1" meta:cell-count="100" meta:object-count="0"/>
    <meta:generator>LibreOffice/6.4.3.2$Windows_X86_64 LibreOffice_project/747b5d0ebf89f41c860ec2a39efd7cb15b54f2d8</meta:generator>
  </office:meta>
</office:document-meta>
</file>